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99cm" svg:stroke-color="#000000" svg:stroke-opacity="47%" draw:stroke-linejoin="round" svg:stroke-linecap="round" draw:fill="none" fo:padding-top="0.049cm" fo:padding-bottom="0.049cm" fo:padding-left="0.049cm" fo:padding-right="0.049cm"/>
    </style:style>
    <style:style style:name="gr3" style:family="graphic" style:parent-style-name="standard">
      <style:graphic-properties draw:stroke="solid" svg:stroke-width="0.299cm" svg:stroke-color="#000000" svg:stroke-opacity="47%" draw:stroke-linejoin="round" svg:stroke-linecap="round" draw:fill="none" fo:padding-top="0.149cm" fo:padding-bottom="0.149cm" fo:padding-left="0.149cm" fo:padding-right="0.149cm"/>
    </style:style>
    <style:style style:name="gr4" style:family="graphic" style:parent-style-name="standard">
      <style:graphic-properties draw:stroke="none" draw:fill="none" draw:textarea-horizontal-align="left" draw:textarea-vertical-align="top" draw:auto-grow-height="true" draw:auto-grow-width="true" fo:min-height="0.686cm" fo:min-width="0.686cm" fo:padding-top="0cm" fo:padding-bottom="0cm" fo:padding-left="0cm" fo:padding-right="0cm"/>
    </style:style>
    <style:style style:name="gr5" style:family="graphic" style:parent-style-name="standard">
      <style:graphic-properties svg:stroke-color="#ffffff" draw:fill-color="#ffffff" draw:textarea-horizontal-align="justify" draw:textarea-vertical-align="middle" draw:auto-grow-height="false" fo:min-height="1.8cm" fo:min-width="5.1cm"/>
    </style:style>
    <style:style style:name="gr6" style:family="graphic" style:parent-style-name="standard">
      <style:graphic-properties draw:stroke="none" svg:stroke-color="#000000" draw:fill="none" draw:fill-color="#ffffff" fo:min-height="2.2cm"/>
    </style:style>
    <style:style style:name="gr7" style:family="graphic" style:parent-style-name="standard">
      <style:graphic-properties draw:stroke="none" draw:fill="none" draw:textarea-horizontal-align="left" draw:textarea-vertical-align="top" draw:auto-grow-height="true" draw:auto-grow-width="true" fo:min-height="0.731cm" fo:min-width="0.731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683cm" fo:min-width="0.68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74cm" fo:min-width="0.574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text-align="start" style:writing-mode="lr-tb"/>
    </style:style>
    <style:style style:name="P4" style:family="paragraph">
      <loext:graphic-properties draw:fill="none"/>
      <style:text-properties fo:font-size="19.5pt" style:font-size-asian="19.5pt" style:font-size-complex="19.5pt"/>
    </style:style>
    <style:style style:name="P5" style:family="paragraph">
      <loext:graphic-properties draw:fill-color="#ffffff"/>
      <style:paragraph-properties fo:text-align="center"/>
    </style:style>
    <style:style style:name="P6" style:family="paragraph">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P8" style:family="paragraph">
      <loext:graphic-properties draw:fill="none"/>
      <style:text-properties fo:font-size="20.7999992370605pt" style:font-size-asian="20.7999992370605pt" style:font-size-complex="20.7999992370605pt"/>
    </style:style>
    <style:style style:name="P9" style:family="paragraph">
      <loext:graphic-properties draw:fill="none"/>
      <style:text-properties fo:font-size="19.3999996185303pt" style:font-size-asian="19.3999996185303pt" style:font-size-complex="19.3999996185303pt"/>
    </style:style>
    <style:style style:name="P10" style:family="paragraph">
      <loext:graphic-properties draw:fill="none"/>
      <style:text-properties fo:font-size="16.2999992370605pt" style:font-size-asian="16.2999992370605pt" style:font-size-complex="16.2999992370605pt"/>
    </style:style>
    <style:style style:name="T1" style:family="text">
      <style:text-properties fo:color="#000000" style:font-name="DejaVuSans" fo:font-size="19.5pt" style:font-size-asian="19.5pt" style:font-name-complex="DejaVuSans" style:font-size-complex="19.5pt"/>
    </style:style>
    <style:style style:name="T2" style:family="text">
      <style:text-properties fo:font-weight="bold" style:font-weight-asian="bold" style:font-weight-complex="bold"/>
    </style:style>
    <style:style style:name="T3" style:family="text">
      <style:text-properties fo:color="#000000" style:font-name="DejaVuSans" fo:font-size="20.7999992370605pt" style:font-size-asian="20.7999992370605pt" style:font-name-complex="DejaVuSans" style:font-size-complex="20.7999992370605pt"/>
    </style:style>
    <style:style style:name="T4" style:family="text">
      <style:text-properties fo:color="#000000" style:font-name="DejaVuSans" fo:font-size="19.3999996185303pt" style:font-size-asian="19.3999996185303pt" style:font-name-complex="DejaVuSans" style:font-size-complex="19.3999996185303pt"/>
    </style:style>
    <style:style style:name="T5" style:family="text">
      <style:text-properties fo:color="#000000" style:font-name="DejaVuSans" fo:font-size="16.2999992370605pt" style:font-size-asian="16.2999992370605pt" style:font-name-complex="DejaVuSans" style:font-size-complex="16.2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99.998cm" svg:height="103.698cm" svg:x="0cm" svg:y="0cm" svg:viewBox="0 0 99999 103699" draw:points="0,0 99999,0 99999,103699 0,103699">
          <text:p/>
        </draw:polygon>
        <draw:line draw:style-name="gr2" draw:text-style-name="P2" draw:layer="layout" svg:x1="52.626cm" svg:y1="26.346cm" svg:x2="52.681cm" svg:y2="26.291cm">
          <text:p/>
        </draw:line>
        <draw:polyline draw:style-name="gr2" draw:text-style-name="P2" draw:layer="layout" svg:width="0cm" svg:height="0cm" svg:x="22.445cm" svg:y="3.662cm" svg:viewBox="0 0 0 0" draw:points="0,0">
          <text:p/>
        </draw:polyline>
        <draw:polyline draw:style-name="gr3" draw:text-style-name="P2" draw:layer="layout" svg:width="0.55cm" svg:height="2.943cm" svg:x="13.176cm" svg:y="2.515cm" svg:viewBox="0 0 551 2944" draw:points="429,116 429,0 450,0 460,23 473,64 481,128 495,218 506,330 506,2144 522,2308 541,2444 541,2553 551,2641 551,2857 497,2928 460,2944 375,2944 334,2921 297,2887 257,2839 217,2784 172,2721 126,2653 87,2584 42,2505 0,2424">
          <text:p/>
        </draw:polyline>
        <draw:polyline draw:style-name="gr3" draw:text-style-name="P2" draw:layer="layout" svg:width="2.003cm" svg:height="1.361cm" svg:x="12.374cm" svg:y="1.972cm" svg:viewBox="0 0 2004 1362" draw:points="159,1362 128,1341 93,1322 75,1308 46,1308 25,1291 0,1276 17,1246 40,1224 85,1198 133,1153 201,1098 283,1039 389,972 501,894 616,815 743,726 867,640 1004,555 1138,469 1275,386 1397,310 1521,240 1626,181 1723,129 1808,86 1872,52 1924,28 1955,14 1986,0 2004,0">
          <text:p/>
        </draw:polyline>
        <draw:polyline draw:style-name="gr3" draw:text-style-name="P2" draw:layer="layout" svg:width="1.213cm" svg:height="0.491cm" svg:x="13.65cm" svg:y="3.467cm" svg:viewBox="0 0 1214 492" draw:points="20,463 6,476 0,492 16,479 39,460 74,442 115,422 167,406 225,377 302,346 383,308 466,270 569,231 664,187 772,135 863,93 956,66 1034,35 1102,23 1173,0 1214,0">
          <text:p/>
        </draw:polyline>
        <draw:polyline draw:style-name="gr3" draw:text-style-name="P2" draw:layer="layout" svg:width="8.031cm" svg:height="2.71cm" svg:x="15.057cm" svg:y="2.05cm" svg:viewBox="0 0 8032 2711" draw:points="91,1524 91,1554 106,1567 135,1583 153,1588 182,1574 228,1574 281,1558 325,1529 370,1493 422,1462 482,1426 525,1393 577,1365 606,1336 631,1310 631,1250 598,1233 571,1212 536,1195 492,1176 451,1176 397,1190 347,1204 294,1226 244,1250 184,1288 135,1338 89,1404 46,1474 23,1549 11,1640 0,1745 0,1858 15,1972 29,2082 60,2184 97,2277 139,2361 182,2434 230,2502 275,2561 337,2609 405,2646 467,2673 525,2693 593,2711 738,2711 810,2693 879,2670 947,2643 1017,2616 1087,2577 1154,2536 1216,2493 1282,2448 1344,2393 1404,2339 1464,2280 1522,2218 1575,2154 1629,2084 1675,2012 1718,1938 1757,1867 1796,1795 1827,1717 1854,1638 1875,1560 1885,1486 1896,1417 1896,1304 1877,1257 1861,1229 1830,1204 1803,1188 1774,1167 1743,1145 1708,1131 1590,1131 1571,1143 1544,1165 1526,1200 1511,1224 1503,1247 1497,1262 1497,1290 1522,1324 1548,1324 1584,1340 1838,1340 1854,1358 1869,1388 1885,1426 1900,1469 1920,1512 1920,1726 1935,1815 1952,1900 1962,1985 1974,2070 1982,2154 2001,2227 2036,2289 2069,2344 2100,2391 2140,2430 2175,2456 2206,2477 2239,2489 2309,2489 2344,2477 2379,2452 2400,2413 2456,2304 2479,2236 2495,2163 2495,1943 2510,1865 2530,1786 2541,1708 2557,1638 2576,1572 2592,1508 2619,1445 2656,1386 2685,1345 2708,1315 2735,1315 2776,1295 2842,1295 2873,1319 2904,1352 2956,1388 3059,1495 3109,1569 3165,1652 3219,1738 3264,1826 3297,1912 3297,2206 3287,2220 3272,2227 3258,2206 3258,2177 3227,2143 3204,2100 3186,2054 3171,1990 3159,1919 3159,1786 3171,1719 3198,1650 3225,1593 3256,1533 3295,1488 3334,1447 3384,1417 3438,1397 3500,1388 3562,1388 3628,1408 3692,1447 3758,1497 3822,1562 3884,1631 3940,1708 3992,1788 4043,1872 4085,1943 4128,2005 4159,2059 4184,2100 4200,2137 4211,2154 4203,2130 4186,2096 4171,2054 4155,2000 4140,1945 4128,1886 4116,1822 4109,1747 4109,1681 4128,1615 4145,1549 4169,1488 4200,1431 4240,1379 4279,1340 4318,1322 4362,1310 4440,1310 4484,1329 4525,1354 4568,1393 4620,1438 4674,1486 4728,1540 4787,1610 4847,1676 4903,1745 4974,1817 5049,1881 5121,1931 5204,1974 5291,2008 5382,2025 5591,2025 5698,2012 5801,1997 5907,1967 6002,1929 6101,1886 6188,1833 6262,1776 6316,1712 6359,1643 6395,1565 6411,1488 6411,1340 6382,1279 6343,1222 6308,1165 6258,1117 6204,1074 6142,1036 6072,1004 5996,976 5934,957 5878,947 5824,962 5770,983 5717,1017 5684,1052 5663,1102 5663,1408 5690,1460 5725,1517 5764,1567 5810,1600 5863,1631 5917,1647 5973,1660 6066,1660 6107,1645 6140,1624 6165,1604 6194,1574 6219,1533 6235,1490 6248,1440 6256,1395 6258,1358 6262,1317 6264,1276 6264,1217 6250,1200 6235,1186 6235,1169 6235,1206 6262,1236 6287,1274 6312,1324 6343,1374 6380,1429 6419,1483 6463,1538 6504,1595 6550,1650 6595,1695 6634,1726 6680,1745 6721,1765 6806,1765 6845,1747 6882,1724 6920,1688 6957,1643 6990,1586 7019,1517 7042,1440 7060,1360 7075,1274 7083,1179 7083,797 7068,702 7050,612 7031,522 7015,438 6998,352 6978,279 6961,211 6944,154 6930,104 6915,67 6905,38 6897,17 6897,0 6897,43 6907,83 6907,222 6920,322 6930,447 6942,586 6959,743 6978,909 7000,1076 7035,1238 7077,1393 7128,1536 7188,1662 7252,1776 7321,1872 7387,1947 7459,2010 7529,2054 7600,2080 7740,2080 7817,2061 7879,2030 7935,1985 7980,1926 8032,1862">
          <text:p/>
        </draw:polyline>
        <draw:polyline draw:style-name="gr3" draw:text-style-name="P2" draw:layer="layout" svg:width="0.901cm" svg:height="0.247cm" svg:x="22.178cm" svg:y="2.407cm" svg:viewBox="0 0 902 248" draw:points="116,248 70,248 31,237 0,225 0,211 15,189 56,162 128,138 211,117 319,97 455,76 604,52 751,26 902,0">
          <text:p/>
        </draw:polyline>
        <draw:polyline draw:style-name="gr3" draw:text-style-name="P2" draw:layer="layout" svg:width="5.542cm" svg:height="2.156cm" svg:x="25.26cm" svg:y="1.852cm" svg:viewBox="0 0 5543 2157" draw:points="604,1120 581,1107 558,1093 540,1084 509,1072 488,1052 461,1041 426,1034 401,1022 378,1007 256,1007 225,1036 194,1067 155,1102 124,1155 87,1202 56,1267 41,1348 25,1430 8,1511 0,1596 0,1680 15,1759 31,1837 48,1904 70,1961 108,2014 147,2061 192,2096 229,2128 271,2144 316,2157 358,2157 395,2144 438,2128 478,2089 509,2051 550,2001 581,1942 616,1878 647,1807 674,1732 690,1653 705,1575 717,1492 717,1036 748,1036 748,1091 775,1124 775,1160 796,1215 825,1286 864,1365 910,1446 949,1532 976,1611 1011,1696 1048,1782 1089,1854 1120,1916 1149,1971 1168,2018 1184,2054 1215,2085 1242,2107 1269,2123 1290,2135 1335,2135 1350,2114 1360,2089 1360,1675 1373,1614 1373,1551 1391,1489 1406,1428 1430,1372 1447,1315 1468,1267 1492,1224 1538,1179 1594,1145 1654,1120 1705,1093 1891,1093 1955,1110 2015,1145 2071,1181 2119,1231 2173,1293 2226,1360 2270,1432 2309,1499 2334,1573 2363,1642 2394,1764 2398,1814 2398,1904 2398,1885 2381,1854 2365,1811 2365,1716 2348,1659 2348,1596 2332,1539 2332,1345 2342,1298 2363,1260 2379,1231 2404,1202 2439,1177 2480,1160 2574,1160 2619,1179 2660,1205 2712,1234 2764,1267 2813,1317 2865,1372 2915,1428 2975,1475 3026,1518 3074,1553 3119,1585 3161,1601 3227,1601 3247,1578 3268,1546 3305,1503 3347,1461 3386,1409 3438,1358 3493,1295 3541,1236 3601,1181 3661,1122 3715,1070 3770,1020 3824,977 3880,943 3940,922 4004,905 4064,895 4188,895 4250,913 4306,936 4355,963 4395,991 4442,1024 4475,1055 4515,1081 4533,1104 4533,1129 4552,1129 4552,1143 4552,1127 4529,1110 4506,1093 4479,1065 4442,1041 4409,1015 4372,984 4328,952 4279,929 4235,907 4196,888 4159,879 4070,879 4027,895 3981,922 3938,952 3892,993 3853,1043 3814,1100 3787,1160 3764,1229 3764,1394 3781,1478 3801,1559 3832,1637 3872,1711 3909,1780 3950,1835 3987,1875 4016,1909 4049,1935 4087,1954 4126,1964 4188,1964 4227,1937 4264,1904 4304,1854 4337,1799 4372,1735 4397,1659 4421,1573 4442,1482 4442,1288 4457,1195 4471,1095 4471,365 4481,291 4496,222 4510,162 4521,115 4535,74 4552,41 4566,14 4566,0 4583,0 4599,24 4614,59 4614,381 4634,500 4634,629 4651,770 4661,917 4676,1067 4705,1210 4738,1336 4775,1451 4818,1561 4862,1653 4907,1737 4955,1807 5000,1857 5046,1892 5093,1923 5137,1951 5174,1951 5209,1968 5239,1968 5268,1946 5293,1925 5311,1896 5330,1864 5353,1828 5371,1796 5388,1764 5408,1732 5431,1701 5454,1668 5477,1635 5495,1601 5512,1564 5526,1530 5543,1494">
          <text:p/>
        </draw:polyline>
        <draw:polyline draw:style-name="gr3" draw:text-style-name="P2" draw:layer="layout" svg:width="8.15cm" svg:height="2.043cm" svg:x="31.968cm" svg:y="1.831cm" svg:viewBox="0 0 8151 2044" draw:points="266,245 266,228 244,223 229,243 229,316 213,373 186,450 167,543 146,655 124,784 101,928 76,1084 37,1392 37,1992 51,2022 74,2044 91,2022 91,1880 66,1806 43,1715 43,1617 22,1506 0,1389 0,784 20,671 35,566 58,469 84,378 120,300 159,226 200,159 244,102 291,55 345,21 409,0 554,0 622,30 692,78 762,145 824,228 878,323 924,428 946,541 965,648 965,848 942,934 907,1007 872,1064 831,1112 777,1148 723,1171 669,1186 554,1186 514,1173 461,1159 405,1141 374,1121 337,1100 301,1081 301,1069 258,1069 279,1084 310,1114 339,1145 382,1181 436,1226 498,1282 562,1342 632,1408 698,1470 760,1520 833,1572 901,1624 969,1670 1033,1708 1095,1742 1147,1760 1194,1772 1242,1782 1279,1782 1316,1769 1349,1746 1380,1713 1411,1667 1444,1613 1480,1549 1515,1474 1552,1396 1591,1313 1635,1229 1680,1143 1723,1062 1775,986 1829,914 1881,850 1934,793 1984,745 2031,712 2075,688 2114,676 2178,676 2207,700 2232,730 2255,771 2271,814 2286,857 2292,898 2298,936 2300,969 2302,998 2302,1034 2286,1045 2271,1045 2259,1031 2244,1012 2228,988 2205,959 2178,921 2151,884 2120,843 2085,807 2048,778 2005,752 1955,736 1907,726 1858,726 1806,743 1756,771 1705,812 1653,859 1612,921 1575,988 1550,1064 1535,1143 1535,1301 1564,1374 1599,1446 1643,1510 1692,1567 1746,1617 1804,1660 1860,1692 1914,1713 1961,1728 2048,1728 2085,1715 2114,1694 2143,1660 2162,1620 2178,1572 2193,1515 2201,1453 2201,1219 2186,1173 2176,1138 2164,1109 2160,1093 2160,1073 2160,1116 2170,1152 2184,1200 2205,1256 2228,1317 2259,1382 2298,1444 2341,1506 2393,1560 2447,1608 2507,1646 2569,1672 2635,1689 2763,1689 2825,1680 2885,1656 2941,1620 2993,1572 3036,1517 3073,1451 3110,1377 3135,1296 3156,1207 3170,1116 3170,828 3150,734 3129,641 3110,552 3090,469 3067,391 3050,321 3034,266 3024,221 3011,188 3003,169 2995,157 2995,243 3009,300 3024,373 3040,462 3059,566 3079,684 3098,809 3121,938 3152,1064 3181,1186 3210,1299 3237,1396 3263,1480 3282,1549 3296,1603 3307,1646 3307,1689 3307,1670 3294,1642 3280,1606 3265,1556 3257,1503 3249,1442 3249,1244 3265,1176 3294,1114 3327,1059 3369,1009 3418,969 3472,938 3530,919 3654,919 3716,936 3776,966 3830,1012 3875,1066 3912,1125 3939,1191 3954,1253 3954,1374 3923,1426 3881,1472 3832,1510 3776,1544 3706,1565 3635,1582 3567,1592 3443,1592 3389,1582 3342,1567 3303,1551 3280,1535 3259,1522 3245,1508 3241,1492 3280,1492 3311,1510 3348,1532 3392,1560 3443,1592 3499,1622 3559,1651 3623,1682 3693,1715 3768,1749 3840,1774 3977,1774 4041,1789 4216,1789 4262,1760 4301,1730 4338,1694 4371,1653 4400,1606 4419,1549 4437,1492 4448,1426 4468,1294 4468,993 4456,948 4446,912 4433,884 4433,843 4433,878 4446,912 4462,957 4487,1014 4520,1081 4564,1155 4611,1235 4657,1315 4704,1389 4763,1463 4813,1530 4864,1585 4906,1630 4943,1665 4980,1689 5019,1703 5061,1710 5088,1710 5108,1694 5123,1665 5135,1630 5152,1585 5160,1537 5166,1482 5166,1223 5185,1157 5203,1095 5216,1041 5238,988 5267,941 5300,900 5352,869 5400,845 5447,834 5555,834 5602,845 5656,869 5722,902 5772,950 5832,1005 5885,1069 5933,1141 5972,1209 6011,1277 6055,1339 6078,1394 6096,1439 6115,1474 6115,1501 6131,1517 6148,1528 6173,1528 6173,1510 6187,1489 6187,1460 6210,1422 6229,1377 6249,1324 6274,1267 6295,1205 6324,1141 6357,1073 6390,1007 6429,948 6470,895 6503,850 6537,809 6576,780 6619,762 6706,762 6723,784 6743,812 6764,855 6783,909 6799,969 6820,1038 6842,1107 6876,1179 6919,1249 6962,1313 7014,1367 7074,1413 7136,1449 7204,1472 7277,1489 7494,1489 7564,1480 7630,1460 7694,1437 7758,1410 7824,1382 7888,1353 7940,1324 7990,1294 8035,1263 8081,1231 8116,1205 8136,1179 8136,1141 8151,1116">
          <text:p/>
        </draw:polyline>
        <draw:line draw:style-name="gr3" draw:text-style-name="P2" draw:layer="layout" svg:x1="36.362cm" svg:y1="1.864cm" svg:x2="36.362cm" svg:y2="1.89cm">
          <text:p/>
        </draw:line>
        <draw:polyline draw:style-name="gr3" draw:text-style-name="P2" draw:layer="layout" svg:width="6.894cm" svg:height="2.038cm" svg:x="41.428cm" svg:y="1.064cm" svg:viewBox="0 0 6895 2039" draw:points="0,1036 0,1024 0,1074 15,1115 31,1158 46,1217 56,1290 69,1369 85,1445 110,1517 131,1588 147,1662 158,1736 170,1795 182,1836 197,1867 205,1888 205,1926 205,1860 182,1831 162,1798 139,1748 118,1686 102,1619 89,1543 81,1460 81,808 93,758 110,712 131,679 151,652 232,652 265,672 304,705 350,752 395,810 445,872 503,938 561,1008 620,1076 682,1140 749,1193 815,1236 885,1267 957,1288 1023,1305 1090,1315 1148,1315 1199,1301 1245,1279 1284,1251 1321,1210 1352,1162 1369,1112 1379,1055 1391,990 1406,929 1418,869 1429,810 1429,512 1414,495 1414,479 1385,479 1371,497 1360,524 1352,562 1340,610 1340,672 1354,752 1369,843 1391,938 1416,1043 1447,1155 1482,1265 1522,1374 1557,1479 1602,1581 1650,1674 1701,1760 1761,1829 1811,1886 1863,1938 1908,1976 1954,2011 2001,2027 2049,2039 2119,2039 2156,2023 2189,1994 2220,1953 2235,1905 2249,1848 2258,1781 2258,1150 2243,1122 2243,1103 2260,1103 2260,1129 2280,1169 2305,1219 2340,1279 2375,1347 2415,1419 2464,1490 2514,1560 2572,1624 2628,1683 2681,1733 2735,1776 2791,1808 2843,1831 2892,1848 2938,1858 3020,1858 3060,1833 3095,1803 3126,1762 3153,1712 3171,1653 3192,1581 3206,1503 3215,1415 3221,1319 3221,776 3206,672 3192,569 3179,479 3169,400 3153,329 3138,274 3122,233 3107,204 3095,186 3078,197 3070,229 3068,283 3068,352 3082,436 3099,531 3117,638 3140,755 3171,874 3208,988 3252,1095 3295,1197 3345,1293 3395,1376 3449,1451 3503,1510 3555,1560 3602,1605 3652,1636 3701,1658 3813,1658 3842,1633 3873,1601 3902,1547 3925,1488 3945,1422 3968,1343 3989,1260 4011,1169 4038,1072 4061,972 4080,869 4092,767 4111,662 4123,560 4133,460 4133,54 4115,31 4115,0 4115,290 4129,376 4150,472 4166,572 4183,674 4197,776 4220,874 4243,972 4280,1062 4324,1145 4373,1226 4435,1295 4505,1360 4570,1415 4644,1460 4716,1493 4795,1522 4863,1538 5055,1538 5117,1522 5171,1501 5219,1472 5254,1436 5289,1393 5316,1343 5334,1288 5355,1229 5365,1165 5365,915 5351,865 5334,819 5320,781 5309,750 5295,729 5274,715 5274,1086 5293,1138 5320,1190 5349,1233 5386,1272 5427,1301 5479,1322 5533,1340 5582,1355 5737,1355 5783,1333 5820,1305 5857,1272 5892,1229 5928,1176 5961,1124 5990,1072 6019,1017 6039,962 6062,910 6076,867 6091,833 6103,810 6111,788 6116,772 6124,760 6130,747 6130,981 6143,1036 6155,1093 6176,1153 6196,1215 6221,1274 6252,1331 6281,1388 6316,1438 6353,1481 6397,1519 6436,1551 6484,1572 6533,1583 6591,1583 6649,1572 6707,1551 6771,1522 6833,1483 6895,1433">
          <text:p/>
        </draw:polyline>
        <draw:polyline draw:style-name="gr3" draw:text-style-name="P2" draw:layer="layout" svg:width="0.017cm" svg:height="0.065cm" svg:x="43.708cm" svg:y="1.761cm" svg:viewBox="0 0 18 66" draw:points="18,0 18,44 0,51 0,66">
          <text:p/>
        </draw:polyline>
        <draw:line draw:style-name="gr2" draw:text-style-name="P2" draw:layer="layout" svg:x1="12.651cm" svg:y1="4.645cm" svg:x2="49.614cm" svg:y2="4.645cm">
          <text:p/>
        </draw:line>
        <draw:polyline draw:style-name="gr2" draw:text-style-name="P2" draw:layer="layout" svg:width="0.618cm" svg:height="0.989cm" svg:x="2.876cm" svg:y="9.486cm" svg:viewBox="0 0 619 990" draw:points="545,157 561,169 574,169 584,157 566,139 566,19 543,0 434,0 391,21 358,43 321,64 283,96 257,124 221,157 159,243 141,289 128,323 118,364 110,403 104,439 104,464 126,489 159,503 439,503 439,489 426,474 302,474 259,493 217,514 178,543 133,579 95,617 58,662 31,707 13,750 0,800 0,913 25,937 52,961 83,980 124,990 428,990 476,967 513,954 545,942 568,928 586,913 601,901 619,890">
          <text:p/>
        </draw:polyline>
        <draw:polyline draw:style-name="gr2" draw:text-style-name="P2" draw:layer="layout" svg:width="0.589cm" svg:height="0.393cm" svg:x="3.767cm" svg:y="9.836cm" svg:viewBox="0 0 590 394" draw:points="31,39 19,32 0,32 17,32 31,50 42,69 52,89 56,112 74,179 80,215 80,287 105,320 127,349 158,375 181,394 320,394 346,378 379,358 444,320 464,294 464,119 452,98 444,74 439,53 427,34 427,5 404,0 388,0 388,157 402,187 413,215 413,283 433,306 452,333 475,349 489,365 506,372 590,372">
          <text:p/>
        </draw:polyline>
        <draw:polyline draw:style-name="gr2" draw:text-style-name="P2" draw:layer="layout" svg:width="1.296cm" svg:height="0.879cm" svg:x="4.602cm" svg:y="9.339cm" svg:viewBox="0 0 1297 880" draw:points="199,459 159,459 131,470 106,486 87,502 68,520 52,545 31,576 13,614 0,657 0,787 21,822 52,844 83,867 116,880 331,880 368,867 410,844 449,812 484,782 515,736 548,679 579,614 608,550 631,493 643,438 651,390 658,340 662,297 662,223 647,188 633,152 618,116 604,88 589,64 571,40 556,23 546,9 534,0 519,0 515,25 515,116 527,161 540,216 554,273 571,340 589,404 618,466 651,523 689,576 726,629 767,664 813,700 860,718 904,736 945,745 1028,745 1061,723 1090,704 1121,673 1143,645 1160,611 1172,576 1176,543 1176,418 1166,381 1141,307 1129,281 1119,259 1106,245 1073,245 1057,266 1044,293 1038,323 1036,361 1036,450 1057,495 1081,540 1110,579 1135,621 1160,666 1191,702 1222,736 1260,761 1297,777">
          <text:p/>
        </draw:polyline>
        <draw:polyline draw:style-name="gr2" draw:text-style-name="P2" draw:layer="layout" svg:width="0.24cm" svg:height="0.182cm" svg:x="5.859cm" svg:y="8.914cm" svg:viewBox="0 0 241 183" draw:points="202,56 163,56 120,71 95,71 70,87 43,104 27,121 17,142 17,159 39,169 70,176 101,183 151,183 186,171 217,151 241,130 241,87 213,69 196,49 178,27 149,11 116,0 54,0 31,13 17,27 0,43 0,99">
          <text:p/>
        </draw:polyline>
        <draw:polyline draw:style-name="gr2" draw:text-style-name="P2" draw:layer="layout" svg:width="0.618cm" svg:height="1.103cm" svg:x="6.295cm" svg:y="9.107cm" svg:viewBox="0 0 619 1104" draw:points="534,656 501,644 479,623 450,599 419,576 383,554 355,533 303,514 253,496 214,485 176,478 139,476 97,476 62,490 21,508 0,533 0,623 23,664 43,703 77,747 114,787 151,823 182,849 218,871 264,887 365,887 408,869 441,837 481,799 507,764 526,719 541,666 541,612 512,551 512,428 485,369 468,308 448,248 425,191 410,93 410,57 383,32 383,0 361,0 361,103 377,155 392,220 419,297 456,380 485,469 503,556 534,640 563,719 586,794 605,866 605,973 619,1003 619,1104">
          <text:p/>
        </draw:polyline>
        <draw:polyline draw:style-name="gr2" draw:text-style-name="P2" draw:layer="layout" svg:width="0.597cm" svg:height="1.224cm" svg:x="7.676cm" svg:y="8.989cm" svg:viewBox="0 0 598 1225" draw:points="451,348 435,337 420,337 404,322 389,312 370,312 343,303 310,291 273,284 238,276 196,269 163,260 126,251 93,234 62,219 39,210 25,201 16,190 0,181 23,164 49,159 80,154 118,147 165,136 223,123 277,114 333,104 385,93 433,81 474,66 513,57 542,43 559,30 567,21 576,11 582,0 571,11 571,38 551,73 534,121 534,453 549,558 563,658 573,755 588,846 598,932 598,1198 571,1225 536,1225 518,1215 491,1201 466,1184 435,1167 402,1158 374,1139 347,1115 312,1096 281,1071 254,1046 231,1027 219,1005">
          <text:p/>
        </draw:polyline>
        <draw:polyline draw:style-name="gr2" draw:text-style-name="P2" draw:layer="layout" svg:width="0.666cm" svg:height="0.761cm" svg:x="8.736cm" svg:y="9.075cm" svg:viewBox="0 0 667 762" draw:points="0,0 0,61 23,100 46,147 77,204 102,266 130,332 130,576 141,626 141,744 153,755 139,762 139,741 122,715 108,686 89,651 71,610 58,567 58,522 40,474 40,432 58,395 68,359 97,330 130,307 172,289 215,278 262,268 355,268 373,287 400,314 415,343 433,378 433,462 454,510 454,590 470,624 485,653 495,676 510,696 533,712 551,722 566,729 580,735 603,744 667,744">
          <text:p/>
        </draw:polyline>
        <draw:polyline draw:style-name="gr2" draw:text-style-name="P2" draw:layer="layout" svg:width="1.102cm" svg:height="0.576cm" svg:x="9.412cm" svg:y="9.196cm" svg:viewBox="0 0 1103 577" draw:points="124,304 112,295 87,288 87,274 97,272 126,272 151,283 172,295 186,304 186,327 211,337 240,341 333,341 333,327 360,307 383,286 383,231 366,202 329,171 294,140 261,111 219,88 168,68 120,54 95,47 50,47 33,63 25,88 13,114 13,188 0,233 0,323 19,362 52,401 104,434 147,460 190,480 234,491 275,496 387,496 422,482 457,465 502,441 550,412 591,384 629,353 658,319 674,281 711,211 711,138 693,126 680,118 635,118 626,136 620,159 612,186 604,222 604,337 618,382 637,427 660,462 697,494 742,523 784,546 827,562 866,573 912,577 986,577 1017,555 1044,530 1070,503 1093,469 1103,432 1103,266 1086,224 1060,181 1025,143 990,107 953,74 916,47 877,21 835,7 798,0 728,0 701,16 680,33 658,52 643,79">
          <text:p/>
        </draw:polyline>
        <draw:polyline draw:style-name="gr2" draw:text-style-name="P2" draw:layer="layout" svg:width="0.587cm" svg:height="0.543cm" svg:x="10.628cm" svg:y="9.136cm" svg:viewBox="0 0 588 544" draw:points="0,184 20,169 41,157 60,148 84,136 115,126 138,117 210,117 255,128 294,150 335,181 373,219 404,267 428,317 428,497 410,527 387,544 319,544 300,529 282,506 269,477 257,440 257,307 273,253 300,205 325,162 356,121 389,86 428,53 470,31 509,14 544,5 588,0">
          <text:p/>
        </draw:polyline>
        <draw:polyline draw:style-name="gr2" draw:text-style-name="P2" draw:layer="layout" svg:width="0.393cm" svg:height="0.509cm" svg:x="11.409cm" svg:y="9.127cm" svg:viewBox="0 0 394 510" draw:points="130,87 118,93 56,93 56,105 31,119 14,143 14,171 0,207 0,381 23,420 48,456 105,510 292,510 330,501 354,488 371,467 381,449 388,424 394,394 394,358 377,317 346,271 317,226 288,180 255,132 222,90 179,57 132,30 99,14 68,5 43,0 17,0 4,19 4,71">
          <text:p/>
        </draw:polyline>
        <draw:polyline draw:style-name="gr2" draw:text-style-name="P2" draw:layer="layout" svg:width="1.908cm" svg:height="0.681cm" svg:x="12.017cm" svg:y="8.862cm" svg:viewBox="0 0 1909 682" draw:points="223,288 169,284 126,279 0,279 14,279 33,293 64,308 93,320 126,329 161,339 219,339 235,329 235,300 254,284 266,267 266,224 248,215 192,215 149,234 117,258 84,288 49,324 24,366 24,453 41,499 72,542 103,580 149,614 202,639 254,659 289,673 328,682 412,682 472,657 482,637 495,614 499,587 513,551 513,487 530,451 544,414 567,380 584,353 613,329 629,310 658,298 708,298 720,315 739,335 757,359 782,392 799,423 813,453 836,485 861,514 883,535 900,553 914,568 914,582 900,587 885,571 885,317 912,286 937,260 966,248 1001,241 1040,236 1086,236 1131,252 1177,277 1222,300 1260,329 1293,359 1315,389 1334,418 1346,442 1355,456 1357,466 1344,471 1344,453 1330,437 1330,414 1317,387 1317,279 1363,184 1392,141 1423,98 1456,57 1491,31 1522,13 1553,0 1580,0 1607,20 1627,38 1648,72 1665,110 1677,145 1687,193 1704,288 1712,331 1712,430 1733,451 1749,466 1766,473 1785,478 1878,478 1909,466">
          <text:p/>
        </draw:polyline>
        <draw:polyline draw:style-name="gr2" draw:text-style-name="P2" draw:layer="layout" svg:width="3.059cm" svg:height="1.994cm" svg:x="14.787cm" svg:y="8.224cm" svg:viewBox="0 0 3060 1995" draw:points="396,115 413,115 392,115 367,108 330,108 330,119 289,133 258,151 223,179 192,212 146,243 121,274 90,305 62,336 28,403 14,433 0,458 0,538 18,551 45,560 76,567 107,574 138,579 175,588 221,595 254,601 285,608 316,615 336,626 376,638 392,655 417,674 444,701 444,761 458,796 469,832 469,904 446,937 427,997 427,1020 392,1041 359,1056 338,1066 301,1073 243,1073 206,1059 181,1041 155,1025 142,1009 115,989 99,968 80,944 80,913 57,904 57,868 97,868 128,884 161,899 206,918 258,941 308,961 355,980 407,999 469,1018 522,1030 574,1039 752,1039 795,1027 839,1013 888,999 938,982 985,963 1033,941 1076,918 1111,891 1149,866 1186,841 1213,816 1231,791 1242,768 1248,740 1248,695 1192,660 1157,645 1132,633 1101,622 907,622 876,636 847,651 830,674 816,703 816,809 841,847 870,884 901,923 940,956 983,982 1027,1004 1072,1020 1151,1020 1186,1002 1219,980 1244,952 1266,920 1279,887 1287,852 1287,733 1273,708 1258,681 1250,658 1240,640 1231,624 1217,612 1204,612 1196,626 1196,736 1213,766 1231,791 1248,818 1266,844 1289,863 1318,880 1349,897 1537,897 1558,884 1579,870 1595,852 1612,832 1628,813 1643,791 1651,761 1659,724 1668,683 1668,545 1653,512 1653,488 1643,467 1632,451 1622,443 1612,440 1610,462 1610,531 1622,560 1641,588 1657,615 1674,651 1694,681 1713,715 1734,740 1752,761 1773,777 1796,791 1820,806 1889,806 1911,789 1936,770 1959,743 1982,717 2000,690 2021,658 2045,626 2061,598 2076,567 2084,543 2092,522 2092,405 2092,643 2107,715 2117,799 2132,891 2146,989 2160,1091 2177,1202 2194,1306 2208,1413 2225,1609 2229,1689 2229,1832 2214,1877 2200,1925 2179,1966 2156,1995 2094,1995 2063,1980 2029,1959 1998,1934 1967,1899 1938,1852 1916,1804 1899,1761 1899,1602 1913,1559 1938,1518 1969,1477 2007,1432 2047,1379 2090,1323 2138,1263 2191,1206 2241,1149 2301,1087 2361,1023 2423,961 2487,902 2549,847 2615,787 2673,724 2733,665 2781,605 2826,551 2863,495 2894,447 2919,393 2936,347 2948,301 2948,133 2934,93 2919,62 2903,40 2888,22 2874,0 2851,0 2824,15 2810,36 2793,58 2772,95 2750,138 2725,181 2700,229 2679,274 2661,329 2640,376 2624,419 2615,455 2615,524 2634,553 2657,576 2694,598 2733,617 2774,638 2824,658 2865,676 2903,690 2940,708 2975,722 3002,733 3027,740 3047,748 3060,763 3060,823 3037,847 3006,873 2973,902 2936,927 2900,949 2865,977 2824,999 2781,1013 2741,1027 2700,1044 2657,1059 2626,1073 2603,1089">
          <text:p/>
        </draw:polyline>
        <draw:polyline draw:style-name="gr2" draw:text-style-name="P2" draw:layer="layout" svg:width="0.166cm" svg:height="0.096cm" svg:x="18.854cm" svg:y="8.271cm" svg:viewBox="0 0 167 97" draw:points="15,76 0,87 47,87 55,97 86,97 96,80 96,66 113,57 125,69 134,83 148,92 158,73 167,59 167,44 154,29 140,20 127,13 127,0 113,0">
          <text:p/>
        </draw:polyline>
        <draw:polyline draw:style-name="gr2" draw:text-style-name="P2" draw:layer="layout" svg:width="0.041cm" svg:height="0.122cm" svg:x="19.144cm" svg:y="9.007cm" svg:viewBox="0 0 42 123" draw:points="0,0 12,16 18,33 30,47 30,123 42,123 42,71 28,58 28,47 14,42">
          <text:p/>
        </draw:polyline>
        <draw:polyline draw:style-name="gr2" draw:text-style-name="P2" draw:layer="layout" svg:width="0.769cm" svg:height="0.759cm" svg:x="11.955cm" svg:y="13.02cm" svg:viewBox="0 0 770 760" draw:points="328,289 343,303 359,294 359,272 378,259 378,204 349,176 326,140 304,97 285,66 270,47 248,26 231,11 217,11 202,0 182,0 159,11 138,24 111,24 95,45 72,74 49,107 31,145 12,183 0,229 0,441 22,534 76,625 95,658 115,684 132,712 155,734 182,751 208,760 254,760 281,741 304,720 324,696 343,665 370,639 382,610 397,580 411,546 421,515 432,484 442,415 442,348 425,319 413,301 413,267 413,310 401,341 401,530 413,569 432,603 459,630 475,653 488,673 504,682 595,682 620,670 636,660 659,648 688,634 707,623 726,605 739,589 751,577 759,565 770,548 770,537">
          <text:p/>
        </draw:polyline>
        <draw:polyline draw:style-name="gr2" draw:text-style-name="P2" draw:layer="layout" svg:width="0.657cm" svg:height="0.824cm" svg:x="11.684cm" svg:y="11.25cm" svg:viewBox="0 0 658 825" draw:points="374,74 256,74 227,91 205,113 180,141 165,177 147,218 132,268 116,322 89,379 66,436 49,493 31,543 10,595 0,645 0,721 27,755 66,785 109,809 157,825 382,825 436,804 480,780 522,752 565,721 590,686 615,651 638,615 658,577 658,354 635,308 613,258 582,213 559,168 534,127 514,91 489,56 459,32 430,13 403,0 324,0 287,15 262,32 227,43 202,61 186,79 178,98 178,120">
          <text:p/>
        </draw:polyline>
        <draw:polyline draw:style-name="gr2" draw:text-style-name="P2" draw:layer="layout" svg:width="0.428cm" svg:height="1.384cm" svg:x="11.971cm" svg:y="10.77cm" svg:viewBox="0 0 429 1385" draw:points="398,62 398,45 413,25 429,12 429,0 429,169 404,223 371,380 348,471 322,566 297,659 278,759 247,857 220,952 184,1044 153,1122 122,1187 85,1244 64,1294 46,1332 31,1365 15,1385 0,1385 8,1367">
          <text:p/>
        </draw:polyline>
        <draw:polyline draw:style-name="gr2" draw:text-style-name="P2" draw:layer="layout" svg:width="0.387cm" svg:height="0.781cm" svg:x="12.835cm" svg:y="11.034cm" svg:viewBox="0 0 388 782" draw:points="243,7 222,0 181,0 150,18 125,36 98,54 75,84 58,121 35,172 13,222 0,277 0,621 25,665 48,703 73,735 105,762 136,782 287,782 311,767 336,751 359,742 375,732 388,723 388,696">
          <text:p/>
        </draw:polyline>
        <draw:polyline draw:style-name="gr2" draw:text-style-name="P2" draw:layer="layout" svg:width="0.858cm" svg:height="0.473cm" svg:x="13.342cm" svg:y="11.258cm" svg:viewBox="0 0 859 474" draw:points="0,185 0,167 14,155 29,148 43,137 60,126 76,119 97,117 144,117 167,137 186,167 200,203 215,240 221,278 227,316 227,474 227,351 244,312 254,271 266,230 281,194 301,162 328,130 353,109 382,87 506,87 531,105 560,128 587,155 614,187 626,219 638,248 647,276 653,300 653,334 638,341 638,74 655,50 680,28 698,12 707,5 717,0 746,0 764,16 777,35 785,64 801,98 811,135 825,176 825,356 842,367 842,379 859,386">
          <text:p/>
        </draw:polyline>
        <draw:polyline draw:style-name="gr2" draw:text-style-name="P2" draw:layer="layout" svg:width="0.412cm" svg:height="0.941cm" svg:x="14.257cm" svg:y="10.8cm" svg:viewBox="0 0 413 942" draw:points="15,66 9,46 0,35 0,12 15,0 71,0 102,16 141,33 188,62 226,103 265,156 296,219 327,289 365,364 413,525 413,790 388,835 367,873 342,899 319,921 304,935 290,942 277,942">
          <text:p/>
        </draw:polyline>
        <draw:polyline draw:style-name="gr2" draw:text-style-name="P2" draw:layer="layout" svg:width="0.578cm" svg:height="0.155cm" svg:x="15.289cm" svg:y="11.22cm" svg:viewBox="0 0 579 156" draw:points="14,137 0,144 0,156 61,156 116,131 145,117 189,101 247,82 307,66 354,54 400,43 433,32 468,28 495,21 553,21 565,9 579,0">
          <text:p/>
        </draw:polyline>
        <draw:polyline draw:style-name="gr2" draw:text-style-name="P2" draw:layer="layout" svg:width="0.159cm" svg:height="0.769cm" svg:x="16.215cm" svg:y="10.813cm" svg:viewBox="0 0 160 770" draw:points="0,0 0,42 31,89 45,121 53,159 68,207 78,264 98,329 117,399 131,467 139,529 145,586 154,636 160,681 160,770">
          <text:p/>
        </draw:polyline>
        <draw:polyline draw:style-name="gr2" draw:text-style-name="P2" draw:layer="layout" svg:width="0.594cm" svg:height="1.809cm" svg:x="18.085cm" svg:y="11.718cm" svg:viewBox="0 0 595 1810" draw:points="595,0 557,76 518,169 483,267 446,374 417,491 392,617 363,741 332,864 307,986 293,1091 278,1186 247,1355 229,1419 216,1482 208,1532 202,1574 194,1612 177,1648 159,1671 136,1693 113,1721 86,1741 61,1762 37,1779 16,1791 8,1798 0,1810 20,1798 20,1769">
          <text:p/>
        </draw:polyline>
        <draw:polyline draw:style-name="gr2" draw:text-style-name="P2" draw:layer="layout" svg:width="0.176cm" svg:height="0.246cm" svg:x="17.806cm" svg:y="12.281cm" svg:viewBox="0 0 177 247" draw:points="62,27 7,27 7,181 23,206 44,230 60,247 146,247 163,221 177,204 177,115 156,91 134,62 114,37 93,14 75,0 17,0 0,25">
          <text:p/>
        </draw:polyline>
        <draw:polyline draw:style-name="gr2" draw:text-style-name="P2" draw:layer="layout" svg:width="0.45cm" svg:height="0.439cm" svg:x="18.923cm" svg:y="12.358cm" svg:viewBox="0 0 451 440" draw:points="126,21 103,21 84,30 64,45 47,45 33,64 20,87 10,116 0,144 0,227 12,267 26,306 43,339 57,367 78,397 109,424 140,440 228,440 267,424 306,403 346,374 379,344 406,310 441,244 451,208 451,144 422,107 395,71 366,43 338,16 302,0 148,0 103,16 66,50">
          <text:p/>
        </draw:polyline>
        <draw:polyline draw:style-name="gr2" draw:text-style-name="P2" draw:layer="layout" svg:width="1.606cm" svg:height="0.505cm" svg:x="20.905cm" svg:y="12.201cm" svg:viewBox="0 0 1607 506" draw:points="0,42 29,53 66,66 116,80 174,102 227,135 269,177 312,217 351,258 382,306 407,351 424,397 440,438 463,465 479,465 479,503 494,503 494,491 477,491 467,470 448,456 436,434 424,403 424,284 440,251 459,222 479,195 508,172 539,153 568,140 601,135 763,135 805,158 842,184 873,222 904,261 925,304 943,338 956,381 964,415 966,447 966,501 966,356 981,324 1001,281 1024,231 1049,184 1082,135 1119,98 1156,64 1198,35 1241,12 1280,12 1318,0 1382,0 1407,21 1433,50 1450,87 1464,130 1473,179 1483,229 1483,449 1497,463 1508,477 1518,493 1531,506 1590,506 1607,488">
          <text:p/>
        </draw:polyline>
        <draw:polyline draw:style-name="gr2" draw:text-style-name="P2" draw:layer="layout" svg:width="0.61cm" svg:height="0.132cm" svg:x="23.869cm" svg:y="11.979cm" svg:viewBox="0 0 611 133" draw:points="17,133 0,133 0,120 19,120 50,130 171,130 216,115 262,103 313,96 363,90 404,78 441,67 480,53 511,42 542,35 573,28 590,15 602,7 611,0">
          <text:p/>
        </draw:polyline>
        <draw:polyline draw:style-name="gr2" draw:text-style-name="P2" draw:layer="layout" svg:width="0.772cm" svg:height="0.159cm" svg:x="23.915cm" svg:y="12.365cm" svg:viewBox="0 0 773 160" draw:points="18,160 0,149 95,149 125,140 241,140 281,129 320,116 365,116 418,109 459,93 505,78 544,69 666,69 703,55 722,38 742,38 753,26 761,12 773,0">
          <text:p/>
        </draw:polyline>
        <draw:polyline draw:style-name="gr2" draw:text-style-name="P2" draw:layer="layout" svg:width="0.182cm" svg:height="0.945cm" svg:x="25.173cm" svg:y="11.665cm" svg:viewBox="0 0 183 946" draw:points="25,26 25,14 13,14 0,0 0,93 13,130 27,177 42,231 58,301 71,377 82,454 98,529 113,606 129,681 142,751 152,815 167,860 175,894 183,920 183,946">
          <text:p/>
        </draw:polyline>
        <draw:polyline draw:style-name="gr2" draw:text-style-name="P2" draw:layer="layout" svg:width="3.609cm" svg:height="0.988cm" svg:x="6.248cm" svg:y="15.594cm" svg:viewBox="0 0 3610 989" draw:points="28,241 0,241 0,634 16,698 16,756 39,808 55,858 70,894 95,920 115,939 136,955 152,967 179,972 208,972 208,951 229,932 241,910 262,887 262,822 279,787 279,751 299,717 299,659 314,631 314,548 299,528 283,528 283,652 295,688 310,724 326,767 349,813 367,856 378,889 398,917 417,942 434,963 450,980 471,989 535,989 558,967 578,942 603,910 632,874 651,837 669,796 682,758 700,710 700,498 717,455 717,286 696,266 682,248 651,248 634,262 628,284 626,307 620,336 618,362 618,471 634,509 651,541 673,569 700,591 731,607 762,621 797,631 824,643 849,652 940,652 971,641 1033,600 1112,538 1143,512 1198,445 1221,405 1238,366 1246,336 1256,298 1256,143 1236,116 1225,91 1207,66 1188,45 1167,28 1145,19 1128,12 1114,0 1087,0 1079,9 1079,164 1095,214 1110,286 1122,348 1134,414 1151,478 1163,538 1176,593 1182,641 1188,686 1188,753 1203,782 1203,803 1219,801 1236,782 1246,758 1258,730 1258,688 1275,645 1296,602 1318,566 1345,536 1366,505 1389,478 1413,459 1438,445 1461,436 1513,436 1535,452 1554,466 1571,486 1589,512 1606,543 1620,573 1639,607 1655,626 1676,643 1697,662 1715,675 1744,684 1798,684 1816,666 1837,652 1860,631 1874,600 1891,562 1901,526 1918,488 1938,455 1949,414 1967,376 1967,166 1947,148 1914,148 1901,157 1893,171 1893,191 1887,212 1885,243 1878,269 1878,331 1893,362 1916,400 1940,438 1969,475 1998,502 2031,528 2062,557 2087,584 2114,607 2133,607 2149,621 2238,621 2273,607 2310,591 2348,576 2387,559 2420,541 2449,512 2472,484 2486,448 2494,412 2494,276 2474,236 2474,136 2461,136 2449,123 2439,112 2439,91 2625,91 2641,105 2650,123 2664,152 2678,188 2687,231 2695,281 2703,334 2709,386 2720,434 2736,478 2751,518 2759,559 2783,591 2803,612 2822,621 2851,638 2882,652 2905,664 2977,664 3006,655 3037,645 3068,623 3089,607 3111,586 3138,562 3165,541 3178,516 3186,493 3190,464 3190,412 3204,376 3204,98 3192,86 3178,71 3178,250 3161,305 3145,364 3145,428 3128,486 3114,548 3114,593 3128,636 3145,673 3167,702 3204,720 3223,732 3252,742 3401,742 3426,730 3446,715 3479,702 3515,686 3531,669 3552,655 3562,638 3583,623 3610,612">
          <text:p/>
        </draw:polyline>
        <draw:polyline draw:style-name="gr2" draw:text-style-name="P2" draw:layer="layout" svg:width="0.643cm" svg:height="0.817cm" svg:x="11.655cm" svg:y="15.482cm" svg:viewBox="0 0 644 818" draw:points="157,185 157,155 138,167 124,181 99,207 83,235 45,300 16,346 0,396 0,504 10,558 10,651 39,699 68,734 99,765 130,786 157,801 184,808 224,818 317,818 363,806 402,784 443,765 483,742 520,720 549,686 571,656 588,627 605,591 621,558 633,518 644,477 644,340 627,290 607,248 580,205 549,167 518,126 487,88 458,53 425,31 390,14 356,0 247,0 209,24 172,50 141,78 122,107 114,140 114,174">
          <text:p/>
        </draw:polyline>
        <draw:polyline draw:style-name="gr2" draw:text-style-name="P2" draw:layer="layout" svg:width="0.632cm" svg:height="1.457cm" svg:x="11.717cm" svg:y="15.149cm" svg:viewBox="0 0 633 1458" draw:points="633,0 597,0 597,16 581,31 581,78 566,167 542,234 517,315 488,405 461,505 426,610 389,715 341,819 291,930 240,1022 198,1108 155,1187 118,1255 87,1315 60,1362 39,1394 29,1412 16,1432 6,1446 0,1458 16,1458">
          <text:p/>
        </draw:polyline>
        <draw:polyline draw:style-name="gr2" draw:text-style-name="P2" draw:layer="layout" svg:width="0.409cm" svg:height="0.984cm" svg:x="12.924cm" svg:y="15.146cm" svg:viewBox="0 0 410 985" draw:points="410,10 394,5 377,0 316,0 292,12 263,31 197,99 161,149 124,208 97,282 66,361 46,440 27,525 13,601 4,677 0,744 0,801 15,847 29,885 50,920 70,944 93,961 120,970 145,977 174,985 263,985 283,970 298,954 308,937 321,920 331,904 343,885 354,863">
          <text:p/>
        </draw:polyline>
        <draw:polyline draw:style-name="gr2" draw:text-style-name="P2" draw:layer="layout" svg:width="1.06cm" svg:height="0.501cm" svg:x="13.338cm" svg:y="15.524cm" svg:viewBox="0 0 1061 502" draw:points="0,222 8,206 10,191 22,191 47,179 169,179 188,198 217,256 225,289 233,326 239,355 241,390 241,476 227,476 227,459 208,437 194,409 194,273 204,236 221,208 243,177 279,150 312,127 336,100 365,86 458,86 494,104 525,127 549,150 568,179 587,213 587,333 574,349 564,362 564,229 574,184 591,146 609,111 630,75 651,43 675,22 706,0 766,0 791,13 812,36 831,61 851,96 884,186 899,234 899,473 915,487 936,502 1013,502 1024,485 1024,466 1051,466 1061,452">
          <text:p/>
        </draw:polyline>
        <draw:polyline draw:style-name="gr2" draw:text-style-name="P2" draw:layer="layout" svg:width="0.415cm" svg:height="1.226cm" svg:x="14.522cm" svg:y="14.927cm" svg:viewBox="0 0 416 1227" draw:points="14,19 14,0 37,0 54,19 145,88 198,136 249,193 301,262 340,343 373,434 400,527 416,620 416,713 394,802 373,882 348,956 315,1023 266,1075 216,1120 167,1159 122,1186 87,1211 52,1227 0,1227">
          <text:p/>
        </draw:polyline>
        <draw:polyline draw:style-name="gr2" draw:text-style-name="P2" draw:layer="layout" svg:width="0.744cm" svg:height="0.678cm" svg:x="16.409cm" svg:y="15.33cm" svg:viewBox="0 0 745 679" draw:points="0,455 21,469 68,469 83,457 99,439 120,423 136,398 157,373 174,344 190,309 201,271 207,230 213,190 213,71 196,44 174,9 165,0 165,112 178,157 196,207 229,298 254,344 285,387 323,430 363,464 400,482 433,500 464,509 518,509 545,495 557,471 576,452 588,428 607,402 617,371 629,337 640,309 648,276 654,248 654,144 640,126 629,112 629,94 619,87 619,200 634,250 656,307 673,359 696,416 718,471 731,512 739,552 745,591 745,665 700,665 681,679 609,679 586,665">
          <text:p/>
        </draw:polyline>
        <draw:polyline draw:style-name="gr2" draw:text-style-name="P2" draw:layer="layout" svg:width="0.192cm" svg:height="0.205cm" svg:x="16.446cm" svg:y="14.989cm" svg:viewBox="0 0 193 206" draw:points="122,134 31,134 21,147 21,161 44,172 66,182 89,197 110,204 133,206 159,206 185,194 193,177 193,118 177,97 153,77 133,56 114,39 93,22 77,8 54,0 35,0 15,15 0,32">
          <text:p/>
        </draw:polyline>
        <draw:polyline draw:style-name="gr2" draw:text-style-name="P2" draw:layer="layout" svg:width="3.286cm" svg:height="0.881cm" svg:x="18.958cm" svg:y="15.029cm" svg:viewBox="0 0 3287 882" draw:points="258,138 260,127 270,115 283,106 291,98 306,98 310,86 310,36 293,20 275,8 258,0 217,0 186,17 130,60 105,86 82,113 62,145 43,174 31,203 31,263 43,288 58,310 80,341 99,363 132,384 163,404 200,416 235,421 268,428 324,428 351,414 368,414 384,402 364,402 343,392 229,392 196,409 163,425 130,450 97,478 66,509 39,532 16,566 0,600 0,673 16,714 43,750 82,784 132,816 178,842 227,864 275,875 330,882 494,882 545,871 595,850 640,823 676,797 700,766 729,732 729,635 717,604 700,578 700,550 686,523 667,504 649,492 640,478 622,478 622,535 638,568 657,609 669,650 678,682 694,723 717,759 740,789 762,818 793,832 824,842 911,842 938,825 955,809 980,782 1000,761 1011,725 1011,523 994,492 977,459 961,439 951,423 940,411 928,404 928,644 951,692 986,739 1019,778 1054,807 1085,832 1135,847 1180,861 1279,861 1325,852 1372,835 1422,809 1465,778 1494,744 1527,709 1550,671 1569,625 1569,468 1550,411 1525,353 1498,291 1480,236 1453,179 1428,131 1395,98 1360,67 1333,43 1310,24 1294,8 1279,0 1267,0 1281,0 1281,17 1302,41 1312,72 1333,110 1333,153 1350,195 1350,248 1360,308 1387,360 1409,407 1426,454 1453,500 1490,537 1521,575 1567,609 1614,632 1658,654 1689,678 1719,689 1844,689 1868,678 1903,654 1939,630 1965,609 1990,580 2015,552 2015,327 1997,303 1982,284 1970,263 1953,245 1939,231 1939,215 1955,222 1968,243 1968,423 1982,459 1997,496 2021,539 2052,575 2098,607 2152,630 2193,650 2238,666 2278,675 2423,675 2465,659 2496,635 2535,609 2578,578 2616,552 2636,516 2649,478 2659,439 2665,394 2671,347 2678,306 2678,195 2659,170 2640,145 2554,145 2535,156 2525,165 2525,217 2535,234 2558,251 2580,267 2609,279 2634,286 2727,286 2766,274 2795,260 2826,238 2851,224 2866,206 2880,195 2895,181 2895,582 2913,621 2942,652 2971,682 3004,709 3037,730 3072,744 3167,744 3198,728 3229,702 3254,678 3287,652">
          <text:p/>
        </draw:polyline>
        <draw:polyline draw:style-name="gr2" draw:text-style-name="P2" draw:layer="layout" svg:width="0.111cm" svg:height="0.835cm" svg:x="22.929cm" svg:y="14.882cm" svg:viewBox="0 0 112 836" draw:points="99,64 99,47 82,38 62,24 62,0 43,0 43,74 20,114 0,160 0,335 12,403 22,471 35,533 43,593 53,651 66,699 74,743 90,779 112,806 112,836 112,804">
          <text:p/>
        </draw:polyline>
        <draw:polyline draw:style-name="gr2" draw:text-style-name="P2" draw:layer="layout" svg:width="0.992cm" svg:height="0.452cm" svg:x="22.67cm" svg:y="15.151cm" svg:viewBox="0 0 993 453" draw:points="56,202 33,193 13,186 0,181 56,181 97,169 143,155 190,148 244,131 296,114 352,102 418,88 467,79 513,69 595,50 631,50 654,38 637,38 637,162 654,188 669,221 669,252 698,291 716,329 747,362 768,393 797,419 816,436 845,446 873,453 894,453 925,441 952,423 969,405 979,386 993,371 993,255 966,221 944,186 921,148 894,109 869,76 842,55 805,41 785,21 768,12 747,5 727,0 646,0">
          <text:p/>
        </draw:polyline>
        <draw:polyline draw:style-name="gr2" draw:text-style-name="P2" draw:layer="layout" svg:width="0.981cm" svg:height="0.734cm" svg:x="23.64cm" svg:y="14.803cm" svg:viewBox="0 0 982 735" draw:points="0,561 20,574 37,587 51,604 68,615 80,625 101,637 124,647 151,658 260,658 297,642 330,620 347,599 355,572 363,551 370,525 392,449 394,408 394,247 374,198 351,162 322,124 297,89 279,57 262,24 244,0 212,0 206,26 206,57 221,86 231,121 239,160 260,212 275,265 285,322 306,380 337,430 368,483 394,535 424,585 453,618 478,647 509,672 546,687 569,704 672,704 689,685 701,665 709,651 718,637 732,622 738,611 751,599 751,311 732,311 732,490 743,520 743,551 757,580 778,606 796,635 817,665 836,692 856,715 877,728 893,735 933,735 958,713 982,690">
          <text:p/>
        </draw:polyline>
        <draw:line draw:style-name="gr2" draw:text-style-name="P2" draw:layer="layout" svg:x1="24.373cm" svg:y1="14.67cm" svg:x2="24.272cm" svg:y2="14.67cm">
          <text:p/>
        </draw:line>
        <draw:polyline draw:style-name="gr2" draw:text-style-name="P2" draw:layer="layout" svg:width="0.275cm" svg:height="0.069cm" svg:x="23.447cm" svg:y="14.882cm" svg:viewBox="0 0 276 70" draw:points="0,70 73,70 108,51 143,38 207,17 276,0">
          <text:p/>
        </draw:polyline>
        <draw:polyline draw:style-name="gr2" draw:text-style-name="P2" draw:layer="layout" svg:width="1.794cm" svg:height="0.736cm" svg:x="24.611cm" svg:y="14.696cm" svg:viewBox="0 0 1795 737" draw:points="0,401 0,415 10,429 25,442 200,442 234,429 265,420 296,411 314,401 327,390 339,375 347,362 347,343 331,336 308,331 291,321 248,321 194,333 172,348 155,360 145,382 126,411 118,440 110,472 110,542 132,575 149,606 167,627 194,654 217,677 242,701 269,713 302,720 393,720 415,704 442,685 457,668 471,651 482,635 496,611 508,592 517,570 527,549 535,532 554,520 575,513 664,513 705,532 740,556 779,582 806,606 833,625 856,651 878,675 895,692 895,706 912,718 912,737 897,720 897,615 914,579 928,542 941,515 959,492 972,477 980,465 988,451 1015,451 1034,470 1058,487 1081,506 1104,529 1135,556 1166,577 1203,604 1246,629 1510,629 1555,620 1603,599 1644,572 1667,549 1667,529 1686,506 1686,472 1702,427 1717,382 1717,203 1702,153 1702,107 1677,76 1653,55 1632,33 1632,0 1632,19 1646,36 1646,413 1661,461 1677,501 1688,535 1702,568 1723,590 1731,611 1746,620 1795,620 1795,606 1781,594">
          <text:p/>
        </draw:polyline>
        <draw:polyline draw:style-name="gr2" draw:text-style-name="P2" draw:layer="layout" svg:width="0.509cm" svg:height="0.1cm" svg:x="26.064cm" svg:y="14.737cm" svg:viewBox="0 0 510 101" draw:points="54,101 0,101 0,86 37,70 77,70 123,56 164,38 204,24 311,24 357,12 481,12 489,0 510,0">
          <text:p/>
        </draw:polyline>
        <draw:polyline draw:style-name="gr2" draw:text-style-name="P2" draw:layer="layout" svg:width="1.693cm" svg:height="2.591cm" svg:x="27.54cm" svg:y="14.034cm" svg:viewBox="0 0 1694 2592" draw:points="145,713 128,696 110,696 110,654 110,666 93,687 76,718 52,752 35,787 17,830 0,870 0,961 14,1006 35,1052 62,1089 91,1116 132,1149 184,1177 229,1177 283,1194 456,1194 518,1173 578,1149 636,1111 696,1070 749,1023 791,966 813,904 828,846 840,787 840,663 817,598 791,534 764,482 735,432 698,382 658,339 611,298 565,268 518,254 360,254 316,277 275,304 234,337 198,373 172,413 172,587 198,627 229,663 271,696 316,725 360,744 404,744 464,759 654,759 712,737 778,713 840,684 904,656 956,620 1043,544 1082,504 1121,466 1152,423 1177,384 1198,339 1212,289 1221,241 1221,105 1196,67 1173,33 1161,12 1150,0 1150,31 1165,65 1165,337 1181,444 1181,563 1200,691 1227,827 1262,973 1299,1120 1334,1275 1367,1430 1392,1580 1429,1727 1467,1868 1491,2002 1512,2120 1520,2225 1535,2320 1545,2399 1545,2509 1524,2545 1506,2568 1483,2582 1462,2592 1438,2592 1409,2579 1384,2563 1365,2542 1345,2515 1320,2477 1291,2434 1260,2384 1229,2332 1208,2280 1190,2225 1167,2170 1134,2056 1119,2002 1119,1834 1130,1779 1142,1727 1152,1675 1181,1623 1214,1573 1285,1473 1324,1423 1369,1375 1419,1325 1462,1277 1502,1234 1545,1191 1576,1154 1601,1120 1622,1089 1640,1061 1655,1037 1663,1013 1677,989 1677,961 1694,946 1694,934">
          <text:p/>
        </draw:polyline>
        <draw:polyline draw:style-name="gr2" draw:text-style-name="P2" draw:layer="layout" svg:width="1.507cm" svg:height="0.679cm" svg:x="29.888cm" svg:y="14.527cm" svg:viewBox="0 0 1508 680" draw:points="0,75 0,55 15,36 33,19 56,15 83,10 101,2 116,0 130,0 159,12 172,26 207,75 223,105 248,137 265,177 283,218 292,261 300,316 308,368 308,618 294,634 279,644 269,651 252,654 242,637 238,618 234,594 232,570 232,473 246,432 263,389 279,356 300,327 323,298 350,275 381,259 416,244 455,237 533,237 577,248 616,270 651,294 682,320 711,361 732,401 746,441 755,484 759,520 765,546 765,604 751,613 740,623 728,623 717,611 711,596 711,439 726,391 740,341 757,296 773,256 794,223 817,194 839,173 860,159 928,159 949,180 968,206 982,234 997,280 1008,334 1020,387 1028,444 1037,498 1049,544 1060,582 1072,616 1082,637 1097,654 1113,670 1130,680 1252,680 1283,670 1316,651 1347,627 1378,604 1409,575 1432,544 1452,523 1469,503 1479,480 1498,456 1508,437">
          <text:p/>
        </draw:polyline>
        <draw:polyline draw:style-name="gr2" draw:text-style-name="P2" draw:layer="layout" svg:width="0.259cm" svg:height="0.175cm" svg:x="31.647cm" svg:y="14.649cm" svg:viewBox="0 0 260 176" draw:points="218,11 190,0 139,0 139,61 157,90 182,118 218,141 243,151 260,165 260,176 260,165 241,151 213,125 182,111 147,104 112,83 93,61 71,45 56,28 40,18 19,18 0,30">
          <text:p/>
        </draw:polyline>
        <draw:polyline draw:style-name="gr2" draw:text-style-name="P2" draw:layer="layout" svg:width="0cm" svg:height="0cm" svg:x="4.986cm" svg:y="20.014cm" svg:viewBox="0 0 0 0" draw:points="0,0">
          <text:p/>
        </draw:polyline>
        <draw:polyline draw:style-name="gr2" draw:text-style-name="P2" draw:layer="layout" svg:width="0.926cm" svg:height="0.736cm" svg:x="6.472cm" svg:y="18.18cm" svg:viewBox="0 0 927 737" draw:points="582,152 582,31 566,14 543,0 333,0 286,11 251,23 220,47 197,71 178,107 162,154 133,211 104,273 77,333 48,390 23,443 11,500 0,552 0,639 23,669 50,696 89,717 135,730 178,737 228,737 267,719 313,701 364,678 403,655 437,624 472,594 498,552 518,504 531,457 531,316 512,271 512,223 495,186 475,161 475,71 489,83 489,261 504,304 504,345 520,379 537,409 553,429 582,443 619,452 659,459 698,466 737,468 820,468 861,452 899,434 927,411">
          <text:p/>
        </draw:polyline>
        <draw:polyline draw:style-name="gr2" draw:text-style-name="P2" draw:layer="layout" svg:width="1.12cm" svg:height="0.626cm" svg:x="7.607cm" svg:y="18.22cm" svg:viewBox="0 0 1121 627" draw:points="0,33 17,21 40,10 64,0 126,0 164,26 201,64 234,114 265,171 283,232 302,301 312,372 312,490 283,534 257,572 228,601 203,627 135,627 112,608 97,582 93,542 93,440 110,382 141,325 178,270 228,225 283,181 341,153 397,133 453,119 591,119 627,141 651,176 680,210 703,247 730,292 751,342 769,386 790,425 814,463 836,492 855,515 882,534 900,551 935,563 966,572 999,579 1121,579">
          <text:p/>
        </draw:polyline>
        <draw:polyline draw:style-name="gr2" draw:text-style-name="P2" draw:layer="layout" svg:width="0.569cm" svg:height="0.962cm" svg:x="8.812cm" svg:y="17.901cm" svg:viewBox="0 0 570 963" draw:points="449,524 449,493 428,476 412,460 383,443 352,433 312,424 151,424 106,440 75,463 44,493 21,538 0,581 0,800 19,847 50,889 81,923 120,948 155,963 236,963 275,948 304,925 327,896 356,864 378,826 399,781 414,736 426,681 434,617 445,552 451,488 451,288 434,170 414,122 414,0 414,120 430,176 449,238 461,310 461,388 476,463 476,533 490,597 490,710 513,758 534,800 552,829 570,850 570,870">
          <text:p/>
        </draw:polyline>
        <draw:polyline draw:style-name="gr2" draw:text-style-name="P2" draw:layer="layout" svg:width="0.606cm" svg:height="0.454cm" svg:x="11.181cm" svg:y="18.353cm" svg:viewBox="0 0 607 455" draw:points="495,24 470,20 448,15 419,8 392,0 177,0 140,18 113,41 84,61 55,84 30,111 10,138 0,172 0,258 16,293 44,331 82,370 115,398 146,420 171,434 202,443 230,455 290,455 315,441 338,427 357,408 371,384 388,350 406,313 406,34 419,34 419,52 437,77 456,108 476,148 476,225 522,306 538,338 555,365 555,404 578,417 594,427 607,431">
          <text:p/>
        </draw:polyline>
        <draw:polyline draw:style-name="gr2" draw:text-style-name="P2" draw:layer="layout" svg:width="0.719cm" svg:height="0.441cm" svg:x="12.384cm" svg:y="18.146cm" svg:viewBox="0 0 720 442" draw:points="456,235 456,219 435,199 417,176 402,146 379,118 348,89 315,59 284,38 249,20 210,7 172,0 114,0 87,22 68,50 46,77 21,102 0,139 0,325 10,356 39,385 74,403 105,421 137,433 172,442 212,442 249,428 293,414 334,394 371,373 410,346 443,316 470,280 487,246 497,214 497,91 485,70 485,36 464,36 464,70 474,91 474,123 493,153 505,189 534,226 557,258 582,289 596,321 611,349 629,373 658,392 683,408 702,423 720,435">
          <text:p/>
        </draw:polyline>
        <draw:polyline draw:style-name="gr2" draw:text-style-name="P2" draw:layer="layout" svg:width="0.802cm" svg:height="0.45cm" svg:x="13.289cm" svg:y="18.116cm" svg:viewBox="0 0 803 451" draw:points="0,21 0,9 36,9 50,26 71,45 85,66 112,96 131,131 139,172 147,213 160,256 176,301 191,338 199,372 199,451 199,369 182,338 182,179 197,138 213,103 236,66 269,35 308,16 348,0 509,0 546,26 573,57 600,93 625,131 645,169 658,217 672,258 681,299 695,333 718,365 734,388 758,405 781,419 803,419">
          <text:p/>
        </draw:polyline>
        <draw:polyline draw:style-name="gr2" draw:text-style-name="P2" draw:layer="layout" svg:width="0.516cm" svg:height="0.87cm" svg:x="14.1cm" svg:y="17.764cm" svg:viewBox="0 0 517 871" draw:points="410,490 410,419 385,403 346,383 303,383 263,371 178,371 139,383 100,395 68,412 37,442 16,474 0,510 0,638 14,669 37,692 60,712 94,724 116,733 156,733 187,719 224,698 247,674 263,648 284,617 300,578 319,528 338,483 338,135 323,95 323,57 309,25 309,0 309,90 323,138 342,192 362,253 381,319 400,388 416,457 433,524 443,585 455,646 455,735 472,776 489,810 503,838 503,858 517,871">
          <text:p/>
        </draw:polyline>
        <draw:polyline draw:style-name="gr2" draw:text-style-name="P2" draw:layer="layout" svg:width="1.194cm" svg:height="0.498cm" svg:x="15.696cm" svg:y="18.182cm" svg:viewBox="0 0 1195 499" draw:points="0,62 0,34 12,32 26,32 51,43 72,62 92,91 115,127 136,164 136,492 124,499 111,499 111,480 92,458 74,429 74,319 88,277 103,236 128,195 155,159 186,131 221,105 258,84 289,73 320,66 394,66 435,84 468,105 492,129 507,155 523,189 536,221 544,252 544,366 476,366 466,355 466,239 484,198 507,155 542,112 581,79 621,53 658,26 693,9 728,0 813,0 831,14 846,34 854,62 860,93 862,129 869,164 871,202 877,243 877,319 891,345 902,364 922,379 937,388 984,388 1022,379 1059,364 1100,350 1152,331 1195,307">
          <text:p/>
        </draw:polyline>
        <draw:polyline draw:style-name="gr2" draw:text-style-name="P2" draw:layer="layout" svg:width="1.83cm" svg:height="0.688cm" svg:x="17.946cm" svg:y="17.744cm" svg:viewBox="0 0 1831 689" draw:points="480,361 457,347 432,333 401,317 379,302 348,290 310,279 277,269 232,261 199,257 147,257 108,269 77,286 56,309 40,336 40,367 23,400 0,436 0,505 23,539 46,566 71,589 102,608 149,623 203,630 238,634 308,634 327,618 346,598 364,580 377,555 385,532 395,503 395,472 412,443 412,411 430,381 430,288 412,277 389,264 372,257 364,269 364,555 385,582 408,612 430,634 463,653 496,671 540,680 581,689 672,689 718,668 763,646 796,621 825,594 856,560 871,527 871,359 856,307 840,250 813,204 790,164 765,127 742,102 714,79 689,64 672,64 662,77 649,93 649,141 662,170 680,200 703,224 726,241 751,254 858,254 889,234 914,204 945,186 972,166 991,150 1003,133 1007,116 1026,116 1026,370 1038,411 1057,452 1081,479 1112,496 1150,515 1183,532 1228,541 1368,541 1413,532 1452,518 1498,492 1545,454 1579,420 1605,381 1636,340 1661,295 1686,247 1709,204 1709,61 1698,43 1680,20 1655,0 1605,0 1576,16 1554,40 1523,72 1492,100 1463,138 1440,188 1421,231 1409,269 1409,411 1436,443 1463,461 1494,483 1531,496 1564,505 1605,512 1641,515 1688,515 1738,503 1783,492 1831,474">
          <text:p/>
        </draw:polyline>
        <draw:polyline draw:style-name="gr2" draw:text-style-name="P2" draw:layer="layout" svg:width="0.953cm" svg:height="0.51cm" svg:x="20.838cm" svg:y="17.76cm" svg:viewBox="0 0 954 511" draw:points="236,15 197,15 178,0 135,0 108,22 91,22 58,67 46,95 29,129 13,160 0,206 0,405 21,435 52,457 83,473 120,487 236,487 281,473 323,452 360,432 393,409 416,385 438,359 455,336 469,313 478,293 478,238 463,234 451,234 451,313 476,352 502,392 538,423 569,446 599,464 625,482 665,499 702,511 842,511 874,487 902,459 925,432 940,409 954,383 954,306 927,265 905,231 882,210 849,181 807,148 764,125 619,125 569,141 523,154 486,177 447,215 414,256 385,301 368,338 354,373 354,444">
          <text:p/>
        </draw:polyline>
        <draw:polyline draw:style-name="gr2" draw:text-style-name="P2" draw:layer="layout" svg:width="0.229cm" svg:height="1.264cm" svg:x="22.304cm" svg:y="17.799cm" svg:viewBox="0 0 230 1265" draw:points="0,124 0,0 0,288 20,359 34,428 46,504 57,579 75,661 85,739 100,818 108,891 114,955 116,1018 125,1070 133,1125 145,1163 158,1196 170,1220 185,1239 199,1256 218,1265 230,1265">
          <text:p/>
        </draw:polyline>
        <draw:polyline draw:style-name="gr2" draw:text-style-name="P2" draw:layer="layout" svg:width="0.458cm" svg:height="0.477cm" svg:x="22.329cm" svg:y="17.641cm" svg:viewBox="0 0 459 478" draw:points="62,297 49,249 37,191 26,153 26,64 39,44 53,32 76,17 144,0 243,0 293,19 348,44 402,73 439,98 459,130 459,265 430,304 393,338 348,361 299,394 252,431 206,447 115,447 76,463 0,463 0,478 18,478">
          <text:p/>
        </draw:polyline>
        <draw:polyline draw:style-name="gr2" draw:text-style-name="P2" draw:layer="layout" svg:width="0.961cm" svg:height="0.575cm" svg:x="22.79cm" svg:y="17.66cm" svg:viewBox="0 0 962 576" draw:points="0,100 0,88 10,77 33,77 49,63 64,63 84,48 165,48 214,65 262,86 332,150 370,186 394,236 394,291 411,345 411,404 386,455 372,499 349,530 324,561 299,576 258,576 237,561 225,542 214,521 214,457 241,415 272,372 312,325 357,275 409,215 465,158 516,115 566,68 603,41 632,15 659,0 696,0 713,18 713,391 729,428 744,462 761,485 790,496 821,511 912,511 941,499 962,475">
          <text:p/>
        </draw:polyline>
        <draw:polyline draw:style-name="gr2" draw:text-style-name="P2" draw:layer="layout" svg:width="0.229cm" svg:height="0.217cm" svg:x="23.354cm" svg:y="17.234cm" svg:viewBox="0 0 230 218" draw:points="203,58 162,41 123,26 93,19 47,19 25,48 10,74 0,110 0,134 33,156 62,179 101,195 131,218 218,218 230,206 230,170 216,137 216,74 201,46 181,32 170,15 156,0 127,0 95,26 68,58">
          <text:p/>
        </draw:polyline>
        <draw:polyline draw:style-name="gr2" draw:text-style-name="P2" draw:layer="layout" svg:width="0.998cm" svg:height="0.617cm" svg:x="23.664cm" svg:y="17.651cm" svg:viewBox="0 0 999 618" draw:points="12,247 0,222 0,165 16,148 225,148 260,170 279,188 295,209 310,243 316,276 316,381 295,415 295,465 202,465 186,452 176,429 176,324 202,276 244,224 285,170 333,115 376,70 411,36 453,13 492,0 550,0 581,24 599,59 618,102 630,148 630,334 612,370 595,393 581,413 564,426 539,415 525,395 517,379 517,327 533,284 554,241 572,195 599,163 630,133 663,95 696,63 725,36 779,36 803,47 848,47 863,81 863,245 879,288 879,436 896,472 910,507 925,540 946,568 964,589 983,603 999,618">
          <text:p/>
        </draw:polyline>
        <draw:polyline draw:style-name="gr2" draw:text-style-name="P2" draw:layer="layout" svg:width="0.353cm" svg:height="0.646cm" svg:x="24.83cm" svg:y="17.548cm" svg:viewBox="0 0 354 647" draw:points="149,127 162,127 162,139 226,139 261,122 286,107 300,98 315,98 346,73 354,50 354,34 315,34 292,20 265,0 168,0 127,27 100,46 69,75 41,122 22,175 8,226 0,278 0,388 20,440 45,483 77,519 104,558 131,595 162,617 193,633 226,647 255,647">
          <text:p/>
        </draw:polyline>
        <draw:polyline draw:style-name="gr2" draw:text-style-name="P2" draw:layer="layout" svg:width="0.031cm" svg:height="0.103cm" svg:x="25.388cm" svg:y="17.791cm" svg:viewBox="0 0 32 104" draw:points="32,13 32,0 32,85 14,97 0,104">
          <text:p/>
        </draw:polyline>
        <draw:polyline draw:style-name="gr2" draw:text-style-name="P2" draw:layer="layout" svg:width="0.506cm" svg:height="1.514cm" svg:x="20.26cm" svg:y="7.491cm" svg:viewBox="0 0 507 1515" draw:points="421,119 421,23 406,14 392,14 383,0 365,5 336,23 305,62 276,109 245,173 223,252 186,339 151,435 116,543 79,662 45,778 19,896 19,1006 0,1103 0,1274 35,1344 149,1442 217,1474 280,1501 352,1515 507,1515">
          <text:p/>
        </draw:polyline>
        <draw:polyline draw:style-name="gr2" draw:text-style-name="P2" draw:layer="layout" svg:width="0.381cm" svg:height="0.629cm" svg:x="21.196cm" svg:y="7.719cm" svg:viewBox="0 0 382 630" draw:points="124,244 141,232 141,221 157,208 178,196 207,175 232,158 248,136 263,117 273,98 289,77 303,52 303,10 280,0 147,0 116,22 87,38 62,57 40,79 40,120 21,143 21,185 33,206 56,225 79,239 95,253 108,264 207,264 193,280 168,292 141,306 122,321 108,342 87,371 56,406 29,442 0,471 0,580 21,589 52,596 85,614 114,630 382,630">
          <text:p/>
        </draw:polyline>
        <draw:polyline draw:style-name="gr2" draw:text-style-name="P2" draw:layer="layout" svg:width="1.914cm" svg:height="0.786cm" svg:x="21.986cm" svg:y="7.443cm" svg:viewBox="0 0 1915 787" draw:points="61,494 30,494 14,508 0,527 0,604 12,625 28,658 49,682 77,708 108,725 168,725 179,706 187,692 187,640 206,622 224,594 224,499 241,499 241,656 263,692 284,727 307,754 332,770 363,779 394,787 425,787 458,775 489,756 518,725 549,694 578,651 602,601 625,547 646,487 664,427 677,375 687,329 687,118 667,92 656,61 642,29 633,12 625,0 596,0 588,19 588,42 574,72 563,111 563,413 580,458 605,494 631,540 658,575 698,615 739,654 778,670 820,670 857,687 935,687 981,677 1018,663 1043,640 1065,618 1086,594 1107,558 1119,527 1119,327 1099,299 1086,279 1086,247 1072,222 1072,204 1072,256 1055,292 1041,337 1041,532 1059,563 1076,587 1103,604 1134,615 1161,632 1322,632 1357,608 1384,582 1411,554 1435,522 1452,497 1469,463 1477,429 1491,394 1508,356 1508,165 1491,136 1473,115 1452,99 1431,90 1411,90 1411,172 1429,190 1452,199 1483,211 1551,211 1570,229 1593,249 1613,272 1632,299 1646,332 1646,463 1661,490 1661,556 1677,575 1690,587 1690,604 1770,604 1770,615 1801,629 1867,629 1899,618 1915,618">
          <text:p/>
        </draw:polyline>
        <draw:polyline draw:style-name="gr2" draw:text-style-name="P2" draw:layer="layout" svg:width="0.033cm" svg:height="0.776cm" svg:x="24.609cm" svg:y="7.353cm" svg:viewBox="0 0 34 777" draw:points="34,62 34,0 34,226 19,298 19,524 0,584 0,715 12,748 12,777">
          <text:p/>
        </draw:polyline>
        <draw:polyline draw:style-name="gr2" draw:text-style-name="P2" draw:layer="layout" svg:width="2.565cm" svg:height="0.795cm" svg:x="24.402cm" svg:y="7.137cm" svg:viewBox="0 0 2566 796" draw:points="0,567 319,567 378,553 440,531 500,505 556,476 606,442 643,424 674,404 697,389 711,380 722,368 722,356 703,356 686,368 670,384 660,409 651,435 647,467 647,633 674,667 701,690 720,721 736,753 759,771 784,788 813,796 848,796 879,781 904,781 928,764 953,746 980,726 1003,700 1019,669 1028,646 1028,341 1005,311 974,297 945,287 920,280 891,275 827,275 796,299 773,316 753,332 734,352 720,370 720,402 732,428 744,460 765,488 796,517 833,540 866,564 904,588 949,600 994,607 1042,607 1087,596 1129,596 1174,571 1214,553 1247,535 1274,524 1298,500 1323,476 1346,460 1367,428 1383,397 1406,359 1424,318 1439,275 1447,245 1453,211 1470,173 1484,134 1493,87 1493,13 1478,13 1468,0 1482,2 1493,20 1493,161 1507,206 1524,249 1536,297 1548,341 1571,380 1586,426 1600,467 1625,505 1648,535 1675,567 1695,596 1722,614 1753,635 1980,635 2003,626 2030,610 2042,593 2057,569 2078,535 2078,505 2094,467 2117,433 2133,399 2133,363 2154,330 2166,302 2166,275 2185,247 2185,145 2185,159 2171,173 2171,218 2146,247 2123,275 2123,370 2133,402 2142,428 2158,448 2185,464 2224,478 2251,490 2282,507 2303,519 2324,526 2336,533 2357,538 2381,543 2408,550 2441,550 2452,538 2470,538 2493,526 2512,526 2526,514 2537,503 2550,493 2550,460 2566,448 2566,413">
          <text:p/>
        </draw:polyline>
        <draw:polyline draw:style-name="gr2" draw:text-style-name="P2" draw:layer="layout" svg:width="0.017cm" svg:height="0.019cm" svg:x="26.75cm" svg:y="6.898cm" svg:viewBox="0 0 18 20" draw:points="18,0 0,0 0,20">
          <text:p/>
        </draw:polyline>
        <draw:polyline draw:style-name="gr2" draw:text-style-name="P2" draw:layer="layout" svg:width="0.44cm" svg:height="0.05cm" svg:x="25.599cm" svg:y="7.298cm" svg:viewBox="0 0 441 51" draw:points="31,51 0,51 39,51 68,39 220,39 288,26 363,12 441,0">
          <text:p/>
        </draw:polyline>
        <draw:polyline draw:style-name="gr2" draw:text-style-name="P2" draw:layer="layout" svg:width="1.629cm" svg:height="0.622cm" svg:x="27.083cm" svg:y="7.078cm" svg:viewBox="0 0 1630 623" draw:points="39,440 39,455 54,459 170,459 201,447 230,435 250,416 277,397 302,380 302,323 292,301 269,280 240,266 122,266 91,285 68,309 46,337 29,371 11,401 0,428 0,521 25,544 52,562 79,573 110,585 141,594 178,609 240,609 265,599 288,587 308,576 323,564 339,555 354,537 370,526 395,509 420,497 447,485 474,469 505,451 567,419 604,401 697,401 726,414 757,430 779,449 802,473 817,497 829,528 837,552 848,576 858,597 858,623 858,612 872,597 883,580 891,557 910,530 922,499 941,473 957,442 972,409 988,383 1003,357 1019,340 1034,326 1075,326 1083,344 1092,373 1098,399 1104,428 1127,494 1141,528 1162,559 1191,580 1220,590 1247,597 1278,607 1313,607 1350,592 1383,580 1409,569 1436,552 1456,533 1485,516 1520,490 1545,469 1570,444 1587,412 1603,373 1616,335 1616,251 1595,205 1578,154 1556,112 1541,72 1525,41 1514,18 1514,0 1514,299 1529,359 1547,416 1564,466 1582,509 1593,540 1614,564 1614,580 1630,580">
          <text:p/>
        </draw:polyline>
        <draw:polyline draw:style-name="gr2" draw:text-style-name="P2" draw:layer="layout" svg:width="0.529cm" svg:height="0.061cm" svg:x="28.611cm" svg:y="7.146cm" svg:viewBox="0 0 530 62" draw:points="101,62 85,51 43,39 0,39 356,39 396,29 435,29 466,18 480,18 499,11 520,4 530,0">
          <text:p/>
        </draw:polyline>
        <draw:polyline draw:style-name="gr2" draw:text-style-name="P2" draw:layer="layout" svg:width="0.381cm" svg:height="0.483cm" svg:x="29.857cm" svg:y="7.293cm" svg:viewBox="0 0 382 484" draw:points="363,35 345,26 323,17 296,10 269,5 234,0 207,0 147,14 118,39 93,64 64,91 39,119 21,155 0,190 0,313 15,347 39,382 68,411 106,440 147,461 180,470 230,484 327,484 382,470">
          <text:p/>
        </draw:polyline>
        <draw:polyline draw:style-name="gr2" draw:text-style-name="P2" draw:layer="layout" svg:width="0.175cm" svg:height="1.031cm" svg:x="30.823cm" svg:y="7.324cm" svg:viewBox="0 0 176 1032" draw:points="0,81 0,0 10,4 10,31 20,65 28,112 28,165 39,226 51,293 59,367 71,448 83,518 91,589 100,663 110,739 122,804 131,868 141,925 149,970 162,1009 176,1032">
          <text:p/>
        </draw:polyline>
        <draw:polyline draw:style-name="gr2" draw:text-style-name="P2" draw:layer="layout" svg:width="0.488cm" svg:height="0.619cm" svg:x="30.754cm" svg:y="7.117cm" svg:viewBox="0 0 489 620" draw:points="122,620 89,541 54,462 29,389 15,316 0,244 0,182 15,130 35,84 66,46 102,18 155,0 262,0 318,18 371,44 419,77 462,115 489,158 489,282 473,310 446,332 404,351 363,362 324,373 287,380 253,380">
          <text:p/>
        </draw:polyline>
        <draw:polyline draw:style-name="gr2" draw:text-style-name="P2" draw:layer="layout" svg:width="2.728cm" svg:height="1.736cm" svg:x="31.943cm" svg:y="6.548cm" svg:viewBox="0 0 2729 1737" draw:points="469,745 457,734 457,721 438,714 409,702 372,688 339,676 260,645 99,645 70,666 47,698 31,736 20,773 0,812 0,948 16,964 33,978 54,993 76,1005 95,1009 130,1009 188,980 231,945 248,923 269,895 285,866 295,845 304,826 316,802 331,784 339,773 345,762 345,750 345,834 357,864 378,898 403,926 438,943 477,959 620,959 663,950 701,928 736,900 775,876 806,843 837,805 866,764 889,721 909,673 932,628 942,578 949,521 953,462 957,405 957,230 934,176 920,123 903,83 891,52 878,28 860,9 841,0 812,0 798,19 798,71 775,102 775,364 789,428 812,498 833,562 856,626 889,688 920,745 953,800 996,850 1038,891 1075,919 1120,950 1168,966 1318,966 1366,952 1416,934 1476,914 1531,893 1589,873 1637,857 1678,830 1717,800 1753,766 1775,730 1792,691 1792,519 1771,478 1753,441 1738,412 1722,393 1701,373 1678,362 1655,357 1614,357 1591,371 1567,389 1540,412 1519,445 1496,480 1476,526 1465,573 1459,633 1455,695 1455,843 1467,919 1484,1007 1498,1091 1513,1171 1521,1245 1521,1544 1496,1599 1465,1644 1424,1685 1383,1720 1337,1737 1242,1737 1199,1713 1164,1677 1137,1651 1118,1620 1106,1589 1106,1556 1122,1530 1151,1501 1184,1474 1230,1444 1277,1408 1331,1370 1391,1320 1453,1267 1519,1212 1583,1159 1645,1095 1707,1038 1771,978 1833,916 1899,859 1963,800 2017,736 2071,676 2114,616 2154,562 2179,507 2200,462 2200,343 2179,328 2159,328 2137,343 2114,364 2094,389 2065,419 2048,455 2025,495 2025,673 2038,712 2065,748 2096,778 2139,809 2186,828 2235,848 2386,848 2411,836 2425,819 2442,800 2458,778 2481,752 2494,716 2502,683 2502,602 2487,555 2471,507 2448,464 2411,426 2380,393 2347,364 2312,345 2287,335 2258,330 2200,330 2181,343 2169,357 2169,419 2188,443 2204,471 2219,495 2241,516 2274,530 2316,543 2603,543 2640,536 2667,528 2692,519 2713,505 2729,498 2729,459">
          <text:p/>
        </draw:polyline>
        <draw:polyline draw:style-name="gr2" draw:text-style-name="P2" draw:layer="layout" svg:width="0.413cm" svg:height="1.038cm" svg:x="34.938cm" svg:y="6.496cm" svg:viewBox="0 0 414 1039" draw:points="414,48 404,32 404,21 396,11 396,0 396,11 341,57 310,95 267,145 219,204 171,274 120,353 80,439 41,519 41,605 16,681 0,751 12,815 41,869 74,915 105,958 149,996 186,1017 236,1031 289,1039 375,1039">
          <text:p/>
        </draw:polyline>
        <draw:polyline draw:style-name="gr2" draw:text-style-name="P2" draw:layer="layout" svg:width="2.563cm" svg:height="0.693cm" svg:x="35.513cm" svg:y="6.626cm" svg:viewBox="0 0 2564 694" draw:points="225,591 239,570 254,543 268,517 277,491 283,460 283,398 260,372 233,348 206,329 179,315 124,315 99,329 78,348 62,372 43,400 28,436 14,472 6,508 0,543 0,605 14,627 33,642 55,651 113,651 146,638 175,624 198,602 221,577 233,545 254,470 262,424 262,170 274,122 274,11 264,0 264,211 277,272 291,338 305,400 326,463 355,515 386,563 421,600 454,631 485,653 516,668 547,675 570,675 595,661 618,644 640,624 657,593 669,558 678,522 684,488 684,367 671,358 671,620 692,646 709,668 731,682 756,689 787,694 839,694 864,682 892,668 917,649 940,627 954,600 963,574 967,548 973,517 975,479 975,441 959,400 942,360 926,327 903,288 872,252 839,227 804,207 766,193 651,193 634,207 626,224 626,293 642,322 665,350 692,381 717,408 750,431 781,450 816,460 851,470 948,470 975,458 998,445 1021,438 1035,427 1043,410 1052,395 1052,291 1039,302 1039,438 1050,470 1060,500 1079,531 1095,561 1114,584 1141,605 1167,620 1196,629 1279,629 1306,620 1337,610 1364,593 1384,577 1405,558 1426,541 1451,520 1473,495 1492,470 1511,441 1521,413 1527,384 1531,358 1531,288 1513,274 1492,265 1492,422 1504,448 1513,472 1523,491 1542,511 1568,529 1589,538 1608,543 1714,543 1745,531 1762,515 1784,500 1807,484 1826,465 1844,445 1853,422 1853,255 1824,220 1801,184 1776,148 1755,120 1737,95 1710,79 1560,79 1537,95 1523,115 1523,181 1535,205 1546,227 1566,248 1589,265 1606,274 1662,274 1683,263 1710,250 1739,236 1776,224 1817,215 1855,205 1888,193 1929,186 1968,179 1993,174 2022,172 2109,172 2125,184 2142,198 2171,220 2185,248 2200,277 2200,477 2181,484 2165,484 2165,365 2177,338 2192,308 2210,274 2231,241 2262,213 2287,186 2311,165 2332,152 2349,145 2363,138 2388,138 2396,155 2402,174 2417,195 2433,218 2448,245 2464,274 2481,302 2495,329 2512,352 2533,372 2547,388 2547,405 2564,415">
          <text:p/>
        </draw:polyline>
        <draw:polyline draw:style-name="gr2" draw:text-style-name="P2" draw:layer="layout" svg:width="0.444cm" svg:height="1.227cm" svg:x="37.956cm" svg:y="6.085cm" svg:viewBox="0 0 445 1228" draw:points="11,15 0,0 15,0 50,18 83,43 127,84 207,198 253,273 292,354 338,436 371,525 402,611 425,694 445,773 445,923 425,985 394,1040 360,1087 323,1130 292,1164 261,1192 245,1209 228,1221 210,1228 224,1202">
          <text:p/>
        </draw:polyline>
        <draw:polyline draw:style-name="gr2" draw:text-style-name="P2" draw:layer="layout" svg:width="0.645cm" svg:height="2.488cm" svg:x="38.369cm" svg:y="5.576cm" svg:viewBox="0 0 646 2489" draw:points="81,172 54,129 37,88 23,62 15,43 0,12 0,0 31,12 58,29 99,64 147,118 201,189 259,279 321,391 383,520 445,653 498,806 552,964 597,1125 625,1282 646,1439 646,1721 634,1853 605,1978 558,2082 502,2175 434,2246 358,2309 285,2366 217,2411 155,2444 108,2468 68,2480 42,2485 25,2489">
          <text:p/>
        </draw:polyline>
        <draw:polyline draw:style-name="gr2" draw:text-style-name="P2" draw:layer="layout" svg:width="0.149cm" svg:height="1.006cm" svg:x="2.971cm" svg:y="21.784cm" svg:viewBox="0 0 150 1007" draw:points="74,120 42,93 25,70 11,46 11,32 0,13 0,0 0,441 11,529 25,611 38,691 56,768 74,837 88,892 109,937 117,975 127,994 136,1007 150,1007">
          <text:p/>
        </draw:polyline>
        <draw:polyline draw:style-name="gr2" draw:text-style-name="P2" draw:layer="layout" svg:width="0.728cm" svg:height="0.583cm" svg:x="2.754cm" svg:y="21.299cm" svg:viewBox="0 0 729 584" draw:points="42,584 25,549 11,512 2,469 0,428 0,376 15,326 40,276 73,231 124,188 184,143 246,107 327,71 401,46 478,24 549,7 613,0 729,0">
          <text:p/>
        </draw:polyline>
        <draw:polyline draw:style-name="gr2" draw:text-style-name="P2" draw:layer="layout" svg:width="0.587cm" svg:height="0.046cm" svg:x="3.174cm" svg:y="22.32cm" svg:viewBox="0 0 588 47" draw:points="23,33 0,33 69,33 121,47 414,47 472,37 534,15 588,0">
          <text:p/>
        </draw:polyline>
        <draw:polyline draw:style-name="gr2" draw:text-style-name="P2" draw:layer="layout" svg:width="3.057cm" svg:height="0.597cm" svg:x="3.922cm" svg:y="21.852cm" svg:viewBox="0 0 3058 598" draw:points="33,304 0,304 15,321 33,340 48,368 60,383 79,397 122,411 157,427 257,427 292,414 331,400 372,400 393,377 407,361 424,340 438,328 438,288 416,263 393,230 368,211 345,183 314,168 271,159 184,159 145,175 108,193 91,204 60,254 44,278 44,336 56,361 71,395 87,436 114,466 141,500 186,533 238,553 294,569 350,582 407,591 461,598 567,598 612,584 651,569 687,569 721,551 758,523 789,497 818,481 843,447 861,421 876,397 888,366 892,330 892,161 880,121 867,86 857,50 845,28 836,14 828,4 818,0 805,0 797,16 789,25 776,25 774,43 760,64 758,83 752,102 749,118 745,145 745,216 764,216 783,236 805,247 834,259 942,259 981,247 1020,247 1057,225 1093,202 1128,178 1155,159 1182,145 1198,138 1215,123 1227,104 1244,104 1246,93 1246,78 1246,170 1258,209 1270,261 1289,311 1308,359 1332,407 1361,443 1392,470 1425,490 1463,502 1500,511 1537,516 1570,518 1680,518 1700,497 1715,473 1725,445 1738,423 1746,390 1752,347 1756,307 1760,273 1762,247 1764,216 1771,202 1777,178 1785,157 1872,157 1901,170 1934,188 1965,218 1994,245 2023,273 2048,300 2070,333 2089,361 2103,390 2112,418 2120,443 2126,457 2126,468 2116,475 2101,464 2089,447 2078,421 2078,307 2093,278 2116,259 2140,245 2169,233 2203,223 2242,211 2372,211 2413,228 2451,254 2482,280 2510,304 2529,333 2541,350 2550,373 2558,397 2513,397 2496,381 2496,323 2510,297 2529,268 2550,243 2575,216 2606,193 2643,168 2734,168 2761,152 2821,152 2841,168 2862,193 2885,209 2903,233 2916,257 2934,293 2947,318 2961,350 2978,371 2988,390 3005,407 3058,407">
          <text:p/>
        </draw:polyline>
        <draw:polyline draw:style-name="gr2" draw:text-style-name="P2" draw:layer="layout" svg:width="1.352cm" svg:height="0.834cm" svg:x="7.304cm" svg:y="21.411cm" svg:viewBox="0 0 1353 835" draw:points="391,486 358,471 325,452 288,438 251,421 116,421 54,436 31,455 12,486 0,531 0,621 31,657 62,692 95,722 129,749 164,763 334,763 342,749 348,737 348,505 348,643 367,680 398,720 429,765 464,796 499,817 538,817 575,835 728,835 761,819 790,799 819,780 846,760 875,737 900,699 921,661 939,614 954,568 966,527 966,273 948,212 914,112 900,64 885,34 873,14 861,5 844,0 836,21 832,48 832,179 850,234 869,300 890,371 912,443 937,519 962,591 987,652 1020,696 1047,732 1072,765 1100,787 1129,803 1156,813 1262,813 1284,801 1309,792 1338,767 1353,749">
          <text:p/>
        </draw:polyline>
        <draw:polyline draw:style-name="gr2" draw:text-style-name="P2" draw:layer="layout" svg:width="0.548cm" svg:height="0.107cm" svg:x="8.05cm" svg:y="21.659cm" svg:viewBox="0 0 549 108" draw:points="41,82 14,96 0,96 0,108 97,108 134,96 178,87 273,87 320,76 366,65 405,53 437,44 470,32 493,24 524,24 538,9 549,0">
          <text:p/>
        </draw:polyline>
        <draw:polyline draw:style-name="gr2" draw:text-style-name="P2" draw:layer="layout" svg:width="0.04cm" svg:height="0.34cm" svg:x="8.678cm" svg:y="21.123cm" svg:viewBox="0 0 41 341" draw:points="0,24 0,0 11,29 11,119 25,153 25,187 41,227 41,341">
          <text:p/>
        </draw:polyline>
        <draw:polyline draw:style-name="gr2" draw:text-style-name="P2" draw:layer="layout" svg:width="0.372cm" svg:height="0.705cm" svg:x="9.323cm" svg:y="21.547cm" svg:viewBox="0 0 373 706" draw:points="0,473 0,521 31,495 60,466 93,448 131,421 165,391 187,350 210,319 237,287 237,183 222,141 200,107 187,78 169,45 145,23 145,7 116,0 116,48 137,78 162,114 191,157 227,207 270,266 309,321 340,385 361,450 373,514 373,600 342,644 309,665 270,689 227,706 89,706">
          <text:p/>
        </draw:polyline>
        <draw:polyline draw:style-name="gr2" draw:text-style-name="P2" draw:layer="layout" svg:width="4.376cm" svg:height="1.379cm" svg:x="10.954cm" svg:y="20.959cm" svg:viewBox="0 0 4377 1380" draw:points="108,522 81,508 66,498 29,474 15,467 0,460 23,505 50,544 75,596 99,665 124,748 151,839 174,927 192,1012 209,1087 221,1160 228,1224 230,1280 230,1358 217,1372 207,1380 190,1380 182,1360 174,1341 168,1327 166,1305 166,1198 184,1165 207,1130 232,1094 263,1069 298,1051 368,1051 414,1062 455,1062 494,1074 538,1091 573,1105 819,1105 848,1087 877,1069 901,1055 920,1039 939,1024 951,994 963,969 972,941 974,915 974,876 943,876 943,946 957,965 974,994 994,1024 1019,1058 1044,1084 1077,1117 1110,1134 1149,1162 1189,1180 1333,1180 1367,1169 1402,1157 1433,1132 1457,1101 1480,1072 1499,1030 1515,977 1528,922 1536,867 1536,769 1520,721 1520,669 1499,617 1482,565 1468,512 1451,462 1437,414 1426,373 1418,338 1404,311 1391,290 1381,278 1348,278 1342,295 1342,373 1356,422 1373,474 1395,537 1420,601 1451,667 1482,739 1520,812 1559,874 1600,919 1646,958 1695,982 1743,1012 1790,1032 1842,1044 1978,1044 2020,1032 2055,1015 2090,984 2121,939 2144,887 2162,826 2175,767 2179,705 2179,479 2162,411 2146,347 2131,288 2121,236 2109,193 2100,161 2092,140 2084,125 2076,118 2069,130 2063,152 2061,183 2053,221 2053,458 2071,529 2098,596 2129,653 2171,715 2216,767 2268,812 2317,855 2375,891 2433,915 2493,939 2553,960 2611,972 2774,972 2820,958 2863,946 2896,927 2927,901 2952,862 2973,824 2983,787 2993,739 3002,684 3004,622 3004,345 2989,278 2979,214 2964,159 2948,111 2931,73 2913,45 2898,25 2886,11 2873,0 2851,0 2836,21 2834,45 2828,73 2826,116 2826,293 2847,357 2867,432 2894,503 2925,572 2962,641 3004,696 3051,753 3105,808 3161,851 3223,889 3289,917 3359,939 3715,939 3777,922 3837,908 3882,889 3915,862 3938,839 3954,801 3954,676 3940,639 3930,612 3917,594 3917,572 3909,560 3870,560 3870,721 3890,762 3913,803 3940,834 3971,869 4006,910 4045,944 4091,958 4138,974 4186,989 4331,989 4377,967">
          <text:p/>
        </draw:polyline>
        <draw:polyline draw:style-name="gr2" draw:text-style-name="P2" draw:layer="layout" svg:width="1.568cm" svg:height="0.169cm" svg:x="12.075cm" svg:y="21.44cm" svg:viewBox="0 0 1569 170" draw:points="18,142 0,142 0,160 12,170 181,170 258,156 353,142 593,109 717,92 841,78 957,62 1072,44 1188,35 1282,21 1365,9 1429,0 1569,0">
          <text:p/>
        </draw:polyline>
        <draw:polyline draw:style-name="gr2" draw:text-style-name="P2" draw:layer="layout" svg:width="0.198cm" svg:height="0.024cm" svg:x="11.426cm" svg:y="21.282cm" svg:viewBox="0 0 199 25" draw:points="199,0 150,13 119,25 0,25 14,25">
          <text:p/>
        </draw:polyline>
        <draw:polyline draw:style-name="gr2" draw:text-style-name="P2" draw:layer="layout" svg:width="7.487cm" svg:height="1.081cm" svg:x="15.772cm" svg:y="20.904cm" svg:viewBox="0 0 7488 1082" draw:points="418,484 375,470 331,449 294,424 263,401 226,374 184,351 141,327 102,306 77,287 50,270 25,260 9,253 0,239 112,239 172,222 238,208 308,194 379,184 439,173 496,162 552,150 598,138 629,128 660,119 689,105 709,85 728,64 728,0 718,19 718,130 730,196 757,263 782,342 811,424 835,503 860,594 877,674 887,756 887,892 866,942 804,1027 759,1053 714,1070 660,1082 610,1082 559,1070 511,1056 463,1032 428,1003 403,970 381,942 366,906 358,877 358,858 375,842 406,824 441,815 480,810 534,808 1150,808 1222,796 1282,781 1332,767 1383,746 1431,727 1462,701 1487,674 1505,642 1522,603 1536,567 1544,531 1544,494 1528,458 1528,424 1501,387 1478,353 1451,320 1425,289 1392,258 1371,229 1348,201 1323,181 1313,164 1305,152 1305,173 1317,203 1336,249 1358,299 1377,360 1398,431 1416,503 1431,577 1445,649 1464,715 1485,770 1499,820 1516,865 1528,896 1528,929 1540,929 1540,820 1563,794 1578,758 1592,731 1592,706 1609,692 1625,681 1693,681 1724,694 1757,710 1795,729 1838,749 1879,765 1923,781 1964,801 1999,813 2032,824 2065,831 2101,835 2165,835 2189,817 2218,801 2251,785 2287,760 2313,731 2342,706 2342,553 2328,542 2318,558 2318,615 2328,644 2351,677 2373,713 2404,756 2437,792 2479,829 2520,860 2559,885 2603,903 2644,917 2768,917 2797,899 2820,874 2847,856 2869,831 2888,806 2900,787 2900,665 2888,651 2888,637 2878,629 2869,637 2869,653 2888,674 2905,706 2923,735 2951,763 2978,792 3009,817 3046,837 3083,856 3123,870 3307,870 3333,856 3360,844 3379,829 3393,813 3402,794 3402,696 3379,663 3354,624 3323,587 3292,549 3253,515 3209,489 3160,477 3108,465 3061,456 2982,456 2945,470 2913,481 2892,499 2878,515 2878,579 2892,610 2919,642 2945,670 2982,703 3030,739 3085,770 3141,787 3201,799 3261,803 3431,803 3478,792 3517,774 3557,760 3592,739 3623,717 3644,699 3664,667 3681,642 3689,610 3695,572 3695,503 3679,472 3658,442 3633,415 3604,392 3582,370 3557,353 3530,353 3503,342 3449,342 3983,342 3997,327 4011,327 4018,344 4018,431 4032,477 4045,522 4063,565 4084,610 4113,651 4144,685 4175,713 4210,735 4243,749 4276,756 4344,756 4377,742 4413,724 4443,708 4472,687 4499,660 4524,627 4545,594 4561,565 4570,537 4576,506 4576,396 4547,396 4547,467 4559,496 4574,527 4586,563 4607,601 4630,635 4654,663 4683,687 4712,708 4743,722 4776,735 4902,735 4931,720 4956,701 4977,679 4993,658 5010,639 5022,610 5031,581 5031,453 5008,422 4979,389 4948,360 4915,337 4878,313 4832,296 4791,289 4747,281 4681,281 4652,299 4630,317 4615,339 4615,396 4632,429 4654,463 4689,496 4731,534 4782,570 4840,606 4900,635 4954,653 5010,663 5068,670 5188,670 5248,653 5303,635 5363,617 5417,596 5471,579 5518,563 5556,544 5587,517 5611,492 5626,463 5626,344 5605,320 5580,296 5551,277 5529,267 5487,267 5467,284 5446,301 5427,324 5427,415 5442,446 5456,479 5481,510 5518,544 5551,572 5587,601 5620,624 5657,642 5694,656 5789,656 5814,644 5841,627 5859,606 5874,581 5890,553 5903,524 5919,494 5936,465 5957,433 5979,408 6010,387 6041,370 6074,351 6112,339 6145,329 6182,324 6219,322 6285,322 6316,337 6345,353 6370,374 6397,401 6422,429 6440,460 6459,489 6473,510 6484,534 6494,553 6500,567 6506,558 6490,549 6477,539 6469,529 6469,484 6484,465 6504,449 6529,427 6560,406 6593,381 6630,358 6670,337 6707,322 6881,322 6924,339 6963,363 7000,389 7038,417 7062,444 7079,467 7087,487 7087,522 7062,531 7019,531 6996,522 6976,508 6961,494 6947,479 6941,460 6941,417 6953,387 6969,356 6994,331 7023,308 7054,281 7089,260 7127,249 7203,249 7234,260 7263,272 7286,292 7311,317 7327,349 7339,377 7350,408 7358,433 7366,463 7375,489 7387,513 7395,537 7406,553 7416,572 7432,589 7455,608 7474,627 7488,644">
          <text:p/>
        </draw:polyline>
        <draw:polyline draw:style-name="gr2" draw:text-style-name="P2" draw:layer="layout" svg:width="0.686cm" svg:height="0.1cm" svg:x="23.755cm" svg:y="21.197cm" svg:viewBox="0 0 687 101" draw:points="75,101 60,88 0,88 15,99 143,99 199,86 259,74 317,65 375,58 430,50 488,40 548,33 593,23 656,12 677,7 687,0">
          <text:p/>
        </draw:polyline>
        <draw:polyline draw:style-name="gr2" draw:text-style-name="P2" draw:layer="layout" svg:width="0.575cm" svg:height="0.552cm" svg:x="25.27cm" svg:y="20.954cm" svg:viewBox="0 0 576 553" draw:points="11,520 0,542 0,553 13,539 38,522 58,503 81,479 100,453 116,424 131,389 131,145 116,109 116,33 104,19 91,9 75,9 75,135 85,166 106,202 131,238 162,266 199,293 230,310 263,324 301,331 344,337 425,337 460,322 483,306 510,291 510,198 493,166 469,135 452,105 433,76 423,52 423,0 409,0 423,14 442,30 456,55 483,83 502,121 524,157 553,200 568,243 576,283 576,444 545,463 524,474 508,481">
          <text:p/>
        </draw:polyline>
        <draw:polyline draw:style-name="gr2" draw:text-style-name="P2" draw:layer="layout" svg:width="0.064cm" svg:height="0.207cm" svg:x="25.175cm" svg:y="20.32cm" svg:viewBox="0 0 65 208" draw:points="65,208 65,137 45,101 26,67 12,41 0,14 0,0 0,14">
          <text:p/>
        </draw:polyline>
        <draw:polyline draw:style-name="gr2" draw:text-style-name="P2" draw:layer="layout" svg:width="0.699cm" svg:height="0.465cm" svg:x="26.862cm" svg:y="20.88cm" svg:viewBox="0 0 700 466" draw:points="416,86 379,65 344,45 301,26 255,9 214,0 131,0 84,40 53,69 24,102 0,140 0,316 15,353 44,387 86,413 137,437 189,455 243,466 352,466 402,455 447,441 485,425 510,401 532,370 532,240 516,209 516,165 493,147 476,136 456,136 456,202 485,260 510,291 541,320 567,353 603,382 634,408 665,434 700,457">
          <text:p/>
        </draw:polyline>
        <draw:polyline draw:style-name="gr2" draw:text-style-name="P2" draw:layer="layout" svg:width="0.792cm" svg:height="1.202cm" svg:x="28.005cm" svg:y="20.852cm" svg:viewBox="0 0 793 1203" draw:points="0,503 0,485 15,472 35,455 54,433 82,412 107,386 131,358 154,322 183,286 206,246 220,205 220,128 197,93 177,64 162,37 146,18 123,7 113,0 146,25 185,54 216,90 262,128 315,168 352,215 388,260 423,303 441,346 460,383 468,415 468,441 452,462 452,494 429,503 410,503 429,503 452,489 470,474 499,462 530,451 563,436 611,419 654,403 681,379 718,353 747,324 747,294 772,260 793,226 793,140 778,116 778,80 758,68 741,61 696,61 696,224 677,291 677,455 692,546 692,817 708,898 723,974 723,1203">
          <text:p/>
        </draw:polyline>
        <draw:polyline draw:style-name="gr2" draw:text-style-name="P2" draw:layer="layout" svg:width="3.564cm" svg:height="1.465cm" svg:x="28.559cm" svg:y="19.877cm" svg:viewBox="0 0 3565 1466" draw:points="15,1466 6,1404 0,1339 0,1277 15,1212 39,1150 70,1091 147,996 188,962 238,939 372,939 393,960 409,986 409,1125 376,1155 345,1184 314,1210 287,1232 263,1243 225,1250 199,1257 180,1257 432,1257 478,1250 525,1236 587,1222 639,1203 680,1179 726,1150 775,1125 810,1093 835,1062 835,991 821,957 810,925 810,893 786,862 786,836 759,820 701,820 682,832 666,855 649,893 628,936 628,1070 655,1115 674,1155 688,1191 719,1218 763,1236 804,1250 959,1250 1011,1232 1069,1207 1114,1182 1153,1148 1184,1112 1213,1079 1238,1048 1261,1025 1280,1003 1296,986 1321,977 1385,977 1385,989 1406,996 1406,960 1385,955 1327,955 1290,972 1253,991 1222,1015 1195,1041 1166,1068 1149,1096 1141,1125 1141,1150 1158,1177 1182,1200 1213,1222 1253,1243 1298,1257 1352,1268 1406,1275 1466,1277 1598,1277 1660,1265 1724,1248 1785,1234 1835,1218 1880,1198 1925,1175 1963,1150 1985,1125 2000,1098 2000,957 1977,932 1961,907 1946,886 1946,875 1934,860 1923,850 1923,834 1909,853 1894,872 1894,893 1878,915 1870,948 1870,1020 1884,1060 1907,1103 1940,1146 1977,1182 2019,1212 2062,1239 2109,1260 2169,1275 2231,1284 2521,1284 2606,1272 2688,1257 2761,1239 2835,1218 2889,1193 2930,1168 2965,1134 2990,1096 3004,1053 3004,960 2973,915 2947,862 2930,814 2899,772 2866,736 2823,705 2773,679 2728,664 2684,655 2637,655 2589,670 2552,691 2506,720 2473,755 2444,800 2428,846 2420,889 2420,932 2434,972 2457,1007 2484,1036 2529,1057 2575,1072 2713,1072 2759,1057 2790,1043 2814,1022 2831,998 2852,972 2852,889 2837,875 2792,875 2792,960 2812,989 2831,1015 2854,1043 2874,1072 2903,1098 2936,1120 2976,1134 3015,1146 3145,1146 3182,1134 3215,1115 3246,1089 3284,1057 3302,1022 3315,984 3325,936 3344,884 3362,814 3362,636 3348,536 3348,96 3325,41 3313,12 3298,0 3205,0 3166,22 3124,55 3098,107 3069,164 3052,232 3038,310 3038,491 3069,572 3114,650 3166,725 3215,789 3269,841 3317,882 3360,910 3410,929 3445,943 3542,943 3565,925">
          <text:p/>
        </draw:polyline>
        <draw:polyline draw:style-name="gr2" draw:text-style-name="P2" draw:layer="layout" svg:width="0.188cm" svg:height="0.138cm" svg:x="30.225cm" svg:y="20.061cm" svg:viewBox="0 0 189 139" draw:points="19,39 8,49 0,58 0,81 13,99 33,110 62,120 85,131 116,139 173,139 189,110 169,89 142,74 112,65 93,46 75,27 52,12 31,5 19,0">
          <text:p/>
        </draw:polyline>
        <draw:polyline draw:style-name="gr2" draw:text-style-name="P2" draw:layer="layout" svg:width="2.417cm" svg:height="0.821cm" svg:x="33.255cm" svg:y="19.968cm" svg:viewBox="0 0 2418 822" draw:points="348,135 356,116 362,93 366,69 366,43 323,43 310,55 286,64 255,81 188,135 155,170 122,217 85,263 50,315 25,372 11,435 0,494 0,546 15,601 33,651 60,696 95,737 147,765 209,789 354,822 587,822 660,801 728,785 788,760 844,728 897,689 937,660 972,628 997,594 1023,558 1042,517 1052,480 1052,315 1038,306 957,306 935,320 914,344 891,377 875,413 858,451 846,494 837,539 837,620 856,649 875,672 897,689 920,699 966,699 988,678 1005,653 1028,628 1046,594 1061,558 1077,520 1096,485 1112,451 1121,420 1129,394 1129,358 1114,349 1092,349 1081,367 1073,389 1073,442 1088,472 1098,503 1106,532 1123,558 1152,580 1185,596 1216,606 1305,606 1348,592 1393,572 1433,551 1470,524 1499,492 1524,453 1536,413 1546,372 1555,324 1561,274 1561,0 1584,16 1611,45 1642,81 1677,127 1708,187 1739,253 1768,322 1768,524 1753,585 1730,635 1710,670 1691,699 1670,717 1656,730 1646,717 1670,699 1706,678 1747,653 1800,628 1855,594 1917,560 1982,528 2041,489 2093,451 2137,408 2178,363 2209,320 2228,277 2240,239 2240,158 2213,127 2190,102 2168,84 2141,69 2112,62 2070,62 2052,91 2039,119 2025,156 2010,201 2010,358 2025,415 2052,465 2083,510 2124,551 2172,578 2225,596 2283,610 2418,610">
          <text:p/>
        </draw:polyline>
        <draw:polyline draw:style-name="gr2" draw:text-style-name="P2" draw:layer="layout" svg:width="1.69cm" svg:height="1.93cm" svg:x="36.408cm" svg:y="19.406cm" svg:viewBox="0 0 1691 1931" draw:points="55,519 55,478 24,478 14,490 6,507 0,531 0,603 14,640 59,726 84,767 117,798 161,821 206,844 254,857 330,857 372,846 411,824 442,800 471,767 487,728 504,683 518,633 518,467 494,419 463,374 434,333 388,300 343,276 295,262 246,262 192,278 144,303 103,335 70,376 70,538 93,593 132,643 186,685 248,724 324,755 403,774 578,774 663,762 750,743 814,714 866,676 917,626 952,571 983,512 983,135 971,85 944,48 926,19 905,0 864,0 849,21 835,62 826,117 826,188 859,276 888,383 917,507 944,643 983,785 1029,936 1072,1090 1105,1240 1128,1382 1143,1508 1157,1618 1167,1711 1167,1787 1145,1844 1145,1890 1118,1918 1083,1918 1045,1931 957,1931 919,1913 872,1885 810,1847 742,1808 686,1761 636,1706 605,1649 580,1582 562,1511 562,1440 589,1363 634,1275 709,1194 783,1113 886,1027 1010,944 1145,861 1283,785 1424,719 1566,667 1691,619">
          <text:p/>
        </draw:polyline>
        <draw:polyline draw:style-name="gr2" draw:text-style-name="P2" draw:layer="layout" svg:width="4.572cm" svg:height="0.915cm" svg:x="3.205cm" svg:y="23.756cm" svg:viewBox="0 0 4573 916" draw:points="426,560 463,560 463,546 449,535 449,523 432,501 432,478 401,448 364,418 331,395 291,374 256,357 209,339 110,339 79,357 52,382 31,418 12,452 0,499 0,614 21,671 58,730 101,783 153,821 205,858 254,896 306,916 492,916 517,903 539,837 539,706 517,660 492,621 463,576 438,539 426,519 413,501 395,487 386,480 382,503 382,530 395,551 415,585 438,628 469,671 498,708 531,742 568,773 614,799 672,819 728,830 843,830 907,819 963,796 1013,771 1050,739 1071,706 1081,669 1089,628 1098,582 1098,530 1081,478 1081,372 1071,315 1071,259 1056,207 1033,162 1011,122 996,86 974,57 949,36 928,25 909,25 893,39 881,64 872,102 866,155 866,207 885,262 903,322 926,382 949,443 980,494 1013,535 1042,569 1062,599 1075,625 1087,651 1095,678 1106,694 1118,694 1133,669 1147,640 1160,599 1178,560 1203,528 1236,494 1279,468 1325,445 1372,434 1422,434 1480,450 1530,471 1573,494 1606,526 1629,563 1645,608 1645,658 1629,696 1596,730 1552,766 1503,796 1449,826 1387,846 1327,858 1271,866 1178,866 1141,851 1118,842 1104,830 1104,803 1127,792 1164,785 1445,785 1513,796 1583,810 1652,821 1875,821 1922,803 1970,785 2009,756 2046,725 2077,690 2100,649 2117,610 2131,578 2131,462 2115,432 2100,412 2090,398 2071,386 2036,386 2017,400 1999,415 1984,441 1976,476 1976,597 2001,640 2032,682 2067,718 2102,744 2139,758 2177,771 2218,783 2288,783 2317,766 2346,746 2371,723 2394,703 2408,675 2416,646 2416,576 2400,532 2379,492 2352,452 2311,407 2263,368 2210,329 2154,298 2098,277 1943,277 1900,291 1871,315 1854,341 1854,407 1877,441 1912,473 1962,501 2024,532 2100,556 2187,573 2503,573 2561,560 2609,535 2640,510 2664,487 2681,457 2681,222 2666,205 2656,188 2656,172 2677,188 2697,209 2726,238 2766,277 2803,322 2840,372 2871,422 2910,466 2939,501 2978,535 3009,563 3026,587 3051,603 3098,603 3111,594 3119,569 3129,539 3138,503 3138,172 3121,139 3121,118 3121,136 3133,164 3150,202 3175,248 3204,293 3229,339 3268,377 3303,415 3351,445 3404,473 3460,489 3695,489 3753,478 3800,459 3846,441 3883,415 3910,382 3941,343 3955,302 3955,112 3930,84 3918,59 3903,41 3903,25 3887,7 3868,0 3854,0 3854,20 3825,48 3800,86 3777,136 3777,302 3792,357 3819,418 3870,466 3939,508 4011,542 4077,571 4139,589 4209,601 4282,601 4344,587 4402,573 4449,549 4495,521 4536,483 4573,452">
          <text:p/>
        </draw:polyline>
        <draw:polyline draw:style-name="gr2" draw:text-style-name="P2" draw:layer="layout" svg:width="0.517cm" svg:height="0.872cm" svg:x="8.943cm" svg:y="23.368cm" svg:viewBox="0 0 518 873" draw:points="0,590 0,730 16,739 104,739 142,714 179,680 224,639 255,593 292,538 319,483 319,356 303,288 282,229 259,174 249,129 218,86 189,50 162,22 139,0 127,0 100,24 85,65 70,115 70,333 81,419 104,506 139,586 177,661 224,725 270,778 319,818 373,844 425,864 458,873 518,873">
          <text:p/>
        </draw:polyline>
        <draw:polyline draw:style-name="gr2" draw:text-style-name="P2" draw:layer="layout" svg:width="0.848cm" svg:height="0.307cm" svg:x="8.982cm" svg:y="23.651cm" svg:viewBox="0 0 849 308" draw:points="102,308 56,308 37,297 0,297 33,280 126,280 201,256 283,235 366,211 463,185 554,156 616,132 689,100 744,75 789,48 826,25 849,0">
          <text:p/>
        </draw:polyline>
        <draw:polyline draw:style-name="gr2" draw:text-style-name="P2" draw:layer="layout" svg:width="6.71cm" svg:height="0.679cm" svg:x="9.652cm" svg:y="23.354cm" svg:viewBox="0 0 6711 680" draw:points="105,175 89,165 66,151 25,135 0,135 0,223 19,260 33,303 64,355 87,405 110,451 124,498 143,539 163,567 163,605 188,591 205,565 227,532 248,498 267,465 289,425 306,387 329,358 351,337 380,321 472,321 499,344 528,375 557,405 584,439 613,473 640,505 677,535 712,558 747,577 791,594 830,608 867,617 902,617 939,605 977,591 1014,577 1049,558 1084,532 1115,496 1140,455 1163,417 1179,380 1194,339 1194,217 1175,187 1156,162 1134,144 1111,132 1078,132 1063,146 1053,169 1053,285 1076,337 1101,391 1132,442 1171,492 1214,537 1262,571 1307,601 1357,617 1411,630 1464,635 1518,635 1570,623 1611,603 1646,582 1677,553 1704,527 1725,492 1735,451 1744,410 1752,373 1766,337 1766,208 1756,199 1741,199 1733,210 1733,292 1748,335 1762,380 1772,425 1793,475 1820,527 1851,573 1876,608 1903,637 1927,655 1958,671 1987,680 2051,680 2082,668 2111,655 2142,639 2161,621 2176,596 2188,567 2198,539 2198,315 2176,277 2142,242 2113,210 2068,182 2018,160 1973,146 1927,137 1859,137 1832,153 1803,175 1779,201 1758,230 1744,260 1739,296 1739,339 1756,378 1783,415 1818,451 1859,482 1905,510 1965,537 2027,560 2254,560 2308,548 2351,532 2382,510 2419,492 2463,473 2498,451 2523,430 2537,408 2537,355 2554,328 2554,237 2539,210 2539,146 2517,135 2517,119 2467,119 2442,135 2442,180 2463,187 2500,192 2537,194 2614,194 2653,180 2705,167 2754,155 2802,144 2837,132 2868,125 2899,119 2940,119 2940,139 2922,162 2922,348 2940,391 2980,430 3017,462 3046,494 3079,521 3124,544 3441,544 3490,525 3542,498 3589,473 3629,442 3660,408 3687,373 3709,332 3722,294 3722,155 3705,144 3695,139 3695,210 3709,239 3722,273 3730,308 3744,344 3765,375 3784,403 3813,430 3850,451 3881,467 3912,482 3943,494 3972,501 3992,503 4042,503 4059,494 4075,482 4090,462 4100,442 4108,415 4121,387 4121,312 4104,269 4090,228 4067,182 4044,142 4013,103 3976,68 3943,43 3906,22 3868,7 3829,0 3767,0 3749,18 3730,41 3718,64 3718,125 3730,158 3751,194 3780,228 3806,260 3844,292 3889,321 3930,346 3974,365 4023,382 4073,391 4121,396 4220,396 4259,382 4307,367 4352,351 4389,332 4424,310 4462,287 4495,263 4522,235 4540,205 4549,175 4559,149 4559,96 4530,75 4505,54 4482,43 4462,38 4416,38 4400,52 4389,73 4383,98 4383,194 4400,230 4420,265 4453,303 4493,339 4532,371 4567,398 4600,421 4629,442 4662,458 4699,471 4726,478 4763,478 4780,465 4799,451 4815,432 4830,410 4846,387 4856,358 4869,330 4885,298 4902,269 4919,244 4941,223 4956,203 4972,187 4999,175 5018,167 5078,167 5105,182 5131,201 5173,225 5204,253 5224,285 5255,315 5274,346 5301,378 5320,401 5332,421 5332,434 5311,439 5286,425 5272,410 5251,394 5239,378 5212,358 5195,335 5187,308 5187,282 5212,255 5235,230 5264,205 5295,185 5334,165 5388,153 5417,144 5489,144 5528,158 5559,178 5598,201 5634,225 5648,251 5679,280 5679,308 5700,335 5700,385 5714,396 5714,332 5737,298 5751,265 5751,228 5780,187 5805,149 5844,115 5898,87 5944,61 5989,45 6119,45 6159,61 6190,82 6214,106 6239,139 6254,175 6274,210 6291,246 6316,280 6340,308 6359,332 6380,351 6413,362 6448,371 6595,371 6653,358 6711,346">
          <text:p/>
        </draw:polyline>
        <draw:polyline draw:style-name="gr2" draw:text-style-name="P2" draw:layer="layout" svg:width="0.804cm" svg:height="1.075cm" svg:x="3.048cm" svg:y="27.03cm" svg:viewBox="0 0 805 1076" draw:points="0,930 0,1049 16,1065 45,1076 70,1076 103,1061 138,1049 163,1033 178,1001 217,904 231,844 242,780 242,626 264,540 281,454 281,365 295,286 310,214 326,153 341,98 351,50 351,19 364,0 409,0 434,21 473,57 510,103 556,157 604,221 644,289 691,361 728,433 759,499 782,561 805,615 805,733 782,718 768,704 745,683 712,658 666,628 625,592 580,551 527,515 473,480 411,444 357,413 308,392 262,378 184,378 184,399">
          <text:p/>
        </draw:polyline>
        <draw:polyline draw:style-name="gr2" draw:text-style-name="P2" draw:layer="layout" svg:width="0.624cm" svg:height="0.726cm" svg:x="3.852cm" svg:y="27.116cm" svg:viewBox="0 0 625 727" draw:points="0,715 25,722 45,727 60,715 79,697 101,675 134,649 178,615 224,572 272,525 328,468 406,347 439,286 458,232 472,177 472,125 452,82 427,50 406,31 381,14 350,5 317,0 280,0 261,17 261,67 282,101 311,132 350,172 396,220 449,270 497,327 545,379 580,429 605,475 625,518 625,594 607,622 582,644 549,661 514,670 481,677 441,682 404,682 373,663 350,642">
          <text:p/>
        </draw:polyline>
        <draw:polyline draw:style-name="gr2" draw:text-style-name="P2" draw:layer="layout" svg:width="1.074cm" svg:height="0.545cm" svg:x="5.504cm" svg:y="27.169cm" svg:viewBox="0 0 1075 546" draw:points="0,526 10,546 41,537 66,526 88,503 103,474 117,441 134,403 134,225 119,193 119,157 109,130 93,107 84,93 57,93 53,111 43,132 43,207 66,247 93,293 124,345 159,394 196,429 243,462 293,491 341,512 394,531 476,531 513,508 550,487 581,460 606,431 629,394 629,347 645,300 645,130 627,88 606,54 590,30 573,16 558,7 544,0 525,16 519,40 519,100 534,132 550,168 575,209 608,243 649,268 693,295 745,318 798,332 852,343 993,343 1040,325 1075,302">
          <text:p/>
        </draw:polyline>
        <draw:polyline draw:style-name="gr2" draw:text-style-name="P2" draw:layer="layout" svg:width="0.174cm" svg:height="0.641cm" svg:x="6.489cm" svg:y="26.93cm" svg:viewBox="0 0 175 642" draw:points="175,180 175,148 153,134 135,121 106,112 73,84 73,55 89,43 89,0 54,0 54,12 36,12 36,26 73,26 83,41 83,143 104,157 120,177 120,618 93,633 73,642 0,642">
          <text:p/>
        </draw:polyline>
        <draw:polyline draw:style-name="gr2" draw:text-style-name="P2" draw:layer="layout" svg:width="0.405cm" svg:height="0.518cm" svg:x="7.246cm" svg:y="26.801cm" svg:viewBox="0 0 406 519" draw:points="76,125 76,158 60,168 101,168 128,155 155,143 184,129 207,108 221,82 221,13 205,0 155,0 128,22 99,48 70,84 45,122 0,213 0,430 27,454 60,476 105,494 153,507 207,514 270,516 338,519 406,519">
          <text:p/>
        </draw:polyline>
        <draw:polyline draw:style-name="gr2" draw:text-style-name="P2" draw:layer="layout" svg:width="4.43cm" svg:height="0.864cm" svg:x="8.517cm" svg:y="26.44cm" svg:viewBox="0 0 4431 865" draw:points="99,104 46,61 25,47 15,33 0,27 0,14 0,40 17,72 31,104 48,154 62,216 85,288 110,374 139,461 170,545 186,619 205,690 223,751 242,803 250,841 250,865 236,865 217,853 201,832 174,798 155,760 141,709 130,659 130,545 143,486 163,429 197,388 236,354 279,329 426,329 471,343 513,366 548,393 575,422 575,500 560,524 538,540 511,550 480,557 442,561 411,566 352,566 327,557 290,557 290,572 302,588 321,600 341,611 370,624 403,640 442,661 488,688 536,707 589,726 645,748 699,768 751,784 800,798 846,808 889,812 957,812 970,798 988,784 1001,765 1013,736 1019,702 1021,664 1023,619 1027,574 1038,531 1052,483 1061,443 1073,407 1085,376 1106,352 1129,352 1156,338 1224,338 1263,361 1307,390 1348,420 1391,454 1433,490 1468,533 1493,574 1513,607 1530,636 1540,664 1546,686 1546,700 1530,709 1517,709 1495,695 1484,674 1470,645 1455,619 1447,590 1447,459 1462,426 1482,397 1503,374 1530,350 1561,336 1703,336 1741,361 1778,386 1811,414 1848,447 1885,486 1918,522 1954,550 1987,576 2024,600 2057,616 2090,626 2125,626 2156,611 2189,600 2224,588 2255,561 2282,531 2309,495 2328,452 2344,411 2359,370 2367,331 2373,295 2373,204 2359,204 2350,224 2350,316 2365,359 2381,400 2402,452 2429,507 2460,559 2491,607 2528,652 2566,688 2606,724 2647,751 2686,770 2728,784 2763,794 2829,794 2860,782 2885,768 2907,751 2928,724 2941,697 2953,664 2959,631 2959,545 2941,486 2922,426 2897,376 2862,324 2821,272 2771,226 2715,190 2659,157 2597,140 2328,140 2297,154 2274,181 2274,229 2286,257 2311,288 2344,327 2390,364 2441,395 2499,420 2562,443 2624,469 2690,481 2754,488 2870,488 2922,474 2967,459 3009,443 3046,411 3077,388 3102,359 3124,329 3141,300 3155,268 3168,238 3172,216 3172,183 3172,233 3186,274 3203,319 3224,366 3240,422 3263,479 3294,533 3327,583 3364,626 3399,654 3435,681 3472,695 3497,704 3585,704 3616,693 3641,686 3664,676 3681,661 3705,645 3726,616 3736,590 3743,559 3743,343 3720,364 3712,386 3712,452 3726,481 3745,516 3767,552 3802,583 3842,614 3881,638 3929,661 3974,674 4017,683 4059,683 4098,672 4133,652 4166,631 4199,604 4222,572 4245,543 4265,507 4276,469 4284,431 4284,338 4270,290 4251,238 4220,186 4185,133 4150,86 4110,47 4069,18 4030,0 3922,0 3895,27 3873,54 3858,79 3850,107 3850,161 3875,188 3906,209 3945,226 4146,226 4199,214 4247,202 4290,193 4330,179 4363,161 4392,145 4414,129 4431,129 4431,102">
          <text:p/>
        </draw:polyline>
        <draw:polyline draw:style-name="gr2" draw:text-style-name="P2" draw:layer="layout" svg:width="0.18cm" svg:height="0.336cm" svg:x="13.718cm" svg:y="26.74cm" svg:viewBox="0 0 181 337" draw:points="158,0 172,11 177,29 177,47 179,64 181,79 181,133 162,154 138,179 109,209 85,244 62,270 41,296 23,312 8,327 0,337">
          <text:p/>
        </draw:polyline>
        <draw:polyline draw:style-name="gr2" draw:text-style-name="P2" draw:layer="layout" svg:width="0.265cm" svg:height="0.609cm" svg:x="14.968cm" svg:y="26.292cm" svg:viewBox="0 0 266 610" draw:points="65,0 50,0 50,14 40,27 25,41 17,72 9,120 0,237 0,532 23,563 48,589 77,603 108,610 180,610 211,596 237,578 266,556">
          <text:p/>
        </draw:polyline>
        <draw:polyline draw:style-name="gr2" draw:text-style-name="P2" draw:layer="layout" svg:width="0.36cm" svg:height="0.34cm" svg:x="14.751cm" svg:y="25.726cm" svg:viewBox="0 0 361 341" draw:points="133,80 71,80 54,102 33,123 13,141 0,159 13,187 48,223 77,262 116,286 150,303 189,319 241,331 295,341 328,341 361,266 361,109 342,68 322,35 307,12 295,0 276,0 258,23 258,82">
          <text:p/>
        </draw:polyline>
        <draw:polyline draw:style-name="gr2" draw:text-style-name="P2" draw:layer="layout" svg:width="0.519cm" svg:height="1.35cm" svg:x="15.417cm" svg:y="26.069cm" svg:viewBox="0 0 520 1351" draw:points="264,25 264,0 233,0 233,100 250,152 264,230 281,319 316,429 355,544 394,660 429,774 460,883 489,988 509,1076 520,1153 520,1298 495,1324 472,1341 441,1351 370,1351 324,1329 273,1303 223,1267 171,1229 118,1189 70,1141 25,1083 0,1031">
          <text:p/>
        </draw:polyline>
        <draw:polyline draw:style-name="gr2" draw:text-style-name="P2" draw:layer="layout" svg:width="0.707cm" svg:height="0.25cm" svg:x="15.698cm" svg:y="26.456cm" svg:viewBox="0 0 708 251" draw:points="0,251 0,221 23,207 37,192 54,180 91,166 145,142 208,123 272,96 346,75 423,58 499,38 576,20 646,0 708,0">
          <text:p/>
        </draw:polyline>
        <draw:polyline draw:style-name="gr2" draw:text-style-name="P2" draw:layer="layout" svg:width="0.169cm" svg:height="1.121cm" svg:x="17.35cm" svg:y="26.412cm" svg:viewBox="0 0 170 1122" draw:points="0,0 2,12 2,105 16,166 16,237 31,321 53,416 53,518 74,623 91,723 107,811 124,887 147,957 160,1009 170,1048 170,1122">
          <text:p/>
        </draw:polyline>
        <draw:polyline draw:style-name="gr2" draw:text-style-name="P2" draw:layer="layout" svg:width="0.604cm" svg:height="0.55cm" svg:x="17.147cm" svg:y="26.342cm" svg:viewBox="0 0 605 551" draw:points="117,537 88,492 59,451 33,406 0,317 0,186 10,145 37,100 69,62 102,34 144,12 193,0 311,0 381,22 443,55 503,105 543,159 580,222 605,284 605,339 582,392 543,439 489,480 427,506 381,528 321,539 264,544 220,551 185,551 156,539 139,525 139,482">
          <text:p/>
        </draw:polyline>
        <draw:polyline draw:style-name="gr2" draw:text-style-name="P2" draw:layer="layout" svg:width="1.021cm" svg:height="0.673cm" svg:x="18.422cm" svg:y="26.283cm" svg:viewBox="0 0 1022 674" draw:points="29,467 11,482 0,498 0,530 17,530 40,510 64,494 91,469 124,437 155,398 180,365 211,281 219,236 219,114 209,90 197,66 186,54 186,71 172,95 172,186 195,216 219,254 250,297 288,341 331,380 374,410 428,432 475,455 518,480 657,480 698,469 741,455 776,437 812,401 839,362 859,324 870,288 870,204 857,159 836,118 816,88 795,54 776,33 764,11 754,0 776,23 805,59 836,97 870,145 905,202 936,264 969,324 994,387 1008,446 1022,494 1022,596 1004,619 975,641 913,665 874,674 783,674">
          <text:p/>
        </draw:polyline>
        <draw:polyline draw:style-name="gr2" draw:text-style-name="P2" draw:layer="layout" svg:width="0.283cm" svg:height="0.202cm" svg:x="18.336cm" svg:y="25.688cm" svg:viewBox="0 0 284 203" draw:points="284,9 240,0 146,0 103,11 64,25 33,40 16,61 16,103 41,129 72,157 105,182 142,196 179,203 244,203 244,148 226,119 196,96 159,79 115,61 80,45 20,45 0,61 0,112">
          <text:p/>
        </draw:polyline>
        <draw:polyline draw:style-name="gr2" draw:text-style-name="P2" draw:layer="layout" svg:width="0.115cm" svg:height="1.288cm" svg:x="20.376cm" svg:y="26.399cm" svg:viewBox="0 0 116 1289" draw:points="59,14 22,0 0,0 0,373 18,471 18,794 42,896 63,987 88,1066 88,1223 102,1253 116,1275 116,1289">
          <text:p/>
        </draw:polyline>
        <draw:polyline draw:style-name="gr2" draw:text-style-name="P2" draw:layer="layout" svg:width="3.694cm" svg:height="0.695cm" svg:x="20.301cm" svg:y="26.069cm" svg:viewBox="0 0 3695 696" draw:points="55,600 36,545 18,487 0,425 0,323 22,289 49,250 86,216 132,189 173,175 227,175 320,195 357,225 392,268 415,314 415,502 386,550 349,589 307,618 253,645 210,661 32,661 53,652 78,643 103,632 183,632 218,643 270,654 326,666 371,680 415,696 673,696 733,673 795,654 863,635 927,618 981,602 1012,578 1043,552 1060,523 1076,495 1076,245 1064,198 1049,159 1022,130 1000,107 907,107 890,121 867,145 849,157 836,173 836,204 851,214 874,225 903,232 998,232 1058,221 1107,209 1190,209 1221,195 1250,178 1268,168 1283,168 1281,182 1266,198 1254,211 1254,228 1237,252 1229,285 1229,371 1244,409 1260,454 1277,507 1306,552 1337,589 1370,611 1397,628 1430,643 1459,652 1512,652 1535,637 1554,621 1568,607 1587,580 1599,561 1616,528 1630,493 1638,452 1645,411 1647,385 1647,337 1651,307 1653,285 1653,273 1653,300 1669,314 1684,345 1698,375 1715,414 1734,445 1756,485 1783,521 1806,552 1824,589 1849,616 1868,645 1886,664 1901,678 1909,685 1909,439 1922,402 1932,378 1955,359 1979,332 2008,307 2041,285 2110,285 2143,314 2184,328 2209,352 2236,380 2263,411 2285,448 2308,473 2318,495 2325,514 2325,595 2248,595 2234,573 2223,539 2223,325 2242,287 2263,257 2285,245 2308,245 2333,230 2387,230 2405,245 2432,268 2463,289 2482,318 2494,355 2505,398 2511,437 2525,475 2540,502 2540,547 2598,547 2633,528 2657,502 2682,478 2707,443 2728,409 2767,371 2806,332 2846,289 2875,262 2903,235 2920,207 2949,189 2976,175 2976,159 2992,145 3023,145 3044,178 3054,204 3065,237 3075,280 3098,325 3116,373 3135,400 3135,425 3158,450 3238,450 3276,439 3532,439 3561,421 3588,389 3623,357 3637,328 3637,202 3619,166 3606,123 3588,89 3567,64 3546,30 3530,12 3507,0 3420,0 3391,23 3354,45 3329,80 3313,118 3292,161 3282,207 3269,250 3269,330 3304,373 3340,409 3377,425 3420,425 3468,443 3526,459 3664,459 3695,437">
          <text:p/>
        </draw:polyline>
        <draw:polyline draw:style-name="gr2" draw:text-style-name="P2" draw:layer="layout" svg:width="0.315cm" svg:height="0.162cm" svg:x="21.537cm" svg:y="25.499cm" svg:viewBox="0 0 316 163" draw:points="0,54 0,113 21,132 46,147 77,158 110,163 226,163 289,128 303,106 316,80 316,42 287,30 261,9 222,0 100,0 62,16 23,37">
          <text:p/>
        </draw:polyline>
        <draw:polyline draw:style-name="gr2" draw:text-style-name="P2" draw:layer="layout" svg:width="1.519cm" svg:height="1.362cm" svg:x="9.933cm" svg:y="28.659cm" svg:viewBox="0 0 1520 1363" draw:points="238,53 201,74 155,117 137,171 105,236 105,291 70,364 37,441 15,517 0,622 17,804 43,897 87,990 147,1079 217,1161 306,1233 403,1292 504,1335 610,1363 835,1363 951,1335 1058,1292 1166,1237 1259,1170 1337,1097 1408,1018 1457,937 1491,856 1512,770 1520,685 1502,596 1475,507 1435,419 1383,333 1329,250 1267,176 1191,114 1112,64 1036,26 965,0 827,0 757,17 688,46 624,83 569,124 523,174">
          <text:p/>
        </draw:polyline>
        <draw:polyline draw:style-name="gr2" draw:text-style-name="P2" draw:layer="layout" svg:width="1.645cm" svg:height="2.065cm" svg:x="9.857cm" svg:y="28.323cm" svg:viewBox="0 0 1646 2066" draw:points="1636,17 1646,0 1629,0 1607,12 1543,86 1507,136 1474,207 1427,296 1373,400 1311,525 1235,675 1144,827 1044,989 933,1150 810,1310 688,1455 564,1586 444,1701 328,1799 231,1885 153,1951 93,2006 51,2044 20,2066 0,2066 29,2066 68,2040">
          <text:p/>
        </draw:polyline>
        <draw:polyline draw:style-name="gr2" draw:text-style-name="P2" draw:layer="layout" svg:width="0.705cm" svg:height="0.784cm" svg:x="12.256cm" svg:y="28.573cm" svg:viewBox="0 0 706 785" draw:points="320,0 190,0 152,26 78,104 48,158 17,215 0,283 0,554 19,610 50,661 103,706 156,744 210,768 274,785 593,785 634,765 669,754 706,744">
          <text:p/>
        </draw:polyline>
        <draw:polyline draw:style-name="gr2" draw:text-style-name="P2" draw:layer="layout" svg:width="0.649cm" svg:height="1.017cm" svg:x="13.294cm" svg:y="28.476cm" svg:viewBox="0 0 650 1018" draw:points="107,340 107,268 94,252 84,279 69,314 69,625 78,691 92,760 111,823 131,877 142,923 156,957 169,984 179,1001 187,1018 187,996 171,973 148,941 131,901 111,851 86,782 63,705 40,630 18,546 0,459 0,222 22,157 53,104 98,54 160,18 226,0 454,0 520,24 578,57 619,102 650,150 650,243 623,286 580,331 532,366 479,388 419,409 361,429 142,429 121,411 102,395 94,379">
          <text:p/>
        </draw:polyline>
        <draw:polyline draw:style-name="gr2" draw:text-style-name="P2" draw:layer="layout" svg:width="0.765cm" svg:height="1.422cm" svg:x="14.094cm" svg:y="28.271cm" svg:viewBox="0 0 766 1423" draw:points="125,88 104,81 76,64 27,36 12,23 0,12 0,0 51,0 102,26 160,59 237,107 330,171 429,248 528,343 613,443 685,555 739,674 766,795 766,912 743,1013 698,1113 644,1194 567,1258 493,1315 423,1360 365,1392 313,1410 264,1423 200,1423 214,1399">
          <text:p/>
        </draw:polyline>
        <draw:polyline draw:style-name="gr2" draw:text-style-name="P2" draw:layer="layout" svg:width="0.6cm" svg:height="0.035cm" svg:x="16.229cm" svg:y="28.902cm" svg:viewBox="0 0 601 36" draw:points="83,5 83,22 17,22 8,36 0,25 23,12 487,12 526,0 601,0">
          <text:p/>
        </draw:polyline>
        <draw:polyline draw:style-name="gr2" draw:text-style-name="P2" draw:layer="layout" svg:width="0.599cm" svg:height="0.11cm" svg:x="16.471cm" svg:y="29.192cm" svg:viewBox="0 0 600 111" draw:points="78,80 61,89 44,99 32,111 0,111 11,99 90,99 129,82 179,64 233,44 290,32 352,23 408,16 464,0 578,0 600,16">
          <text:p/>
        </draw:polyline>
        <draw:polyline draw:style-name="gr2" draw:text-style-name="P2" draw:layer="layout" svg:width="0.176cm" svg:height="1.045cm" svg:x="18.662cm" svg:y="28.628cm" svg:viewBox="0 0 177 1046" draw:points="31,41 0,41 10,31 23,22 37,12 37,0 37,36 54,70 54,144 70,208 85,278 93,353 101,437 114,523 114,708 130,794 145,863 145,928 158,975 158,1008 166,1032 177,1046">
          <text:p/>
        </draw:polyline>
        <draw:polyline draw:style-name="gr2" draw:text-style-name="P2" draw:layer="layout" svg:width="0.57cm" svg:height="0.643cm" svg:x="18.679cm" svg:y="28.426cm" svg:viewBox="0 0 571 644" draw:points="20,246 20,157 0,140 0,93 29,74 55,52 136,11 186,0 299,0 359,21 411,52 466,95 509,152 540,215 559,287 571,353 571,475 540,534 497,584 453,617 407,644 153,644 130,634 115,634 99,627 86,627">
          <text:p/>
        </draw:polyline>
        <draw:polyline draw:style-name="gr2" draw:text-style-name="P2" draw:layer="layout" svg:width="0.529cm" svg:height="0.147cm" svg:x="19.828cm" svg:y="28.719cm" svg:viewBox="0 0 530 148" draw:points="0,148 6,137 24,137 48,126 86,112 131,103 185,91 243,69 303,69 350,58 396,39 441,26 518,26 530,14 530,0 514,0">
          <text:p/>
        </draw:polyline>
        <draw:polyline draw:style-name="gr2" draw:text-style-name="P2" draw:layer="layout" svg:width="0.207cm" svg:height="0.909cm" svg:x="20.872cm" svg:y="28.207cm" svg:viewBox="0 0 208 910" draw:points="8,12 0,0 0,140 16,195 16,328 38,402 52,484 69,563 88,634 108,703 127,763 146,810 162,849 179,879 195,896 208,910">
          <text:p/>
        </draw:polyline>
        <draw:polyline draw:style-name="gr2" draw:text-style-name="P2" draw:layer="layout" svg:width="0.92cm" svg:height="0.205cm" svg:x="29.208cm" svg:y="11.497cm" svg:viewBox="0 0 921 206" draw:points="37,189 25,189 17,178 17,194 0,206 25,194 60,185 108,175 170,175 240,153 318,137 411,113 500,92 577,80 657,58 727,37 789,14 830,14 867,0 921,0">
          <text:p/>
        </draw:polyline>
        <draw:polyline draw:style-name="gr2" draw:text-style-name="P2" draw:layer="layout" svg:width="0.136cm" svg:height="0.786cm" svg:x="31.319cm" svg:y="11.159cm" svg:viewBox="0 0 137 787" draw:points="0,67 14,54 14,31 4,24 4,0 14,19 26,40 26,74 36,126 36,501 48,575 67,646 92,704 114,751 137,787">
          <text:p/>
        </draw:polyline>
        <draw:polyline draw:style-name="gr2" draw:text-style-name="P2" draw:layer="layout" svg:width="1.707cm" svg:height="1.74cm" svg:x="30.653cm" svg:y="10.745cm" svg:viewBox="0 0 1708 1741" draw:points="812,190 771,166 732,145 682,129 641,116 593,109 539,102 488,102 440,124 384,150 322,190 265,236 207,295 147,377 95,476 54,587 21,703 0,953 14,1084 45,1212 93,1327 170,1427 262,1512 364,1587 480,1648 604,1698 734,1727 856,1741 975,1741 1090,1720 1196,1684 1305,1637 1398,1577 1475,1508 1533,1434 1593,1355 1686,1168 1708,1058 1708,723 1684,605 1644,493 1591,388 1531,302 1460,224 1382,157 1297,90 1204,43 1105,14 999,0 895,0 785,16 678,57 573,121">
          <text:p/>
        </draw:polyline>
        <draw:polyline draw:style-name="gr2" draw:text-style-name="P2" draw:layer="layout" svg:width="0.688cm" svg:height="1.312cm" svg:x="5.892cm" svg:y="32.895cm" svg:viewBox="0 0 689 1313" draw:points="155,0 106,0 77,15 52,29 37,29 37,911 17,991 0,1066 0,1313 0,1302 10,1282 21,1254 21,913 33,866 52,816 70,763 93,709 116,661 145,613 184,566 229,519 285,481 347,449 399,431 500,431 542,449 577,479 604,517 604,686 577,748 550,804 513,854 473,904 424,941 372,973 331,991 248,991 248,975 225,949 225,846 240,809 256,775 283,744 283,723 310,709 347,709 362,732 378,766 389,806 389,854 418,902 418,952 449,1002 473,1049 494,1091 517,1127 539,1161 570,1189 595,1218 626,1236 652,1247 689,1254">
          <text:p/>
        </draw:polyline>
        <draw:polyline draw:style-name="gr2" draw:text-style-name="P2" draw:layer="layout" svg:width="0.368cm" svg:height="0.534cm" svg:x="6.814cm" svg:y="33.557cm" svg:viewBox="0 0 369 535" draw:points="188,114 159,96 122,76 54,55 37,48 27,43 14,43 14,57 29,66 43,81 62,93 188,93 188,19 169,12 153,7 134,0 112,19 89,41 68,76 49,117 31,162 14,210 0,267 0,418 14,458 43,490 85,508 138,524 190,535 308,535 369,515">
          <text:p/>
        </draw:polyline>
        <draw:polyline draw:style-name="gr2" draw:text-style-name="P2" draw:layer="layout" svg:width="0.835cm" svg:height="1.524cm" svg:x="7.473cm" svg:y="33.385cm" svg:viewBox="0 0 836 1525" draw:points="21,427 21,325 0,325 89,325 133,307 178,291 226,272 263,246 302,227 335,213 356,191 356,148 341,134 186,134 149,155 112,186 85,222 58,261 35,300 19,346 19,445 33,495 62,538 95,572 137,596 186,613 290,613 350,600 410,579 466,548 516,515 568,482 619,450 669,418 706,377 737,334 762,293 776,253 785,211 785,15 770,0 754,0 735,29 735,593 745,702 745,811 756,921 756,1116 770,1201 770,1339 787,1405 801,1459 816,1494 836,1525">
          <text:p/>
        </draw:polyline>
        <draw:polyline draw:style-name="gr2" draw:text-style-name="P2" draw:layer="layout" svg:width="2.456cm" svg:height="1.974cm" svg:x="8.056cm" svg:y="33.226cm" svg:viewBox="0 0 2457 1975" draw:points="110,740 89,681 66,624 48,570 17,466 0,424 0,379 15,338 39,302 77,277 128,261 186,252 329,252 399,274 465,302 523,348 570,395 603,448 617,500 617,552 601,604 570,659 527,702 486,736 445,764 403,784 370,798 345,809 329,817 316,817 339,802 387,802 422,788 455,788 494,779 533,767 617,767 656,745 694,722 727,702 760,674 789,638 811,602 832,559 832,343 820,327 809,320 809,362 826,391 845,424 867,470 886,517 911,570 942,624 975,672 1010,717 1041,759 1072,800 1105,822 1138,833 1167,843 1221,843 1246,822 1262,793 1283,757 1293,724 1303,688 1306,641 1312,593 1316,545 1328,498 1339,452 1347,405 1359,359 1370,320 1382,291 1399,274 1415,261 1452,261 1477,291 1504,329 1531,372 1568,420 1591,461 1614,505 1632,548 1651,584 1667,604 1682,617 1702,617 1740,564 1754,534 1783,466 1800,431 1822,397 1847,366 1872,348 1901,334 1932,324 1963,316 2002,312 2046,307 2240,307 2285,295 2320,284 2358,266 2393,250 2420,224 2442,188 2457,157 2457,19 2442,0 2403,0 2389,27 2372,69 2356,124 2339,205 2325,302 2304,424 2287,561 2271,705 2258,852 2248,1000 2242,1145 2242,1775 2225,1841 2211,1899 2196,1946 2178,1975 2134,1975 2108,1946 2072,1908 2048,1861 2019,1801">
          <text:p/>
        </draw:polyline>
        <draw:polyline draw:style-name="gr2" draw:text-style-name="P2" draw:layer="layout" svg:width="0.165cm" svg:height="0.114cm" svg:x="8.788cm" svg:y="32.712cm" svg:viewBox="0 0 166 115" draw:points="166,115 108,67 86,51 65,42 42,31 16,27 0,15 0,0">
          <text:p/>
        </draw:polyline>
        <draw:polyline draw:style-name="gr2" draw:text-style-name="P2" draw:layer="layout" svg:width="2.185cm" svg:height="1.046cm" svg:x="12.637cm" svg:y="32.764cm" svg:viewBox="0 0 2186 1047" draw:points="0,806 16,815 70,815 107,801 144,785 169,772 198,756 225,737 252,715 283,690 308,656 324,618 345,572 362,525 362,225 337,177 308,126 279,86 260,60 240,43 221,28 209,17 194,10 178,36 178,268 198,349 221,427 248,513 279,592 316,670 355,740 399,790 442,833 486,865 527,883 566,892 647,892 682,870 717,849 744,817 771,777 796,733 816,677 829,622 835,570 835,379 820,315 804,256 787,204 771,158 750,105 734,76 719,48 703,21 692,0 680,0 670,26 670,143 682,211 701,275 713,340 732,413 748,487 771,556 789,620 810,674 827,720 841,756 851,790 860,811 864,827 866,837 866,817 872,785 878,749 889,704 901,658 913,608 932,558 955,513 980,475 998,458 1021,440 1087,440 1110,465 1133,494 1153,529 1180,558 1203,597 1228,627 1257,661 1281,692 1312,711 1343,727 1414,727 1447,718 1482,701 1515,677 1550,649 1582,613 1609,575 1632,537 1652,494 1667,454 1677,413 1685,377 1685,285 1675,275 1667,263 1657,256 1644,249 1636,265 1630,277 1623,299 1621,327 1621,463 1638,501 1657,532 1679,561 1702,592 1731,611 1867,611 1902,587 1940,565 1973,532 2004,497 2033,458 2055,429 2076,387 2076,121 2076,177 2086,215 2097,263 2111,320 2126,392 2142,461 2157,527 2171,594 2179,668 2186,735 2186,904 2163,944 2138,980 2109,1008 2078,1030 2047,1042 2016,1047 1950,1047 1917,1035 1888,1013">
          <text:p/>
        </draw:polyline>
        <draw:polyline draw:style-name="gr2" draw:text-style-name="P2" draw:layer="layout" svg:width="0.201cm" svg:height="0.161cm" svg:x="14.315cm" svg:y="32.299cm" svg:viewBox="0 0 202 162" draw:points="122,61 104,39 85,22 73,13 60,0 50,22 66,50 89,70 108,93 128,119 145,142 168,155 182,162 198,162 202,151 168,151 147,133 128,133 106,119 83,107 68,93 50,84 0,84">
          <text:p/>
        </draw:polyline>
        <draw:polyline draw:style-name="gr2" draw:text-style-name="P2" draw:layer="layout" svg:width="0.49cm" svg:height="0.131cm" svg:x="12.38cm" svg:y="33.119cm" svg:viewBox="0 0 491 132" draw:points="97,132 19,132 0,122 0,103 17,96 46,86 103,71 175,57 260,41 371,23 491,0">
          <text:p/>
        </draw:polyline>
        <draw:polyline draw:style-name="gr2" draw:text-style-name="P2" draw:layer="layout" svg:width="1.379cm" svg:height="0.674cm" svg:x="16.324cm" svg:y="32.897cm" svg:viewBox="0 0 1380 675" draw:points="0,654 0,666 21,675 35,675 58,666 77,657 99,632 120,602 137,564 147,523 159,480 159,251 145,229 145,195 135,181 126,174 126,197 143,220 157,247 174,290 193,345 215,391 242,443 267,496 298,537 325,578 358,607 391,630 422,642 455,657 529,657 548,630 569,602 583,561 594,523 602,473 610,420 618,370 622,320 629,272 631,224 637,186 645,158 651,134 672,134 678,153 693,184 707,224 724,270 744,322 771,372 802,424 831,473 862,514 887,550 913,573 979,573 993,550 1008,525 1020,487 1039,443 1051,393 1066,336 1078,279 1091,227 1103,174 1111,120 1118,77 1120,43 1120,0 1120,31 1136,63 1151,95 1167,136 1190,188 1211,245 1235,306 1260,363 1289,408 1314,453 1337,487 1349,511 1366,528 1380,528">
          <text:p/>
        </draw:polyline>
        <draw:polyline draw:style-name="gr2" draw:text-style-name="P2" draw:layer="layout" svg:width="0.091cm" svg:height="0.01cm" svg:x="16.508cm" svg:y="32.195cm" svg:viewBox="0 0 92 11" draw:points="92,0 0,0 28,11 63,11">
          <text:p/>
        </draw:polyline>
        <draw:polyline draw:style-name="gr2" draw:text-style-name="P2" draw:layer="layout" svg:width="1.032cm" svg:height="1.274cm" svg:x="19.228cm" svg:y="32.788cm" svg:viewBox="0 0 1033 1275" draw:points="143,97 143,129 129,159 129,226 145,245 168,257 199,265 228,269 298,269 333,257 368,229 399,202 424,179 441,147 455,115 455,52 439,29 414,9 379,0 300,0 255,29 207,67 160,102 114,143 73,200 40,243 19,293 0,345 0,443 27,486 60,531 104,565 153,595 213,615 282,631 352,645 503,645 579,626 654,610 722,588 786,567 846,533 901,497 942,462 975,419 1002,381 1021,338 1033,300 1033,202 1012,165 990,126 967,107 942,86 919,69 878,69 856,88 840,102 825,129 815,157 805,202 800,262 800,399 811,488 825,586 854,786 871,876 886,958 890,1037 890,1223 878,1243 858,1261 846,1275 831,1275 823,1259 823,1232">
          <text:p/>
        </draw:polyline>
        <draw:polyline draw:style-name="gr2" draw:text-style-name="P2" draw:layer="layout" svg:width="0.755cm" svg:height="0.346cm" svg:x="20.727cm" svg:y="33.042cm" svg:viewBox="0 0 756 347" draw:points="0,100 0,75 36,68 107,68 144,77 214,93 247,120 272,150 284,182 293,211 307,238 322,276 322,347 301,347 284,333 272,314 272,290 264,257 264,139 286,106 309,77 334,46 361,15 388,0 522,0 555,15 586,41 617,72 640,106 658,139 673,165 685,193 696,222 702,248 708,266 712,283 731,283 741,301 756,301">
          <text:p/>
        </draw:polyline>
        <draw:polyline draw:style-name="gr2" draw:text-style-name="P2" draw:layer="layout" svg:width="0.07cm" svg:height="0.686cm" svg:x="23.307cm" svg:y="32.614cm" svg:viewBox="0 0 71 687" draw:points="63,12 46,0 0,0 0,105 16,148 31,203 44,264 55,339 63,412 63,476 71,526 71,687 48,687">
          <text:p/>
        </draw:polyline>
        <draw:polyline draw:style-name="gr2" draw:text-style-name="P2" draw:layer="layout" svg:width="1.321cm" svg:height="1.679cm" svg:x="22.674cm" svg:y="32.121cm" svg:viewBox="0 0 1322 1680" draw:points="818,136 787,96 750,57 708,31 665,12 607,0 462,19 391,53 321,98 255,157 199,212 137,282 85,357 46,448 19,541 0,640 0,854 15,970 35,1083 66,1192 104,1290 145,1383 197,1468 252,1537 325,1587 397,1630 471,1660 547,1680 708,1680 787,1654 863,1620 927,1585 985,1537 1043,1478 1103,1420 1151,1354 1196,1285 1233,1215 1266,1144 1291,1067 1312,990 1322,911 1322,665 1299,589 1275,505 1244,434 1202,360 1153,298 1099,241 1043,189 985,134 921,91 857,64 789,43 650,43 576,55 495,78 410,114 331,143 255,174 182,210 116,255">
          <text:p/>
        </draw:polyline>
        <draw:polyline draw:style-name="gr2" draw:text-style-name="P2" draw:layer="layout" svg:width="0.878cm" svg:height="0.741cm" svg:x="25.595cm" svg:y="32.283cm" svg:viewBox="0 0 879 742" draw:points="103,245 31,245 31,261 14,281 0,324 0,543 23,581 50,620 72,651 99,675 128,694 293,694 323,678 348,653 369,617 383,584 394,541 400,493 402,445 402,298 383,286 338,286 325,300 325,343 340,372 356,417 379,467 408,520 433,572 464,617 499,660 532,692 569,725 607,742 762,742 795,721 824,692 840,663 857,627 869,588 879,543 879,445 863,400 838,352 809,307 786,264 757,216 726,172 700,127 673,84 650,52 650,0 664,7 685,27">
          <text:p/>
        </draw:polyline>
        <draw:polyline draw:style-name="gr2" draw:text-style-name="P2" draw:layer="layout" svg:width="0.374cm" svg:height="0.602cm" svg:x="26.676cm" svg:y="32.333cm" svg:viewBox="0 0 375 603" draw:points="52,91 52,131 39,145 29,164 45,170 67,170 92,179 121,184 208,184 232,166 253,157 270,150 284,136 295,114 295,70 282,48 261,31 237,12 210,0 146,0 115,22 84,48 54,79 29,120 12,166 0,220 0,329 12,381 35,434 67,485 104,525 148,563 201,587 261,603 375,603">
          <text:p/>
        </draw:polyline>
        <draw:polyline draw:style-name="gr2" draw:text-style-name="P2" draw:layer="layout" svg:width="2.342cm" svg:height="2.009cm" svg:x="28.243cm" svg:y="31.824cm" svg:viewBox="0 0 2343 2010" draw:points="393,731 393,673 376,645 362,607 333,543 316,516 306,495 287,479 264,461 240,447 176,447 144,461 107,483 70,507 37,529 14,561 0,595 0,664 20,693 43,714 68,733 99,759 136,786 169,800 331,800 355,781 372,745 384,714 393,683 401,657 401,595 386,571 386,590 403,623 421,661 434,720 455,807 473,904 492,1018 510,1147 531,1283 541,1419 550,1551 562,1673 562,1934 539,1982 508,2010 453,2010 415,1994 384,1962 355,1914 322,1858 293,1791 279,1715 271,1637 271,1553 287,1472 310,1396 339,1324 380,1257 426,1202 469,1157 519,1118 564,1090 616,1063 670,1043 723,1026 773,1009 825,990 874,968 920,943 959,914 996,883 1028,847 1059,807 1084,766 1107,720 1123,675 1136,631 1146,586 1146,497 1129,459 1107,425 1082,400 1059,381 1034,366 963,366 940,390 928,425 920,468 913,516 913,625 932,688 959,747 994,804 1034,854 1088,893 1150,926 1218,950 1289,961 1429,961 1499,938 1570,907 1628,873 1683,836 1737,790 1783,738 1824,679 1855,614 1878,547 1892,473 1892,325 1867,254 1836,186 1805,128 1770,80 1741,43 1714,16 1694,0 1659,0 1640,11 1630,33 1630,111 1609,161 1609,354 1621,438 1632,521 1659,588 1698,654 1747,707 1795,757 1849,800 1917,829 1983,845 2120,845 2179,833 2233,833 2289,809 2343,783">
          <text:p/>
        </draw:polyline>
        <draw:polyline draw:style-name="gr2" draw:text-style-name="P2" draw:layer="layout" svg:width="0.711cm" svg:height="0.165cm" svg:x="30.047cm" svg:y="32.14cm" svg:viewBox="0 0 712 166" draw:points="473,166 338,139 268,135 198,130 129,123 73,121 31,115 0,109 0,91 33,81 181,81 289,65 419,48 559,24 712,0">
          <text:p/>
        </draw:polyline>
        <draw:polyline draw:style-name="gr2" draw:text-style-name="P2" draw:layer="layout" svg:width="0.947cm" svg:height="0.912cm" svg:x="10.034cm" svg:y="38.613cm" svg:viewBox="0 0 948 913" draw:points="585,297 592,284 592,265 600,245 600,172 579,141 556,115 525,90 492,71 455,53 418,33 379,17 348,0 267,0 238,12 209,28 174,53 133,85 102,134 71,195 54,258 38,325 17,397 0,470 0,551 15,625 31,692 46,749 58,804 79,844 102,879 139,899 168,913 238,913 277,904 321,884 354,861 387,825 422,782 455,727 484,672 509,613 534,556 556,495 571,432 577,368 577,213 563,182 563,156 548,134 548,118 548,152 532,182 532,732 548,777 569,813 592,842 614,861 645,870 711,870 742,856 778,836 813,815 842,797 872,775 896,754 917,734 934,715 942,701 948,689">
          <text:p/>
        </draw:polyline>
        <draw:polyline draw:style-name="gr2" draw:text-style-name="P2" draw:layer="layout" svg:width="0.453cm" svg:height="1.118cm" svg:x="10.799cm" svg:y="36.746cm" svg:viewBox="0 0 454 1119" draw:points="60,498 46,486 46,475 46,500 79,559 97,596 114,639 130,687 147,742 163,792 176,842 186,892 195,933 201,973 207,1010 213,1044 217,1073 221,1103 223,1119 230,1099 230,1053 213,1028 201,989 182,944 161,894 139,835 114,771 93,699 68,629 48,559 31,488 21,422 15,357 15,248 44,203 77,157 110,114 151,84 192,52 238,32 284,12 326,0 392,0 417,27 435,55 454,98 454,250 431,305 402,357 371,403 340,446 301,477 263,503 230,525 195,536 62,536 46,520 31,505 21,488 8,475 4,457 0,446 0,434">
          <text:p/>
        </draw:polyline>
        <draw:polyline draw:style-name="gr2" draw:text-style-name="P2" draw:layer="layout" svg:width="0.573cm" svg:height="0.1cm" svg:x="11.568cm" svg:y="37.21cm" svg:viewBox="0 0 574 101" draw:points="75,101 0,101 452,101 491,87 530,73 559,66 574,57 574,44 530,44 503,32 481,22 460,11 443,0">
          <text:p/>
        </draw:polyline>
        <draw:polyline draw:style-name="gr2" draw:text-style-name="P2" draw:layer="layout" svg:width="0.213cm" svg:height="0.696cm" svg:x="12.314cm" svg:y="36.732cm" svg:viewBox="0 0 214 697" draw:points="19,71 0,62 0,26 19,17 38,0 60,0 60,262 92,314 115,366 136,419 146,472 161,518 179,561 200,597 214,624 214,697">
          <text:p/>
        </draw:polyline>
        <draw:polyline draw:style-name="gr2" draw:text-style-name="P2" draw:layer="layout" svg:width="0.655cm" svg:height="1.295cm" svg:x="12.759cm" svg:y="36.378cm" svg:viewBox="0 0 656 1296" draw:points="0,85 0,25 26,14 59,4 94,0 131,0 241,37 313,87 383,150 449,218 513,304 575,400 623,495 656,598 656,796 637,891 602,974 549,1051 476,1115 410,1174 334,1228 265,1267 193,1296">
          <text:p/>
        </draw:polyline>
        <draw:polyline draw:style-name="gr2" draw:text-style-name="P2" draw:layer="layout" svg:width="0.543cm" svg:height="1.69cm" svg:x="10.07cm" svg:y="36.428cm" svg:viewBox="0 0 544 1691" draw:points="256,35 248,18 233,7 212,0 186,0 140,57 124,114 97,187 72,282 47,389 31,521 18,659 4,797 0,930 0,1064 31,1186 66,1293 119,1395 181,1477 256,1547 343,1612 442,1660 544,1691">
          <text:p/>
        </draw:polyline>
        <draw:polyline draw:style-name="gr2" draw:text-style-name="P2" draw:layer="layout" svg:width="0.657cm" svg:height="1.65cm" svg:x="15.326cm" svg:y="37.484cm" svg:viewBox="0 0 658 1651" draw:points="658,37 658,0 602,0 559,19 540,44 524,87 495,134 470,196 439,262 416,353 392,455 363,562 330,680 288,800 257,921 222,1037 185,1153 152,1260 117,1349 87,1428 62,1494 39,1544 23,1592 12,1628 0,1651">
          <text:p/>
        </draw:polyline>
        <draw:polyline draw:style-name="gr2" draw:text-style-name="P2" draw:layer="layout" svg:width="0.293cm" svg:height="0.287cm" svg:x="14.708cm" svg:y="37.877cm" svg:viewBox="0 0 294 288" draw:points="253,56 235,49 218,40 201,27 156,27 121,14 76,14 62,27 52,52 52,147 76,179 100,218 146,272 173,272 204,288 278,288 286,268 292,245 294,222 294,102 270,79 241,54 216,27 191,0 17,0 0,20">
          <text:p/>
        </draw:polyline>
        <draw:polyline draw:style-name="gr2" draw:text-style-name="P2" draw:layer="layout" svg:width="0.454cm" svg:height="0.479cm" svg:x="16.362cm" svg:y="38.08cm" svg:viewBox="0 0 455 480" draw:points="215,89 194,69 163,69 146,51 74,51 53,79 35,112 20,146 8,187 0,260 0,310 20,358 47,403 76,426 109,449 150,458 192,472 238,480 284,480 323,455 356,417 391,387 418,346 441,312 455,260 455,162 441,122 422,91 395,51 362,24 323,0 173,0 121,17 76,37">
          <text:p/>
        </draw:polyline>
        <draw:polyline draw:style-name="gr2" draw:text-style-name="P2" draw:layer="layout" svg:width="0.252cm" svg:height="1.599cm" svg:x="18.687cm" svg:y="37.821cm" svg:viewBox="0 0 253 1600" draw:points="0,93 0,0 21,34 39,61 58,104 76,166 98,243 121,330 146,434 168,547 187,666 199,790 214,916 226,1030 241,1143 253,1242 253,1600">
          <text:p/>
        </draw:polyline>
        <draw:polyline draw:style-name="gr2" draw:text-style-name="P2" draw:layer="layout" svg:width="0.432cm" svg:height="0.538cm" svg:x="18.741cm" svg:y="37.839cm" svg:viewBox="0 0 433 539" draw:points="45,408 20,353 0,296 0,92 20,62 47,46 85,29 116,12 156,0 193,0 278,27 319,43 360,62 393,103 418,156 433,208 433,353 414,406 381,449 348,483 311,503 276,521 245,533 209,539 183,539 154,528 133,510 121,499 110,485 110,446">
          <text:p/>
        </draw:polyline>
        <draw:polyline draw:style-name="gr2" draw:text-style-name="P2" draw:layer="layout" svg:width="0.353cm" svg:height="0.016cm" svg:x="20.473cm" svg:y="37.923cm" svg:viewBox="0 0 354 17" draw:points="35,17 21,17 35,17 0,17 0,0 354,0">
          <text:p/>
        </draw:polyline>
        <draw:polyline draw:style-name="gr2" draw:text-style-name="P2" draw:layer="layout" svg:width="0.481cm" svg:height="0.141cm" svg:x="20.442cm" svg:y="38.075cm" svg:viewBox="0 0 482 142" draw:points="28,111 0,124 28,142 73,142 84,129 112,129 129,108 158,94 179,71 201,57 245,57 286,46 325,28 377,16 468,16 482,0">
          <text:p/>
        </draw:polyline>
        <draw:polyline draw:style-name="gr2" draw:text-style-name="P2" draw:layer="layout" svg:width="0.118cm" svg:height="0.808cm" svg:x="21.395cm" svg:y="37.46cm" svg:viewBox="0 0 119 809" draw:points="16,77 16,22 0,0 0,65 16,146 27,194 41,244 56,301 70,355 81,405 98,459 110,516 117,569 119,614 119,809">
          <text:p/>
        </draw:polyline>
        <draw:polyline draw:style-name="gr2" draw:text-style-name="P2" draw:layer="layout" svg:width="0.823cm" svg:height="0.067cm" svg:x="16.006cm" svg:y="41.08cm" svg:viewBox="0 0 824 68" draw:points="59,0 36,19 14,37 0,48 0,68 530,68 600,53 658,41 710,27 786,27 809,15 824,15 824,2">
          <text:p/>
        </draw:polyline>
        <draw:polyline draw:style-name="gr2" draw:text-style-name="P2" draw:layer="layout" svg:width="0.932cm" svg:height="0.131cm" svg:x="15.853cm" svg:y="41.449cm" svg:viewBox="0 0 933 132" draw:points="76,115 52,125 29,132 0,132 174,132 229,115 304,99 378,76 462,60 547,38 619,24 683,10 739,0 933,0">
          <text:p/>
        </draw:polyline>
        <draw:polyline draw:style-name="gr2" draw:text-style-name="P2" draw:layer="layout" svg:width="1.139cm" svg:height="0.221cm" svg:x="15.867cm" svg:y="41.809cm" svg:viewBox="0 0 1140 222" draw:points="69,171 50,182 40,191 23,196 9,203 0,210 0,222 174,222 238,205 401,167 501,151 604,132 700,108 787,83 868,61 940,45 1002,33 1058,23 1097,16 1120,9 1130,4 1140,0">
          <text:p/>
        </draw:polyline>
        <draw:polyline draw:style-name="gr2" draw:text-style-name="P2" draw:layer="layout" svg:width="0.926cm" svg:height="0.582cm" svg:x="20.688cm" svg:y="41.506cm" svg:viewBox="0 0 927 583" draw:points="654,163 635,154 623,140 609,125 592,108 565,90 532,72 470,42 441,24 404,12 361,5 315,0 224,0 183,17 140,40 97,65 60,97 29,137 8,179 0,227 0,377 21,424 47,468 74,504 105,533 148,554 179,570 210,583 323,583 371,568 404,554 435,533 470,506 511,474 540,442 569,404 592,365 592,333 609,297 609,240 594,218 594,172 594,190 571,211 571,237 547,265 524,299 507,335 507,404 526,435 538,463 555,487 586,501 619,513 718,513 747,501 786,485 828,465 865,444 898,420 927,399">
          <text:p/>
        </draw:polyline>
        <draw:polyline draw:style-name="gr2" draw:text-style-name="P2" draw:layer="layout" svg:width="0.256cm" svg:height="0.864cm" svg:x="21.56cm" svg:y="40.47cm" svg:viewBox="0 0 257 865" draw:points="70,250 70,203 70,325 84,382 92,448 102,510 117,565 133,630 146,692 156,744 169,785 181,815 181,865 169,865 156,849 142,830 131,804 117,765 98,721 84,670 68,611 52,549 37,477 17,403 6,332 0,264 0,69 13,39 31,14 52,0 150,0 181,19 204,48 226,86 245,127 257,171 257,262 239,305 218,343 191,372 156,398 125,419 94,432 56,441 33,448 17,457 0,457 13,457 21,448 31,441">
          <text:p/>
        </draw:polyline>
        <draw:polyline draw:style-name="gr2" draw:text-style-name="P2" draw:layer="layout" svg:width="0.432cm" svg:height="0.133cm" svg:x="22.087cm" svg:y="40.809cm" svg:viewBox="0 0 433 134" draw:points="62,122 44,134 0,134 0,112 21,101 50,94 153,94 200,78 284,78 322,64 355,50 386,30 429,30 433,14 433,0">
          <text:p/>
        </draw:polyline>
        <draw:polyline draw:style-name="gr2" draw:text-style-name="P2" draw:layer="layout" svg:width="0.058cm" svg:height="0.634cm" svg:x="22.662cm" svg:y="40.468cm" svg:viewBox="0 0 59 635" draw:points="0,66 8,50 8,0 8,45 33,131 41,181 47,236 47,553 59,582 59,635">
          <text:p/>
        </draw:polyline>
        <draw:polyline draw:style-name="gr2" draw:text-style-name="P2" draw:layer="layout" svg:width="0.589cm" svg:height="0.141cm" svg:x="23.644cm" svg:y="41.354cm" svg:viewBox="0 0 590 142" draw:points="53,131 41,142 0,142 10,129 47,129 87,117 124,108 163,96 203,81 249,70 305,60 360,49 420,34 468,27 503,20 526,14 548,7 573,5 590,0">
          <text:p/>
        </draw:polyline>
        <draw:polyline draw:style-name="gr2" draw:text-style-name="P2" draw:layer="layout" svg:width="0.701cm" svg:height="0.106cm" svg:x="23.747cm" svg:y="41.582cm" svg:viewBox="0 0 702 107" draw:points="132,80 122,89 101,98 79,103 54,107 0,107 155,107 194,92 252,80 306,68 370,57 433,45 497,38 555,29 596,22 627,17 654,13 677,10 687,6 702,0">
          <text:p/>
        </draw:polyline>
        <draw:polyline draw:style-name="gr2" draw:text-style-name="P2" draw:layer="layout" svg:width="0.143cm" svg:height="0.821cm" svg:x="25.876cm" svg:y="40.763cm" svg:viewBox="0 0 144 822" draw:points="0,12 0,0 0,93 17,141 35,196 71,260 71,324 96,393 96,460 113,529 127,591 144,639 144,822">
          <text:p/>
        </draw:polyline>
        <draw:polyline draw:style-name="gr2" draw:text-style-name="P2" draw:layer="layout" svg:width="1.762cm" svg:height="0.712cm" svg:x="26.781cm" svg:y="40.72cm" svg:viewBox="0 0 1763 713" draw:points="0,383 108,383 126,397 147,415 170,435 203,483 220,515 238,547 251,573 251,713 251,673 240,649 226,626 217,597 209,561 201,526 186,492 176,461 166,430 157,397 157,337 178,323 209,313 242,308 327,308 375,323 424,344 470,363 503,392 528,420 553,451 574,485 586,526 595,558 595,630 580,642 564,649 535,649 522,635 513,618 513,426 528,390 545,351 566,318 588,290 617,261 648,240 675,226 710,213 777,213 803,233 828,254 853,283 874,313 892,349 913,387 932,428 950,463 973,494 992,528 1012,551 1035,571 1060,585 1091,599 1190,599 1223,587 1254,571 1285,551 1314,528 1333,497 1349,465 1359,430 1370,394 1382,356 1386,326 1386,143 1370,155 1370,173 1355,201 1355,390 1368,426 1386,461 1403,499 1421,530 1438,554 1461,576 1483,592 1510,606 1616,606 1649,597 1684,587 1709,565 1732,540 1750,513 1763,485 1763,299 1746,263 1725,233 1694,194 1653,160 1601,127 1550,91 1500,57 1446,27 1401,12 1355,0 1316,0 1283,12 1256,36 1240,64 1229,98">
          <text:p/>
        </draw:polyline>
        <draw:polyline draw:style-name="gr2" draw:text-style-name="P2" draw:layer="layout" svg:width="0.607cm" svg:height="0.929cm" svg:x="28.638cm" svg:y="40.289cm" svg:viewBox="0 0 608 930" draw:points="486,575 468,568 445,542 422,523 400,499 373,478 321,435 249,435 214,449 173,471 136,499 97,530 62,561 43,601 20,642 8,685 0,723 0,804 35,837 70,875 115,909 173,930 387,930 426,914 468,885 495,846 519,801 538,751 546,692 546,387 526,332 509,273 499,218 488,168 478,125 462,91 445,55 437,24 437,0 468,0 468,117 453,164 439,214 439,351 455,423 468,492 486,559 501,618 515,671 538,721 563,759 588,787 600,807 608,823">
          <text:p/>
        </draw:polyline>
        <draw:polyline draw:style-name="gr2" draw:text-style-name="P2" draw:layer="layout" svg:width="0.078cm" svg:height="1.243cm" svg:x="30.089cm" svg:y="40.554cm" svg:viewBox="0 0 79 1244" draw:points="79,0 39,0 39,157 22,219 10,295 0,380 0,1244">
          <text:p/>
        </draw:polyline>
        <draw:polyline draw:style-name="gr2" draw:text-style-name="P2" draw:layer="layout" svg:width="0.637cm" svg:height="0.507cm" svg:x="30.016cm" svg:y="40.423cm" svg:viewBox="0 0 638 508" draw:points="0,211 0,111 17,74 35,40 71,18 118,0 373,0 444,21 570,97 609,136 638,183 638,283 624,337 593,377 545,405 489,437 429,465 359,484 295,496 235,508 75,508">
          <text:p/>
        </draw:polyline>
        <draw:polyline draw:style-name="gr2" draw:text-style-name="P2" draw:layer="layout" svg:width="0.622cm" svg:height="1.433cm" svg:x="30.709cm" svg:y="39.937cm" svg:viewBox="0 0 623 1434" draw:points="62,74 39,57 18,43 0,19 0,7 20,0 51,0 94,22 143,45 201,81 267,136 344,200 414,276 476,357 534,450 578,550 606,654 623,760 623,862 594,963 553,1063 495,1161 422,1244 346,1318 259,1380 174,1434">
          <text:p/>
        </draw:polyline>
        <draw:polyline draw:style-name="gr2" draw:text-style-name="P2" draw:layer="layout" svg:width="0.736cm" svg:height="1.614cm" svg:x="24.975cm" svg:y="40.199cm" svg:viewBox="0 0 737 1615" draw:points="503,42 484,31 458,19 441,19 422,10 400,0 376,0 310,28 269,69 225,131 178,212 128,307 82,417 43,538 14,657 0,778 0,900 14,1018 43,1125 87,1218 147,1306 223,1379 316,1442 412,1501 518,1551 625,1586 737,1615">
          <text:p/>
        </draw:polyline>
        <draw:polyline draw:style-name="gr2" draw:text-style-name="P2" draw:layer="layout" svg:width="0.229cm" svg:height="2.501cm" svg:x="19.479cm" svg:y="40.034cm" svg:viewBox="0 0 230 2502" draw:points="0,70 0,22 10,5 27,0 43,0 58,18 97,91 120,157 143,236 168,339 189,461 205,603 214,761 222,932 230,1115 230,1940 218,2066 205,2173 197,2266 197,2342 191,2412 191,2502">
          <text:p/>
        </draw:polyline>
        <draw:polyline draw:style-name="gr2" draw:text-style-name="P2" draw:layer="layout" svg:width="12.448cm" svg:height="3.034cm" svg:x="19.503cm" svg:y="39.218cm" svg:viewBox="0 0 12449 3035" draw:points="34,648 17,636 17,621 0,621 189,621 242,612 304,612 379,600 664,600 765,612 873,626 968,636 1067,648 1158,655 1530,655 1638,639 1755,626 1871,612 2117,612 2229,598 2342,598 2450,586 2853,586 2958,576 3256,576 3353,559 3531,559 3607,545 3680,534 3746,523 3808,512 3874,512 3926,505 3982,493 4044,480 4360,480 4434,466 4566,466 4631,452 4769,452 4835,441 4963,441 5025,430 5160,430 5222,419 5280,407 5585,407 5635,395 5689,395 5755,386 5825,376 5898,362 5974,348 6729,348 6778,334 6826,334 6871,319 6919,309 6962,300 7003,300 7049,293 7094,286 7130,280 7173,273 7216,269 7272,262 7789,262 7851,250 7907,241 7967,241 8023,228 8082,219 8142,209 8206,205 8271,198 8337,191 8401,186 8469,184 8537,178 8916,178 8996,164 9139,164 9209,152 9660,152 9742,143 9813,133 9889,121 9961,121 10032,107 10106,100 10183,100 10255,91 10329,83 10410,76 10741,76 10825,64 11359,64 11427,55 11495,43 11559,33 11616,23 11670,16 11717,9 11767,5 11808,0 12083,0 12108,9 12325,9 12325,26 12348,26 12362,41 12362,52 12379,64 12379,91 12402,119 12424,152 12435,191 12447,234 12447,586 12431,657 12431,1002 12441,1102 12449,1202 12449,1851 12435,1953 12416,2060 12402,2160 12393,2249 12379,2342 12369,2428 12356,2510 12346,2585 12335,2649 12335,2768 12323,2828 12323,2925 12309,2963 12309,3035">
          <text:p/>
        </draw:polyline>
        <draw:polyline draw:style-name="gr2" draw:text-style-name="P2" draw:layer="layout" svg:width="11.9cm" svg:height="0.553cm" svg:x="19.865cm" svg:y="42.042cm" svg:viewBox="0 0 11901 554" draw:points="0,542 0,525 35,525 50,536 50,551 225,551 271,536 325,527 434,527 482,515 542,504 1023,504 1085,515 1143,529 1209,544 1276,554 1588,554 1658,536 1732,520 1803,508 1881,499 1960,484 2040,465 2582,465 2646,454 2708,454 2768,436 2906,436 2975,422 3134,422 3206,411 4174,411 4250,404 4326,397 4397,389 4469,375 4539,363 4608,349 4763,322 4839,306 4913,297 5071,297 5147,279 5467,279 5544,268 5618,251 5691,242 5767,242 5846,229 5918,218 5988,204 6059,194 6131,183 7282,183 7355,169 8000,169 8059,157 8121,157 8177,143 8409,143 8463,126 9167,126 9225,112 9552,112 9606,103 9775,103 9831,85 9983,85 10026,74 10068,74 10115,60 10156,50 10239,50 10272,40 10952,40 10981,31 11041,31 11074,19 11444,19 11463,28 11655,28 11684,19 11709,12 11769,12 11769,0 11901,0">
          <text:p/>
        </draw:polyline>
        <draw:polyline draw:style-name="gr2" draw:text-style-name="P2" draw:layer="layout" svg:width="0.796cm" svg:height="1.186cm" svg:x="3.986cm" svg:y="46.34cm" svg:viewBox="0 0 797 1187" draw:points="0,1037 44,968 77,902 106,839 135,771 153,707 170,639 178,580 178,467 166,410 166,356 147,310 128,277 114,253 106,233 106,220 106,267 116,286 131,308 143,336 162,372 182,417 205,460 228,511 259,564 286,623 314,682 354,739 398,794 433,844 468,896 508,944 541,989 576,1023 607,1059 638,1089 696,1150 723,1170 733,1187 748,1187 754,1173 754,1071 770,1023 787,970 797,911 797,417 785,345 785,15 764,8 750,0 735,0 735,52">
          <text:p/>
        </draw:polyline>
        <draw:polyline draw:style-name="gr2" draw:text-style-name="P2" draw:layer="layout" svg:width="1.755cm" svg:height="1.077cm" svg:x="4.97cm" svg:y="46.385cm" svg:viewBox="0 0 1756 1078" draw:points="219,625 219,614 205,603 172,603 151,623 135,644 116,669 97,699 85,735 73,773 64,807 64,923 81,959 104,985 126,1009 182,1030 211,1049 267,1049 296,1032 319,1032 335,1012 352,985 366,946 374,909 376,873 381,839 381,812 364,778 345,739 325,712 298,685 273,651 244,621 213,596 186,571 157,551 133,535 106,523 85,516 27,516 13,547 4,578 0,619 0,646 17,675 40,707 64,730 93,755 126,766 168,776 265,776 310,796 403,796 449,812 536,812 573,799 604,785 631,766 651,744 666,718 676,683 684,642 684,496 670,439 660,377 651,313 637,252 622,203 606,161 589,118 577,84 567,55 558,34 550,18 550,0 550,329 567,398 587,471 600,551 622,633 651,703 684,766 720,828 759,883 798,937 839,985 883,1018 924,1046 970,1066 1015,1078 1102,1078 1147,1055 1192,1026 1233,992 1272,955 1299,921 1318,890 1334,859 1349,821 1349,716 1330,685 1318,651 1303,619 1287,592 1268,576 1248,564 1227,553 1206,553 1179,569 1151,596 1131,625 1114,657 1098,699 1098,871 1123,912 1160,942 1202,966 1254,983 1303,1005 1465,1005 1520,980 1572,959 1618,933 1663,907 1702,875 1735,846 1756,821">
          <text:p/>
        </draw:polyline>
        <draw:polyline draw:style-name="gr2" draw:text-style-name="P2" draw:layer="layout" svg:width="0.668cm" svg:height="0.136cm" svg:x="5.462cm" svg:y="46.517cm" svg:viewBox="0 0 669 137" draw:points="91,120 50,120 29,137 0,137 120,137 170,118 237,109 313,95 392,81 462,59 530,36 609,18 669,0">
          <text:p/>
        </draw:polyline>
        <draw:polyline draw:style-name="gr2" draw:text-style-name="P2" draw:layer="layout" svg:width="0.093cm" svg:height="0.504cm" svg:x="2.269cm" svg:y="50.298cm" svg:viewBox="0 0 94 505" draw:points="83,40 92,24 94,11 94,0 94,64 71,97 52,143 30,195 15,250 15,302 0,358 0,505">
          <text:p/>
        </draw:polyline>
        <draw:polyline draw:style-name="gr2" draw:text-style-name="P2" draw:layer="layout" svg:width="0.451cm" svg:height="0.334cm" svg:x="2.225cm" svg:y="50.307cm" svg:viewBox="0 0 452 335" draw:points="19,151 19,110 0,81 0,0 13,0 29,15 91,15 120,29 151,50 190,79 232,107 264,134 299,173 332,214 369,251 402,282 431,311 452,335">
          <text:p/>
        </draw:polyline>
        <draw:polyline draw:style-name="gr2" draw:text-style-name="P2" draw:layer="layout" svg:width="0.612cm" svg:height="0.173cm" svg:x="2.19cm" svg:y="50.32cm" svg:viewBox="0 0 613 174" draw:points="234,112 151,112 77,126 41,138 17,155 0,174 17,174 56,162 108,138 170,117 250,89 341,66 428,37 517,18 613,0">
          <text:p/>
        </draw:polyline>
        <draw:polyline draw:style-name="gr2" draw:text-style-name="P2" draw:layer="layout" svg:width="0.92cm" svg:height="0.86cm" svg:x="4.757cm" svg:y="49.519cm" svg:viewBox="0 0 921 861" draw:points="0,340 0,329 21,315 69,315 85,326 85,379 110,397 137,417 164,450 203,497 232,545 253,588 277,631 309,679 338,726 357,776 373,811 373,844 392,861 392,834 409,820 425,802 425,769 442,738 442,655 458,622 477,586 477,510 489,474 489,453 502,429 502,355 520,360 543,383 564,408 588,438 613,469 644,503 681,545 717,586 752,619 789,647 822,674 849,686 880,701 905,712 921,712 921,400 905,347 884,288 884,145 867,115 867,79 851,55 836,36 836,8 818,0 818,15">
          <text:p/>
        </draw:polyline>
        <draw:polyline draw:style-name="gr2" draw:text-style-name="P2" draw:layer="layout" svg:width="0.44cm" svg:height="0.461cm" svg:x="6.041cm" svg:y="49.741cm" svg:viewBox="0 0 441 462" draw:points="124,73 103,93 103,107 85,123 85,240 124,240 142,257 159,268 254,268 271,254 300,243 300,136 269,107 240,75 217,52 184,31 155,11 136,11 114,0 89,0 68,14 54,36 45,66 31,97 20,138 0,173 0,382 19,403 52,430 99,446 238,446 283,462 400,462 422,446 441,432 441,410">
          <text:p/>
        </draw:polyline>
        <draw:polyline draw:style-name="gr2" draw:text-style-name="P2" draw:layer="layout" svg:width="2.543cm" svg:height="0.557cm" svg:x="7.717cm" svg:y="49.395cm" svg:viewBox="0 0 2544 558" draw:points="0,485 0,511 13,525 21,544 35,558 99,558 122,542 137,528 153,513 176,492 190,472 201,456 207,442 213,415 223,387 240,346 277,250 302,200 329,153 356,110 387,71 416,43 445,19 467,7 503,7 523,17 534,32 540,50 548,64 556,76 577,89 585,96 393,96 354,114 329,129 302,153 269,186 248,217 230,255 221,286 221,319 240,350 254,390 283,418 316,449 356,470 401,470 455,485 503,485 542,497 596,497 649,472 709,437 755,411 794,390 827,362 862,324 893,284 912,250 926,219 947,189 963,160 992,126 1011,96 1028,80 1046,64 1065,57 1090,53 1160,53 1172,64 1206,64 1221,74 1233,84 1252,84 1268,93 1283,98 1299,98 1299,86 1256,86 1227,74 1198,60 1166,46 1028,46 980,55 939,71 887,89 835,107 794,132 765,160 748,186 734,229 734,305 765,339 804,375 835,420 872,454 918,492 966,513 1001,528 1034,537 1059,556 1079,556 1096,544 1110,535 1118,515 1118,490 1143,468 1170,437 1190,387 1210,353 1227,324 1243,284 1264,246 1287,212 1287,182 1272,146 1272,100 1258,86 1243,76 1229,69 1221,91 1221,229 1235,264 1260,307 1281,343 1297,380 1322,413 1353,435 1384,447 1405,461 1427,461 1427,385 1450,368 1465,350 1492,321 1514,291 1514,171 1529,139 1549,110 1676,110 1713,134 1740,162 1769,200 1800,236 1800,267 1820,298 1843,327 1855,353 1868,372 1868,390 1868,264 1893,224 1921,186 1938,141 1938,53 1971,24 1998,0 2083,0 2103,14 2132,43 2157,86 2157,167 2176,214 2192,260 2215,305 2240,343 2254,372 2385,372 2403,355 2416,341 2449,332 2527,332 2544,312">
          <text:p/>
        </draw:polyline>
        <draw:polyline draw:style-name="gr2" draw:text-style-name="P2" draw:layer="layout" svg:width="1.904cm" svg:height="0.773cm" svg:x="11.268cm" svg:y="49.041cm" svg:viewBox="0 0 1905 774" draw:points="0,701 0,741 19,751 42,734 56,712 81,679 108,646 124,612 124,576 141,537 176,455 186,408 186,284 155,265 131,246 87,246 87,303 104,337 118,369 135,412 147,460 147,510 166,567 186,617 211,658 248,696 286,726 313,753 358,774 403,774 432,762 472,748 501,724 517,696 552,672 596,641 621,598 637,562 668,526 668,439 695,401 695,153 678,137 660,126 643,126 627,146 627,165 616,194 616,365 637,403 637,446 660,465 689,484 711,494 740,501 771,505 835,505 869,491 910,469 935,439 968,412 997,381 1034,346 1059,308 1073,274 1077,241 1081,203 1090,172 1090,112 1075,83 1075,62 1059,43 1059,18 1059,32 1073,51 1107,76 1147,115 1169,151 1207,198 1238,251 1271,303 1302,353 1302,448 1287,489 1262,522 1231,541 1207,558 1186,576 1155,591 1136,587 1153,587 1153,544 1190,526 1215,508 1235,489 1277,472 1310,448 1353,429 1403,415 1452,389 1483,360 1517,334 1560,305 1585,274 1603,248 1624,215 1647,179 1647,151 1663,117 1663,7 1641,0 1624,0 1603,14 1603,38 1587,65 1587,103 1564,153 1564,384 1581,426 1608,474 1622,517 1655,544 1680,560 1715,567 1905,567">
          <text:p/>
        </draw:polyline>
        <draw:polyline draw:style-name="gr2" draw:text-style-name="P2" draw:layer="layout" svg:width="2.147cm" svg:height="0.793cm" svg:x="14.365cm" svg:y="48.736cm" svg:viewBox="0 0 2148 794" draw:points="0,730 0,789 23,794 56,794 89,781 126,765 140,752 171,730 188,707 202,683 221,616 221,576 236,533 236,303 213,255 194,212 159,176 138,146 120,114 105,96 85,85 64,78 64,159 78,195 78,285 97,337 116,396 138,450 180,500 225,557 258,612 312,662 374,707 428,745 484,767 543,781 581,794 612,794 643,781 659,765 672,741 672,583 684,545 684,405 672,350 657,298 643,250 626,200 606,157 583,119 566,85 566,33 581,14 597,5 612,0 672,0 682,26 682,285 698,348 715,407 727,459 744,502 760,548 783,593 783,633 765,633 765,550 818,507 839,483 860,455 874,426 893,405 915,387 934,371 951,359 1083,359 1120,376 1159,393 1184,412 1221,423 1254,437 1285,455 1325,471 1368,485 1405,498 1432,505 1591,505 1626,495 1664,480 1693,469 1720,455 1756,435 1778,414 1778,391 1793,362 1793,278 1774,245 1749,216 1720,195 1701,173 1684,157 1684,143 1664,143 1664,235 1645,271 1645,433 1655,464 1676,487 1709,505 1752,519 1964,519 2004,512 2035,505 2148,505">
          <text:p/>
        </draw:polyline>
        <draw:polyline draw:style-name="gr2" draw:text-style-name="P2" draw:layer="layout" svg:width="0.99cm" svg:height="0.155cm" svg:x="13.871cm" svg:y="49.009cm" svg:viewBox="0 0 991 156" draw:points="0,137 0,156 95,156 147,142 204,133 273,121 359,101 450,85 544,71 629,58 722,42 813,30 898,14 960,0 991,0">
          <text:p/>
        </draw:polyline>
        <draw:polyline draw:style-name="gr2" draw:text-style-name="P2" draw:layer="layout" svg:width="4.186cm" svg:height="1.053cm" svg:x="18.036cm" svg:y="48.376cm" svg:viewBox="0 0 4187 1054" draw:points="339,694 364,673 364,659 395,641 419,623 434,598 434,526 417,500 403,474 374,453 341,436 302,426 269,422 202,422 161,438 116,460 80,488 49,519 29,560 14,606 6,661 0,718 14,773 33,830 64,884 103,934 147,977 188,1011 225,1034 277,1046 320,1054 362,1054 395,1039 424,1016 448,987 465,956 477,920 486,877 490,832 502,782 510,734 517,691 519,656 521,625 527,598 527,583 512,596 512,718 533,761 552,806 574,852 610,891 647,927 686,959 725,980 765,991 846,991 896,980 937,961 976,934 1007,902 1043,866 1067,823 1084,775 1098,725 1098,553 1086,493 1069,431 1047,372 1022,315 991,260 962,215 937,176 908,143 883,119 857,106 842,106 834,122 834,276 850,333 867,395 881,462 892,526 908,586 921,639 937,684 958,720 968,748 974,770 983,784 999,777 1014,759 1034,739 1055,718 1086,696 1119,675 1160,654 1200,637 1243,625 1363,625 1398,639 1437,656 1464,677 1485,707 1495,737 1502,770 1502,832 1477,861 1444,889 1400,916 1359,934 1307,949 1266,961 1222,968 1185,970 1115,970 1115,956 1131,949 1152,944 1181,941 1212,941 1253,939 1630,939 1688,925 1737,909 1787,887 1834,863 1886,834 1925,804 1956,770 1985,737 1998,704 2016,673 2016,574 2004,562 1987,555 1973,576 1973,606 1956,637 1956,711 1973,754 1989,796 2008,837 2033,875 2062,904 2095,930 2120,952 2151,963 2252,963 2283,949 2314,927 2351,902 2388,870 2405,837 2419,794 2419,652 2399,598 2368,547 2335,497 2304,453 2264,415 2217,386 2165,367 2117,355 2002,355 1950,374 1909,397 1874,426 1874,543 1894,586 1927,630 1973,670 2027,709 2082,739 2136,763 2190,777 2248,784 2363,784 2405,768 2444,748 2481,723 2512,691 2541,661 2560,627 2572,588 2581,547 2595,508 2607,467 2616,429 2622,395 2622,293 2603,283 2585,283 2585,338 2599,379 2616,422 2634,469 2653,519 2688,567 2715,616 2754,654 2791,689 2822,718 2845,739 2878,752 2922,759 2940,763 2984,763 3006,741 3037,718 3066,691 3087,664 3087,594 3110,551 3110,331 3097,300 3097,262 3079,262 3079,297 3101,319 3128,345 3159,374 3190,406 3223,436 3271,469 3323,503 3364,529 3403,547 3445,562 3488,569 3591,569 3635,560 3678,545 3719,529 3763,510 3796,488 3821,458 3839,424 3850,383 3850,240 3839,190 3827,140 3817,100 3808,65 3800,36 3790,15 3777,0 3719,0 3697,22 3670,45 3641,79 3610,122 3587,174 3573,227 3573,395 3600,450 3626,503 3664,553 3701,594 3746,632 3788,661 3835,682 3881,702 3924,711 4011,711 4056,696 4087,677 4112,656 4135,634 4156,609 4168,581 4176,558 4187,533 4187,488">
          <text:p/>
        </draw:polyline>
        <draw:polyline draw:style-name="gr2" draw:text-style-name="P2" draw:layer="layout" svg:width="6.484cm" svg:height="1.402cm" svg:x="22.935cm" svg:y="47.643cm" svg:viewBox="0 0 6485 1403" draw:points="47,1206 33,1240 14,1272 0,1306 0,1358 16,1392 39,1403 126,1403 167,1387 202,1365 231,1339 264,1308 302,1272 330,1231 353,1187 372,1131 372,940 353,906 335,877 310,849 285,836 248,836 225,851 206,865 184,884 169,910 157,940 157,994 184,1015 219,1039 254,1058 388,1058 442,1042 488,1017 533,990 562,961 593,929 616,908 638,894 655,879 655,1013 680,1060 694,1103 717,1140 742,1177 775,1208 818,1234 858,1260 901,1281 1044,1281 1089,1270 1141,1253 1182,1229 1219,1201 1246,1163 1273,1127 1298,1092 1327,1056 1345,1017 1358,979 1358,944 1343,908 1329,879 1306,856 1283,834 1213,834 1190,856 1176,890 1159,927 1159,1163 1182,1201 1213,1231 1250,1258 1292,1279 1488,1279 1544,1267 1593,1244 1651,1220 1697,1181 1746,1142 1792,1094 1833,1042 1862,977 1893,908 1918,829 1936,746 1936,573 1916,491 1893,405 1874,328 1848,266 1821,209 1792,162 1771,123 1755,100 1738,100 1715,114 1697,137 1678,178 1668,243 1668,589 1684,678 1697,770 1717,856 1738,929 1767,996 1798,1058 1831,1106 1870,1144 1914,1177 1967,1196 2224,1196 2288,1179 2356,1156 2418,1129 2466,1103 2505,1077 2544,1042 2567,1008 2590,970 2590,901 2573,870 2557,847 2534,820 2424,820 2385,840 2350,865 2325,897 2294,937 2263,987 2246,1029 2238,1070 2232,1108 2232,1137 2246,1165 2263,1190 2292,1201 2356,1201 2387,1190 2424,1170 2464,1147 2497,1117 2528,1079 2557,1039 2586,1003 2602,967 2610,949 2610,937 2596,949 2596,1042 2612,1067 2629,1099 2652,1127 2683,1156 2718,1181 2749,1208 2782,1231 2960,1231 3013,1215 3073,1194 3131,1160 3189,1115 3235,1065 3268,1020 3299,965 3328,899 3346,829 3346,385 3328,296 3328,216 3309,145 3292,80 3278,43 3261,19 3261,0 3261,176 3276,248 3288,330 3297,416 3309,516 3328,612 3344,705 3361,792 3383,860 3414,924 3439,979 3476,1022 3514,1053 3555,1072 3656,1072 3714,1060 3762,1039 3807,1010 3846,977 3879,942 3915,903 3946,863 3960,813 3968,767 3968,596 3950,573 3950,630 3962,662 3972,700 3991,742 4008,774 4024,815 4043,851 4070,874 4103,894 4138,915 4179,929 4225,942 4264,953 4363,953 4398,942 4440,924 4475,906 4504,886 4524,856 4549,824 4564,794 4564,585 4541,557 4518,533 4502,519 4489,519 4471,541 4452,557 4440,589 4440,810 4456,849 4481,890 4504,924 4529,958 4560,979 4588,1003 4619,1015 4688,1015 4721,999 4758,974 4787,953 4808,934 4826,908 4845,879 4857,842 4861,806 4861,689 4843,652 4820,612 4795,571 4768,553 4741,553 4706,541 4617,541 4595,566 4578,605 4564,641 4555,673 4555,756 4574,794 4599,824 4634,849 4673,860 4713,867 4791,867 4834,853 4876,829 4921,810 4967,784 5006,753 5049,721 5089,700 5128,676 5167,655 5207,639 5246,626 5308,626 5339,652 5374,678 5395,710 5417,744 5430,784 5438,829 5444,872 5444,996 5461,977 5477,951 5488,924 5508,890 5533,842 5562,792 5591,740 5626,693 5661,655 5694,623 5725,596 5754,580 5818,580 5841,605 5862,628 5862,660 5885,693 5885,734 5907,779 5924,829 5942,874 5959,906 5986,931 6013,946 6042,963 6126,963 6174,944 6221,927 6266,908 6307,892 6351,872 6392,847 6421,813 6452,789 6468,765 6468,698 6485,698 6485,680 6468,662 6454,662 6435,648 6421,639">
          <text:p/>
        </draw:polyline>
        <draw:polyline draw:style-name="gr2" draw:text-style-name="P2" draw:layer="layout" svg:width="0.262cm" svg:height="0.144cm" svg:x="26.821cm" svg:y="47.602cm" svg:viewBox="0 0 263 145" draw:points="108,7 79,7 54,24 29,34 16,34 6,48 0,60 0,78 22,104 42,113 69,125 85,138 114,145 147,145 185,127 212,118 230,101 249,76 263,60 263,0 181,0 156,17 133,31">
          <text:p/>
        </draw:polyline>
        <draw:polyline draw:style-name="gr2" draw:text-style-name="P2" draw:layer="layout" svg:width="0.665cm" svg:height="0.15cm" svg:x="25.841cm" svg:y="47.928cm" svg:viewBox="0 0 666 151" draw:points="130,100 97,113 58,126 29,137 0,146 23,151 58,139 99,128 145,113 209,95 271,77 347,63 422,45 501,34 565,22 625,11 666,0">
          <text:p/>
        </draw:polyline>
        <draw:polyline draw:style-name="gr2" draw:text-style-name="P2" draw:layer="layout" svg:width="1.303cm" svg:height="1.05cm" svg:x="30.539cm" svg:y="47.698cm" svg:viewBox="0 0 1304 1051" draw:points="0,1001 19,1017 31,1037 44,1051 105,1051 115,1037 127,1012 140,974 154,935 171,885 185,826 198,760 208,691 216,608 216,0 216,389 239,476 264,560 301,641 340,710 392,769 448,815 508,851 553,874 601,887 681,887 717,867 741,844 762,812 787,772 816,724 843,676 861,626 872,574 872,424 857,424 857,703 878,762 903,815 948,860 993,896 1033,922 1078,935 1180,935 1219,912 1256,887 1275,851 1287,810 1304,767 1304,672 1279,617 1252,563 1229,508 1202,455 1165,403 1120,358 1080,319 1043,292 1004,269 956,258 869,258">
          <text:p/>
        </draw:polyline>
        <draw:polyline draw:style-name="gr2" draw:text-style-name="P2" draw:layer="layout" svg:width="0.605cm" svg:height="0.084cm" svg:x="30.521cm" svg:y="47.916cm" svg:viewBox="0 0 606 85" draw:points="135,58 96,58 38,85 0,85 216,85 303,74 402,49 509,28 606,0">
          <text:p/>
        </draw:polyline>
        <draw:polyline draw:style-name="gr2" draw:text-style-name="P2" draw:layer="layout" svg:width="3.502cm" svg:height="1.027cm" svg:x="32.846cm" svg:y="47.314cm" svg:viewBox="0 0 3503 1028" draw:points="232,560 211,549 141,549 114,573 87,587 39,651 19,685 0,715 0,842 19,883 48,921 85,951 130,980 180,1001 240,1019 302,1028 435,1028 509,1013 576,992 642,969 700,939 753,906 805,871 846,830 882,787 906,742 927,692 937,642 944,589 944,480 929,426 915,375 898,325 882,282 861,241 844,207 828,182 813,159 803,146 795,136 789,150 789,195 805,227 820,272 836,325 857,386 875,447 896,513 913,583 927,649 942,713 952,767 960,813 966,849 973,876 975,894 981,903 981,780 991,737 999,694 1012,653 1022,615 1035,585 1045,560 1059,544 1107,544 1128,558 1150,578 1175,603 1204,632 1231,665 1262,703 1297,740 1330,771 1363,799 1398,821 1433,835 1475,844 1553,844 1593,830 1630,810 1665,785 1700,751 1731,715 1746,678 1756,637 1762,599 1762,528 1739,496 1717,473 1694,453 1677,444 1632,444 1611,467 1599,496 1591,528 1584,563 1584,646 1601,690 1622,725 1644,758 1669,783 1696,799 1723,808 1754,808 1787,796 1822,773 1855,746 1892,713 1927,680 1965,642 2010,601 2052,567 2089,539 2126,520 2157,501 2240,501 2240,515 2227,528 2163,528 2134,539 2105,549 2078,560 2049,573 2018,583 1987,599 1956,623 1932,651 1909,682 1892,717 1884,758 1884,842 1896,885 1919,919 1948,949 1985,973 2031,990 2202,990 2271,971 2335,944 2397,913 2457,878 2504,837 2546,796 2574,753 2597,699 2612,639 2626,576 2626,372 2608,305 2589,239 2568,184 2546,134 2521,93 2498,55 2479,29 2465,12 2457,0 2448,27 2448,102 2461,150 2471,207 2481,272 2492,341 2506,408 2521,470 2535,530 2554,585 2572,637 2589,680 2603,713 2614,737 2622,753 2630,763 2643,753 2645,737 2651,713 2657,680 2661,642 2668,599 2676,553 2690,508 2707,463 2727,420 2750,381 2775,353 2804,329 2837,314 2870,307 2905,302 2978,302 3013,314 3044,334 3069,355 3085,379 3085,465 3062,496 3035,523 3004,544 2967,560 2829,560 2798,546 2773,535 2750,520 2734,506 2719,496 2711,490 2701,483 2699,501 2713,515 2727,533 2744,549 2767,576 2796,596 2829,621 2866,649 2907,680 2953,710 2998,740 3046,767 3097,792 3147,808 3199,817 3248,828 3300,837 3387,837 3424,813 3453,799 3476,785 3492,785 3503,771">
          <text:p/>
        </draw:polyline>
        <draw:polyline draw:style-name="gr2" draw:text-style-name="P2" draw:layer="layout" svg:width="0.087cm" svg:height="0.463cm" svg:x="36.74cm" svg:y="48.019cm" svg:viewBox="0 0 88 464" draw:points="70,0 70,79 88,102 88,291 80,335 65,377 41,413 21,439 0,464">
          <text:p/>
        </draw:polyline>
        <draw:polyline draw:style-name="gr2" draw:text-style-name="P2" draw:layer="layout" svg:width="1.468cm" svg:height="2.052cm" svg:x="5.189cm" svg:y="51.92cm" svg:viewBox="0 0 1469 2053" draw:points="60,860 60,874 46,874 46,887 31,898 31,910 21,917 9,917 0,948 33,948 46,937 60,919 71,898 85,874 95,853 108,829 118,801 131,767 141,731 147,694 147,551 133,551 133,629 149,667 172,712 201,758 230,801 257,839 292,874 327,903 368,932 408,951 525,951 571,941 604,919 641,884 674,837 705,778 732,722 742,658 742,300 726,236 709,175 693,123 680,78 666,43 651,16 641,0 612,0 612,332 631,439 647,558 670,687 693,819 720,955 740,1094 765,1226 782,1353 796,1469 804,1574 809,1669 809,1827 794,1887 794,1937 782,1975 782,2046 767,2053 751,2041 734,2027 718,2003 701,1975 687,1941 680,1903 672,1862 662,1817 651,1764 651,1580 674,1512 693,1446 720,1376 765,1308 821,1239 887,1174 968,1110 1034,1048 1102,991 1172,939 1242,891 1292,848 1344,812 1377,784 1393,762 1421,746 1448,734 1469,734 1404,734">
          <text:p/>
        </draw:polyline>
        <draw:polyline draw:style-name="gr2" draw:text-style-name="P2" draw:layer="layout" svg:width="0.258cm" svg:height="0.219cm" svg:x="5.01cm" svg:y="52.191cm" svg:viewBox="0 0 259 220" draw:points="58,139 40,148 23,162 8,175 0,184 0,207 12,212 32,220 89,220 120,207 149,194 182,180 209,157 232,132 249,101 259,80 259,15 244,0 149,0 118,11 85,29 58,46 36,66 16,87 4,112">
          <text:p/>
        </draw:polyline>
        <draw:polyline draw:style-name="gr2" draw:text-style-name="P2" draw:layer="layout" svg:width="2.369cm" svg:height="0.962cm" svg:x="8.226cm" svg:y="51.715cm" svg:viewBox="0 0 2370 963" draw:points="0,939 8,953 20,963 20,951 39,924 65,894 92,858 119,819 147,774 168,724 216,626 232,571 232,323 212,271 191,219 170,173 147,137 129,114 102,100 56,100 47,123 43,150 39,187 39,230 60,283 85,345 114,412 156,480 201,543 247,605 300,659 348,713 408,753 470,781 526,808 573,824 625,836 734,836 782,824 834,806 873,779 906,744 929,703 945,655 945,473 925,409 902,345 881,280 865,216 850,159 842,112 828,71 828,14 805,0 763,0 763,21 751,50 751,198 768,266 782,343 809,421 834,500 850,571 863,637 873,694 887,736 906,767 929,789 972,789 987,777 1009,753 1036,722 1053,679 1065,632 1084,585 1105,537 1133,493 1160,450 1183,416 1206,393 1231,378 1282,378 1301,389 1324,412 1359,437 1392,469 1429,500 1470,530 1512,559 1561,580 1615,598 1716,598 1774,587 1826,568 1884,543 1938,514 1979,480 2022,443 2057,402 2084,362 2084,250 2064,216 2041,187 2018,164 1993,150 1942,150 1915,164 1884,190 1857,226 1832,273 1807,330 1793,395 1793,523 1816,580 1855,632 1900,679 1954,715 2014,742 2072,758 2134,770 2281,770 2326,753 2370,731">
          <text:p/>
        </draw:polyline>
        <draw:polyline draw:style-name="gr2" draw:text-style-name="P2" draw:layer="layout" svg:width="0.907cm" svg:height="0.227cm" svg:x="8.011cm" svg:y="51.893cm" svg:viewBox="0 0 908 228" draw:points="0,228 14,200 27,200 39,195 62,195 99,188 138,184 192,172 260,159 328,148 405,129 483,105 562,79 637,55 704,31 766,31 817,15 850,0 908,0">
          <text:p/>
        </draw:polyline>
        <draw:polyline draw:style-name="gr2" draw:text-style-name="P2" draw:layer="layout" svg:width="5.517cm" svg:height="1.129cm" svg:x="11.413cm" svg:y="51.1cm" svg:viewBox="0 0 5518 1130" draw:points="19,680 0,680 196,680 258,696 312,725 358,761 405,796 453,830 498,864 544,901 595,937 620,973 649,996 670,1014 670,1066 657,1066 639,1042 639,989 614,951 585,914 560,880 560,814 544,785 544,723 573,709 595,696 631,696 653,709 674,718 705,730 730,748 746,775 773,809 812,839 843,868 874,896 901,930 932,953 974,978 1013,996 1056,1009 1094,1016 1133,1025 1160,1037 1244,1037 1244,1011 1263,987 1278,955 1288,925 1288,864 1271,830 1271,794 1247,761 1226,732 1226,711 1201,687 1182,673 1156,655 1145,642 1125,632 1125,678 1145,709 1162,748 1178,801 1209,851 1238,905 1269,951 1294,994 1337,1039 1373,1080 1416,1114 1464,1114 1497,1130 1581,1130 1596,1114 1596,1096 1608,1087 1623,1071 1631,1057 1631,971 1641,930 1641,887 1654,849 1654,792 1635,792 1635,761 1656,773 1679,787 1701,809 1734,832 1765,864 1800,894 1827,932 1850,978 1865,1023 1885,1061 1904,1089 1916,1116 1982,1116 2001,1101 2011,1082 2022,1059 2028,1039 2028,901 2042,871 2057,839 2080,803 2102,775 2127,751 2152,737 2187,728 2290,728 2328,746 2365,768 2399,792 2430,821 2455,846 2475,878 2486,914 2498,944 2498,1035 2484,1046 2484,1001 2494,978 2508,944 2523,901 2535,864 2548,818 2548,746 2562,714 2583,678 2597,649 2597,618 2614,618 2614,694 2641,721 2678,744 2717,764 2746,792 2775,816 2808,837 2849,853 2887,864 2916,873 2932,880 2984,880 3011,866 3033,846 3048,825 3077,794 3108,766 3141,737 3170,703 3170,668 3189,628 3205,594 3226,561 3226,482 3203,482 3203,453 3172,453 3155,466 3141,482 3131,503 3131,542 3149,558 3172,582 3195,601 3224,623 3257,642 3282,664 3302,687 3327,716 3358,744 3389,780 3424,809 3451,837 3468,868 3499,884 3556,884 3575,901 3596,901 3627,882 3660,861 3680,835 3699,811 3713,771 3736,723 3757,668 3767,618 3767,323 3744,263 3726,209 3713,157 3697,120 3687,81 3674,48 3666,27 3658,9 3645,0 3645,86 3668,136 3695,198 3718,265 3734,335 3749,399 3773,464 3796,518 3815,566 3815,653 3837,671 3854,671 3881,653 3904,632 3935,611 3959,585 3982,558 4015,530 4046,511 4075,496 4108,485 4170,485 4181,511 4181,544 4162,566 4145,587 4112,611 4077,630 4038,639 3899,639 3937,639 3961,659 3990,680 4023,694 4067,711 4104,728 4147,742 4205,751 4261,761 4455,761 4524,744 4588,725 4654,698 4708,673 4753,651 4792,625 4825,587 4848,551 4848,335 4819,294 4786,263 4761,229 4741,202 4718,184 4662,184 4662,403 4677,453 4693,501 4708,549 4732,585 4761,621 4799,642 4838,655 4972,655 5028,644 5074,644 5119,623 5164,601 5206,580 5249,556 5291,528 5317,506 5340,480 5363,448 5373,421 5373,294 5351,267 5328,245 5305,229 5286,217 5229,217 5216,231 5210,241 5204,252 5204,265 5226,273 5257,273 5270,292 5288,303 5363,303 5373,325 5388,344 5398,366 5410,392 5425,418 5433,456 5435,496 5441,535 5444,575 5448,616 5452,653 5456,685 5456,778 5479,785 5518,785">
          <text:p/>
        </draw:polyline>
        <draw:polyline draw:style-name="gr2" draw:text-style-name="P2" draw:layer="layout" svg:width="0.906cm" svg:height="0.536cm" svg:x="18.143cm" svg:y="51.309cm" svg:viewBox="0 0 907 537" draw:points="48,512 19,537 0,537 9,528 25,509 50,485 81,464 120,433 170,399 197,364 219,318 246,272 246,132 228,93 205,61 186,34 166,15 147,0 131,0 108,13 93,32 93,79 110,106 124,148 135,195 151,246 182,293 213,340 236,387 265,433 288,473 321,502 497,502 543,485 582,464 619,435 646,402 665,371 685,328 685,141 669,113 654,91 636,72 623,61 638,65 661,82 685,106 721,141 760,179 793,225 830,272 861,321 876,371 890,416 907,452 907,523 890,537 727,537 681,528 646,514 607,502 572,485">
          <text:p/>
        </draw:polyline>
        <draw:polyline draw:style-name="gr2" draw:text-style-name="P2" draw:layer="layout" svg:width="0.364cm" svg:height="0.455cm" svg:x="17.918cm" svg:y="50.652cm" svg:viewBox="0 0 365 456" draw:points="365,0 228,0 168,20 121,48 73,89 27,132 0,177 0,329 17,370 43,405 90,433 148,456 268,456 290,437 290,353 274,320 257,293 245,270 235,248 214,232 189,222 106,222 106,243">
          <text:p/>
        </draw:polyline>
        <draw:polyline draw:style-name="gr2" draw:text-style-name="P2" draw:layer="layout" svg:width="0.339cm" svg:height="1.348cm" svg:x="19.892cm" svg:y="51.417cm" svg:viewBox="0 0 340 1349" draw:points="91,26 74,26 52,17 8,0 0,14 0,37 17,74 39,126 68,185 93,262 114,335 159,527 172,632 182,731 190,829 198,918 217,992 230,1070 245,1129 253,1192 257,1242 272,1274 286,1297 286,1349 301,1349 319,1334 340,1304 340,1272">
          <text:p/>
        </draw:polyline>
        <draw:polyline draw:style-name="gr2" draw:text-style-name="P2" draw:layer="layout" svg:width="3.462cm" svg:height="0.802cm" svg:x="20.107cm" svg:y="50.936cm" svg:viewBox="0 0 3463 803" draw:points="14,764 14,688 0,621 0,586 14,552 33,516 68,491 99,464 132,445 287,445 331,462 370,488 395,514 426,557 442,609 442,655 418,695 370,729 331,759 287,786 238,803 45,803 64,794 64,781 542,781 604,764 666,755 721,738 765,719 804,700 848,671 881,645 903,611 920,579 920,457 903,409 879,364 848,323 821,293 785,266 763,248 740,238 721,238 703,252 690,268 690,329 709,348 736,357 988,357 1027,343 1067,327 1098,312 1131,298 1153,281 1174,268 1191,257 1205,245 1220,245 1220,271 1199,302 1182,338 1182,377 1166,419 1166,591 1184,627 1199,652 1220,677 1246,698 1267,709 1296,724 1331,734 1377,734 1408,724 1437,709 1455,688 1482,669 1492,645 1492,609 1513,579 1530,545 1530,414 1544,386 1544,321 1544,371 1563,409 1608,500 1633,550 1687,641 1714,681 1730,709 1745,731 1753,719 1753,538 1763,500 1776,464 1792,434 1817,414 1846,391 1871,371 1968,371 2003,391 2038,414 2065,441 2100,474 2125,512 2146,548 2146,631 2162,655 2162,671 2162,321 2181,302 2204,286 2224,279 2265,279 2288,293 2309,305 2328,327 2348,345 2367,373 2387,400 2409,423 2440,445 2471,464 2506,488 2552,500 2603,507 2843,507 2913,493 2967,471 3013,443 3052,423 3097,405 3137,384 3153,350 3153,271 3174,231 3174,148 3159,107 3133,64 3106,36 3069,12 3027,0 2938,0 2916,23 2893,55 2893,262 2911,314 2936,366 2965,412 2992,445 3023,469 3248,469 3302,457 3354,438 3399,414 3439,388 3463,366">
          <text:p/>
        </draw:polyline>
        <draw:polyline draw:style-name="gr2" draw:text-style-name="P2" draw:layer="layout" svg:width="0.264cm" svg:height="0.173cm" svg:x="21.203cm" svg:y="50.422cm" svg:viewBox="0 0 265 174" draw:points="33,108 33,120 14,136 0,151 0,165 33,174 102,174 135,165 178,141 211,113 236,91 255,72 265,51 265,34 249,20 249,7 226,0 158,0 127,31 102,65 87,93">
          <text:p/>
        </draw:polyline>
        <draw:polyline draw:style-name="gr2" draw:text-style-name="P2" draw:layer="layout" svg:width="0.031cm" svg:height="0.034cm" svg:x="24.024cm" svg:y="51.186cm" svg:viewBox="0 0 32 35" draw:points="32,0 0,0 0,35 0,22">
          <text:p/>
        </draw:polyline>
        <draw:polyline draw:style-name="gr2" draw:text-style-name="P2" draw:layer="layout" svg:width="0.214cm" svg:height="0.419cm" svg:x="23.946cm" svg:y="51.229cm" svg:viewBox="0 0 215 420" draw:points="33,0 151,0 172,14 193,30 205,55 215,80 215,148 197,186 174,228 147,269 111,309 72,348 31,386 0,420">
          <text:p/>
        </draw:polyline>
        <draw:polyline draw:style-name="gr2" draw:text-style-name="P2" draw:layer="layout" svg:width="1.835cm" svg:height="2.17cm" svg:x="25.091cm" svg:y="50.695cm" svg:viewBox="0 0 1836 2171" draw:points="0,0 0,243 20,315 20,390 39,465 64,540 84,604 84,665 101,719 101,823 101,790 117,766 136,733 159,701 190,669 223,637 256,608 295,583 339,561 388,549 485,549 527,565 564,585 595,613 624,649 640,692 640,785 609,826 576,866 535,906 492,935 434,956 380,969 254,969 225,951 202,930 192,916 192,887 208,876 221,861 241,847 268,837 388,837 430,851 471,863 516,878 576,890 620,901 671,906 781,906 828,892 880,880 917,861 957,835 994,804 1033,771 1064,733 1089,690 1118,647 1134,597 1153,549 1153,394 1134,376 1112,363 1081,363 1060,376 1060,392 1043,411 1043,563 1066,606 1097,651 1122,694 1153,730 1198,754 1234,769 1269,780 1335,780 1366,766 1405,747 1446,723 1482,699 1511,665 1536,626 1555,580 1555,365 1555,504 1569,578 1590,680 1609,792 1629,916 1629,1058 1646,1204 1646,1656 1609,1783 1576,1901 1532,2003 1496,2083 1453,2142 1405,2171 1322,2171 1296,2149 1269,2104 1248,2054 1225,1990 1213,1921 1213,1558 1238,1483 1267,1416 1289,1349 1318,1276 1349,1206 1395,1149 1451,1103 1511,1056 1576,1023 1631,990 1691,966 1747,949 1801,937 1836,923">
          <text:p/>
        </draw:polyline>
        <draw:polyline draw:style-name="gr2" draw:text-style-name="P2" draw:layer="layout" svg:width="0.155cm" svg:height="1.317cm" svg:x="28.371cm" svg:y="50.75cm" svg:viewBox="0 0 156 1318" draw:points="73,31 73,15 58,0 0,0 0,243 16,327 27,420 35,527 48,629 62,729 80,824 94,917 113,998 127,1070 135,1136 144,1191 156,1231 156,1318">
          <text:p/>
        </draw:polyline>
        <draw:polyline draw:style-name="gr2" draw:text-style-name="P2" draw:layer="layout" svg:width="0.593cm" svg:height="0.469cm" svg:x="28.466cm" svg:y="50.772cm" svg:viewBox="0 0 594 470" draw:points="21,234 8,208 0,177 0,151 23,101 37,70 60,44 91,17 130,0 342,0 402,20 450,46 501,86 536,131 563,184 582,238 594,296 574,346 549,388 510,424 456,451 398,470 209,470 167,449 130,427 110,401 99,370 99,313 110,288 110,267">
          <text:p/>
        </draw:polyline>
        <draw:polyline draw:style-name="gr2" draw:text-style-name="P2" draw:layer="layout" svg:width="2.981cm" svg:height="1.77cm" svg:x="29.549cm" svg:y="50.377cm" svg:viewBox="0 0 2982 1771" draw:points="13,446 0,436 0,510 23,548 37,594 48,639 60,691 75,746 85,796 91,839 97,876 110,910 137,941 155,960 174,972 201,972 226,962 254,953 271,931 290,905 308,874 331,841 354,805 376,767 387,726 387,472 372,444 362,419 362,451 345,474 345,755 362,808 378,855 395,896 422,937 455,974 480,1001 511,1022 546,1039 579,1048 655,1048 689,1034 717,1010 751,987 786,955 817,917 850,874 885,831 906,772 926,715 949,655 963,591 963,162 943,110 924,64 910,32 901,11 893,0 881,0 872,18 872,215 858,286 858,529 875,608 889,676 906,737 926,789 951,837 974,874 1001,903 1025,926 1050,939 1081,946 1116,946 1147,933 1187,922 1228,901 1267,867 1305,826 1335,783 1366,733 1391,679 1414,622 1431,558 1443,494 1451,426 1451,236 1435,181 1420,133 1400,96 1383,61 1366,43 1352,43 1342,30 1313,30 1307,45 1305,74 1305,279 1319,346 1335,419 1350,498 1364,569 1379,633 1398,694 1418,748 1435,794 1453,839 1476,872 1503,898 1528,924 1553,944 1577,958 1699,958 1722,937 1739,917 1762,894 1785,879 1806,858 1818,831 1833,801 1845,769 1851,739 1855,701 1855,476 1870,465 1882,453 1890,446 1903,446 1913,458 1930,474 1944,483 1952,494 1961,512 1977,539 2000,567 2019,598 2048,629 2062,667 2079,705 2099,746 2124,781 2141,812 2141,862 2157,862 2157,787 2176,755 2188,722 2201,683 2219,646 2227,612 2240,583 2250,555 2258,533 2277,515 2296,498 2318,483 2339,472 2356,467 2403,467 2428,479 2447,503 2459,536 2469,574 2480,605 2496,633 2511,660 2540,683 2566,701 2595,710 2624,710 2657,698 2697,683 2734,667 2775,641 2806,608 2837,574 2874,539 2912,505 2941,469 2959,436 2974,403 2982,374 2982,331 2967,310 2957,296 2943,286 2926,281 2912,276 2889,296 2872,324 2860,362 2845,405 2835,455 2829,512 2819,579 2812,651 2812,1051 2827,1134 2841,1222 2850,1305 2850,1574 2829,1626 2812,1672 2794,1708 2765,1732 2734,1755 2705,1771 2595,1771 2556,1758 2517,1732 2480,1698 2455,1660 2428,1615">
          <text:p/>
        </draw:polyline>
        <draw:polyline draw:style-name="gr2" draw:text-style-name="P2" draw:layer="layout" svg:width="0.167cm" svg:height="0.123cm" svg:x="31.844cm" svg:y="49.943cm" svg:viewBox="0 0 168 124" draw:points="53,55 37,29 22,16 4,0 4,16 14,29 14,43 37,58 66,82 89,101 109,113 124,120 139,124 168,124 168,87 147,72 130,63 101,50 0,50">
          <text:p/>
        </draw:polyline>
        <draw:polyline draw:style-name="gr2" draw:text-style-name="P2" draw:layer="layout" svg:width="1.046cm" svg:height="0.065cm" svg:x="30.215cm" svg:y="50.502cm" svg:viewBox="0 0 1047 66" draw:points="76,66 0,66 29,56 60,56 97,47 450,47 543,58 1024,58 1047,47 1047,0">
          <text:p/>
        </draw:polyline>
        <draw:polyline draw:style-name="gr2" draw:text-style-name="P2" draw:layer="layout" svg:width="0.884cm" svg:height="0.498cm" svg:x="33.545cm" svg:y="50.667cm" svg:viewBox="0 0 885 499" draw:points="27,76 12,62 0,62 0,35 74,35 99,53 128,64 159,81 196,100 229,126 262,157 289,203 316,245 345,284 361,327 374,361 374,441 347,441 337,429 337,279 351,238 351,203 361,169 382,131 407,92 440,62 471,38 499,24 538,10 577,0 633,0 660,24 677,53 687,85 701,119 701,203 716,242 730,282 730,436 755,456 778,468 807,479 832,486 854,493 885,499">
          <text:p/>
        </draw:polyline>
        <draw:polyline draw:style-name="gr2" draw:text-style-name="P2" draw:layer="layout" svg:width="0.294cm" svg:height="0.52cm" svg:x="35.684cm" svg:y="50.552cm" svg:viewBox="0 0 295 521" draw:points="66,83 66,0 66,22 46,48 27,76 8,111 0,154 0,304 12,349 31,399 58,440 85,473 116,497 151,512 182,521 241,521 268,508 295,492">
          <text:p/>
        </draw:polyline>
        <draw:polyline draw:style-name="gr2" draw:text-style-name="P2" draw:layer="layout" svg:width="0.351cm" svg:height="0.2cm" svg:x="35.525cm" svg:y="49.936cm" svg:viewBox="0 0 352 201" draw:points="342,19 245,0 203,0 166,26 133,55 117,73 117,95 127,129 150,156 179,172 206,187 245,194 282,201 336,201 352,189 352,142 327,122 296,91 263,73 228,59 183,43 141,36 31,36 12,57 0,76">
          <text:p/>
        </draw:polyline>
        <draw:polyline draw:style-name="gr2" draw:text-style-name="P2" draw:layer="layout" svg:width="1.137cm" svg:height="0.566cm" svg:x="36.083cm" svg:y="50.441cm" svg:viewBox="0 0 1138 567" draw:points="0,93 79,93 114,107 147,129 186,164 232,200 279,244 327,282 362,317 389,351 405,387 415,410 401,410 389,396 389,315 403,280 426,237 455,195 490,150 527,107 564,73 602,43 641,16 674,0 705,0 736,18 763,47 779,88 794,138 810,193 819,255 825,322 829,380 833,430 838,480 859,519 890,544 929,560 966,567 1020,567 1076,553 1138,530">
          <text:p/>
        </draw:polyline>
        <draw:polyline draw:style-name="gr2" draw:text-style-name="P2" draw:layer="layout" svg:width="0.198cm" svg:height="0.769cm" svg:x="5.113cm" svg:y="55.653cm" svg:viewBox="0 0 199 770" draw:points="0,56 0,37 12,26 23,0 35,0 60,12 76,35 89,60 97,94 105,135 114,182 122,239 137,299 148,358 160,420 168,482 179,539 187,594 193,642 199,682 199,770">
          <text:p/>
        </draw:polyline>
        <draw:polyline draw:style-name="gr2" draw:text-style-name="P2" draw:layer="layout" svg:width="1.18cm" svg:height="1.136cm" svg:x="5.167cm" svg:y="55.076cm" svg:viewBox="0 0 1181 1137" draw:points="55,820 31,791 14,761 0,722 0,591 14,550 37,515 70,484 107,458 147,439 232,439 278,463 323,498 362,546 387,603 387,743 373,820 342,884 309,941 222,1025 178,1048 147,1065 115,1072 97,1072 97,1004 117,982 147,963 178,941 214,922 247,903 284,893 325,882 377,875 418,870 466,868 517,861 726,861 767,846 809,827 836,806 862,770 883,732 902,684 912,632 924,577 924,465 906,408 889,350 871,284 848,227 832,170 803,118 772,72 747,39 724,16 705,0 689,0 674,13 662,36 656,75 656,261 672,348 689,450 712,550 741,656 772,748 805,836 848,918 883,986 929,1039 972,1075 1013,1106 1048,1126 1092,1137 1181,1137">
          <text:p/>
        </draw:polyline>
        <draw:polyline draw:style-name="gr2" draw:text-style-name="P2" draw:layer="layout" svg:width="0.508cm" svg:height="0.425cm" svg:x="6.442cm" svg:y="55.755cm" svg:viewBox="0 0 509 426" draw:points="169,54 145,47 124,37 109,22 97,13 60,0 43,0 31,13 20,35 12,63 4,99 0,140 0,228 12,276 27,315 45,354 68,387 93,411 114,426 169,426 194,408 215,390 238,361 256,322 279,278 300,230 300,25 285,11 271,4 254,18 254,99 269,137 291,183 314,225 341,258 372,292 401,320 425,347 447,368 472,380 509,380">
          <text:p/>
        </draw:polyline>
        <draw:polyline draw:style-name="gr2" draw:text-style-name="P2" draw:layer="layout" svg:width="0.923cm" svg:height="0.569cm" svg:x="7.265cm" svg:y="55.515cm" svg:viewBox="0 0 924 570" draw:points="150,95 150,54 115,0 43,0 26,16 12,47 0,88 0,183 18,238 49,293 78,354 117,409 159,457 204,495 250,524 297,551 345,568 444,568 487,558 522,539 560,509 606,486 639,447 666,404 691,364 714,322 736,279 759,240 778,200 778,124 792,93 792,36 776,36 755,22 736,22 716,38 693,59 674,93 650,136 627,179 612,229 600,286 592,343 588,395 588,483 621,522 660,553 699,570 860,570 924,555">
          <text:p/>
        </draw:polyline>
        <draw:polyline draw:style-name="gr2" draw:text-style-name="P2" draw:layer="layout" svg:width="1.43cm" svg:height="1.994cm" svg:x="9.222cm" svg:y="54.981cm" svg:viewBox="0 0 1431 1995" draw:points="253,495 216,472 195,460 185,454 171,445 154,445 154,681 168,745 185,808 204,860 235,908 272,945 305,970 350,981 394,981 439,970 479,956 520,938 551,910 574,874 598,831 598,681 578,615 549,556 510,493 472,436 431,386 379,348 332,322 284,306 185,306 133,324 88,358 46,393 17,431 0,470 0,548 21,593 62,634 115,663 173,695 241,710 311,724 532,724 605,698 667,672 725,636 768,603 809,556 836,506 857,448 867,386 867,150 853,111 840,70 840,41 830,20 830,0 830,29 844,77 861,141 890,231 923,343 968,467 1022,608 1076,753 1130,908 1185,1060 1245,1208 1297,1345 1343,1470 1376,1577 1398,1672 1415,1751 1427,1822 1431,1880 1431,1914 1413,1945 1384,1971 1359,1995 1289,1995 1243,1982 1196,1964 1150,1937 1103,1892 1066,1838 1035,1784 1012,1724 999,1660 999,1527 1014,1456 1039,1384 1074,1303 1115,1217 1169,1136 1227,1065 1289,993 1359,920 1429,853">
          <text:p/>
        </draw:polyline>
        <draw:polyline draw:style-name="gr2" draw:text-style-name="P2" draw:layer="layout" svg:width="0.211cm" svg:height="0.559cm" svg:x="32.931cm" svg:y="50.086cm" svg:viewBox="0 0 212 560" draw:points="212,12 179,0 150,0 122,19 107,43 95,76 78,112 60,152 37,200 19,250 0,302 0,495 14,535 33,560">
          <text:p/>
        </draw:polyline>
        <draw:polyline draw:style-name="gr2" draw:text-style-name="P2" draw:layer="layout" svg:width="0.134cm" svg:height="0.457cm" svg:x="34.097cm" svg:y="49.791cm" svg:viewBox="0 0 135 458" draw:points="11,0 11,11 32,23 54,43 73,61 100,95 120,123 135,155 135,239 120,289 94,351 56,405 0,458">
          <text:p/>
        </draw:polyline>
        <draw:polyline draw:style-name="gr2" draw:text-style-name="P2" draw:layer="layout" svg:width="0.091cm" svg:height="0.845cm" svg:x="12.174cm" svg:y="55.487cm" svg:viewBox="0 0 92 846" draw:points="0,14 0,0 0,132 16,187 16,321 32,397 44,471 44,539 55,607 55,715 67,760 77,794 83,815 83,831 92,846">
          <text:p/>
        </draw:polyline>
        <draw:polyline draw:style-name="gr2" draw:text-style-name="P2" draw:layer="layout" svg:width="0.39cm" svg:height="0.729cm" svg:x="12.106cm" svg:y="55.16cm" svg:viewBox="0 0 391 730" draw:points="84,730 68,689 53,646 28,598 0,543 0,241 18,179 51,121 97,81 134,43 173,12 216,0 302,0 346,21 375,57 391,93 391,186 364,238 331,291 290,336 238,384 191,419 144,452 107,479 74,498 51,498">
          <text:p/>
        </draw:polyline>
        <draw:polyline draw:style-name="gr2" draw:text-style-name="P2" draw:layer="layout" svg:width="0.163cm" svg:height="0.26cm" svg:x="13.526cm" svg:y="55.579cm" svg:viewBox="0 0 164 261" draw:points="139,0 149,17 164,33 164,115 141,133 123,153 94,183 62,213 31,237 0,261">
          <text:p/>
        </draw:polyline>
        <draw:polyline draw:style-name="gr2" draw:text-style-name="P2" draw:layer="layout" svg:width="0.85cm" svg:height="0.567cm" svg:x="14.995cm" svg:y="54.941cm" svg:viewBox="0 0 851 568" draw:points="548,121 538,105 521,88 500,71 476,46 447,24 374,0 215,0 178,19 143,55 93,92 66,133 38,178 23,233 0,297 0,445 23,472 46,501 77,527 122,541 230,541 292,525 347,497 405,472 459,441 500,399 529,347 548,299 548,107 529,76 517,50 533,67 533,133 552,171 577,214 606,261 622,315 641,372 672,427 716,475 762,513 795,539 826,556 851,568">
          <text:p/>
        </draw:polyline>
        <draw:polyline draw:style-name="gr2" draw:text-style-name="P2" draw:layer="layout" svg:width="0.965cm" svg:height="0.474cm" svg:x="16.089cm" svg:y="54.891cm" svg:viewBox="0 0 966 475" draw:points="0,258 8,225 16,192 24,160 62,124 93,110 132,98 184,98 239,121 295,155 349,201 401,241 448,286 481,329 502,377 502,461 485,470 442,470 419,454 403,420 388,372 380,320 380,218 401,164 417,110 448,60 485,19 527,0 659,0 688,17 713,60 729,112 748,164 758,220 781,270 807,322 834,375 861,422 889,456 927,475 966,475">
          <text:p/>
        </draw:polyline>
        <draw:polyline draw:style-name="gr2" draw:text-style-name="P2" draw:layer="layout" svg:width="0.672cm" svg:height="0.935cm" svg:x="17.37cm" svg:y="54.391cm" svg:viewBox="0 0 673 936" draw:points="599,618 568,586 520,522 485,486 437,468 381,454 250,454 195,477 135,511 73,546 27,591 0,643 0,834 19,870 48,901 81,925 112,936 195,936 248,920 294,893 347,863 397,825 433,772 466,720 491,668 512,613 512,270 491,207 477,153 458,95 446,51 429,19 421,0 421,60 435,110 464,176 464,258 483,339 520,429 559,529 605,634 638,736 673,825">
          <text:p/>
        </draw:polyline>
        <draw:polyline draw:style-name="gr2" draw:text-style-name="P2" draw:layer="layout" svg:width="2.018cm" svg:height="0.672cm" svg:x="19.526cm" svg:y="54.538cm" svg:viewBox="0 0 2019 673" draw:points="15,630 0,630 25,639 56,621 99,596 149,559 217,523 287,489 349,450 405,416 445,382 474,346 498,309 498,232 480,193 445,165 414,136 387,118 366,98 341,98 321,115 321,177 341,208 370,242 397,294 434,346 457,392 467,437 476,482 476,611 455,637 424,652 401,673 335,673 325,652 347,632 374,607 424,587 486,568 544,544 598,514 651,492 707,471 757,454 798,437 831,414 868,385 895,359 908,342 928,314 951,292 978,268 1001,244 1001,232 951,232 920,252 883,273 854,296 841,323 841,464 866,496 906,530 939,564 982,580 1116,580 1205,557 1284,539 1362,511 1445,478 1526,439 1606,399 1671,364 1723,328 1758,294 1789,252 1818,204 1818,54 1797,22 1775,0 1704,0 1686,20 1663,45 1633,81 1633,120 1615,158 1594,193 1594,239 1608,287 1623,328 1646,366 1692,402 1742,432 1804,462 1878,487 2019,487">
          <text:p/>
        </draw:polyline>
        <draw:polyline draw:style-name="gr2" draw:text-style-name="P2" draw:layer="layout" svg:width="0.967cm" svg:height="2.22cm" svg:x="22.724cm" svg:y="53.96cm" svg:viewBox="0 0 968 2221" draw:points="0,972 71,972 88,960 96,949 106,930 121,906 144,889 179,856 212,824 228,799 241,767 249,735 259,697 259,624 237,589 203,565 181,537 166,515 152,501 129,501 113,524 113,613 129,653 152,701 191,740 232,780 288,813 344,846 404,872 464,892 520,903 675,903 712,883 762,820 784,772 805,720 822,658 838,594 861,522 881,456 892,391 892,150 875,98 853,59 832,26 822,0 822,36 807,78 807,150 822,236 844,341 855,465 877,601 898,751 925,910 948,1080 968,1251 968,1730 954,1860 954,1975 937,2067 925,2139 912,2189 894,2221 832,2221 815,2201 799,2173 776,2132 766,2085 760,2025 760,1835 774,1765 774,1696 807,1632 822,1563 840,1501 840,1380 859,1330 859,1235 877,1187 900,1149">
          <text:p/>
        </draw:polyline>
        <draw:polyline draw:style-name="gr2" draw:text-style-name="P2" draw:layer="layout" svg:width="0.188cm" svg:height="0.194cm" svg:x="22.348cm" svg:y="53.812cm" svg:viewBox="0 0 189 195" draw:points="156,46 107,7 84,0 64,0 41,12 20,24 6,44 0,67 0,91 20,119 39,144 60,163 82,177 109,195 181,195 189,172 189,105 164,84 141,62 109,48 84,26 0,26">
          <text:p/>
        </draw:polyline>
        <draw:polyline draw:style-name="gr2" draw:text-style-name="P2" draw:layer="layout" svg:width="0.965cm" svg:height="0.576cm" svg:x="25.155cm" svg:y="54.279cm" svg:viewBox="0 0 966 577" draw:points="0,527 0,566 12,577 53,577 74,561 97,546 122,532 151,511 177,487 206,461 235,430 262,396 283,361 299,323 299,210 283,177 262,147 241,124 219,104 188,95 122,95 95,112 74,131 53,152 37,175 29,196 29,216 43,230 66,239 146,239 196,227 246,210 297,187 351,155 399,122 447,93 484,67 509,47 532,27 548,9 561,0 575,0 575,112 592,152 608,189 625,230 646,266 670,308 695,339 732,366 772,394 966,394">
          <text:p/>
        </draw:polyline>
        <draw:polyline draw:style-name="gr2" draw:text-style-name="P2" draw:layer="layout" svg:width="1.189cm" svg:height="1.323cm" svg:x="26.134cm" svg:y="53.351cm" svg:viewBox="0 0 1190 1324" draw:points="143,1081 143,1046 124,1033 124,1022 168,1022 184,1010 201,1010 201,999 184,999 168,981 108,981 79,1001 52,1024 31,1046 15,1069 0,1108 0,1162 23,1194 52,1219 93,1248 147,1267 207,1289 267,1303 329,1317 391,1324 455,1308 519,1289 577,1251 628,1208 671,1162 717,1103 758,1033 787,963 805,898 824,824 837,749 837,581 818,490 787,406 764,324 729,243 690,166 642,105 594,52 548,19 507,0 424,0 401,16 383,48 368,92 368,233 387,322 416,424 455,533 494,646 548,758 609,867 671,965 735,1051 803,1124 865,1186 930,1233 996,1272 1058,1298 1190,1298">
          <text:p/>
        </draw:polyline>
        <draw:polyline draw:style-name="gr2" draw:text-style-name="P2" draw:layer="layout" svg:width="1.206cm" svg:height="0.865cm" svg:x="27.738cm" svg:y="53.629cm" svg:viewBox="0 0 1207 866" draw:points="451,539 412,525 366,512 273,501 228,489 186,482 81,482 54,501 31,525 17,555 9,589 0,627 0,703 19,744 42,778 73,805 100,823 133,837 170,844 205,844 240,825 267,801 298,773 327,737 352,696 375,653 395,608 404,568 412,532 418,499 418,448 406,433 395,458 395,571 412,616 435,666 463,716 494,760 528,801 565,830 603,853 644,866 729,866 775,853 828,834 878,803 930,771 971,732 1008,691 1043,651 1068,601 1068,424 1051,359 1039,297 1010,179 998,124 983,79 983,0 961,0 961,26 940,61 940,300 952,372 971,441 992,512 1014,577 1045,635 1076,685 1105,723 1138,758 1178,782 1207,796">
          <text:p/>
        </draw:polyline>
        <draw:polyline draw:style-name="gr2" draw:text-style-name="P2" draw:layer="layout" svg:width="3.006cm" svg:height="0.769cm" svg:x="28.815cm" svg:y="53.527cm" svg:viewBox="0 0 3007 770" draw:points="62,469 36,467 0,467 153,467 217,454 290,443 352,431 408,413 455,397 503,378 542,359 569,340 587,322 587,292 587,363 602,397 623,440 645,486 672,535 695,581 724,628 751,672 788,710 819,739 850,757 885,770 960,770 995,753 1028,734 1057,707 1086,678 1112,645 1135,609 1152,572 1160,531 1160,381 1148,352 1135,331 1121,311 1106,302 1086,313 1079,335 1073,361 1073,438 1094,483 1110,531 1129,579 1156,626 1187,667 1220,703 1253,729 1288,746 1325,755 1406,755 1451,737 1495,714 1530,685 1565,654 1590,617 1609,574 1621,526 1621,422 1600,367 1575,311 1544,261 1507,219 1462,183 1414,156 1369,140 1276,140 1241,154 1203,174 1179,197 1164,224 1164,281 1179,304 1201,322 1228,333 1267,342 1367,342 1423,326 1482,304 1544,281 1609,252 1675,224 1735,192 1786,163 1838,140 1881,122 1925,111 2008,111 2041,131 2076,156 2109,188 2146,224 2175,261 2196,300 2210,335 2222,369 2239,395 2253,417 2253,428 2270,428 2287,411 2303,385 2315,354 2315,316 2330,272 2349,224 2369,172 2392,124 2415,81 2433,47 2450,19 2473,0 2520,0 2543,11 2566,33 2586,63 2605,102 2636,145 2665,190 2696,236 2716,279 2735,313 2757,342 2782,359 2813,369 2842,376 2910,376 2941,363 2972,347 3007,324">
          <text:p/>
        </draw:polyline>
        <draw:polyline draw:style-name="gr2" draw:text-style-name="P2" draw:layer="layout" svg:width="0.217cm" svg:height="0.127cm" svg:x="29.425cm" svg:y="53.036cm" svg:viewBox="0 0 218 128" draw:points="21,72 15,87 0,101 13,121 25,128 91,128 122,112 153,98 178,82 200,72 218,57 218,15 204,7 182,2 153,0 106,0 85,17 70,29 70,78">
          <text:p/>
        </draw:polyline>
        <draw:polyline draw:style-name="gr2" draw:text-style-name="P2" draw:layer="layout" svg:width="2.786cm" svg:height="1.224cm" svg:x="33.142cm" svg:y="52.591cm" svg:viewBox="0 0 2787 1225" draw:points="0,367 0,322 12,338 31,367 57,399 84,452 115,515 144,585 181,670 215,753 248,834 270,916 297,998 314,1065 324,1120 337,1168 341,1198 341,1218 341,1036 359,991 376,943 401,894 425,848 454,811 487,775 525,750 562,739 599,732 632,732 665,753 702,784 733,816 754,861 777,903 800,946 816,993 839,1039 855,1080 874,1109 901,1136 932,1156 963,1170 1031,1170 1066,1156 1143,1116 1174,1084 1211,1048 1240,1011 1273,972 1302,934 1320,896 1333,866 1347,836 1347,820 1325,811 1304,825 1304,970 1327,1011 1356,1050 1378,1089 1403,1127 1440,1163 1473,1194 1506,1213 1537,1225 1618,1225 1657,1211 1694,1186 1722,1161 1743,1125 1762,1082 1774,1034 1778,982 1778,929 1762,882 1743,832 1714,777 1685,727 1651,687 1612,659 1560,640 1515,628 1444,628 1411,659 1389,693 1372,739 1372,827 1389,875 1411,925 1449,968 1496,1003 1542,1034 1595,1056 1649,1068 1712,1077 1840,1077 1894,1056 1952,1034 2010,1006 2068,975 2123,934 2169,886 2202,836 2237,780 2264,718 2281,649 2281,499 2264,429 2247,354 2225,274 2192,204 2157,140 2123,90 2090,54 2064,24 2037,0 2010,0 1987,17 1971,47 1960,90 1952,145 1952,369 1968,452 1997,540 2039,626 2086,705 2134,770 2185,830 2239,877 2291,918 2343,941 2396,956 2448,963 2496,968 2551,968 2609,953 2667,937 2727,916 2787,896">
          <text:p/>
        </draw:polyline>
        <draw:polyline draw:style-name="gr2" draw:text-style-name="P2" draw:layer="layout" svg:width="1.424cm" svg:height="0.958cm" svg:x="35.765cm" svg:y="52.645cm" svg:viewBox="0 0 1425 959" draw:points="355,762 382,737 403,714 413,689 419,664 419,633 397,571 368,542 341,513 310,481 275,452 235,434 202,425 169,420 132,420 103,436 70,470 41,511 22,562 8,614 0,666 0,778 12,821 41,851 74,878 111,892 155,899 194,907 235,907 281,887 324,864 357,837 388,799 411,762 432,719 452,662 473,594 490,528 490,170 475,115 463,77 444,39 434,15 417,0 382,0 368,13 359,36 351,68 347,111 347,220 363,284 380,345 399,406 432,463 471,515 519,564 565,601 619,633 685,655 761,666 885,666 952,649 1014,626 1076,601 1133,569 1183,532 1222,493 1253,452 1276,413 1276,318 1262,268 1237,222 1202,184 1169,150 1138,127 1100,111 1061,111 1032,125 1032,291 1051,350 1086,420 1129,484 1169,549 1216,614 1260,680 1307,735 1348,780 1379,819 1400,851 1415,878 1425,899 1425,918 1394,935 1363,946 1332,959 1218,959">
          <text:p/>
        </draw:polyline>
        <draw:polyline draw:style-name="gr2" draw:text-style-name="P2" draw:layer="layout" svg:width="0.137cm" svg:height="0.111cm" svg:x="37.352cm" svg:y="53.145cm" svg:viewBox="0 0 138 112" draw:points="0,20 62,6 83,0 123,0 123,105 138,112">
          <text:p/>
        </draw:polyline>
        <draw:polyline draw:style-name="gr2" draw:text-style-name="P2" draw:layer="layout" svg:width="0.556cm" svg:height="0.773cm" svg:x="2.942cm" svg:y="60.23cm" svg:viewBox="0 0 557 774" draw:points="520,89 557,77 557,41 541,25 516,11 481,0 407,0 371,34 343,77 309,134 270,193 233,246 202,308 171,376 140,449 112,521 91,583 69,635 54,678 38,728 13,760 0,774">
          <text:p/>
        </draw:polyline>
        <draw:polyline draw:style-name="gr2" draw:text-style-name="P2" draw:layer="layout" svg:width="0.442cm" svg:height="0.475cm" svg:x="2.978cm" svg:y="60.23cm" svg:viewBox="0 0 443 476" draw:points="55,175 41,77 24,39 12,18 12,0 0,0 0,13 16,32 39,56 64,79 95,113 132,153 169,196 210,247 254,301 293,351 338,399 381,437 412,462 443,476">
          <text:p/>
        </draw:polyline>
        <draw:polyline draw:style-name="gr2" draw:text-style-name="P2" draw:layer="layout" svg:width="1.085cm" svg:height="0.141cm" svg:x="2.711cm" svg:y="60.439cm" svg:viewBox="0 0 1086 142" draw:points="365,107 24,107 0,118 0,142 340,142 449,131 563,116 673,97 774,77 867,59 944,39 1024,18 1086,0">
          <text:p/>
        </draw:polyline>
        <draw:polyline draw:style-name="gr2" draw:text-style-name="P2" draw:layer="layout" svg:width="0.151cm" svg:height="0.905cm" svg:x="5.051cm" svg:y="60.166cm" svg:viewBox="0 0 152 906" draw:points="0,105 0,57 12,46 29,30 45,12 45,0 45,217 68,273 85,332 97,391 116,455 129,523 139,593 152,660 152,899 137,906">
          <text:p/>
        </draw:polyline>
        <draw:polyline draw:style-name="gr2" draw:text-style-name="P2" draw:layer="layout" svg:width="0.569cm" svg:height="0.145cm" svg:x="5.251cm" svg:y="60.669cm" svg:viewBox="0 0 570 146" draw:points="0,146 0,135 83,135 118,112 223,112 276,91 334,78 390,51 444,32 493,21 537,11 570,0">
          <text:p/>
        </draw:polyline>
        <draw:polyline draw:style-name="gr2" draw:text-style-name="P2" draw:layer="layout" svg:width="0.248cm" svg:height="0.75cm" svg:x="5.706cm" svg:y="60.314cm" svg:viewBox="0 0 249 751" draw:points="33,43 33,16 17,12 17,0 0,0 0,72 19,127 37,191 50,270 68,352 85,429 101,498 118,562 140,622 156,668 181,707 218,735 249,751">
          <text:p/>
        </draw:polyline>
        <draw:polyline draw:style-name="gr2" draw:text-style-name="P2" draw:layer="layout" svg:width="0.552cm" svg:height="0.507cm" svg:x="6.183cm" svg:y="60.391cm" svg:viewBox="0 0 553 508" draw:points="56,290 56,246 44,238 25,233 13,233 5,253 5,274 31,303 54,336 85,367 124,398 171,429 218,460 260,486 299,508 382,508 423,494 467,474 498,444 522,401 539,353 553,301 553,194 526,151 491,108 452,66 407,37 357,16 305,0 198,0 147,23 98,59 58,98 23,140 0,186">
          <text:p/>
        </draw:polyline>
        <draw:polyline draw:style-name="gr2" draw:text-style-name="P2" draw:layer="layout" svg:width="0.907cm" svg:height="0.622cm" svg:x="6.903cm" svg:y="60.278cm" svg:viewBox="0 0 908 623" draw:points="0,279 0,255 54,255 62,279 76,300 93,329 107,358 118,399 134,444 155,487 178,526 211,557 235,585 264,607 297,623 335,623 372,609 405,587 440,561 465,528 486,480 496,433 508,385 508,243 494,220 486,231 486,331 498,378 512,426 535,471 564,514 597,549 636,573 676,587 752,587 789,566 823,537 850,503 877,464 892,418 900,373 908,320 908,225 883,186 865,148 842,113 796,55 773,36 756,36 736,22 725,11 713,0">
          <text:p/>
        </draw:polyline>
        <draw:polyline draw:style-name="gr2" draw:text-style-name="P2" draw:layer="layout" svg:width="3.129cm" svg:height="0.899cm" svg:x="8.038cm" svg:y="59.785cm" svg:viewBox="0 0 3130 900" draw:points="0,506 210,506 241,493 289,493 303,474 303,431 169,431 146,448 124,468 107,501 93,529 93,638 115,684 142,731 177,777 221,815 270,852 318,880 372,900 498,900 560,885 626,871 688,844 750,817 814,788 874,753 913,718 942,688 959,658 959,567 942,545 930,531 921,517 911,506 911,477 890,458 862,436 837,420 814,398 781,384 760,377 738,370 719,365 698,363 684,358 680,338 680,317 680,345 702,365 738,381 781,395 820,424 870,456 915,486 955,520 1000,554 1046,586 1083,620 1120,656 1163,684 1201,715 1236,745 1269,765 1292,784 1333,784 1347,765 1368,739 1368,711 1385,679 1385,645 1407,610 1424,574 1424,495 1409,463 1409,372 1393,343 1378,322 1378,295 1391,288 1401,306 1418,325 1440,350 1467,379 1488,408 1529,438 1556,465 1587,491 1635,511 1680,529 1934,529 1988,520 2036,504 2081,474 2120,443 2151,411 2172,377 2189,331 2189,200 2164,165 2135,131 2104,106 2073,86 2044,75 1963,75 1941,93 1926,120 1926,270 1941,317 1951,370 1978,418 2005,468 2040,511 2079,551 2120,584 2174,601 2226,613 2414,613 2480,598 2538,579 2596,554 2645,524 2697,495 2738,465 2774,431 2800,393 2819,354 2829,313 2829,186 2807,145 2782,106 2753,68 2724,36 2693,13 2668,0 2604,0 2604,54 2621,70 2645,81 2676,88 2712,95 2792,95 2831,111 2869,125 2904,136 2932,150 2954,165 2971,177 2979,198 2988,218 2994,245 2998,284 2998,495 3008,534 3025,561 3041,574 3064,586 3087,598 3107,610 3130,610">
          <text:p/>
        </draw:polyline>
        <draw:polyline draw:style-name="gr2" draw:text-style-name="P2" draw:layer="layout" svg:width="0.252cm" svg:height="0.293cm" svg:x="11.413cm" svg:y="60.048cm" svg:viewBox="0 0 253 294" draw:points="175,0 241,0 253,11 253,48 237,71 218,91 204,114 183,145 156,175 119,202 88,232 63,260 27,274 0,294">
          <text:p/>
        </draw:polyline>
        <draw:polyline draw:style-name="gr2" draw:text-style-name="P2" draw:layer="layout" svg:width="1.269cm" svg:height="0.997cm" svg:x="12.364cm" svg:y="59.36cm" svg:viewBox="0 0 1270 998" draw:points="19,873 0,890 0,940 25,947 62,947 89,926 132,906 151,878 174,854 194,820 194,788 211,754 227,718 227,647 213,616 213,523 194,509 182,500 172,518 172,552 157,597 157,666 169,711 188,759 213,804 244,847 289,883 343,906 391,938 444,967 502,987 558,998 612,998 668,982 719,960 767,931 818,890 858,847 891,795 916,736 938,673 953,611 966,543 966,314 936,240 912,170 889,111 870,61 849,23 831,0 800,0 792,11 783,43 783,273 798,349 818,431 839,509 870,583 903,659 936,725 977,781 1016,829 1059,861 1101,890 1146,916 1270,916">
          <text:p/>
        </draw:polyline>
        <draw:polyline draw:style-name="gr2" draw:text-style-name="P2" draw:layer="layout" svg:width="0.467cm" svg:height="0.245cm" svg:x="13.342cm" svg:y="59.705cm" svg:viewBox="0 0 468 246" draw:points="200,246 124,217 84,206 53,193 22,180 0,171 0,157 29,148 68,141 120,125 177,109 244,91 308,68 374,48 428,23 468,0">
          <text:p/>
        </draw:polyline>
        <draw:polyline draw:style-name="gr2" draw:text-style-name="P2" draw:layer="layout" svg:width="0.151cm" svg:height="0.047cm" svg:x="12.364cm" svg:y="59.476cm" svg:viewBox="0 0 152 48" draw:points="152,0 55,30 28,39 0,39 10,48 36,48">
          <text:p/>
        </draw:polyline>
        <draw:polyline draw:style-name="gr2" draw:text-style-name="P2" draw:layer="layout" svg:width="0.988cm" svg:height="0.747cm" svg:x="14.76cm" svg:y="59.605cm" svg:viewBox="0 0 989 748" draw:points="0,748 39,748 70,735 86,717 124,694 151,658 179,612 215,567 241,516 258,464 277,409 277,152 289,152 289,173 301,193 318,216 339,245 361,280 386,311 417,348 450,380 489,404 540,434 588,454 637,466 687,473 736,473 780,454 821,430 860,402 891,364 914,323 929,288 937,241 937,121 920,93 900,61 877,32 860,11 844,0 829,0 829,18 850,52 873,93 896,130 916,180 939,225 960,268 976,316 989,362 989,466 966,488 939,509 906,523 867,542 821,551 765,551">
          <text:p/>
        </draw:polyline>
        <draw:polyline draw:style-name="gr2" draw:text-style-name="P2" draw:layer="layout" svg:width="0.045cm" svg:height="0.134cm" svg:x="14.985cm" svg:y="58.98cm" svg:viewBox="0 0 46 135" draw:points="46,135 24,44 14,19 0,0 16,5">
          <text:p/>
        </draw:polyline>
        <draw:polyline draw:style-name="gr2" draw:text-style-name="P2" draw:layer="layout" svg:width="0.413cm" svg:height="1.657cm" svg:x="17.139cm" svg:y="59.148cm" svg:viewBox="0 0 414 1658" draw:points="305,76 267,48 257,32 251,21 243,12 236,0 249,0 259,28 259,69 272,125 290,189 313,266 327,359 342,471 358,587 379,707 402,826 414,945 414,1369 402,1451 373,1517 342,1569 311,1612 286,1644 259,1658 209,1658 178,1644 147,1624 119,1606 102,1574 81,1542 57,1505 34,1460 11,1410 0,1353">
          <text:p/>
        </draw:polyline>
        <draw:polyline draw:style-name="gr2" draw:text-style-name="P2" draw:layer="layout" svg:width="4.077cm" svg:height="1.188cm" svg:x="17.095cm" svg:y="58.783cm" svg:viewBox="0 0 4078 1189" draw:points="102,1048 46,1014 23,998 9,989 0,982 17,964 48,951 93,944 162,942 246,932 337,923 439,905 542,887 653,866 757,849 842,825 904,798 957,773 1005,746 1032,728 1044,714 1052,698 1063,687 1067,675 1048,675 1048,692 1032,721 1032,832 1044,875 1067,921 1090,971 1110,1023 1137,1066 1166,1101 1199,1132 1226,1159 1252,1177 1273,1189 1295,1189 1326,1177 1345,1164 1357,1141 1374,1114 1397,1078 1413,1030 1413,935 1388,892 1370,846 1343,809 1299,775 1245,746 1189,723 1141,703 1088,689 995,689 959,701 941,721 933,741 920,778 916,818 937,859 974,896 1026,939 1083,973 1143,1003 1199,1032 1273,1048 1357,1061 1483,1061 1539,1044 1585,1030 1628,1005 1667,973 1700,939 1717,901 1733,871 1752,844 1762,816 1762,730 1752,714 1740,703 1731,694 1717,685 1702,680 1702,773 1715,811 1733,859 1754,903 1771,942 1802,987 1833,1028 1868,1061 1901,1087 1934,1103 2147,1103 2172,1087 2201,1068 2217,1046 2232,1025 2232,789 2219,778 2209,768 2209,785 2232,811 2254,841 2277,875 2300,914 2321,951 2339,987 2356,1018 2366,1044 2378,1064 2378,1078 2393,1087 2393,1041 2405,1025 2405,998 2420,966 2434,930 2451,894 2471,864 2488,834 2504,803 2519,775 2544,759 2567,746 2614,746 2641,771 2666,794 2691,818 2717,849 2734,880 2742,909 2757,939 2773,961 2788,977 2798,991 2810,1003 2825,1003 2837,987 2844,955 2856,927 2864,889 2881,851 2899,811 2926,773 2949,739 2970,714 2992,694 3013,680 3090,680 3108,698 3131,721 3166,746 3205,773 3251,798 3298,821 3344,844 3397,861 3455,871 3586,871 3654,855 3718,837 3780,814 3848,782 3910,748 3962,716 4003,682 4028,648 4028,568 4009,530 3976,491 3927,458 3873,430 3811,416 3716,416 3672,446 3625,487 3579,532 3555,587 3536,651 3524,711 3515,773 3515,830 3532,875 3555,911 3583,944 3615,966 3685,966 3722,948 3755,925 3784,892 3807,851 3840,801 3869,751 3902,694 3916,639 3916,575 3931,503 3931,371 3916,301 3894,237 3861,173 3838,118 3825,73 3811,42 3811,0 3811,39 3823,87 3823,148 3834,223 3846,308 3856,398 3871,494 3892,587 3916,671 3939,746 3966,816 3995,873 4026,923 4057,961 4078,991">
          <text:p/>
        </draw:polyline>
        <draw:polyline draw:style-name="gr2" draw:text-style-name="P2" draw:layer="layout" svg:width="0.159cm" svg:height="1.13cm" svg:x="22.395cm" svg:y="58.648cm" svg:viewBox="0 0 160 1131" draw:points="0,14 13,0 13,85 27,126 40,180 48,242 54,314 60,394 62,483 62,573 68,659 68,906 85,969 97,1022 115,1062 129,1096 146,1117 160,1131">
          <text:p/>
        </draw:polyline>
        <draw:polyline draw:style-name="gr2" draw:text-style-name="P2" draw:layer="layout" svg:width="0.849cm" svg:height="0.225cm" svg:x="22.162cm" svg:y="59.153cm" svg:viewBox="0 0 850 226" draw:points="0,226 41,226 76,214 132,203 194,185 270,169 344,144 426,118 509,93 596,73 668,57 726,37 776,23 815,9 850,0">
          <text:p/>
        </draw:polyline>
        <draw:polyline draw:style-name="gr2" draw:text-style-name="P2" draw:layer="layout" svg:width="0.978cm" svg:height="0.8cm" svg:x="22.976cm" svg:y="58.833cm" svg:viewBox="0 0 979 801" draw:points="43,43 27,29 10,15 0,0 10,13 31,31 66,63 99,102 137,155 174,215 205,279 221,343 242,410 254,474 263,531 267,579 267,658 267,602 281,567 300,522 323,472 351,422 378,367 416,322 467,284 515,248 566,222 664,222 709,234 748,259 784,295 808,341 829,395 846,455 868,515 879,581 895,641 922,694 941,739 957,775 979,801">
          <text:p/>
        </draw:polyline>
        <draw:polyline draw:style-name="gr2" draw:text-style-name="P2" draw:layer="layout" svg:width="1.118cm" svg:height="0.872cm" svg:x="24.072cm" svg:y="58.642cm" svg:viewBox="0 0 1119 873" draw:points="568,752 599,652 599,602 578,555 547,512 510,466 477,433 438,401 392,382 351,366 254,366 212,378 167,399 119,428 76,459 39,494 16,537 0,585 0,666 22,702 45,728 74,757 109,778 140,792 204,792 223,780 245,769 276,752 301,723 322,690 338,657 359,623 369,594 376,566 376,514 363,514 353,526 353,632 363,671 386,709 417,749 452,787 498,823 539,846 580,864 630,873 731,873 773,855 812,826 843,789 884,757 917,716 940,669 940,414 928,347 909,276 886,211 864,150 841,100 822,61 808,34 795,13 789,0 785,15 785,46 795,93 808,146 816,204 826,280 841,366 861,446 884,530 911,602 948,662 979,712 1012,752 1050,780 1084,794 1119,807">
          <text:p/>
        </draw:polyline>
        <draw:polyline draw:style-name="gr2" draw:text-style-name="P2" draw:layer="layout" svg:width="0.463cm" svg:height="0.081cm" svg:x="24.898cm" svg:y="58.983cm" svg:viewBox="0 0 464 82" draw:points="128,82 60,58 38,49 15,41 0,37 0,22 23,17 394,17 464,0">
          <text:p/>
        </draw:polyline>
        <draw:polyline draw:style-name="gr2" draw:text-style-name="P2" draw:layer="layout" svg:width="2.762cm" svg:height="0.802cm" svg:x="26.413cm" svg:y="58.538cm" svg:viewBox="0 0 2763 803" draw:points="0,766 27,775 58,775 81,756 100,732 131,701 162,668 215,589 232,539 240,484 246,434 246,338 220,290 201,252 178,222 162,193 143,174 120,154 85,154 75,167 62,188 62,260 83,308 98,367 108,423 135,480 168,537 207,589 240,641 290,680 337,713 387,743 441,768 490,789 530,803 606,803 639,786 668,766 691,736 709,706 732,661 743,609 753,553 753,491 734,427 707,362 681,290 650,219 610,160 577,104 546,60 515,29 490,10 476,0 494,19 517,47 538,81 565,119 588,169 606,226 625,288 641,349 656,416 668,477 676,534 676,637 693,675 693,703 707,727 718,739 730,746 747,727 761,706 794,648 811,613 827,580 850,541 873,503 889,477 912,453 935,434 955,425 974,420 993,420 1005,446 1020,477 1034,513 1051,548 1071,591 1094,634 1117,675 1150,706 1189,725 1235,743 1278,756 1319,766 1365,766 1414,746 1466,727 1505,703 1545,680 1580,648 1613,609 1633,568 1650,525 1650,434 1633,388 1607,347 1573,312 1536,283 1511,252 1480,231 1452,219 1429,219 1402,231 1383,252 1375,276 1371,310 1367,349 1367,455 1387,503 1406,553 1429,594 1449,637 1476,668 1511,693 1542,713 1582,725 1658,725 1706,709 1757,684 1811,653 1859,625 1906,589 1943,553 1968,520 1993,480 2010,437 2010,354 1997,322 1979,286 1962,247 1948,212 1923,183 1898,172 1836,172 2047,172 2047,374 2063,416 2082,463 2107,503 2136,539 2167,575 2200,600 2231,625 2264,641 2303,650 2371,650 2409,634 2442,606 2485,570 2518,530 2557,482 2596,437 2629,386 2651,333 2666,274 2666,183 2651,140 2620,100 2579,67 2535,43 2454,43 2417,60 2380,81 2347,122 2330,174 2330,288 2345,352 2371,413 2398,468 2438,518 2481,553 2531,582 2581,603 2720,603 2763,584">
          <text:p/>
        </draw:polyline>
        <draw:polyline draw:style-name="gr2" draw:text-style-name="P2" draw:layer="layout" svg:width="0.813cm" svg:height="0.174cm" svg:x="26.349cm" svg:y="58.824cm" svg:viewBox="0 0 814 175" draw:points="0,175 55,175 103,162 158,151 233,137 320,123 421,103 528,80 640,52 735,29 814,0">
          <text:p/>
        </draw:polyline>
        <draw:polyline draw:style-name="gr2" draw:text-style-name="P2" draw:layer="layout" svg:width="1.972cm" svg:height="0.86cm" svg:x="30.636cm" svg:y="58.09cm" svg:viewBox="0 0 1973 861" draw:points="517,395 494,360 470,317 447,272 416,236 389,193 350,160 265,138 226,138 189,150 158,179 131,207 96,248 77,302 54,360 38,420 25,481 15,545 7,605 0,670 0,727 19,772 48,813 85,841 124,861 228,861 288,837 342,808 395,767 449,717 494,667 532,605 556,548 556,497 575,448 590,400 590,293 567,284 567,300 542,327 521,363 521,524 540,565 565,602 598,634 641,658 672,681 712,698 745,713 788,720 887,720 918,700 951,681 982,660 1020,636 1044,610 1073,579 1096,543 1119,505 1131,467 1144,424 1144,300 1121,267 1084,236 1051,213 1005,195 968,186 910,186 881,197 858,215 858,277 875,302 895,324 931,338 980,352 1123,352 1177,336 1222,315 1261,298 1286,277 1305,255 1317,241 1330,229 1330,213 1301,213 1284,234 1284,413 1297,452 1309,495 1340,531 1361,565 1383,590 1402,610 1431,624 1559,624 1594,602 1646,577 1693,548 1733,515 1768,477 1793,434 1819,388 1819,343 1840,293 1840,148 1819,105 1801,70 1770,38 1739,15 1702,0 1633,0 1609,24 1609,98 1592,148 1592,338 1615,404 1631,470 1648,531 1683,586 1731,629 1780,667 1834,688 1905,700 1973,708">
          <text:p/>
        </draw:polyline>
        <draw:polyline draw:style-name="gr2" draw:text-style-name="P2" draw:layer="layout" svg:width="3.767cm" svg:height="0.824cm" svg:x="33.598cm" svg:y="57.831cm" svg:viewBox="0 0 3768 825" draw:points="0,770 52,770 89,755 129,739 228,694 282,658 329,612 375,570 414,523 445,475 470,425 486,370 486,275 461,236 432,195 399,168 366,147 335,136 306,131 259,131 259,209 277,247 300,296 325,346 356,398 379,462 399,530 414,591 422,651 422,748 406,780 387,805 377,825 366,810 385,791 416,773 453,741 494,708 544,675 594,641 645,605 695,575 745,537 784,501 815,473 840,444 856,417 869,394 869,362 854,362 840,384 827,412 819,439 811,467 811,573 833,610 854,648 879,677 908,708 941,734 978,751 1094,751 1135,730 1166,698 1193,660 1212,620 1226,580 1237,539 1243,484 1243,430 1228,377 1210,327 1187,284 1156,240 1121,204 1077,174 1032,161 947,161 910,174 879,190 854,222 840,254 840,377 864,420 895,451 933,480 978,498 1024,508 1065,515 1110,515 1150,496 1193,465 1232,434 1268,408 1299,373 1334,341 1367,305 1398,270 1429,243 1458,224 1482,207 1509,190 1565,190 1588,204 1611,224 1633,250 1650,282 1669,327 1683,370 1691,412 1700,453 1708,494 1714,530 1718,555 1718,608 1704,596 1691,577 1681,555 1673,537 1666,505 1666,387 1681,351 1697,317 1720,289 1745,259 1776,236 1807,222 1923,222 1966,238 2001,257 2032,284 2059,323 2082,362 2098,405 2113,451 2121,487 2121,580 2109,587 2086,565 2078,544 2074,517 2074,380 2086,330 2105,280 2125,240 2152,204 2180,179 2209,157 2238,143 2265,133 2294,129 2424,129 2443,145 2463,161 2486,174 2500,188 2517,204 2536,222 2556,243 2579,259 2602,284 2627,301 2651,323 2680,346 2711,365 2742,384 2777,398 2813,405 2924,405 2959,391 2999,367 3036,344 3073,315 3104,289 3133,262 3154,233 3172,200 3183,164 3183,107 3168,79 3150,54 3123,36 3092,14 3059,0 2986,0 2949,11 2914,29 2887,47 2864,74 2850,111 2850,188 2873,229 2904,270 2945,305 2999,339 3061,365 3133,365 3205,380 3280,380 3352,365 3429,348 3507,327 3582,303 3648,280 3710,254 3768,231">
          <text:p/>
        </draw:polyline>
        <draw:polyline draw:style-name="gr2" draw:text-style-name="P2" draw:layer="layout" svg:width="7.537cm" svg:height="2.343cm" svg:x="5.253cm" svg:y="62.77cm" svg:viewBox="0 0 7538 2344" draw:points="261,821 261,847 277,852 267,842 255,832 246,821 246,804 232,800 213,795 197,792 178,787 166,782 116,782 89,797 67,811 44,828 23,857 11,897 0,942 0,1118 21,1180 44,1243 77,1297 112,1350 151,1395 199,1430 251,1450 300,1466 352,1475 397,1475 445,1461 494,1440 534,1414 567,1380 600,1347 631,1304 647,1261 668,1216 678,1180 678,1111 678,1209 691,1239 701,1278 716,1311 738,1343 765,1368 796,1395 837,1414 873,1428 916,1437 1003,1437 1046,1425 1081,1407 1112,1384 1141,1361 1162,1335 1174,1302 1174,1195 1162,1157 1147,1114 1121,1078 1094,1043 1059,1011 1019,987 974,973 926,961 825,961 778,980 730,1004 680,1037 639,1071 608,1104 585,1139 571,1175 571,1250 587,1282 618,1309 662,1328 707,1343 879,1343 935,1332 988,1318 1046,1300 1096,1278 1141,1250 1185,1223 1224,1193 1255,1161 1288,1130 1321,1095 1352,1059 1379,1030 1402,1007 1427,989 1451,978 1486,968 1520,964 1548,964 1573,978 1604,997 1637,1016 1664,1039 1689,1068 1712,1102 1722,1134 1730,1173 1739,1214 1739,1347 1726,1364 1726,1375 1706,1375 1691,1359 1683,1337 1675,1311 1668,1287 1668,1137 1695,1107 1718,1080 1739,1050 1761,1023 1792,1004 1896,1004 1923,1018 1947,1039 1976,1073 2005,1109 2024,1147 2043,1178 2061,1211 2076,1245 2092,1266 2109,1280 2152,1280 2162,1268 2175,1247 2198,1216 2214,1182 2229,1147 2239,1109 2251,1066 2264,1021 2282,978 2282,895 2282,945 2305,964 2330,985 2355,1014 2384,1045 2415,1073 2454,1097 2491,1125 2530,1150 2572,1168 2617,1180 2704,1180 2739,1166 2772,1152 2809,1125 2840,1093 2871,1052 2894,1009 2913,964 2925,921 2935,880 2944,842 2950,811 2950,759 2927,747 2927,814 2944,850 2964,895 2987,947 3010,1007 3033,1066 3060,1128 3097,1187 3134,1237 3171,1278 3212,1314 3250,1347 3289,1368 3334,1380 3415,1380 3452,1368 3489,1352 3520,1330 3549,1300 3574,1261 3593,1218 3611,1173 3611,887 3599,850 3589,821 3589,775 3572,754 3572,730 3537,730 3531,739 3527,757 3527,1166 3541,1271 3541,1373 3554,1477 3566,1582 3574,1691 3582,1791 3591,1879 3599,1965 3607,2044 3620,2117 3630,2181 3642,2237 3647,2278 3655,2308 3665,2331 3667,2344 3684,2344 3698,2322 3704,2303 3706,2272 3709,2239 3709,2153 3696,2096 3678,2024 3659,1948 3636,1867 3613,1786 3591,1694 3568,1593 3545,1495 3523,1393 3500,1295 3487,1211 3487,1061 3498,1000 3520,945 3551,895 3591,852 3638,821 3692,800 3746,780 3859,780 3907,809 3952,852 3992,907 4021,968 4037,1032 4037,1221 4012,1271 3983,1309 3952,1337 3917,1357 3886,1366 3855,1373 3783,1373 3750,1345 3731,1325 3719,1304 3713,1285 3706,1268 3706,1239 3802,1239 3843,1257 3886,1266 3936,1275 3986,1282 4176,1282 4221,1259 4260,1232 4296,1204 4327,1175 4362,1139 4395,1100 4409,1061 4409,995 4424,959 4438,925 4449,897 4449,823 4449,945 4461,985 4473,1025 4494,1066 4517,1102 4542,1134 4566,1168 4599,1189 4633,1209 4771,1209 4802,1185 4833,1152 4860,1121 4881,1078 4895,1037 4903,993 4903,907 4879,861 4850,825 4819,789 4781,761 4740,737 4688,714 4635,692 4579,680 4438,680 4401,707 4372,737 4356,773 4356,847 4370,875 4395,904 4420,928 4453,952 4494,971 4542,982 4589,997 4829,997 4872,980 4912,966 4951,947 4980,932 5005,911 5027,889 5042,873 5050,857 5058,828 5065,797 5071,766 5075,735 5079,707 5081,678 5081,654 5083,632 5083,618 5083,637 5096,661 5114,689 5143,725 5174,764 5213,807 5257,850 5298,907 5335,964 5368,1021 5397,1078 5420,1130 5435,1178 5435,1259 5416,1289 5399,1318 5383,1335 5331,1335 5313,1321 5298,1295 5298,1239 5311,1207 5323,1168 5352,1139 5389,1109 5428,1075 5474,1047 5521,1025 5567,1007 5606,987 5645,973 5678,954 5707,939 5732,918 5759,902 5776,882 5790,861 5807,837 5821,811 5829,792 5838,771 5844,752 5844,704 5844,764 5831,789 5831,868 5852,902 5875,937 5906,968 5941,997 5980,1025 6017,1052 6058,1073 6095,1085 6186,1085 6225,1071 6262,1050 6298,1014 6335,978 6372,939 6401,897 6422,852 6436,800 6450,730 6457,661 6457,521 6442,439 6428,357 6411,278 6395,204 6372,144 6351,100 6329,66 6310,32 6293,11 6275,0 6258,0 6248,16 6240,39 6236,75 6236,175 6254,239 6275,314 6304,389 6335,461 6374,535 6413,604 6459,664 6504,723 6556,773 6606,814 6659,847 6713,875 6767,895 6936,895 6961,878 6982,861 6992,837 6998,816 6998,725 6969,725 6957,711 6942,711 6928,728 6914,754 6903,782 6891,809 6891,911 6911,952 6945,980 6982,997 7023,1009 7075,1018 7128,1018 7184,1004 7250,993 7317,966 7370,939 7424,916 7467,889 7507,864 7538,839">
          <text:p/>
        </draw:polyline>
        <draw:polyline draw:style-name="gr2" draw:text-style-name="P2" draw:layer="layout" svg:width="0.44cm" svg:height="0.188cm" svg:x="11.376cm" svg:y="63.084cm" svg:viewBox="0 0 441 189" draw:points="33,189 19,173 0,173 10,157 31,147 62,138 103,123 157,100 211,86 264,61 327,43 389,23 441,0">
          <text:p/>
        </draw:polyline>
        <draw:polyline draw:style-name="gr2" draw:text-style-name="P2" draw:layer="layout" svg:width="0.248cm" svg:height="0.261cm" svg:x="10.58cm" svg:y="62.841cm" svg:viewBox="0 0 249 262" draw:points="249,16 218,7 180,0 147,0 79,25 48,43 25,61 10,90 0,123 0,203 15,227 33,246 56,262 116,262 147,251 172,239 192,217 205,201 216,183 216,143 196,129 112,129 112,154">
          <text:p/>
        </draw:polyline>
        <draw:polyline draw:style-name="gr2" draw:text-style-name="P2" draw:layer="layout" svg:width="7.003cm" svg:height="1.157cm" svg:x="13.879cm" svg:y="62.25cm" svg:viewBox="0 0 7004 1158" draw:points="0,821 0,796 17,782 37,767 58,750 87,741 124,741 211,767 250,792 287,821 321,860 358,903 382,953 403,999 418,1037 424,1073 432,1099 432,1158 432,935 442,896 451,856 465,815 480,782 502,758 525,734 548,702 571,681 589,672 618,672 657,684 691,695 719,707 744,731 771,771 790,813 812,858 829,901 841,944 852,987 872,1025 895,1058 916,1085 943,1103 967,1118 1092,1118 1122,1106 1154,1085 1184,1058 1213,1025 1236,987 1253,956 1269,928 1277,899 1284,875 1286,853 1286,792 1275,773 1263,743 1251,720 1236,688 1224,655 1216,629 1205,605 1199,591 1189,605 1189,698 1201,741 1220,792 1238,842 1263,887 1292,923 1329,951 1366,982 1408,1006 1451,1030 1494,1056 1538,1080 1583,1092 1629,1101 1668,1108 1749,1108 1788,1089 1825,1060 1860,1025 1885,996 1902,963 1916,925 1922,896 1926,868 1926,808 1912,782 1912,756 1895,729 1881,705 1869,677 1856,650 1856,672 1871,695 1893,724 1918,758 1949,792 1978,830 2009,865 2038,903 2069,937 2100,975 2127,1008 2150,1037 2162,1063 2174,1082 2187,1099 2195,1080 2195,1021 2212,980 2228,939 2241,899 2251,863 2265,825 2282,796 2305,773 2325,773 2348,758 2402,758 2429,771 2460,794 2495,815 2526,837 2553,865 2582,899 2607,932 2629,965 2652,996 2673,1021 2687,1046 2700,1071 2735,1071 2743,1051 2751,1037 2759,1018 2774,989 2782,949 2790,915 2805,880 2815,851 2828,821 2834,787 2842,758 2842,736 2855,736 2867,748 2875,758 2886,778 2900,796 2917,821 2939,844 2962,868 2991,899 3022,930 3059,949 3098,958 3140,968 3183,968 3222,956 3270,939 3318,915 3363,887 3409,865 3452,849 3491,825 3526,796 3557,760 3580,720 3595,677 3603,643 3607,600 3607,527 3586,502 3570,477 3557,459 3510,459 3491,443 3471,429 3487,429 3502,448 3516,479 3531,505 3547,538 3570,584 3593,616 3619,659 3649,700 3680,741 3720,778 3765,808 3802,835 3839,860 3875,885 3906,903 3941,913 3974,921 4007,921 4040,906 4075,892 4110,865 4152,837 4195,799 4236,758 4276,712 4311,662 4336,607 4352,550 4365,484 4365,348 4346,291 4329,231 4311,179 4290,134 4269,93 4251,64 4234,41 4226,16 4218,0 4203,12 4203,145 4218,198 4234,252 4257,307 4282,352 4307,402 4331,452 4354,493 4375,520 4396,552 4406,581 4416,605 4416,622 4435,631 4460,631 4476,609 4497,579 4524,559 4551,536 4577,507 4606,481 4639,466 4668,452 4697,452 4720,466 4737,466 4747,488 4753,522 4753,548 4730,566 4701,586 4670,602 4631,616 4594,641 4559,655 4453,655 4505,655 4532,666 4639,666 4685,681 4792,681 4854,666 4929,648 5009,638 5088,622 5171,600 5249,577 5326,559 5396,538 5456,516 5495,498 5524,474 5537,438 5537,377 5512,338 5485,314 5448,286 5413,264 5373,245 5309,245 5284,259 5266,284 5253,307 5253,359 5266,400 5286,436 5307,474 5334,505 5369,529 5404,543 5441,557 5485,577 5803,577 5842,550 5882,534 5913,500 5942,466 5966,429 5987,348 5991,300 5995,269 5995,212 5975,184 5960,159 5946,141 5935,129 5921,122 5904,109 5894,102 5882,95 5867,95 5867,107 5989,107 6012,122 6043,150 6074,184 6093,205 6115,238 6138,279 6165,319 6186,355 6206,391 6229,416 6252,436 6283,470 6322,493 6367,512 6409,529 6609,529 6657,516 6702,505 6742,486 6779,464 6810,448 6837,424 6853,391 6853,184 6841,162 6833,145 6833,164 6845,193 6857,231 6878,272 6901,312 6926,357 6950,407 6977,438 6996,464 7004,484 7004,516 6983,534 6955,548 6919,548 6886,570 6853,591 6824,602 6760,602">
          <text:p/>
        </draw:polyline>
        <draw:polyline draw:style-name="gr2" draw:text-style-name="P2" draw:layer="layout" svg:width="1.585cm" svg:height="0.755cm" svg:x="21.635cm" svg:y="61.945cm" svg:viewBox="0 0 1586 756" draw:points="64,697 74,711 74,722 88,711 103,694 119,672 140,649 188,594 208,558 221,520 231,483 231,394 212,344 194,294 169,246 142,198 117,155 88,114 64,89 43,67 31,55 0,55 0,86 12,132 12,176 31,226 47,280 72,342 109,408 155,483 202,544 252,597 310,640 367,672 430,697 496,720 605,720 653,701 698,675 737,649 773,615 797,578 812,530 822,480 831,435 831,385 814,327 797,270 775,212 754,164 733,119 704,82 680,46 659,24 644,12 630,0 620,21 620,46 634,74 651,112 667,155 684,207 698,257 719,315 733,365 752,408 766,444 777,472 787,487 797,497 814,501 820,485 831,472 851,461 868,437 893,415 921,394 952,370 977,349 1012,349 1039,335 1097,335 1120,351 1143,380 1163,425 1186,465 1207,511 1225,558 1246,606 1267,647 1283,683 1306,713 1329,735 1352,756 1524,756 1557,742 1586,725">
          <text:p/>
        </draw:polyline>
        <draw:polyline draw:style-name="gr2" draw:text-style-name="P2" draw:layer="layout" svg:width="0.626cm" svg:height="0.122cm" svg:x="21.395cm" svg:y="62.209cm" svg:viewBox="0 0 627 123" draw:points="72,111 51,119 12,123 0,123 0,111 25,101 56,92 163,92 228,78 298,62 381,48 466,34 546,18 627,0">
          <text:p/>
        </draw:polyline>
        <draw:polyline draw:style-name="gr2" draw:text-style-name="P2" draw:layer="layout" svg:width="1.391cm" svg:height="0.897cm" svg:x="23.381cm" svg:y="61.741cm" svg:viewBox="0 0 1392 898" draw:points="445,575 445,536 389,507 366,495 341,475 321,461 288,454 161,454 133,468 102,493 66,521 39,557 17,600 0,639 0,822 25,851 48,865 70,879 97,898 155,898 192,876 263,844 298,824 333,791 364,751 389,708 405,667 418,624 418,530 405,507 391,483 381,464 372,454 356,468 356,559 372,600 395,644 424,691 459,737 498,779 550,812 606,829 666,841 728,855 792,865 922,865 989,844 1045,819 1095,796 1138,767 1163,722 1179,667 1179,402 1161,333 1140,264 1126,207 1107,154 1093,111 1074,66 1055,28 1043,9 1024,0 993,0 983,23 977,59 975,104 968,157 966,214 966,275 979,343 1002,414 1033,490 1068,557 1107,619 1152,669 1200,717 1252,762 1301,803 1349,822 1392,822">
          <text:p/>
        </draw:polyline>
        <draw:polyline draw:style-name="gr2" draw:text-style-name="P2" draw:layer="layout" svg:width="0.513cm" svg:height="0.161cm" svg:x="24.431cm" svg:y="61.955cm" svg:viewBox="0 0 514 162" draw:points="217,162 101,137 56,125 23,112 0,100 17,83 50,66 103,57 250,57 337,43 427,24 514,0">
          <text:p/>
        </draw:polyline>
        <draw:polyline draw:style-name="gr2" draw:text-style-name="P2" draw:layer="layout" svg:width="2.412cm" svg:height="1.005cm" svg:x="26.079cm" svg:y="61.419cm" svg:viewBox="0 0 2413 1006" draw:points="533,627 502,609 456,587 380,546 357,532 326,523 277,518 223,511 177,511 140,532 109,556 72,587 37,623 10,670 0,711 0,791 24,823 51,861 84,880 122,891 233,891 262,877 287,859 312,837 341,820 363,798 386,775 396,746 396,646 384,625 363,611 343,594 312,594 301,611 293,632 285,661 281,691 279,723 279,830 299,866 322,901 347,932 372,959 411,982 450,1006 605,1006 657,989 704,966 756,932 802,898 843,859 874,825 903,775 922,725 940,668 950,601 957,532 957,295 936,231 917,174 891,119 866,74 837,40 806,20 781,0 717,0 702,17 690,38 682,67 680,102 673,154 673,340 690,403 713,463 742,518 773,573 806,620 843,664 886,691 936,709 984,720 1027,734 1064,748 1099,757 1143,757 1180,737 1213,718 1242,701 1260,684 1283,656 1304,625 1320,589 1331,561 1337,537 1343,511 1349,489 1351,473 1366,461 1399,461 1416,473 1438,491 1465,516 1496,539 1523,570 1548,606 1569,639 1579,677 1579,753 1560,787 1531,820 1504,841 1469,866 1438,884 1411,898 1391,898 1405,882 1434,870 1469,848 1515,825 1562,791 1612,768 1662,744 1714,709 1760,677 1799,644 1830,613 1853,584 1865,563 1873,539 1880,518 1880,646 1892,680 1902,718 1917,759 1942,784 1971,806 2010,818 2051,827 2146,827 2196,816 2252,791 2301,770 2349,739 2382,713 2403,691 2413,668 2413,616 2388,587 2351,561 2303,537 2247,516 2188,496 2128,477 2066,461 1853,461 1784,482 1727,505">
          <text:p/>
        </draw:polyline>
        <draw:polyline draw:style-name="gr2" draw:text-style-name="P2" draw:layer="layout" svg:width="0.957cm" svg:height="0.955cm" svg:x="30.269cm" svg:y="61.259cm" svg:viewBox="0 0 958 956" draw:points="88,587 74,604 59,621 43,633 28,647 20,658 8,671 0,680 20,690 53,690 82,671 128,642 183,606 245,563 320,515 382,461 440,401 543,278 582,217 607,160 624,112 624,41 601,17 562,0 460,0 415,27 370,60 330,100 305,148 293,203 293,262 324,328 367,390 423,451 494,513 570,574 661,628 746,680 818,726 887,766 933,804 958,835 958,861 941,883 896,901 838,919 771,933 694,944 613,951 539,956 407,956 359,947 324,928 308,906 308,887">
          <text:p/>
        </draw:polyline>
        <draw:polyline draw:style-name="gr2" draw:text-style-name="P2" draw:layer="layout" svg:width="2.356cm" svg:height="1.135cm" svg:x="31.536cm" svg:y="60.936cm" svg:viewBox="0 0 2357 1136" draw:points="460,764 439,750 424,737 371,714 336,700 292,685 250,673 200,666 161,666 124,678 91,693 49,714 20,743 0,778 0,974 29,1008 72,1039 111,1063 268,1063 323,1051 356,1029 356,994 387,960 416,929 416,894 437,862 437,757 422,743 402,733 379,733 362,764 354,795 354,922 371,974 383,1017 408,1058 441,1094 470,1122 503,1136 672,1136 739,1115 796,1089 842,1053 885,1013 920,970 943,920 958,862 978,795 978,476 962,385 943,305 927,230 904,162 877,105 838,55 803,21 778,0 701,0 685,19 685,162 710,235 734,316 774,402 819,485 869,566 918,643 964,707 1024,762 1086,805 1152,830 1212,848 1379,848 1437,826 1489,800 1530,764 1567,728 1602,691 1634,652 1654,614 1669,564 1675,514 1675,321 1664,292 1652,273 1636,273 1627,296 1619,312 1613,343 1607,376 1605,416 1605,493 1619,526 1642,555 1667,590 1696,614 1726,633 1766,646 1807,664 1939,664 1991,650 2032,643 2074,626 2113,612 2144,585 2171,564 2192,543 2210,512 2223,483 2231,445 2237,407 2237,326 2223,285 2202,253 2179,226 2163,202 2148,183 2123,183 2115,200 2115,221 2130,242 2144,276 2154,321 2175,364 2200,409 2221,452 2245,495 2270,535 2287,583 2303,628 2326,669 2338,709 2347,741 2357,773 2357,877 2338,892 2316,906 2291,924 2260,936 2206,936 2171,927 2144,910 2113,892 2092,859">
          <text:p/>
        </draw:polyline>
        <draw:polyline draw:style-name="gr2" draw:text-style-name="P2" draw:layer="layout" svg:width="0.013cm" svg:height="0.184cm" svg:x="33.261cm" svg:y="60.528cm" svg:viewBox="0 0 14 185" draw:points="14,185 14,10 0,0">
          <text:p/>
        </draw:polyline>
        <draw:polyline draw:style-name="gr2" draw:text-style-name="P2" draw:layer="layout" svg:width="0.478cm" svg:height="0.139cm" svg:x="32.145cm" svg:y="61.082cm" svg:viewBox="0 0 479 140" draw:points="237,12 109,81 61,108 21,126 0,140 36,128 82,117 154,90 249,65 357,31 479,0">
          <text:p/>
        </draw:polyline>
        <draw:polyline draw:style-name="gr2" draw:text-style-name="P2" draw:layer="layout" svg:width="0.392cm" svg:height="1.525cm" svg:x="34.314cm" svg:y="60.746cm" svg:viewBox="0 0 393 1526" draw:points="355,116 312,70 281,50 256,30 233,18 215,7 200,2 188,0 184,25 196,66 210,120 231,182 256,270 281,370 308,482 326,595 355,718 379,847 393,966 393,1182 372,1264 355,1341 339,1410 310,1455 277,1484 246,1507 215,1526 142,1526 126,1512 95,1489 62,1467 29,1439 0,1398 0,1346">
          <text:p/>
        </draw:polyline>
        <draw:polyline draw:style-name="gr2" draw:text-style-name="P2" draw:layer="layout" svg:width="1.931cm" svg:height="1.45cm" svg:x="34.278cm" svg:y="61.009cm" svg:viewBox="0 0 1932 1451" draw:points="0,649 23,594 31,576 31,512 44,486 69,464 98,443 147,430 201,410 275,396 354,375 437,357 530,341 619,320 701,296 765,273 823,246 865,219 904,196 927,173 927,98 902,79 887,60 873,48 865,39 865,114 885,150 904,189 927,225 955,260 997,291 1034,312 1082,334 1131,350 1241,350 1274,336 1303,320 1334,298 1356,270 1381,239 1396,200 1404,162 1410,125 1410,0 1410,62 1425,119 1442,189 1459,273 1479,375 1506,489 1535,613 1554,742 1566,871 1566,1108 1546,1208 1515,1294 1473,1366 1430,1421 1387,1451 1309,1451 1278,1437 1237,1414 1210,1376 1187,1323 1166,1258 1158,1187 1158,1040 1179,963 1218,887 1263,815 1325,754 1394,697 1467,644 1541,599 1614,560 1690,527 1758,500 1820,484 1883,464 1932,450">
          <text:p/>
        </draw:polyline>
        <draw:polyline draw:style-name="gr2" draw:text-style-name="P2" draw:layer="layout" svg:width="2.079cm" svg:height="1.031cm" svg:x="37.243cm" svg:y="60.433cm" svg:viewBox="0 0 2080 1032" draw:points="20,949 20,1032 0,1032 0,1020 14,1009 43,987 76,959 109,925 155,893 192,853 208,808 231,756 241,695 241,640 229,583 210,517 171,456 148,395 130,343 95,303 60,267 43,233 43,206 20,206 20,367 33,436 62,512 101,593 136,672 169,740 210,806 260,860 301,908 349,941 392,959 508,959 545,939 585,910 618,872 651,831 671,781 692,729 692,529 663,460 643,383 620,303 607,229 585,163 572,103 572,0 572,97 587,153 587,219 603,293 603,374 620,458 647,529 663,595 680,653 694,705 694,765 725,779 775,779 795,767 829,740 866,708 911,669 959,638 998,605 1041,570 1068,549 1106,529 1159,529 1182,543 1199,565 1220,590 1239,624 1268,655 1297,690 1332,724 1375,756 1423,779 1479,790 1545,801 1675,801 1741,779 1801,751 1853,713 1898,667 1929,620 1948,567 1948,479 1931,440 1906,417 1875,403 1838,393 1803,393 1770,415 1741,443 1718,481 1708,529 1708,624 1723,679 1747,729 1782,774 1824,810 1871,836 1919,851 1968,860 2010,860 2049,846 2080,826">
          <text:p/>
        </draw:polyline>
        <draw:polyline draw:style-name="gr2" draw:text-style-name="P2" draw:layer="layout" svg:width="0.556cm" svg:height="0.123cm" svg:x="36.908cm" svg:y="61.046cm" svg:viewBox="0 0 557 124" draw:points="220,43 67,74 25,96 0,112 0,124 104,124 179,112 251,96 338,67 441,39 557,0">
          <text:p/>
        </draw:polyline>
        <draw:polyline draw:style-name="gr2" draw:text-style-name="P2" draw:layer="layout" svg:width="4.533cm" svg:height="1.128cm" svg:x="4.921cm" svg:y="66.158cm" svg:viewBox="0 0 4534 1129" draw:points="554,445 554,478 539,468 525,457 514,441 498,428 475,416 454,400 409,369 386,354 293,354 260,366 223,385 184,411 144,445 107,482 74,525 43,571 18,621 0,673 0,778 22,825 53,868 93,908 138,942 190,969 244,992 289,1003 363,1003 392,989 415,967 430,937 440,898 446,852 452,805 452,650 440,607 440,571 430,543 421,523 415,512 409,528 409,616 430,659 448,707 471,754 500,802 533,845 570,883 616,917 667,942 715,958 866,958 909,937 955,912 994,883 1027,848 1054,805 1072,759 1087,709 1095,657 1095,540 1081,475 1048,352 1027,295 1004,243 977,195 950,154 926,123 901,102 876,91 839,91 824,114 816,145 810,188 808,238 808,298 822,364 839,432 866,509 888,580 911,648 934,707 955,754 973,795 992,825 1002,845 1017,845 1027,836 1043,818 1058,797 1078,771 1107,745 1140,716 1178,693 1213,675 1256,666 1343,666 1382,693 1428,728 1457,768 1475,811 1475,912 1453,965 1420,1010 1374,1051 1316,1079 1265,1101 1209,1119 1163,1129 1078,1129 1066,1115 1066,1089 1087,1076 1112,1065 1149,1055 1190,1044 1240,1031 1293,1019 1351,1010 1417,998 1479,985 1537,967 1595,944 1649,917 1699,888 1756,859 1800,821 1835,780 1868,738 1900,695 1923,654 1939,611 1952,573 1952,507 1931,480 1908,464 1884,454 1852,450 1827,450 1798,464 1775,482 1752,509 1736,543 1725,580 1725,659 1746,697 1775,736 1804,764 1843,790 1884,809 1929,818 2022,818 2063,807 2115,786 2163,759 2200,728 2237,695 2264,659 2287,623 2301,586 2309,550 2309,512 2291,473 2264,436 2231,400 2194,366 2152,335 2109,314 2061,298 1975,298 1937,311 1906,335 1881,366 1866,402 1866,486 1881,528 1908,571 1948,611 2001,648 2061,680 2123,702 2194,716 2409,716 2473,695 2531,669 2578,638 2619,607 2663,573 2696,538 2725,500 2743,462 2758,423 2766,391 2772,357 2774,321 2774,261 2793,275 2810,309 2828,343 2851,382 2878,423 2909,471 2940,521 2979,571 3014,611 3051,643 3082,671 3118,697 3149,711 3235,711 3256,695 3273,671 3283,636 3297,600 3308,559 3318,509 3322,459 3331,407 3337,352 3345,305 3353,268 3353,195 3370,214 3384,243 3405,275 3430,321 3455,371 3483,419 3517,466 3558,514 3599,559 3645,593 3690,616 3729,632 3771,643 3870,643 3915,623 3963,595 3998,564 4033,528 4062,482 4087,430 4108,378 4118,326 4118,228 4104,180 4083,141 4062,102 4042,69 4021,41 3994,14 3971,0 3936,0 3913,21 3891,52 3868,98 3853,152 3853,357 3864,416 3887,473 3918,518 3957,552 4006,580 4064,600 4164,600 4230,586 4304,564 4376,543 4443,512 4492,473 4534,430">
          <text:p/>
        </draw:polyline>
        <draw:polyline draw:style-name="gr2" draw:text-style-name="P2" draw:layer="layout" svg:width="7.117cm" svg:height="1.518cm" svg:x="10.698cm" svg:y="65.145cm" svg:viewBox="0 0 7118 1519" draw:points="39,1442 39,1511 47,1519 87,1519 116,1502 145,1478 171,1450 207,1421 240,1383 264,1342 285,1292 300,1246 300,1089 277,1040 246,999 215,964 180,946 140,935 101,935 68,946 39,966 14,989 0,1019 0,1071 12,1092 37,1109 70,1126 109,1135 155,1142 256,1142 308,1130 353,1109 395,1085 424,1062 448,1040 471,1021 486,1005 494,994 502,1014 502,1116 527,1207 548,1255 572,1305 610,1352 655,1392 701,1428 750,1455 810,1476 874,1489 942,1500 1066,1500 1122,1482 1188,1455 1242,1425 1288,1392 1323,1357 1354,1314 1383,1264 1397,1209 1408,1155 1408,1044 1391,992 1375,944 1346,899 1323,866 1296,846 1269,832 1238,832 1219,846 1195,876 1174,914 1160,962 1143,1019 1143,1211 1164,1273 1195,1325 1234,1373 1279,1412 1333,1439 1377,1459 1426,1471 1474,1471 1521,1455 1563,1430 1606,1399 1645,1364 1682,1314 1722,1262 1755,1194 1786,1130 1809,1064 1829,987 1829,748 1800,670 1769,600 1736,541 1699,484 1662,446 1631,425 1604,411 1581,411 1561,441 1544,482 1532,532 1523,598 1521,672 1521,754 1542,846 1558,932 1573,1019 1598,1102 1631,1173 1678,1239 1738,1294 1794,1340 1856,1373 1931,1394 2278,1394 2356,1375 2425,1349 2489,1319 2542,1289 2582,1259 2611,1221 2631,1182 2631,1073 2600,1037 2569,1007 2534,982 2435,982 2408,992 2377,1012 2377,1042 2354,1083 2354,1232 2377,1257 2408,1273 2470,1273 2501,1257 2536,1232 2571,1199 2604,1159 2625,1123 2644,1083 2658,1057 2673,1035 2673,1021 2673,1087 2695,1123 2712,1157 2726,1189 2747,1230 2766,1273 2797,1314 2830,1352 2865,1375 2902,1387 2989,1387 3036,1368 3090,1337 3142,1302 3196,1259 3245,1209 3282,1146 3315,1083 3346,1012 3369,939 3386,866 3398,774 3398,370 3369,279 3346,191 3322,115 3299,65 3284,20 3270,0 3270,43 3284,86 3299,141 3322,213 3338,295 3369,384 3400,479 3437,584 3471,677 3508,770 3555,857 3592,923 3632,976 3667,1021 3706,1051 3745,1066 3787,1066 3838,1055 3876,1035 3925,1009 3971,973 4008,928 4039,876 4066,815 4089,756 4101,700 4111,648 4111,595 4097,561 4097,502 4049,502 4035,532 4035,579 4049,632 4062,686 4072,750 4097,822 4134,896 4177,971 4227,1032 4273,1080 4312,1118 4365,1144 4423,1159 4481,1166 4533,1166 4597,1152 4657,1130 4719,1107 4779,1069 4820,1028 4868,982 4938,892 4969,846 4969,754 4988,713 5004,679 5004,613 4988,606 4988,622 4961,650 4946,684 4934,725 4934,815 4946,864 4967,914 4992,955 5023,985 5054,1021 5091,1044 5122,1062 5159,1075 5277,1075 5324,1051 5370,1025 5415,996 5461,969 5494,921 5521,868 5544,815 5544,632 5521,575 5480,525 5432,495 5378,477 5316,468 5260,468 5198,482 5143,508 5099,536 5072,572 5054,608 5045,643 5045,686 5060,729 5091,768 5134,795 5178,820 5316,820 5370,800 5422,774 5475,739 5521,702 5568,663 5624,632 5680,600 5740,563 5796,534 5856,518 6011,518 6056,534 6098,570 6131,617 6151,665 6172,718 6195,770 6209,822 6220,871 6228,912 6228,955 6228,820 6255,772 6282,720 6317,668 6350,615 6381,570 6418,527 6457,489 6497,448 6521,429 6521,413 6544,438 6544,568 6559,611 6575,661 6592,706 6629,741 6658,763 6699,782 6745,804 6912,804 6960,786 7009,768 7053,745 7077,715 7105,679 7118,650">
          <text:p/>
        </draw:polyline>
        <draw:polyline draw:style-name="gr2" draw:text-style-name="P2" draw:layer="layout" svg:width="0.231cm" svg:height="0.108cm" svg:x="14.297cm" svg:y="64.998cm" svg:viewBox="0 0 232 109" draw:points="0,109 193,109 211,91 232,54 232,0 189,0 189,17 166,17 166,73">
          <text:p/>
        </draw:polyline>
        <draw:polyline draw:style-name="gr2" draw:text-style-name="P2" draw:layer="layout" svg:width="0.571cm" svg:height="0.158cm" svg:x="13.757cm" svg:y="65.443cm" svg:viewBox="0 0 572 159" draw:points="75,101 31,137 15,149 0,159 23,159 70,137 139,121 224,96 332,66 448,38 572,0">
          <text:p/>
        </draw:polyline>
        <draw:polyline draw:style-name="gr2" draw:text-style-name="P2" draw:layer="layout" svg:width="0.198cm" svg:height="0.179cm" svg:x="18.47cm" svg:y="65.593cm" svg:viewBox="0 0 199 180" draw:points="0,0 0,18 8,53 16,73 44,96 100,116 123,135 172,135 172,148 187,148 199,166 199,180">
          <text:p/>
        </draw:polyline>
        <draw:polyline draw:style-name="gr2" draw:text-style-name="P2" draw:layer="layout" svg:width="0.583cm" svg:height="0.826cm" svg:x="2.773cm" svg:y="70.008cm" svg:viewBox="0 0 584 827" draw:points="569,38 584,38 584,24 563,11 547,0 476,0 449,15 429,43 399,86 362,138 320,202 271,272 227,354 182,443 143,526 103,600 66,663 37,718 21,770 8,808 0,827">
          <text:p/>
        </draw:polyline>
        <draw:polyline draw:style-name="gr2" draw:text-style-name="P2" draw:layer="layout" svg:width="0.424cm" svg:height="0.633cm" svg:x="2.773cm" svg:y="70.151cm" svg:viewBox="0 0 425 634" draw:points="112,274 76,172 66,119 45,79 31,43 19,19 8,7 0,0 19,24 37,59 60,104 89,157 116,213 155,279 198,345 236,409 269,468 308,514 343,555 378,591 406,615 425,634">
          <text:p/>
        </draw:polyline>
        <draw:polyline draw:style-name="gr2" draw:text-style-name="P2" draw:layer="layout" svg:width="1.49cm" svg:height="0.409cm" svg:x="2.395cm" svg:y="70.03cm" svg:viewBox="0 0 1491 410" draw:points="275,391 62,391 22,401 0,410 76,410 159,396 266,374 390,348 543,315 707,267 872,219 1023,178 1172,126 1294,78 1404,37 1491,0">
          <text:p/>
        </draw:polyline>
        <draw:polyline draw:style-name="gr2" draw:text-style-name="P2" draw:layer="layout" svg:width="0.162cm" svg:height="0.81cm" svg:x="5.315cm" svg:y="70.165cm" svg:viewBox="0 0 163 811" draw:points="29,69 29,55 0,31 0,0 19,29 42,67 58,129 77,199 92,281 107,365 115,447 128,529 138,600 148,658 148,796 163,811">
          <text:p/>
        </draw:polyline>
        <draw:polyline draw:style-name="gr2" draw:text-style-name="P2" draw:layer="layout" svg:width="0.577cm" svg:height="0.58cm" svg:x="5.148cm" svg:y="69.832cm" svg:viewBox="0 0 578 581" draw:points="289,581 225,503 186,465 141,429 97,392 56,353 31,303 10,263 0,220 0,184 25,146 56,113 97,74 149,41 198,23 252,9 314,0 534,0 578,16">
          <text:p/>
        </draw:polyline>
        <draw:polyline draw:style-name="gr2" draw:text-style-name="P2" draw:layer="layout" svg:width="0.629cm" svg:height="0.089cm" svg:x="5.373cm" svg:y="70.484cm" svg:viewBox="0 0 630 90" draw:points="87,34 69,43 27,63 15,70 0,77 0,90 178,90 242,77 319,63 389,51 459,39 525,24 581,14 630,0">
          <text:p/>
        </draw:polyline>
        <draw:polyline draw:style-name="gr2" draw:text-style-name="P2" draw:layer="layout" svg:width="0.376cm" svg:height="0.402cm" svg:x="5.985cm" svg:y="70.382cm" svg:viewBox="0 0 377 403" draw:points="230,26 161,52 130,66 101,80 75,93 46,105 25,116 14,123 83,123 108,109 153,95 186,85 217,73 241,59 241,19 255,9 235,5 217,0 172,0 145,14 116,33 87,59 52,85 25,114 0,145 0,308 21,337 52,358 93,379 139,394 176,403 377,403">
          <text:p/>
        </draw:polyline>
        <draw:polyline draw:style-name="gr2" draw:text-style-name="P2" draw:layer="layout" svg:width="0.508cm" svg:height="0.507cm" svg:x="6.68cm" svg:y="70.355cm" svg:viewBox="0 0 509 508" draw:points="16,160 16,129 0,118 47,118 78,127 115,143 165,165 224,193 282,227 333,266 377,306 416,347 449,390 449,480 433,499 416,508 366,508 344,494 325,473 304,442 292,408 282,369 282,278 294,229 319,179 344,134 381,93 424,55 464,22 509,0">
          <text:p/>
        </draw:polyline>
        <draw:polyline draw:style-name="gr2" draw:text-style-name="P2" draw:layer="layout" svg:width="1.24cm" svg:height="0.452cm" svg:x="7.61cm" svg:y="70.382cm" svg:viewBox="0 0 1241 453" draw:points="0,0 14,0 31,14 72,48 84,64 113,83 144,109 169,148 192,183 215,223 227,269 231,312 231,384 206,413 182,431 161,446 142,453 120,453 103,439 89,419 82,399 82,336 103,300 130,259 167,226 204,188 252,159 304,130 359,112 409,98 503,98 544,114 577,141 611,171 639,209 656,250 664,288 670,323 670,403 615,403 600,389 592,370 592,278 617,243 654,205 693,169 739,133 776,100 823,71 869,50 912,33 1009,33 1047,50 1074,71 1090,98 1111,128 1127,162 1154,198 1179,228 1179,282 1204,307 1220,328 1241,343">
          <text:p/>
        </draw:polyline>
        <draw:polyline draw:style-name="gr2" draw:text-style-name="P2" draw:layer="layout" svg:width="1.315cm" svg:height="0.893cm" svg:x="9.234cm" svg:y="69.989cm" svg:viewBox="0 0 1316 894" draw:points="428,549 428,449 412,427 391,410 350,396 306,374 259,365 112,365 89,379 62,401 34,427 0,463 0,542 19,582 31,624 48,663 75,699 120,724 174,742 220,751 290,751 333,739 364,722 383,701 395,680 408,658 418,635 418,606 397,580 372,558 350,539 325,527 298,520 267,520 267,560 288,596 288,635 310,674 346,715 366,758 397,799 435,835 468,858 513,878 575,887 630,894 681,894 746,880 799,863 859,842 911,820 954,794 987,763 1025,724 1058,689 1080,651 1095,603 1107,551 1107,432 1091,374 1064,313 1031,246 994,185 965,129 934,85 911,49 901,19 886,0 886,124 901,179 925,242 948,308 979,372 1018,435 1049,496 1087,553 1126,599 1157,632 1192,660 1223,685 1262,703 1289,713 1316,713">
          <text:p/>
        </draw:polyline>
        <draw:polyline draw:style-name="gr2" draw:text-style-name="P2" draw:layer="layout" svg:width="0.523cm" svg:height="0.184cm" svg:x="10.103cm" svg:y="70.148cm" svg:viewBox="0 0 524 185" draw:points="156,185 79,149 39,133 14,123 0,123 20,123 47,113 100,99 158,85 232,76 309,63 393,42 464,19 524,0">
          <text:p/>
        </draw:polyline>
        <draw:polyline draw:style-name="gr2" draw:text-style-name="P2" draw:layer="layout" svg:width="0.13cm" svg:height="0.235cm" svg:x="10.721cm" svg:y="69.582cm" svg:viewBox="0 0 131 236" draw:points="123,81 71,46 54,26 40,9 25,0 11,0 0,12 0,63 17,91 42,117 69,151 100,191 131,236">
          <text:p/>
        </draw:polyline>
        <draw:polyline draw:style-name="gr2" draw:text-style-name="P2" draw:layer="layout" svg:width="0.682cm" svg:height="0.498cm" svg:x="10.981cm" svg:y="70.17cm" svg:viewBox="0 0 683 499" draw:points="0,479 33,499 155,499 203,475 256,446 307,413 365,379 419,339 472,301 526,256 565,215 592,177 592,69 580,47 561,28 534,14 520,0 491,0 505,17 528,40 539,71 557,110 580,153 611,193 650,229 669,265 683,296 683,361 669,379 654,393 632,404 607,411">
          <text:p/>
        </draw:polyline>
        <draw:polyline draw:style-name="gr2" draw:text-style-name="P2" draw:layer="layout" svg:width="3.061cm" svg:height="1.118cm" svg:x="13.007cm" svg:y="69.546cm" svg:viewBox="0 0 3062 1119" draw:points="80,323 60,279 33,252 14,241 14,214 0,214 0,229 18,248 47,277 68,314 85,372 114,437 130,513 144,596 153,682 157,770 157,1103 147,1119 161,1099 161,1042 180,1008 194,973 209,937 225,906 240,880 254,860 277,849 300,842 322,835 386,835 415,856 448,880 510,917 548,942 579,960 612,978 647,996 686,1010 744,1010 774,1001 797,987 819,970 838,944 850,915 859,882 865,851 867,819 867,717 850,689 850,646 834,632 819,632 807,646 807,775 828,819 844,860 869,901 900,937 929,967 958,985 991,999 1022,1006 1146,1006 1181,992 1214,970 1251,944 1291,912 1328,875 1355,828 1377,775 1377,522 1363,463 1351,399 1324,344 1299,288 1274,238 1247,200 1229,171 1206,150 1181,138 1146,138 1146,164 1160,198 1160,241 1183,291 1206,349 1224,413 1251,480 1282,544 1305,610 1324,675 1369,735 1413,785 1464,830 1528,860 1576,882 1621,894 1731,894 1762,880 1793,860 1816,835 1843,792 1884,753 1919,710 1942,660 1956,596 1979,528 1995,453 2012,382 1995,314 1969,243 1946,181 1927,129 1927,62 1905,38 1884,14 1884,0 1884,16 1861,45 1861,181 1886,245 1902,316 1902,389 1931,458 1962,520 1979,574 2008,632 2035,682 2070,728 2103,763 2142,787 2177,806 2227,819 2287,830 2473,830 2537,817 2595,801 2642,787 2675,770 2698,749 2698,465 2682,432 2682,380 2661,370 2634,363 2589,363 2572,392 2572,542 2591,592 2611,639 2630,687 2657,728 2688,767 2727,799 2781,825 2830,846 2882,860 2981,860 3023,851 3062,839">
          <text:p/>
        </draw:polyline>
        <draw:polyline draw:style-name="gr2" draw:text-style-name="P2" draw:layer="layout" svg:width="0.771cm" svg:height="0.116cm" svg:x="14.214cm" svg:y="69.794cm" svg:viewBox="0 0 772 117" draw:points="48,105 27,105 0,117 40,108 84,98 144,86 218,79 309,68 402,57 493,52 580,45 654,31 720,14 772,0">
          <text:p/>
        </draw:polyline>
        <draw:polyline draw:style-name="gr2" draw:text-style-name="P2" draw:layer="layout" svg:width="0.087cm" svg:height="0.058cm" svg:x="13.54cm" svg:y="69.672cm" svg:viewBox="0 0 88 59" draw:points="88,0 40,0 18,20 0,32 0,44 16,59">
          <text:p/>
        </draw:polyline>
        <draw:polyline draw:style-name="gr2" draw:text-style-name="P2" draw:layer="layout" svg:width="0.818cm" svg:height="1.186cm" svg:x="16.641cm" svg:y="69.498cm" svg:viewBox="0 0 819 1187" draw:points="654,248 693,248 555,248 526,260 340,260 294,248 251,227 205,205 156,191 111,179 68,169 31,160 0,153 12,148 337,148 418,136 495,124 555,110 602,96 637,82 660,64 679,48 679,34 660,12 641,0 614,0 606,17 606,50 619,93 641,150 668,229 701,329 734,434 765,546 801,657 819,767 819,1094 792,1137 753,1171 703,1187 606,1187 555,1171 501,1147 449,1126 408,1097 375,1063 356,1028 346,1000 346,969 369,939 402,912 433,884">
          <text:p/>
        </draw:polyline>
        <draw:polyline draw:style-name="gr2" draw:text-style-name="P2" draw:layer="layout" svg:width="2.464cm" svg:height="0.807cm" svg:x="17.633cm" svg:y="69.696cm" svg:viewBox="0 0 2465 808" draw:points="41,32 18,12 0,0 0,24 27,49 58,85 97,135 138,194 180,263 221,335 262,415 293,496 316,578 328,644 328,808 306,808 289,792 279,765 279,644 295,601 318,565 347,530 380,494 421,467 471,456 560,456 605,475 653,496 696,520 736,549 775,580 814,599 859,610 900,620 993,620 1051,606 1107,589 1162,565 1218,537 1272,506 1322,470 1363,432 1396,392 1417,356 1427,315 1427,251 1410,230 1388,213 1363,199 1334,192 1307,192 1278,208 1253,230 1233,260 1216,294 1216,389 1237,442 1268,492 1303,537 1353,575 1406,606 1468,630 1530,644 1712,644 1770,628 1824,606 1878,578 1919,549 1952,520 1979,487 1995,451 2006,415 2006,353 1993,332 1979,310 1964,292 1950,278 1936,263 1898,263 1888,278 1880,296 1874,322 1874,432 1886,478 1905,520 1929,565 1960,608 1998,649 2041,689 2082,722 2126,744 2171,765 2215,778 2297,778 2337,765 2370,746 2401,722 2427,701 2446,672 2458,646 2465,615 2465,537 2438,496 2401,453 2359,408 2308,363 2252,317 2188,278 2113,242 2041,217 1966,199 1902,189 1787,189 1743,206 1716,228 1716,256">
          <text:p/>
        </draw:polyline>
        <draw:polyline draw:style-name="gr2" draw:text-style-name="P2" draw:layer="layout" svg:width="0.773cm" svg:height="0.477cm" svg:x="20.225cm" svg:y="69.917cm" svg:viewBox="0 0 774 478" draw:points="0,122 45,86 70,70 186,70 238,86 298,113 363,148 425,191 468,238 503,284 532,330 553,371 571,411 571,464 557,478 530,459 511,435 487,399 487,318 468,267 453,220 453,174 468,131 485,91 518,60 561,41 602,27 658,13 716,0 774,0">
          <text:p/>
        </draw:polyline>
        <draw:polyline draw:style-name="gr2" draw:text-style-name="P2" draw:layer="layout" svg:width="0.556cm" svg:height="0.505cm" svg:x="21.087cm" svg:y="69.877cm" svg:viewBox="0 0 557 506" draw:points="151,40 180,40 213,28 223,12 231,0 186,0 155,12 120,31 85,50 49,83 23,119 0,167 0,276 10,326 39,378 76,426 124,461 173,488 233,506 398,506 445,486 489,468 522,447 544,421 557,398 557,343 534,317 505,288 466,262 425,233 379,207 334,183 289,164 250,150 209,135 171,135">
          <text:p/>
        </draw:polyline>
        <draw:polyline draw:style-name="gr2" draw:text-style-name="P2" draw:layer="layout" svg:width="1.836cm" svg:height="0.424cm" svg:x="21.94cm" svg:y="69.86cm" svg:viewBox="0 0 1837 425" draw:points="0,163 91,163 131,145 174,131 224,115 277,98 329,79 371,59 401,50 428,36 428,24 414,7 387,0 176,0 143,20 116,43 98,72 98,136 120,174 147,213 176,255 209,300 255,339 308,368 362,394 414,416 461,425 579,425 608,416 625,406 639,385 647,364 656,337 664,307 672,270 685,231 699,191 716,152 732,124 755,95 778,77 809,63 924,63 966,77 1004,95 1035,124 1064,155 1089,188 1105,217 1114,250 1120,279 1120,321 1089,321 1072,307 1056,293 1037,274 1025,255 1006,238 995,220 995,177 1006,155 1027,131 1052,109 1087,91 1132,74 1184,59 1229,50 1318,50 1353,65 1384,84 1411,107 1430,134 1442,163 1453,198 1453,281 1411,281 1411,224 1422,195 1436,167 1453,134 1475,102 1500,72 1527,41 1554,24 1583,13 1612,5 1637,0 1678,0 1699,17 1713,38 1723,57 1732,84 1738,109 1740,141 1746,174 1746,236 1761,259 1775,281 1802,295 1837,314">
          <text:p/>
        </draw:polyline>
        <draw:polyline draw:style-name="gr2" draw:text-style-name="P2" draw:layer="layout" svg:width="0.788cm" svg:height="0.44cm" svg:x="24.865cm" svg:y="69.73cm" svg:viewBox="0 0 789 441" draw:points="0,386 0,398 19,398 50,388 91,372 133,360 184,336 234,312 279,286 325,262 364,244 387,224 405,205 405,162 393,146 379,126 350,110 312,96 285,81 250,74 226,72 192,72 178,96 178,181 207,215 242,251 279,286 319,310 362,331 410,351 565,351 610,329 651,305 682,283 719,258 752,226 772,201 783,176 783,153 762,131 745,105 727,83 703,60 680,40 668,22 651,9 643,0 660,0 672,22 687,48 699,76 723,112 749,153 768,196 781,238 785,276 789,315 789,410 760,424 735,436 709,441 668,441">
          <text:p/>
        </draw:polyline>
        <draw:polyline draw:style-name="gr2" draw:text-style-name="P2" draw:layer="layout" svg:width="0.225cm" svg:height="0.164cm" svg:x="24.874cm" svg:y="69.098cm" svg:viewBox="0 0 226 165" draw:points="226,29 157,0 117,0 82,21 51,46 24,64 8,89 0,108 0,158 10,165 37,165 37,125 20,111">
          <text:p/>
        </draw:polyline>
        <draw:polyline draw:style-name="gr2" draw:text-style-name="P2" draw:layer="layout" svg:width="3.678cm" svg:height="2.566cm" svg:x="27.176cm" svg:y="68.237cm" svg:viewBox="0 0 3679 2567" draw:points="269,907 269,882 257,871 238,857 199,828 180,821 161,814 118,814 101,830 83,859 60,900 37,943 21,997 8,1059 0,1125 0,1266 21,1330 48,1385 87,1435 132,1473 180,1502 296,1502 354,1493 410,1468 464,1438 506,1400 543,1352 572,1297 588,1238 597,1175 597,1052 578,993 551,930 524,878 493,832 456,800 417,778 325,778 279,800 234,832 199,873 163,916 139,966 124,1021 124,1075 145,1125 178,1171 223,1211 277,1247 339,1278 410,1297 479,1307 609,1307 663,1288 712,1264 756,1238 791,1204 826,1171 853,1137 880,1107 905,1078 929,1052 958,1030 991,1014 1031,1007 1111,1007 1138,1028 1169,1054 1204,1085 1237,1123 1260,1164 1281,1209 1299,1252 1316,1290 1343,1323 1361,1347 1374,1368 1374,1382 1390,1382 1417,1361 1417,1304 1436,1266 1454,1223 1454,1032 1469,1032 1483,1047 1500,1064 1516,1085 1533,1114 1560,1143 1585,1173 1609,1204 1636,1235 1676,1264 1723,1290 1779,1307 1839,1318 1899,1325 1957,1325 2017,1311 2079,1297 2120,1275 2163,1247 2201,1216 2227,1178 2227,1135 2244,1090 2244,995 2223,940 2196,880 2165,814 2141,745 2128,673 2095,595 2054,514 2033,435 2019,357 1996,285 1979,218 1950,159 1926,109 1907,68 1888,35 1876,14 1862,0 1847,11 1831,39 1816,85 1816,587 1841,697 1888,804 1940,904 2008,995 2066,1080 2143,1154 2225,1218 2302,1266 2382,1302 2457,1316 2589,1316 2651,1304 2705,1280 2746,1247 2783,1200 2812,1143 2831,1085 2850,1021 2850,825 2837,764 2823,709 2812,664 2796,625 2777,600 2769,580 2781,593 2781,616 2796,645 2812,680 2829,718 2854,761 2883,807 2916,852 2955,895 3009,925 3067,950 3131,968 3193,978 3306,978 3352,954 3385,921 3418,885 3445,845 3461,797 3472,747 3478,695 3484,645 3484,475 3484,673 3499,768 3515,882 3540,1016 3563,1161 3588,1325 3616,1500 3637,1668 3648,1836 3656,1993 3656,2264 3641,2374 3619,2455 3596,2512 3573,2548 3546,2567 3509,2567 3476,2553 3430,2515 3383,2460 3333,2389 3280,2311 3236,2223 3199,2133 3162,2036 3137,1943 3120,1859 3120,1616 3139,1545 3162,1466 3193,1393 3232,1318 3277,1252 3331,1195 3387,1147 3445,1111 3492,1073 3534,1043 3573,1021 3610,1007 3641,990 3679,975">
          <text:p/>
        </draw:polyline>
        <draw:polyline draw:style-name="gr2" draw:text-style-name="P2" draw:layer="layout" svg:width="0.81cm" svg:height="0.565cm" svg:x="31.788cm" svg:y="68.717cm" svg:viewBox="0 0 811 566" draw:points="342,165 342,41 323,22 301,7 280,0 212,0 163,20 126,48 85,88 47,141 25,198 8,257 0,322 0,384 25,438 49,486 83,525 122,551 241,551 270,539 301,514 323,479 342,441 358,395 358,302 373,257 387,209 387,105 387,122 408,159 420,202 441,248 464,295 487,350 526,407 567,455 602,491 637,521 689,539 749,551 811,566">
          <text:p/>
        </draw:polyline>
        <draw:polyline draw:style-name="gr2" draw:text-style-name="P2" draw:layer="layout" svg:width="0.225cm" svg:height="1.467cm" svg:x="33.704cm" svg:y="68.584cm" svg:viewBox="0 0 226 1468" draw:points="33,169 52,85 52,14 33,0 6,0 0,12 0,131 20,192 41,267 62,353 83,448 103,560 130,667 149,778 170,888 181,991 195,1094 216,1192 226,1275 226,1468">
          <text:p/>
        </draw:polyline>
        <draw:polyline draw:style-name="gr2" draw:text-style-name="P2" draw:layer="layout" svg:width="0.736cm" svg:height="0.583cm" svg:x="33.764cm" svg:y="68.582cm" svg:viewBox="0 0 737 584" draw:points="25,517 0,352 0,207 12,144 35,90 70,42 120,14 190,0 368,0 464,19 546,47 619,90 677,142 720,198 737,250 737,312 685,373 619,431 544,479 466,517 388,551 312,572 244,584 151,584 132,574 111,560 111,522">
          <text:p/>
        </draw:polyline>
        <draw:polyline draw:style-name="gr2" draw:text-style-name="P2" draw:layer="layout" svg:width="0.899cm" svg:height="0.566cm" svg:x="34.343cm" svg:y="68.594cm" svg:viewBox="0 0 900 567" draw:points="0,222 86,173 126,152 159,130 198,114 256,102 311,93 420,93 482,118 546,152 606,194 654,239 683,291 683,455 650,501 619,529 577,553 538,567 503,567 476,553 453,531 453,494 482,394 515,331 565,269 621,208 668,157 730,104 784,61 840,28 900,0">
          <text:p/>
        </draw:polyline>
        <draw:polyline draw:style-name="gr2" draw:text-style-name="P2" draw:layer="layout" svg:width="0.606cm" svg:height="0.49cm" svg:x="35.63cm" svg:y="68.532cm" svg:viewBox="0 0 607 491" draw:points="273,90 308,62 308,28 281,16 253,5 219,0 188,0 143,16 93,28 50,57 19,90 19,123 0,174 0,277 19,324 54,372 104,413 147,451 199,477 259,491 392,491 454,470 504,453 547,427 586,388 607,351 607,265 580,222 547,181 502,140 446,105 386,71 331,47 213,47 166,59 126,80 91,109">
          <text:p/>
        </draw:polyline>
        <draw:polyline draw:style-name="gr2" draw:text-style-name="P2" draw:layer="layout" svg:width="0.899cm" svg:height="1.048cm" svg:x="36.383cm" svg:y="68.012cm" svg:viewBox="0 0 900 1049" draw:points="48,84 22,32 12,14 0,0 0,17 18,55 48,100 75,153 106,219 147,300 183,377 210,457 228,541 251,613 267,683 280,747 280,854 296,869 329,869 350,851 367,828 387,797 406,763 437,728 466,694 499,663 542,635 588,613 689,613 739,630 782,661 832,694 871,728 900,769 900,908 877,947 840,980 788,1008 724,1035 658,1049 472,1049 422,1035 389,1015 358,997 336,971 321,947 321,923 336,899">
          <text:p/>
        </draw:polyline>
        <draw:polyline draw:style-name="gr2" draw:text-style-name="P2" draw:layer="layout" svg:width="1.866cm" svg:height="0.907cm" svg:x="37.433cm" svg:y="68.046cm" svg:viewBox="0 0 1867 908" draw:points="335,667 335,622 318,574 318,549 304,527 304,515 281,506 260,499 202,499 163,510 118,537 78,567 43,599 16,637 0,679 0,810 35,844 78,872 111,894 151,894 194,908 281,908 320,887 351,860 374,827 397,794 397,667 366,629 345,599 324,570 306,549 287,529 266,529 266,670 295,715 324,763 355,803 397,839 448,867 506,885 649,885 696,865 742,842 775,817 808,794 844,758 869,724 892,681 902,639 908,594 908,415 879,348 861,280 838,219 814,169 798,119 785,73 758,39 736,14 719,0 692,0 684,14 674,41 667,71 684,121 698,180 698,235 719,293 738,350 754,396 769,444 777,487 785,515 798,531 804,549 808,563 836,563 855,551 879,539 900,517 923,496 960,470 991,449 1026,431 1125,431 1156,449 1183,472 1210,501 1235,529 1247,558 1247,615 1231,646 1193,672 1156,692 1109,708 1053,724 993,742 939,753 830,753 879,753 914,767 956,781 1010,796 1063,810 1245,810 1303,801 1365,785 1417,770 1454,749 1489,722 1524,701 1561,670 1580,642 1592,608 1592,434 1578,389 1561,350 1547,316 1535,288 1526,266 1510,257 1481,257 1473,278 1473,467 1495,513 1524,551 1549,589 1572,624 1603,653 1640,670 1673,677 1781,677 1814,658 1845,634 1867,606">
          <text:p/>
        </draw:polyline>
        <draw:polyline draw:style-name="gr2" draw:text-style-name="P2" draw:layer="layout" svg:width="0.246cm" svg:height="0.183cm" svg:x="38.871cm" svg:y="67.689cm" svg:viewBox="0 0 247 184" draw:points="247,184 172,98 139,69 110,50 77,40 17,40 0,59 0,122 23,129 46,136 65,136 85,124 112,124 127,98 127,12 112,0 102,14 102,33">
          <text:p/>
        </draw:polyline>
        <draw:polyline draw:style-name="gr2" draw:text-style-name="P2" draw:layer="layout" svg:width="0.12cm" svg:height="1.079cm" svg:x="39.578cm" svg:y="67.758cm" svg:viewBox="0 0 121 1080" draw:points="85,50 50,25 29,11 15,4 0,0 0,200 19,276 33,361 44,450 58,547 75,647 85,740 106,825 121,894 121,1080">
          <text:p/>
        </draw:polyline>
        <draw:polyline draw:style-name="gr2" draw:text-style-name="P2" draw:layer="layout" svg:width="0.383cm" svg:height="0.6cm" svg:x="40.072cm" svg:y="68.165cm" svg:viewBox="0 0 384 601" draw:points="0,36 0,0 19,31 31,54 50,86 67,133 67,548 89,584 124,601 174,601 222,589 268,568 303,541 347,502 384,457">
          <text:p/>
        </draw:polyline>
        <draw:polyline draw:style-name="gr2" draw:text-style-name="P2" draw:layer="layout" svg:width="0.087cm" svg:height="0.381cm" svg:x="40.407cm" svg:y="67.581cm" svg:viewBox="0 0 88 382" draw:points="88,382 63,311 44,239 33,175 17,121 0,71 0,0">
          <text:p/>
        </draw:polyline>
        <draw:polyline draw:style-name="gr2" draw:text-style-name="P2" draw:layer="layout" svg:width="1.203cm" svg:height="0.755cm" svg:x="40.327cm" svg:y="68.11cm" svg:viewBox="0 0 1204 756" draw:points="22,428 0,537 0,587 16,587 47,570 89,556 136,528 184,501 237,465 285,435 328,394 368,346 392,294 392,192 374,144 359,102 339,66 339,25 361,25 394,43 446,77 506,119 576,170 634,232 680,292 711,353 738,423 738,532 717,580 669,613 618,635 562,653 506,667 423,667 423,653 452,642 488,632 554,623 630,603 700,582 773,553 847,528 920,501 988,465 1044,423 1081,373 1110,323 1128,267 1128,77 1112,43 1093,14 1093,0 1093,346 1116,435 1132,508 1149,580 1159,639 1179,689 1191,728 1204,756">
          <text:p/>
        </draw:polyline>
        <draw:polyline draw:style-name="gr2" draw:text-style-name="P2" draw:layer="layout" svg:width="0.618cm" svg:height="0.615cm" svg:x="41.451cm" svg:y="68.081cm" svg:viewBox="0 0 619 616" draw:points="0,393 35,324 58,293 85,263 116,236 147,200 180,165 220,131 255,93 288,65 328,41 353,22 373,8 388,0 396,24 396,58 406,103 423,160 435,217 446,286 466,356 497,422 528,481 551,532 569,573 590,599 619,616">
          <text:p/>
        </draw:polyline>
        <draw:polyline draw:style-name="gr2" draw:text-style-name="P2" draw:layer="layout" svg:width="0.254cm" svg:height="0.136cm" svg:x="41.811cm" svg:y="67.508cm" svg:viewBox="0 0 255 137" draw:points="190,76 107,53 0,53 0,87 14,99 41,110 68,119 107,137 255,137 255,91 230,65 204,41 176,19 136,0">
          <text:p/>
        </draw:polyline>
        <draw:polyline draw:style-name="gr2" draw:text-style-name="P2" draw:layer="layout" svg:width="0.387cm" svg:height="0.607cm" svg:x="42.22cm" svg:y="67.96cm" svg:viewBox="0 0 388 608" draw:points="214,0 245,14 245,38 216,62 183,82 135,112 77,152 35,207 0,270 0,463 27,523 76,565 139,592 214,608 301,608 388,592">
          <text:p/>
        </draw:polyline>
        <draw:polyline draw:style-name="gr2" draw:text-style-name="P2" draw:layer="layout" svg:width="0.287cm" svg:height="0.938cm" svg:x="5.179cm" svg:y="72.177cm" svg:viewBox="0 0 288 939" draw:points="17,69 17,41 27,26 39,19 39,0 39,207 25,279 10,359 0,446 0,763 12,810 25,844 39,872 48,896 48,930 64,939 81,939 103,922 128,908 160,892 195,872 228,858 259,846 288,840">
          <text:p/>
        </draw:polyline>
        <draw:polyline draw:style-name="gr2" draw:text-style-name="P2" draw:layer="layout" svg:width="0.487cm" svg:height="0.142cm" svg:x="4.611cm" svg:y="72.804cm" svg:viewBox="0 0 488 143" draw:points="21,143 0,143 4,131 38,115 79,95 133,74 187,53 247,31 311,16 371,0 488,0">
          <text:p/>
        </draw:polyline>
        <draw:polyline draw:style-name="gr2" draw:text-style-name="P2" draw:layer="layout" svg:width="1.749cm" svg:height="0.771cm" svg:x="5.65cm" svg:y="72.268cm" svg:viewBox="0 0 1750 772" draw:points="62,338 44,352 27,364 13,378 0,390 0,405 66,405 102,388 126,375 149,359 166,350 180,335 188,325 201,307 186,297 89,297 58,323 40,338 17,366 0,395 0,501 11,517 25,542 42,558 73,576 106,589 197,589 252,569 306,555 372,526 428,495 475,464 512,436 551,395 582,359 605,323 619,285 619,175 638,188 658,209 669,243 692,280 720,312 774,393 805,441 805,495 822,544 822,701 838,710 876,710 907,689 956,667 1000,639 1047,605 1117,569 1186,537 1250,508 1299,478 1347,452 1386,430 1419,400 1446,364 1446,273 1427,219 1417,168 1417,125 1392,75 1378,38 1353,14 1339,0 1293,0 1272,30 1272,118 1293,178 1312,248 1343,330 1392,418 1446,503 1508,576 1558,648 1605,701 1647,744 1688,772 1750,772">
          <text:p/>
        </draw:polyline>
        <draw:polyline draw:style-name="gr2" draw:text-style-name="P2" draw:layer="layout" svg:width="0.335cm" svg:height="0.289cm" svg:x="6.899cm" svg:y="72.334cm" svg:viewBox="0 0 336 290" draw:points="254,290 151,220 99,192 60,158 22,137 0,123 0,106 14,89 53,66 124,45 219,27 336,0">
          <text:p/>
        </draw:polyline>
        <draw:polyline draw:style-name="gr2" draw:text-style-name="P2" draw:layer="layout" svg:width="1.938cm" svg:height="1.806cm" svg:x="9.268cm" svg:y="72.103cm" svg:viewBox="0 0 1939 1807" draw:points="810,238 690,210 454,210 365,222 276,245 194,279 124,322 64,374 16,431 0,490 0,597 28,647 62,695 115,736 179,767 254,788 332,801 496,801 572,783 657,758 719,727 775,690 826,651 849,606 849,456 812,403 783,353 752,306 702,263 665,229 636,200 609,181 570,172 496,172 458,193 442,220 442,253 427,293 427,338 458,386 504,433 580,479 667,515 773,545 880,567 1234,567 1343,545 1443,517 1522,483 1584,445 1629,408 1660,367 1675,329 1675,250 1648,210 1617,170 1586,131 1553,95 1516,65 1485,38 1454,17 1425,0 1392,0 1376,15 1368,41 1368,208 1392,297 1416,406 1447,524 1485,660 1532,803 1584,949 1638,1091 1700,1227 1755,1352 1809,1464 1853,1559 1894,1634 1923,1697 1939,1741 1939,1795 1919,1807 1853,1807 1807,1789 1758,1768 1702,1741 1648,1709 1598,1668 1545,1625 1501,1577 1460,1527 1429,1477 1406,1425 1406,1309 1421,1257 1447,1202 1487,1149 1545,1096 1611,1041 1683,990 1755,938 1830,901">
          <text:p/>
        </draw:polyline>
        <draw:polyline draw:style-name="gr2" draw:text-style-name="P2" draw:layer="layout" svg:width="0.263cm" svg:height="1.18cm" svg:x="12.922cm" svg:y="72.606cm" svg:viewBox="0 0 264 1181" draw:points="94,21 94,9 73,0 37,0 37,12 25,28 15,48 0,73 0,207 15,276 31,357 57,448 80,542 109,642 133,742 162,837 185,923 200,998 216,1059 233,1109 249,1147 249,1181 264,1181">
          <text:p/>
        </draw:polyline>
        <draw:polyline draw:style-name="gr2" draw:text-style-name="P2" draw:layer="layout" svg:width="0.645cm" svg:height="0.445cm" svg:x="13.036cm" svg:y="72.37cm" svg:viewBox="0 0 646 446" draw:points="18,219 8,200 2,186 0,166 0,123 56,73 103,50 157,28 218,9 282,0 429,0 497,26 551,59 598,102 629,148 646,193 646,239 627,284 590,326 542,362 482,394 410,415 336,431 272,442 212,446 132,446 132,431 155,415">
          <text:p/>
        </draw:polyline>
        <draw:polyline draw:style-name="gr2" draw:text-style-name="P2" draw:layer="layout" svg:width="0.362cm" svg:height="0.498cm" svg:x="13.858cm" svg:y="72.463cm" svg:viewBox="0 0 363 499" draw:points="0,0 17,28 40,50 90,96 117,126 152,166 192,210 237,257 276,298 307,341 332,381 353,420 363,451 363,479 343,499 202,499 169,484 140,463 140,388 165,358 200,319 233,278 278,235 330,193">
          <text:p/>
        </draw:polyline>
        <draw:polyline draw:style-name="gr2" draw:text-style-name="P2" draw:layer="layout" svg:width="0.269cm" svg:height="0.6cm" svg:x="14.621cm" svg:y="72.375cm" svg:viewBox="0 0 270 601" draw:points="0,0 23,16 29,34 33,54 33,347 56,402 77,453 110,498 132,539 157,569 192,589 219,601 250,601 270,587">
          <text:p/>
        </draw:polyline>
        <draw:polyline draw:style-name="gr2" draw:text-style-name="P2" draw:layer="layout" svg:width="0.368cm" svg:height="0.146cm" svg:x="14.574cm" svg:y="72.091cm" svg:viewBox="0 0 369 147" draw:points="227,71 190,27 155,0 76,0 16,27 0,45 0,97 35,121 70,135 120,147 311,147 338,135 356,119 369,99 369,85 342,73 307,58 151,58">
          <text:p/>
        </draw:polyline>
        <draw:polyline draw:style-name="gr2" draw:text-style-name="P2" draw:layer="layout" svg:width="1.496cm" svg:height="0.492cm" svg:x="15.134cm" svg:y="72.509cm" svg:viewBox="0 0 1497 493" draw:points="0,0 27,18 39,37 51,65 62,98 76,126 93,155 120,192 153,235 173,283 190,331 217,376 239,415 258,448 268,474 283,493 260,485 260,464 244,438 244,331 260,288 291,248 328,208 382,171 448,140 514,117 579,103 662,92 741,92 805,105 873,124 925,150 970,176 1003,208 1024,238 1024,312 1003,328 980,340 949,346 908,346 894,326 877,305 877,217 898,183 920,150 958,119 1001,90 1051,69 1098,50 1156,37 1260,37 1303,52 1336,72 1361,101 1381,128 1398,165 1406,205 1406,357 1423,383 1435,410 1452,431 1472,442 1497,453">
          <text:p/>
        </draw:polyline>
        <draw:polyline draw:style-name="gr2" draw:text-style-name="P2" draw:layer="layout" svg:width="1.935cm" svg:height="0.881cm" svg:x="16.876cm" svg:y="72.239cm" svg:viewBox="0 0 1936 882" draw:points="653,352 684,352 668,341 645,341 620,324 591,307 565,293 519,279 347,279 298,300 242,329 182,361 133,402 89,451 48,501 17,553 0,605 0,655 17,701 56,741 101,775 157,801 213,818 279,827 405,827 455,814 490,796 513,775 527,748 544,720 544,658 529,623 529,589 507,558 494,532 480,512 467,498 467,530 494,558 513,594 544,632 571,675 612,720 666,760 728,796 769,827 819,853 868,873 926,882 997,882 1038,871 1081,848 1123,823 1162,791 1193,753 1230,710 1247,658 1247,605 1269,549 1269,300 1247,236 1224,179 1185,127 1137,81 1090,43 1052,14 1023,0 1005,0 1005,97 1015,154 1015,222 1032,295 1046,374 1073,455 1112,530 1147,596 1189,653 1232,698 1282,730 1323,751 1441,751 1493,739 1533,718 1558,691 1587,662 1609,632 1634,601 1657,566 1657,397 1642,388 1642,521 1663,568 1688,612 1723,660 1758,703 1804,739 1855,760 1897,775 1936,787">
          <text:p/>
        </draw:polyline>
        <draw:polyline draw:style-name="gr2" draw:text-style-name="P2" draw:layer="layout" svg:width="0.165cm" svg:height="0.089cm" svg:x="18.553cm" svg:y="71.991cm" svg:viewBox="0 0 166 90" draw:points="156,53 94,0 27,0 0,20 0,73 25,83 50,90 139,90 156,78 166,63 166,20 147,7 127,0 85,0 71,20">
          <text:p/>
        </draw:polyline>
        <draw:polyline draw:style-name="gr2" draw:text-style-name="P2" draw:layer="layout" svg:width="0.221cm" svg:height="0.726cm" svg:x="19.359cm" svg:y="72.189cm" svg:viewBox="0 0 222 727" draw:points="109,0 109,11 84,36 60,58 37,96 14,139 0,189 0,310 25,380 62,448 99,516 132,578 167,634 198,684 222,727">
          <text:p/>
        </draw:polyline>
        <draw:polyline draw:style-name="gr2" draw:text-style-name="P2" draw:layer="layout" svg:width="1.145cm" svg:height="1.888cm" svg:x="19.311cm" svg:y="72.296cm" svg:viewBox="0 0 1146 1889" draw:points="0,160 0,104 23,95 54,81 99,72 149,63 548,63 548,0 486,0 471,10 463,29 457,57 457,129 478,172 513,215 554,257 593,295 635,329 689,350 737,370 780,381 853,381 888,367 929,347 958,327 975,302 995,272 1006,238 1016,204 1035,172 1035,65 1008,74 985,107 985,568 1006,714 1043,870 1122,1189 1146,1341 1146,1598 1130,1702 1105,1780 1062,1837 1000,1873 933,1889 865,1889 795,1873 720,1844 655,1804 602,1752 550,1694 505,1627 469,1554 447,1477 447,1309 478,1218 511,1130 562,1039 629,951 703,866 797,789 882,721 964,661 1051,598 1142,544">
          <text:p/>
        </draw:polyline>
        <draw:polyline draw:style-name="gr2" draw:text-style-name="P2" draw:layer="layout" svg:width="0.641cm" svg:height="0.441cm" svg:x="22.04cm" svg:y="72.57cm" svg:viewBox="0 0 642 442" draw:points="627,184 642,157 625,114 596,88 557,59 507,41 449,16 391,0 187,0 129,12 79,33 44,62 16,98 0,141 0,228 16,274 39,320 71,358 106,389 141,415 178,432 216,442 284,442 315,427 342,410 371,392 393,367 414,339 431,308 441,274 441,139 424,121 424,109 424,141 447,164 470,193 495,226 517,261 538,296 561,329 586,354 613,372">
          <text:p/>
        </draw:polyline>
        <draw:polyline draw:style-name="gr2" draw:text-style-name="P2" draw:layer="layout" svg:width="0.942cm" svg:height="0.358cm" svg:x="22.778cm" svg:y="72.603cm" svg:viewBox="0 0 943 359" draw:points="0,206 12,165 27,136 49,103 74,70 97,38 136,22 177,0 270,0 321,17 356,43 381,74 406,113 406,275 389,302 375,321 375,334 352,341 321,341 302,323 287,302 266,280 256,254 256,165 279,138 327,115 360,90 420,67 488,51 544,38 722,38 755,53 782,74 799,103 809,133 815,169 817,206 838,240 858,275 875,306 908,334 943,359">
          <text:p/>
        </draw:polyline>
        <draw:polyline draw:style-name="gr2" draw:text-style-name="P2" draw:layer="layout" svg:width="0.943cm" svg:height="0.962cm" svg:x="23.931cm" svg:y="72.136cm" svg:viewBox="0 0 944 963" draw:points="520,585 528,535 528,428 495,373 412,298 363,282 249,282 181,300 131,320 79,353 39,394 17,442 0,494 0,549 25,601 64,649 102,692 154,728 195,754 249,773 305,783 394,783 427,761 458,733 487,701 511,665 511,465 493,407 472,351 458,289 443,230 433,173 433,17 452,0 487,0 509,27 526,62 545,114 565,182 594,262 625,357 660,463 704,574 751,685 807,792 873,885 944,963">
          <text:p/>
        </draw:polyline>
        <draw:polyline draw:style-name="gr2" draw:text-style-name="P2" draw:layer="layout" svg:width="1.501cm" svg:height="0.587cm" svg:x="26.411cm" svg:y="72.213cm" svg:viewBox="0 0 1502 588" draw:points="0,237 25,237 56,257 87,284 124,313 155,351 195,384 224,422 257,467 284,504 284,556 300,572 315,588 315,176 331,133 356,93 395,67 434,53 511,53 556,78 602,110 641,143 678,180 711,223 740,271 767,320 794,363 811,388 829,411 852,431 873,444 912,444 937,429 960,403 988,377 1017,338 1044,297 1069,250 1096,207 1110,166 1121,130 1127,102 1127,55 1112,42 1102,30 1088,21 1073,17 1059,14 1048,12 1042,28 1042,119 1059,160 1081,196 1106,230 1141,266 1177,301 1220,320 1261,336 1307,358 1351,370 1386,374 1455,374 1479,356 1502,336 1502,248 1492,207 1469,171 1438,140 1395,102 1347,71 1298,40 1251,14 1199,0 1038,0 1017,14 1003,30 1003,48">
          <text:p/>
        </draw:polyline>
        <draw:polyline draw:style-name="gr2" draw:text-style-name="P2" draw:layer="layout" svg:width="0.511cm" svg:height="0.615cm" svg:x="28.071cm" svg:y="71.996cm" svg:viewBox="0 0 512 616" draw:points="37,84 37,38 19,29 11,22 11,9 0,0 23,29 48,59 71,88 99,122 133,164 161,221 192,285 211,344 228,396 241,441 249,487 255,535 266,573 286,601 311,616 429,616 468,598 512,598">
          <text:p/>
        </draw:polyline>
        <draw:polyline draw:style-name="gr2" draw:text-style-name="P2" draw:layer="layout" svg:width="0.51cm" svg:height="0.086cm" svg:x="27.834cm" svg:y="72.139cm" svg:viewBox="0 0 511 87" draw:points="359,27 287,43 225,57 115,57 66,73 24,87 0,87 93,87 161,75 260,54 384,27 511,0">
          <text:p/>
        </draw:polyline>
        <draw:polyline draw:style-name="gr2" draw:text-style-name="P2" draw:layer="layout" svg:width="0.678cm" svg:height="0.338cm" svg:x="29.719cm" svg:y="72.155cm" svg:viewBox="0 0 679 339" draw:points="501,62 489,62 464,37 418,0 198,0 151,33 107,66 66,85 29,105 0,128 0,230 20,262 43,289 70,314 115,328 161,339 200,339 239,323 283,307 322,287 359,259 390,237 412,219 427,187 439,161 439,57 424,37 424,21 410,12 390,12 384,35 384,80 399,112 412,146 435,178 466,199 507,228 557,255 617,273 679,285">
          <text:p/>
        </draw:polyline>
        <draw:polyline draw:style-name="gr2" draw:text-style-name="P2" draw:layer="layout" svg:width="2.447cm" svg:height="0.945cm" svg:x="31.226cm" svg:y="71.623cm" svg:viewBox="0 0 2448 946" draw:points="593,640 611,640 624,627 634,616 634,602 576,568 279,568 212,597 144,630 93,661 51,684 16,714 0,751 0,841 12,869 43,905 76,924 124,946 293,946 347,926 401,908 448,881 494,853 531,819 556,781 568,741 580,693 587,643 587,530 568,468 541,402 518,343 494,277 456,227 421,188 390,150 353,123 320,111 260,111 243,134 235,168 229,213 229,271 252,338 277,409 310,486 359,561 407,636 465,701 523,755 576,803 630,844 680,874 737,891 886,891 934,874 973,848 1012,819 1048,789 1072,753 1087,724 1095,687 1105,645 1105,604 1093,566 1070,523 1043,482 1019,447 986,413 957,390 924,375 901,375 886,397 886,461 903,502 932,554 969,609 1017,661 1072,705 1134,744 1198,778 1273,812 1345,839 1513,839 1597,828 1674,812 1750,789 1817,760 1882,728 1929,693 1956,657 1970,611 1979,570 1979,523 1960,468 1933,404 1900,336 1867,264 1830,200 1796,145 1752,95 1715,54 1684,27 1657,9 1635,0 1618,0 1604,14 1591,32 1591,163 1606,230 1622,307 1643,386 1668,463 1705,540 1746,609 1800,671 1861,724 1925,764 1999,794 2078,810 2156,821 2307,821 2384,803 2448,781">
          <text:p/>
        </draw:polyline>
        <draw:polyline draw:style-name="gr2" draw:text-style-name="P2" draw:layer="layout" svg:width="0.715cm" svg:height="0.112cm" svg:x="32.79cm" svg:y="71.82cm" svg:viewBox="0 0 716 113" draw:points="44,113 0,113 89,113 147,99 211,86 294,75 379,60 460,37 553,24 642,12 716,0">
          <text:p/>
        </draw:polyline>
        <draw:polyline draw:style-name="gr2" draw:text-style-name="P2" draw:layer="layout" svg:width="5.809cm" svg:height="0.736cm" svg:x="33.782cm" svg:y="71.627cm" svg:viewBox="0 0 5810 737" draw:points="184,361 184,390 168,397 203,415 302,415 337,401 368,387 393,374 416,358 432,340 441,320 441,301 410,301 387,287 360,277 308,268 199,268 145,290 100,306 56,327 21,361 0,397 0,479 21,524 56,567 102,608 155,644 217,674 284,701 356,720 432,733 509,737 654,737 724,724 800,710 875,694 949,674 1011,656 1073,633 1125,604 1174,572 1214,540 1249,501 1274,456 1292,404 1305,349 1311,292 1311,237 1292,181 1267,135 1230,89 1191,53 1143,26 1094,10 1040,0 957,0 926,19 902,41 881,66 881,130 893,167 910,199 935,231 968,256 1005,277 1042,294 1081,306 1129,311 1257,311 1296,297 1330,281 1358,268 1381,253 1392,242 1406,231 1418,224 1418,279 1429,308 1439,347 1458,387 1474,429 1503,472 1524,513 1553,549 1582,583 1609,608 1640,627 1668,640 1700,644 1724,647 1753,649 1809,649 1828,635 1840,617 1846,599 1846,379 1867,354 1892,333 1921,317 1952,311 2024,311 2061,324 2092,344 2125,372 2154,401 2179,437 2202,472 2222,510 2235,544 2249,574 2258,599 2264,615 2270,627 2272,640 2272,570 2284,547 2299,520 2315,497 2338,474 2369,456 2402,444 2442,437 2520,437 2559,451 2601,467 2640,490 2671,518 2698,544 2725,572 2743,599 2758,622 2772,644 2781,660 2787,672 2772,683 2760,683 2760,670 2747,656 2739,642 2739,590 2758,565 2779,542 2795,518 2822,497 2851,474 2880,458 2907,447 2934,442 2991,442 3022,458 3049,477 3074,499 3103,522 3138,551 3169,574 3206,596 3242,613 3277,627 3316,637 3366,642 3409,644 3494,644 3537,633 3574,620 3601,606 3624,590 3645,567 3659,542 3659,483 3645,451 3630,417 3630,385 3614,356 3593,329 3576,308 3566,290 3554,277 3554,315 3568,344 3583,383 3599,425 3624,467 3655,510 3686,551 3721,587 3754,617 3791,642 3833,658 3878,670 3924,677 4086,677 4096,663 4096,608 4078,577 4065,547 4065,513 4057,477 4057,401 4082,365 4102,335 4135,313 4164,294 4197,279 4237,272 4317,272 4357,292 4396,315 4427,344 4460,377 4489,413 4512,451 4530,487 4543,520 4553,551 4561,577 4572,596 4576,611 4580,599 4580,537 4590,508 4590,474 4611,440 4630,401 4650,361 4667,317 4689,277 4718,240 4745,206 4776,177 4803,156 4830,142 4855,135 4900,135 4913,151 4921,172 4929,199 4944,229 4954,261 4971,297 4993,333 5016,365 5047,397 5084,425 5121,449 5159,467 5198,483 5233,492 5330,492 5355,483 5378,470 5398,456 5415,440 5429,417 5434,397 5442,372 5452,344 5452,7 5438,0 5429,23 5423,53 5417,84 5411,119 5407,160 5407,242 5421,279 5434,315 5454,344 5477,367 5508,387 5541,401 5572,410 5773,410 5789,401 5810,401 5810,387">
          <text:p/>
        </draw:polyline>
        <draw:polyline draw:style-name="gr2" draw:text-style-name="P2" draw:layer="layout" svg:width="0.122cm" svg:height="0.097cm" svg:x="39.268cm" svg:y="71.051cm" svg:viewBox="0 0 123 98" draw:points="123,98 100,62 77,50 54,39 38,30 21,20 9,10 0,0">
          <text:p/>
        </draw:polyline>
        <draw:polyline draw:style-name="gr2" draw:text-style-name="P2" draw:layer="layout" svg:width="0.2cm" svg:height="0cm" svg:x="37.515cm" svg:y="71.37cm" svg:viewBox="0 0 201 0" draw:points="201,0 0,0 15,0">
          <text:p/>
        </draw:polyline>
        <draw:polyline draw:style-name="gr2" draw:text-style-name="P2" draw:layer="layout" svg:width="1.181cm" svg:height="1.173cm" svg:x="39.392cm" svg:y="71.118cm" svg:viewBox="0 0 1182 1174" draw:points="0,1067 23,1053 58,1036 93,1016 137,995 185,966 241,941 293,916 345,882 392,848 431,816 456,787 456,685 442,655 417,630 392,612 367,587 345,569 326,569 316,585 347,616 384,652 425,700 471,755 516,809 562,869 597,935 626,993 640,1042 640,1120 611,1144 586,1163 557,1174 518,1174 539,1160 570,1144 609,1126 659,1108 712,1083 772,1058 834,1021 894,978 944,923 996,866 1037,805 1066,735 1091,657 1105,569 1105,237 1078,171 1060,112 1043,66 1025,37 1004,14 989,0 971,0 971,102 983,162 1002,237 1020,316 1033,407 1043,495 1066,573 1082,652 1099,721 1126,780 1151,830 1171,880 1182,914">
          <text:p/>
        </draw:polyline>
        <draw:polyline draw:style-name="gr2" draw:text-style-name="P2" draw:layer="layout" svg:width="0.519cm" svg:height="0.502cm" svg:x="40.618cm" svg:y="71.496cm" svg:viewBox="0 0 520 503" draw:points="0,373 0,273 23,251 55,223 86,198 135,175 187,153 247,132 309,101 359,78 410,46 452,27 489,14 510,5 520,0 497,24 474,60 458,94 439,128 427,175 412,218 402,262 402,355 427,394 444,428 466,466 491,489 514,503">
          <text:p/>
        </draw:polyline>
        <draw:polyline draw:style-name="gr2" draw:text-style-name="P2" draw:layer="layout" svg:width="0.062cm" svg:height="0.127cm" svg:x="41.065cm" svg:y="70.955cm" svg:viewBox="0 0 63 128" draw:points="63,128 50,80 34,41 17,15 0,0">
          <text:p/>
        </draw:polyline>
        <draw:polyline draw:style-name="gr2" draw:text-style-name="P2" draw:layer="layout" svg:width="0.478cm" svg:height="0.414cm" svg:x="41.362cm" svg:y="71.616cm" svg:viewBox="0 0 479 415" draw:points="329,0 199,0 162,21 120,53 81,85 50,119 23,162 9,205 0,255 0,292 21,328 50,353 85,374 128,388 174,403 224,415 479,415">
          <text:p/>
        </draw:polyline>
        <draw:polyline draw:style-name="gr2" draw:text-style-name="P2" draw:layer="layout" svg:width="1.8cm" svg:height="0.667cm" svg:x="42.857cm" svg:y="71.134cm" svg:viewBox="0 0 1801 668" draw:points="264,198 252,198 312,198 287,198 264,210 244,210 219,229 208,243 190,269 177,303 177,517 188,558 213,592 233,618 258,633 293,644 324,653 355,660 380,668 456,668 471,651 483,630 494,613 504,592 525,575 537,556 545,537 558,513 558,386 537,343 512,293 490,239 465,193 436,157 405,117 366,82 326,46 283,19 235,0 101,0 55,17 26,46 10,76 0,107 0,148 16,186 39,232 72,266 117,303 165,326 210,355 256,373 297,386 405,386 430,371 456,360 479,343 506,326 564,289 589,264 618,246 649,223 680,212 713,198 746,186 777,182 843,182 868,196 882,214 893,234 893,300 874,336 851,369 835,407 814,439 795,472 777,501 777,515 791,492 808,467 818,446 831,421 839,402 849,382 866,364 893,348 922,339 936,332 946,321 969,312 1000,312 1021,334 1044,360 1074,379 1101,398 1136,419 1176,441 1225,455 1383,455 1441,446 1495,432 1547,410 1594,382 1627,350 1663,317 1685,282 1685,155 1665,134 1640,117 1603,107 1563,103 1520,96 1479,96 1446,112 1417,136 1392,160 1373,193 1373,274 1396,317 1425,357 1456,398 1493,439 1534,483 1586,515 1634,535 1689,535 1747,549 1801,549">
          <text:p/>
        </draw:polyline>
        <draw:polyline draw:style-name="gr2" draw:text-style-name="P2" draw:layer="layout" svg:width="0.062cm" svg:height="0.075cm" svg:x="44.88cm" svg:y="71.582cm" svg:viewBox="0 0 63 76" draw:points="0,76 41,65 63,53 63,0 33,0">
          <text:p/>
        </draw:polyline>
        <draw:polyline draw:style-name="gr2" draw:text-style-name="P2" draw:layer="layout" svg:width="0.637cm" svg:height="0.439cm" svg:x="4.995cm" svg:y="76.91cm" svg:viewBox="0 0 638 440" draw:points="572,350 557,319 541,298 528,260 514,236 499,216 489,200 479,183 479,153 464,131 448,124 433,100 417,86 370,67 335,57 302,46 269,39 225,33 103,33 72,50 50,62 31,83 15,112 0,155 0,274 17,321 39,364 64,393 101,415 147,425 192,440 269,440 296,418 327,393 358,369 389,346 417,317 435,289 456,260 466,228 474,191 474,103 464,76 464,0 464,239 481,278 495,310 495,346 512,371 532,391 557,406 638,406">
          <text:p/>
        </draw:polyline>
        <draw:polyline draw:style-name="gr2" draw:text-style-name="P2" draw:layer="layout" svg:width="1.79cm" svg:height="1.02cm" svg:x="5.82cm" svg:y="76.279cm" svg:viewBox="0 0 1791 1021" draw:points="0,682 0,638 16,631 62,631 93,645 132,668 173,687 204,708 241,735 266,760 291,789 314,823 341,856 355,887 355,971 332,971 318,956 318,887 337,856 355,818 374,775 399,732 425,692 445,652 468,620 491,593 522,574 637,574 668,593 699,622 724,658 747,699 770,742 782,787 796,830 817,865 846,896 875,923 906,942 939,951 970,958 1061,958 1117,942 1169,921 1231,899 1301,875 1371,851 1431,823 1479,789 1516,753 1539,718 1561,687 1561,614 1543,574 1543,541 1520,507 1497,481 1464,459 1431,443 1373,443 1342,457 1307,484 1272,524 1249,570 1237,624 1214,682 1191,739 1191,851 1202,896 1224,935 1247,960 1284,978 1415,978 1464,958 1512,930 1555,892 1588,846 1619,799 1648,746 1665,692 1675,624 1675,277 1654,212 1636,152 1623,102 1623,64 1603,34 1582,12 1565,0 1565,607 1582,692 1594,771 1609,837 1632,892 1658,937 1685,971 1712,999 1751,1021 1791,1021">
          <text:p/>
        </draw:polyline>
        <draw:polyline draw:style-name="gr2" draw:text-style-name="P2" draw:layer="layout" svg:width="0.779cm" svg:height="0.948cm" svg:x="8.931cm" svg:y="76.46cm" svg:viewBox="0 0 780 949" draw:points="0,0 0,12 10,31 10,139 22,196 22,574 50,643 73,705 83,758 100,797 114,824 129,847 114,824 98,794 98,714 112,664 125,617 145,571 166,528 205,491 255,460 298,435 340,419 493,419 548,446 588,478 617,519 639,564 639,666 654,719 654,858 672,892 687,917 712,937 734,949 757,949 780,937">
          <text:p/>
        </draw:polyline>
        <draw:polyline draw:style-name="gr2" draw:text-style-name="P2" draw:layer="layout" svg:width="1.664cm" svg:height="0.634cm" svg:x="9.999cm" svg:y="76.895cm" svg:viewBox="0 0 1665 635" draw:points="306,126 259,114 199,114 257,114 279,99 298,85 312,73 321,57 321,23 292,11 252,0 172,0 133,16 87,40 52,76 21,119 0,169 0,290 11,355 11,412 31,466 58,514 89,555 124,587 149,609 178,621 261,621 288,607 314,587 333,564 358,537 387,509 414,478 438,440 474,402 507,364 544,328 581,294 616,266 658,242 699,228 830,228 861,244 894,271 923,302 944,337 956,378 971,426 977,473 977,635 977,526 991,480 1008,433 1045,333 1070,283 1099,244 1122,214 1148,190 1173,173 1235,173 1262,194 1281,226 1303,262 1320,299 1339,340 1351,385 1370,428 1380,464 1403,497 1428,521 1456,540 1496,552 1665,552">
          <text:p/>
        </draw:polyline>
        <draw:polyline draw:style-name="gr2" draw:text-style-name="P2" draw:layer="layout" svg:width="1.093cm" svg:height="0.635cm" svg:x="11.955cm" svg:y="77.006cm" svg:viewBox="0 0 1094 636" draw:points="285,162 324,108 324,65 310,44 287,18 273,0 196,0 157,18 124,46 89,81 53,121 22,169 22,222 0,276 0,391 31,441 72,485 126,526 173,555 219,576 281,591 506,591 568,576 629,555 697,531 753,503 799,469 827,429 846,383 863,336 873,288 873,196 858,151 842,110 819,79 796,60 726,60 691,79 650,110 605,155 578,212 558,274 533,336 519,398 519,512 543,560 587,596 637,617 706,628 790,636 881,636 987,619 1094,591">
          <text:p/>
        </draw:polyline>
        <draw:polyline draw:style-name="gr2" draw:text-style-name="P2" draw:layer="layout" svg:width="0.887cm" svg:height="0.728cm" svg:x="14.338cm" svg:y="77.06cm" svg:viewBox="0 0 888 729" draw:points="0,729 21,718 43,706 76,706 114,694 145,679 178,644 190,617 190,499 169,449 153,401 136,350 120,303 105,257 89,219 74,189 62,164 58,150 52,160 52,180 74,212 97,250 124,296 153,343 184,397 217,449 248,499 279,542 313,577 340,606 365,622 425,622 445,604 464,579 478,551 487,515 495,479 501,442 501,312 481,269 462,228 445,196 431,167 416,143 406,126 377,126 369,141 369,196 383,236 400,284 423,339 454,392 495,442 534,492 571,540 605,577 638,611 671,637 700,654 726,665 770,665 786,651 805,633 828,606 846,572 863,535 873,492 881,444 888,394 888,228 873,176 863,130 850,91 840,55 828,26 828,10 817,0 859,0">
          <text:p/>
        </draw:polyline>
        <draw:polyline draw:style-name="gr2" draw:text-style-name="P2" draw:layer="layout" svg:width="0.585cm" svg:height="0.593cm" svg:x="15.752cm" svg:y="77.053cm" svg:viewBox="0 0 586 594" draw:points="0,150 58,171 76,187 76,213 182,213 215,200 248,185 279,174 309,150 325,124 325,43 313,17 289,0 221,0 177,26 144,57 115,96 91,135 76,187 66,244 66,297 80,347 115,392 151,442 196,486 248,522 306,549 375,572 447,584 517,592 586,594">
          <text:p/>
        </draw:polyline>
        <draw:polyline draw:style-name="gr2" draw:text-style-name="P2" draw:layer="layout" svg:width="2.346cm" svg:height="0.696cm" svg:x="17.143cm" svg:y="77.067cm" svg:viewBox="0 0 2347 697" draw:points="0,262 54,250 378,250 424,277 468,305 507,336 544,384 563,423 592,480 609,530 619,572 619,644 586,670 561,687 526,697 444,697 405,678 374,653 347,626 347,504 378,458 424,410 472,357 526,319 580,284 638,255 695,239 755,226 809,219 855,219 894,250 933,284 958,314 981,353 995,396 995,474 979,504 964,533 943,549 931,567 912,578 912,544 931,513 956,483 979,444 1003,405 1041,364 1080,316 1119,274 1158,239 1194,212 1229,191 1274,179 1344,179 1371,210 1388,243 1406,284 1433,327 1452,379 1473,428 1491,474 1512,515 1537,556 1568,587 1599,606 1630,615 1700,615 1739,599 1789,583 1830,551 1869,520 1907,487 1940,451 1967,405 1983,357 1983,219 1962,186 1940,155 1915,132 1886,132 1878,150 1878,277 1900,334 1921,391 1940,444 1969,492 2006,540 2045,578 2082,606 2124,633 2169,647 2293,647 2318,617 2337,578 2347,535 2347,384 2316,327 2279,271 2242,221 2200,173 2155,134 2107,98 2053,62 2002,34 1958,12 1917,0 1847,0 1820,24 1797,48">
          <text:p/>
        </draw:polyline>
        <draw:polyline draw:style-name="gr2" draw:text-style-name="P2" draw:layer="layout" svg:width="0.988cm" svg:height="0.588cm" svg:x="19.561cm" svg:y="77.036cm" svg:viewBox="0 0 989 589" draw:points="0,136 75,120 116,120 143,145 162,170 197,198 238,243 283,287 337,337 399,394 459,446 515,492 577,539 618,566 656,580 694,589 725,589 750,566 770,537 781,501 793,455 810,409 830,356 849,306 863,257 874,213 892,165 909,117 925,79 944,45 962,27 975,10 989,0">
          <text:p/>
        </draw:polyline>
        <draw:polyline draw:style-name="gr2" draw:text-style-name="P2" draw:layer="layout" svg:width="0.455cm" svg:height="0.62cm" svg:x="20.764cm" svg:y="77.043cm" svg:viewBox="0 0 456 621" draw:points="69,101 118,132 133,151 145,166 159,173 201,173 234,159 271,144 317,125 355,104 380,80 402,57 419,39 419,13 396,0 323,0 286,28 240,61 193,99 141,146 97,198 54,261 25,321 0,378 0,432 21,480 56,523 108,559 178,589 257,607 355,616 456,621">
          <text:p/>
        </draw:polyline>
        <draw:polyline draw:style-name="gr2" draw:text-style-name="P2" draw:layer="layout" svg:width="0.182cm" svg:height="0.827cm" svg:x="23.292cm" svg:y="76.799cm" svg:viewBox="0 0 183 828" draw:points="62,123 77,57 77,35 60,23 60,4 46,0 31,21 19,52 19,94 9,144 9,204 0,271 0,423 21,500 46,569 69,636 91,692 114,738 139,779 163,810 183,828">
          <text:p/>
        </draw:polyline>
        <draw:polyline draw:style-name="gr2" draw:text-style-name="P2" draw:layer="layout" svg:width="1.096cm" svg:height="0.39cm" svg:x="23.044cm" svg:y="77.034cm" svg:viewBox="0 0 1097 391" draw:points="176,254 77,212 29,200 0,188 0,176 27,162 79,150 143,133 213,119 294,104 387,90 461,74 535,52 592,38 626,24 648,12 663,4 648,22 648,104 663,147 688,193 721,238 764,281 814,319 863,352 913,376 965,391 1002,391 1041,374 1068,349 1087,319 1097,281 1097,200 1074,156 1051,115 1022,79 989,50 952,24 905,9 863,0 752,0 696,24 642,47">
          <text:p/>
        </draw:polyline>
        <draw:polyline draw:style-name="gr2" draw:text-style-name="P2" draw:layer="layout" svg:width="0.085cm" svg:height="0.069cm" svg:x="24.187cm" svg:y="75.415cm" svg:viewBox="0 0 86 70" draw:points="86,0 35,0 35,19 0,36 21,70">
          <text:p/>
        </draw:polyline>
        <draw:polyline draw:style-name="gr2" draw:text-style-name="P2" draw:layer="layout" svg:width="4.314cm" svg:height="1.004cm" svg:x="27.337cm" svg:y="76.577cm" svg:viewBox="0 0 4315 1005" draw:points="38,473 25,473 15,460 7,451 19,441 19,494 38,517 50,544 62,577 79,623 100,664 118,712 135,753 143,784 153,810 158,837 116,837 102,820 91,807 77,787 54,751 31,705 15,660 7,612 0,562 0,384 25,327 60,275 91,218 124,166 164,113 201,76 242,45 277,18 317,0 385,0 418,11 441,36 457,68 457,166 428,230 406,287 366,351 319,408 269,460 224,501 180,537 147,560 124,560 96,577 56,577 46,565 46,548 25,539 0,539 17,553 46,570 79,589 112,627 149,664 186,701 228,732 279,760 327,796 366,827 410,846 567,846 602,832 635,807 672,770 706,730 746,689 785,651 822,603 868,558 909,505 946,455 981,414 1020,384 1051,358 1076,337 1114,337 1136,351 1161,377 1184,405 1198,441 1215,473 1231,512 1252,555 1260,589 1266,614 1266,662 1252,651 1252,634 1231,634 1213,614 1159,577 1136,562 1107,553 1070,548 961,548 919,570 876,594 834,614 797,646 768,680 750,717 735,765 735,889 758,923 789,955 826,977 865,996 901,1005 981,1005 1016,987 1056,968 1087,941 1109,912 1132,887 1147,855 1155,830 1169,810 1184,794 1184,732 1194,725 1207,737 1223,762 1238,791 1248,827 1269,855 1291,887 1314,914 1341,914 1368,930 1432,930 1479,908 1519,891 1554,868 1591,839 1626,812 1653,780 1678,746 1678,494 1661,432 1661,377 1639,317 1622,258 1610,211 1595,172 1585,136 1577,107 1562,79 1554,59 1546,50 1541,68 1541,97 1556,140 1568,188 1579,239 1595,301 1612,364 1626,430 1634,482 1641,530 1649,575 1657,610 1661,637 1663,658 1663,694 1663,677 1686,653 1709,634 1727,608 1750,582 1779,555 1810,527 1843,501 1874,484 1905,475 1940,467 1967,467 1986,487 1986,544 1971,584 1951,634 1924,684 1880,730 1833,762 1787,787 1740,810 1692,832 1657,850 1626,860 1562,860 1572,846 1616,846 1641,830 1672,810 1705,794 1738,780 2157,780 2221,768 2279,744 2323,723 2364,703 2399,675 2434,648 2459,623 2480,584 2490,544 2498,510 2505,473 2505,332 2492,315 2505,315 2513,334 2523,362 2534,396 2534,439 2538,480 2538,525 2546,577 2554,630 2565,682 2575,732 2589,780 2606,810 2620,834 2637,860 2645,877 2658,877 2666,853 2674,823 2689,791 2711,755 2736,717 2761,670 2790,623 2815,573 2846,537 2875,503 2902,462 2928,430 2955,403 2986,384 3083,384 3110,403 3141,441 3168,484 3185,530 3199,582 3207,641 3216,696 3222,753 3222,901 3222,860 3234,827 3249,787 3265,737 3319,655 3350,614 3385,577 3416,541 3449,515 3478,489 3507,477 3528,460 3551,451 3571,446 3588,446 3611,462 3633,482 3658,512 3685,544 3712,577 3741,608 3774,641 3805,675 3844,698 4018,698 4071,684 4113,660 4156,623 4198,589 4245,560 4282,527 4282,491 4299,460 4299,437 4315,425">
          <text:p/>
        </draw:polyline>
        <draw:polyline draw:style-name="gr2" draw:text-style-name="P2" draw:layer="layout" svg:width="0.198cm" svg:height="0.11cm" svg:x="29.975cm" svg:y="76.343cm" svg:viewBox="0 0 199 111" draw:points="183,92 156,89 131,85 24,85 0,99 14,111 179,111 191,92 197,80 199,66 199,36 185,22 171,10 156,0 113,0 92,20 77,45 67,71 67,99">
          <text:p/>
        </draw:polyline>
        <draw:polyline draw:style-name="gr2" draw:text-style-name="P2" draw:layer="layout" svg:width="5.141cm" svg:height="1.557cm" svg:x="32.931cm" svg:y="75.72cm" svg:viewBox="0 0 5142 1558" draw:points="343,1075 312,1083 308,1097 308,1161 318,1193 330,1231 341,1273 349,1324 361,1372 370,1422 378,1460 384,1496 388,1519 388,1558 372,1541 349,1510 326,1471 302,1424 277,1374 246,1317 215,1250 184,1179 155,1107 126,1036 101,959 76,888 50,818 33,757 16,700 6,650 0,611 0,586 16,586 45,597 78,616 118,650 163,693 215,745 273,802 333,861 401,914 465,959 534,997 604,1023 797,1023 859,997 908,966 958,931 991,890 1022,843 1047,793 1047,740 1069,683 1069,421 1055,390 1055,366 1043,350 1030,350 1014,368 1014,597 1028,686 1047,783 1082,875 1115,966 1154,1047 1202,1116 1247,1168 1293,1211 1344,1240 1390,1257 1423,1266 1516,1266 1561,1247 1611,1223 1661,1193 1692,1164 1725,1131 1745,1097 1745,1021 1731,983 1704,950 1687,923 1687,868 1687,883 1700,904 1708,936 1725,970 1725,1011 1741,1054 1764,1102 1778,1150 1795,1195 1824,1233 1851,1268 1884,1297 1925,1319 1973,1334 2020,1334 2072,1322 2128,1300 2188,1273 2239,1233 2287,1183 2332,1125 2365,1059 2390,993 2421,921 2448,845 2448,766 2465,686 2465,521 2450,440 2434,361 2411,288 2388,225 2365,175 2341,138 2301,107 2270,95 2248,95 2225,118 2202,154 2182,204 2165,268 2155,345 2155,438 2177,538 2196,640 2235,743 2279,843 2326,936 2388,1014 2456,1083 2533,1136 2599,1181 2667,1211 2731,1233 2888,1233 2959,1220 3025,1200 3085,1171 3145,1129 3201,1075 3254,1011 3294,940 3325,868 3347,786 3362,693 3368,595 3368,407 3339,314 3314,230 3287,159 3263,100 3238,54 3213,28 3186,11 3163,0 3145,0 3130,36 3114,80 3101,140 3093,218 3091,307 3091,514 3114,621 3136,723 3167,823 3203,916 3246,993 3298,1057 3347,1116 3403,1164 3463,1204 3525,1233 3581,1252 3740,1252 3790,1231 3833,1207 3872,1183 3912,1154 3951,1116 3988,1081 4013,1040 4027,1000 4040,957 4048,914 4052,868 4052,790 4029,759 4017,733 4017,700 3982,700 3982,783 3967,828 3967,1121 3988,1164 4017,1197 4052,1220 4098,1240 4292,1240 4364,1226 4430,1209 4499,1186 4565,1157 4612,1118 4643,1079 4674,1038 4689,990 4689,943 4701,895 4701,675 4683,664 4668,652 4685,664 4685,714 4699,743 4699,952 4714,1007 4714,1093 4738,1136 4763,1175 4798,1209 4829,1236 4862,1254 4906,1266 4953,1276 5044,1276 5084,1264 5117,1247 5142,1223">
          <text:p/>
        </draw:polyline>
        <draw:polyline draw:style-name="gr2" draw:text-style-name="P2" draw:layer="layout" svg:width="0.151cm" svg:height="0.102cm" svg:x="34.516cm" svg:y="76.215cm" svg:viewBox="0 0 152 103" draw:points="123,60 67,60 44,77 44,103 131,103 152,92 152,65 125,49 107,37 88,23 63,12 39,5 21,0 0,0 0,16 25,39">
          <text:p/>
        </draw:polyline>
        <draw:polyline draw:style-name="gr2" draw:text-style-name="P2" draw:layer="layout" svg:width="0.178cm" svg:height="0.304cm" svg:x="38.64cm" svg:y="76.577cm" svg:viewBox="0 0 179 305" draw:points="179,0 179,79 164,111 148,143 125,172 100,208 73,239 49,262 23,284 0,305">
          <text:p/>
        </draw:polyline>
        <draw:polyline draw:style-name="gr2" draw:text-style-name="P2" draw:layer="layout" svg:width="3.348cm" svg:height="1.055cm" svg:x="39.432cm" svg:y="75.824cm" svg:viewBox="0 0 3349 1056" draw:points="0,1008 27,1040 43,1056 84,1056 99,1044 115,1028 138,1006 165,978 188,940 210,901 241,863 266,822 281,776 289,730 289,606 266,571 241,548 213,527 182,527 161,546 157,574 157,658 169,713 190,768 219,820 254,872 299,918 345,954 390,978 440,992 494,992 539,976 585,956 628,920 663,878 700,835 740,790 769,742 783,697 808,656 824,615 833,582 839,553 845,534 849,519 849,507 833,507 810,519 810,539 793,562 775,586 775,711 800,740 824,763 855,783 911,799 1085,799 1147,787 1203,768 1258,744 1316,715 1358,680 1405,644 1442,606 1465,564 1465,427 1451,382 1424,336 1393,293 1356,253 1325,214 1287,186 1246,164 1205,155 1174,155 1149,167 1122,189 1095,221 1095,267 1116,319 1147,374 1192,424 1240,471 1296,510 1364,543 1436,571 1498,586 1686,586 1748,569 1804,548 1858,521 1908,491 1951,457 1988,419 2011,379 2023,336 2034,291 2034,200 2019,153 2001,110 1984,76 1967,43 1959,17 1949,0 1936,0 1936,132 1953,198 1970,269 1988,346 2007,417 2021,486 2036,546 2050,599 2065,637 2073,665 2077,685 2083,694 2106,680 2127,658 2154,633 2185,601 2224,569 2267,539 2315,507 2360,482 2400,460 2434,448 2465,439 2533,439 2549,450 2564,464 2580,477 2601,484 2617,496 2638,500 2657,505 2678,505 2694,493 2717,479 2739,460 2756,434 2777,403 2793,371 2810,343 2820,310 2832,276 2841,246 2841,169 2826,189 2816,212 2808,243 2808,369 2820,417 2843,460 2878,503 2913,539 2950,567 2998,589 3056,604 3109,615 3155,622 3204,622 3250,611 3287,597 3322,579 3349,550">
          <text:p/>
        </draw:polyline>
        <draw:polyline draw:style-name="gr2" draw:text-style-name="P2" draw:layer="layout" svg:width="0.486cm" svg:height="0.288cm" svg:x="42.41cm" svg:y="75.36cm" svg:viewBox="0 0 487 289" draw:points="487,289 437,133 398,69 350,26 291,0 100,0 55,26 17,64 0,105 0,157 32,171 69,188 113,203 158,210 193,210 220,198 251,174 270,150 270,100 251,81 233,53 218,19 113,19 80,48 55,78 30,126 15,178">
          <text:p/>
        </draw:polyline>
        <draw:polyline draw:style-name="gr2" draw:text-style-name="P2" draw:layer="layout" svg:width="1.544cm" svg:height="0.845cm" svg:x="43.113cm" svg:y="75.641cm" svg:viewBox="0 0 1545 846" draw:points="112,419 141,419 141,407 110,407 110,419 85,431 68,440 47,457 47,472 27,483 10,504 0,526 0,552 50,612 81,645 116,676 155,706 205,733 256,754 517,754 564,740 601,717 643,693 686,674 721,650 750,624 771,593 790,552 804,517 818,483 818,43 806,19 806,0 818,19 827,45 827,597 841,667 841,729 864,774 864,810 876,831 876,846 896,831 908,812 923,783 950,747 968,712 997,672 1022,629 1053,586 1078,547 1105,517 1121,495 1130,479 1140,469 1159,462 1167,481 1167,502 1181,529 1194,557 1206,590 1216,626 1216,695 1237,724 1254,750 1276,769 1301,786 1332,795 1425,795 1483,786 1545,767">
          <text:p/>
        </draw:polyline>
        <draw:polyline draw:style-name="gr2" draw:text-style-name="P2" draw:layer="layout" svg:width="0.897cm" svg:height="0.788cm" svg:x="45.387cm" svg:y="75.572cm" svg:viewBox="0 0 898 789" draw:points="0,472 22,464 43,457 111,457 128,436 151,421 175,405 200,391 217,373 237,350 254,321 268,293 283,269 293,236 299,200 306,159 314,123 320,98 322,80 322,64 322,93 314,116 306,145 306,269 320,319 333,369 353,407 382,443 415,472 454,496 492,510 531,517 570,517 607,501 640,482 671,457 700,428 717,391 734,350 746,300 756,250 769,205 777,159 781,121 781,0 796,12 811,43 828,84 842,130 859,188 871,259 885,331 898,407 898,708 881,735 865,753 840,767 813,782 791,789 748,789 729,772 700,758 680,735 661,708 647,670">
          <text:p/>
        </draw:polyline>
        <draw:polyline draw:style-name="gr2" draw:text-style-name="P2" draw:layer="layout" svg:width="0.168cm" svg:height="0.112cm" svg:x="45.403cm" svg:y="74.881cm" svg:viewBox="0 0 169 113" draw:points="97,3 97,36 77,50 62,62 62,106 77,113 158,113 169,98 169,53 154,36 136,17 109,0 11,0 0,14">
          <text:p/>
        </draw:polyline>
        <draw:polyline draw:style-name="gr2" draw:text-style-name="P2" draw:layer="layout" svg:width="0.204cm" svg:height="0.541cm" svg:x="5.08cm" svg:y="80.039cm" svg:viewBox="0 0 205 542" draw:points="109,93 99,73 89,48 80,30 72,12 64,0 54,12 54,103 37,146 37,201 16,256 16,315 0,377 0,515 18,529 39,542 87,542 109,531 135,520 166,501 205,467">
          <text:p/>
        </draw:polyline>
        <draw:polyline draw:style-name="gr2" draw:text-style-name="P2" draw:layer="layout" svg:width="0.279cm" svg:height="0.277cm" svg:x="4.956cm" svg:y="79.308cm" svg:viewBox="0 0 280 278" draw:points="267,125 236,103 204,89 142,89 118,110 93,137 70,167 56,198 56,230 76,260 103,278 263,278 280,260 280,215 265,192 243,158 220,125 182,91 140,60 101,34 72,11 41,0 16,0 0,16 0,69">
          <text:p/>
        </draw:polyline>
        <draw:polyline draw:style-name="gr2" draw:text-style-name="P2" draw:layer="layout" svg:width="1.641cm" svg:height="1.866cm" svg:x="5.427cm" svg:y="79.832cm" svg:viewBox="0 0 1642 1867" draw:points="15,266 0,266 19,266 39,280 64,305 89,323 124,350 155,380 188,416 217,455 236,496 258,533 273,564 287,578 287,593 287,487 304,450 312,409 328,371 344,333 352,298 352,248 367,233 381,226 429,226 458,237 483,259 507,287 522,323 549,362 572,400 592,437 605,473 619,507 627,533 642,552 654,564 654,552 667,533 677,507 704,476 720,437 720,198 695,173 675,157 667,148 683,140 683,166 712,187 743,212 784,235 813,264 832,295 859,323 898,350 931,371 962,385 989,393 1039,393 1070,378 1092,362 1109,337 1132,310 1132,212 1121,176 1109,142 1094,112 1076,85 1063,64 1063,50 1082,40 1094,59 1113,83 1123,109 1140,140 1161,176 1189,209 1208,242 1233,273 1264,300 1293,323 1338,340 1375,353 1483,353 1518,340 1557,323 1586,305 1609,283 1624,252 1634,221 1634,0 1634,171 1617,252 1617,900 1595,1048 1595,1323 1576,1444 1576,1549 1562,1639 1545,1713 1545,1867 1576,1842 1595,1808 1609,1765 1630,1710 1642,1653">
          <text:p/>
        </draw:polyline>
        <draw:polyline draw:style-name="gr2" draw:text-style-name="P2" draw:layer="layout" svg:width="6.945cm" svg:height="1.093cm" svg:x="6.868cm" svg:y="79.326cm" svg:viewBox="0 0 6946 1094" draw:points="68,1042 45,983 22,925 8,879 0,825 0,729 18,693 43,663 84,639 188,606 297,606 353,618 413,634 461,661 494,696 525,739 525,889 498,937 454,985 405,1023 343,1055 283,1076 213,1087 155,1094 76,1094 53,1080 41,1064 41,1044 58,1026 82,1009 115,992 165,978 244,955 297,947 630,947 700,932 771,915 837,893 895,865 940,834 986,796 1025,754 1062,706 1089,652 1089,336 1072,275 1048,213 1019,158 994,109 965,68 948,36 930,13 909,0 876,0 864,20 853,50 841,91 837,139 833,196 833,327 847,398 862,472 878,541 907,609 930,675 955,741 979,798 1015,849 1041,891 1077,927 1116,957 1147,978 1178,992 1250,992 1279,980 1312,966 1341,944 1370,918 1397,889 1432,859 1459,822 1490,786 1517,751 1566,675 1587,639 1602,602 1602,468 1581,458 1566,458 1566,475 1550,498 1527,525 1507,561 1490,598 1490,775 1504,816 1525,854 1544,884 1575,911 1597,932 1618,947 1637,955 1705,955 1726,944 1738,932 1753,915 1767,893 1781,870 1810,846 1841,818 1868,789 1895,763 1926,736 1961,713 1998,691 2040,675 2069,658 2104,646 2137,636 2168,632 2238,632 2259,646 2282,668 2306,691 2325,715 2348,743 2362,770 2375,798 2387,825 2393,846 2393,861 2393,832 2377,811 2366,791 2354,768 2354,639 2379,611 2414,586 2453,565 2480,546 2501,536 2544,536 2563,554 2596,572 2617,596 2639,625 2664,658 2699,693 2724,729 2749,763 2769,801 2769,875 2743,884 2707,884 2685,861 2668,836 2668,751 2691,720 2716,686 2741,656 2769,629 2792,606 2809,589 2827,577 2854,568 2912,568 2947,586 2980,609 3009,634 3046,663 3088,693 3131,725 3173,756 3210,784 3251,813 3299,841 3350,865 3396,884 3437,899 3562,899 3591,879 3608,856 3630,827 3647,796 3670,763 3684,727 3697,689 3701,654 3701,582 3686,551 3666,522 3645,501 3622,486 3577,486 3566,511 3545,536 3545,713 3558,751 3581,786 3604,822 3624,851 3639,875 3655,893 3655,909 3674,915 3701,915 3701,902 3721,882 3746,861 3783,836 3829,811 3870,782 3907,756 3947,732 3994,711 4038,693 4075,682 4110,675 4147,670 4222,670 4248,684 4271,704 4294,729 4323,761 4346,796 4346,872 4362,909 4372,942 4385,969 4399,990 4399,1003 4399,841 4418,793 4434,748 4457,706 4478,672 4501,643 4513,625 4528,613 4546,613 4573,632 4598,656 4616,684 4635,715 4656,746 4683,777 4705,811 4734,839 4759,868 4790,889 4825,904 4860,911 4895,915 4960,915 4995,896 5028,870 5057,841 5090,808 5127,772 5158,729 5195,682 5212,627 5236,568 5251,504 5259,436 5259,304 5245,241 5234,184 5222,136 5195,96 5168,68 5143,48 5119,39 5098,39 5073,70 5073,220 5100,289 5123,363 5150,439 5172,518 5203,593 5247,665 5290,729 5327,789 5354,839 5392,884 5443,920 5499,944 5563,957 5679,957 5733,944 5795,922 5848,896 5896,863 5939,827 5972,791 5991,754 6003,713 6022,670 6022,565 6003,541 5977,520 5954,506 5929,496 5902,496 5886,511 5886,572 5902,596 5917,622 5941,652 5968,684 5985,718 6010,751 6041,782 6084,813 6134,841 6187,865 6243,884 6448,884 6512,875 6572,861 6619,841 6671,818 6719,791 6760,763 6799,734 6826,704 6843,670 6843,575 6805,551 6772,532 6737,518 6634,518 6609,541 6582,570 6564,602 6555,636 6549,677 6549,720 6568,763 6588,801 6611,839 6642,870 6675,896 6696,913 6714,922 6735,922 6752,909 6772,886 6789,859 6805,822 6822,779 6843,734 6843,625 6859,568 6859,304 6849,234 6836,173 6828,120 6820,75 6812,39 6803,18 6787,34 6787,113 6768,173 6768,398 6781,484 6795,565 6814,641 6836,708 6861,765 6884,816 6903,859 6919,893 6934,920 6946,920">
          <text:p/>
        </draw:polyline>
        <draw:polyline draw:style-name="gr2" draw:text-style-name="P2" draw:layer="layout" svg:width="0.881cm" svg:height="0.15cm" svg:x="11.483cm" svg:y="79.646cm" svg:viewBox="0 0 882 151" draw:points="42,81 27,94 11,94 2,110 0,127 0,151 186,151 242,139 304,127 379,110 454,96 537,81 613,66 681,48 727,30 774,16 820,9 853,2 882,0">
          <text:p/>
        </draw:polyline>
        <draw:polyline draw:style-name="gr2" draw:text-style-name="P2" draw:layer="layout" svg:width="2.003cm" svg:height="0.613cm" svg:x="14.89cm" svg:y="79.862cm" svg:viewBox="0 0 2004 614" draw:points="0,516 12,533 31,544 43,554 64,558 81,569 93,580 103,592 118,599 129,606 294,606 313,587 344,561 369,537 383,506 383,426 360,380 342,335 342,292 319,256 288,226 288,176 265,161 265,278 282,319 296,361 313,406 344,449 375,487 406,523 445,554 480,578 507,599 544,614 615,614 631,599 662,580 697,556 728,526 759,487 759,219 739,190 739,151 753,158 753,342 770,392 792,442 815,487 846,526 881,558 923,587 970,606 1123,606 1171,592 1222,573 1264,544 1299,511 1326,473 1346,437 1357,394 1357,251 1338,204 1311,158 1278,119 1258,83 1239,54 1227,28 1216,11 1202,0 1191,19 1191,78 1216,97 1255,111 1293,123 1326,130 1439,130 1477,119 1512,101 1543,83 1566,63 1588,49 1613,35 1628,24 1659,24 1659,261 1677,304 1694,347 1716,387 1752,421 1780,451 1811,480 1843,504 1886,521 1917,535 1944,544 1971,551 1989,556 2004,556">
          <text:p/>
        </draw:polyline>
        <draw:polyline draw:style-name="gr2" draw:text-style-name="P2" draw:layer="layout" svg:width="0.237cm" svg:height="0.325cm" svg:x="16.308cm" svg:y="79.185cm" svg:viewBox="0 0 238 326" draw:points="214,0 163,14 142,32 122,54 101,84 80,118 66,152 66,218 80,254 99,283 122,305 147,319 179,326 224,326 238,307 238,125 210,100 183,77 153,61 122,52 74,52 45,70 27,89 12,113 0,144">
          <text:p/>
        </draw:polyline>
        <draw:polyline draw:style-name="gr2" draw:text-style-name="P2" draw:layer="layout" svg:width="0.264cm" svg:height="0.654cm" svg:x="17.079cm" svg:y="79.744cm" svg:viewBox="0 0 265 655" draw:points="0,0 136,0 136,50 153,90 167,141 167,257 186,321 202,381 202,434 216,487 216,572 230,608 241,632 249,648 265,655">
          <text:p/>
        </draw:polyline>
        <draw:polyline draw:style-name="gr2" draw:text-style-name="P2" draw:layer="layout" svg:width="0.457cm" svg:height="0.112cm" svg:x="17.064cm" svg:y="80.015cm" svg:viewBox="0 0 458 113" draw:points="109,44 57,44 31,68 15,87 0,101 0,113 115,113 169,101 225,87 280,68 340,46 400,25 458,0">
          <text:p/>
        </draw:polyline>
        <draw:polyline draw:style-name="gr2" draw:text-style-name="P2" draw:layer="layout" svg:width="0.986cm" svg:height="0.698cm" svg:x="17.49cm" svg:y="79.753cm" svg:viewBox="0 0 987 699" draw:points="93,58 75,38 52,27 31,14 21,0 0,16 0,296 19,351 19,446 37,487 37,553 77,553 91,542 122,523 155,494 182,463 215,430 290,363 323,332 362,308 399,292 509,292 552,313 583,342 608,378 641,417 672,460 701,503 719,546 747,589 770,625 803,656 851,682 890,699 987,699">
          <text:p/>
        </draw:polyline>
        <draw:polyline draw:style-name="gr2" draw:text-style-name="P2" draw:layer="layout" svg:width="0.726cm" svg:height="0.893cm" svg:x="20.353cm" svg:y="79.98cm" svg:viewBox="0 0 727 894" draw:points="50,833 50,853 33,865 14,879 14,894 14,879 41,862 70,844 103,815 174,735 203,685 225,625 242,566 250,507 256,435 256,366 236,289 217,223 194,166 165,118 147,75 126,39 112,18 101,7 85,0 50,0 33,21 14,52 4,89 0,142 0,209 17,282 37,359 64,442 99,523 141,602 182,668 227,721 277,758 319,781 363,796 441,796 474,765 503,732 528,702 551,666 565,625 576,589 576,489 559,471 545,459 530,450 503,450 503,487 518,521 536,559 557,598 582,639 613,678 652,704 691,716 727,725">
          <text:p/>
        </draw:polyline>
        <draw:polyline draw:style-name="gr2" draw:text-style-name="P2" draw:layer="layout" svg:width="0.238cm" svg:height="0.304cm" svg:x="20.841cm" svg:y="79.715cm" svg:viewBox="0 0 239 305" draw:points="193,0 130,0 99,17 78,45 56,83 41,125 41,189 60,227 85,258 114,282 141,296 170,305 210,305 232,296 239,280 239,266 216,253 193,239 168,223 132,210 99,196 62,189 0,189 0,210">
          <text:p/>
        </draw:polyline>
        <draw:polyline draw:style-name="gr2" draw:text-style-name="P2" draw:layer="layout" svg:width="0.405cm" svg:height="0.959cm" svg:x="21.643cm" svg:y="79.953cm" svg:viewBox="0 0 406 960" draw:points="0,34 0,0 14,14 26,43 46,79 67,132 94,199 117,273 139,356 164,446 197,539 226,626 251,708 282,782 317,842 350,892 381,932 406,960">
          <text:p/>
        </draw:polyline>
        <draw:polyline draw:style-name="gr2" draw:text-style-name="P2" draw:layer="layout" svg:width="0.182cm" svg:height="0.812cm" svg:x="22.18cm" svg:y="79.941cm" svg:viewBox="0 0 183 813" draw:points="0,164 15,110 27,62 27,0 44,0 54,28 54,105 68,164 81,224 89,291 89,446 104,519 104,593 122,657 139,710 153,756 168,790 183,813">
          <text:p/>
        </draw:polyline>
        <draw:polyline draw:style-name="gr2" draw:text-style-name="P2" draw:layer="layout" svg:width="1.38cm" svg:height="0.872cm" svg:x="21.453cm" svg:y="79.86cm" svg:viewBox="0 0 1381 873" draw:points="215,448 163,468 82,495 51,502 22,517 0,534 0,550 14,567 91,567 151,588 225,609 533,609 638,600 746,600 843,586 936,570 1013,545 1079,520 1134,479 1180,443 1209,415 1209,255 1172,186 1151,159 1132,129 1116,93 1101,57 1083,25 1070,0 1070,202 1087,267 1110,343 1132,420 1155,493 1168,574 1188,648 1217,714 1244,771 1271,810 1290,844 1319,873 1381,873">
          <text:p/>
        </draw:polyline>
        <draw:polyline draw:style-name="gr2" draw:text-style-name="P2" draw:layer="layout" svg:width="0.502cm" svg:height="0.546cm" svg:x="22.912cm" svg:y="80.298cm" svg:viewBox="0 0 503 547" draw:points="122,237 122,183 136,170 149,161 306,161 345,144 378,120 424,97 464,69 485,48 503,27 503,7 458,0 256,0 186,17 122,36 70,62 39,104 21,149 0,197 0,297 37,354 83,404 138,451 201,487 279,515 372,535 470,547">
          <text:p/>
        </draw:polyline>
        <draw:polyline draw:style-name="gr2" draw:text-style-name="P2" draw:layer="layout" svg:width="1.528cm" svg:height="0.484cm" svg:x="24.652cm" svg:y="80.391cm" svg:viewBox="0 0 1529 485" draw:points="0,142 31,142 75,168 100,179 128,192 166,220 201,249 232,275 267,308 298,337 325,368 346,397 362,422 377,438 377,449 377,383 366,349 366,213 379,172 397,125 422,82 451,42 490,17 532,0 580,0 632,14 686,37 739,72 781,111 816,158 841,204 857,251 872,294 872,406 838,406 838,394 826,372 826,320 841,285 861,244 886,201 923,154 950,111 994,79 1029,49 1066,28 1103,17 1173,17 1211,44 1237,75 1258,106 1289,147 1314,190 1335,233 1357,277 1382,320 1399,361 1428,397 1450,425 1473,451 1498,470 1529,485">
          <text:p/>
        </draw:polyline>
        <draw:polyline draw:style-name="gr2" draw:text-style-name="P2" draw:layer="layout" svg:width="0.833cm" svg:height="0.479cm" svg:x="26.242cm" svg:y="80.472cm" svg:viewBox="0 0 834 480" draw:points="515,145 515,106 488,86 461,65 432,43 403,26 360,13 322,5 252,0 207,15 159,33 116,58 70,90 52,126 23,167 0,215 0,261 14,304 37,346 54,387 76,418 97,439 176,439 207,427 231,406 269,380 314,346 349,304 372,261 372,219 393,174 409,140 409,115 422,90 422,74 455,74 471,97 502,124 533,155 564,193 601,233 639,275 686,320 736,363 779,402 804,430 821,452 834,468 834,480">
          <text:p/>
        </draw:polyline>
        <draw:polyline draw:style-name="gr2" draw:text-style-name="P2" draw:layer="layout" svg:width="1.381cm" svg:height="0.562cm" svg:x="27.162cm" svg:y="80.339cm" svg:viewBox="0 0 1382 563" draw:points="0,320 0,260 37,237 60,227 115,227 155,242 198,258 235,281 262,313 287,349 314,392 333,435 333,544 318,553 308,563 275,563 256,546 235,524 221,503 200,472 190,444 175,401 175,327 190,287 204,244 225,210 254,185 279,157 372,157 407,187 444,224 471,258 496,294 529,339 554,379 585,413 610,449 632,474 653,494 676,508 700,520 781,520 816,501 849,481 887,460 926,435 963,401 994,365 1021,324 1035,287 1050,249 1050,126 1027,88 1008,52 988,21 967,0 942,0 936,21 936,57 951,102 967,150 994,206 1013,256 1042,303 1079,346 1114,385 1142,417 1187,442 1231,458 1272,467 1315,467 1353,456 1382,442">
          <text:p/>
        </draw:polyline>
        <draw:polyline draw:style-name="gr2" draw:text-style-name="P2" draw:layer="layout" svg:width="0.33cm" svg:height="0.257cm" svg:x="28.02cm" svg:y="79.562cm" svg:viewBox="0 0 331 258" draw:points="284,93 222,93 192,103 161,123 142,146 130,164 130,219 153,242 209,258 249,258 306,226 321,190 331,157 331,89 298,62 253,34 207,18 155,0 66,0 31,18 0,36">
          <text:p/>
        </draw:polyline>
        <draw:polyline draw:style-name="gr2" draw:text-style-name="P2" draw:layer="layout" svg:width="0.194cm" svg:height="1.072cm" svg:x="28.696cm" svg:y="80.251cm" svg:viewBox="0 0 195 1073" draw:points="0,0 16,14 33,31 43,54 62,81 80,107 101,140 101,744 116,812 127,877 137,934 149,982 160,1023 178,1051 195,1073">
          <text:p/>
        </draw:polyline>
        <draw:polyline draw:style-name="gr2" draw:text-style-name="P2" draw:layer="layout" svg:width="1.811cm" svg:height="0.919cm" svg:x="28.664cm" svg:y="79.765cm" svg:viewBox="0 0 1812 920" draw:points="9,653 0,607 0,536 17,493 32,447 63,422 104,402 222,354 288,336 346,336 397,352 459,386 503,404 521,426 521,467 499,507 468,563 435,604 404,647 360,682 306,718 257,744 220,766 197,784 222,794 319,794 352,782 404,768 441,748 476,730 513,701 561,668 588,633 604,595 614,567 627,538 643,515 643,479 643,694 658,732 691,768 724,805 759,839 790,866 827,887 920,887 939,868 955,839 964,803 976,768 991,723 1009,677 1024,624 1038,579 1053,531 1053,426 1053,502 1071,536 1094,588 1117,645 1152,705 1199,761 1242,809 1281,853 1324,891 1370,920 1494,920 1527,909 1564,887 1589,851 1612,809 1612,545 1597,467 1575,388 1558,307 1539,222 1517,150 1490,97 1471,54 1448,24 1434,0 1388,0 1366,29 1355,57 1347,93 1339,138 1339,272 1366,354 1405,436 1446,526 1482,615 1527,701 1572,777 1618,834 1665,870 1713,901 1765,920 1812,920">
          <text:p/>
        </draw:polyline>
        <draw:polyline draw:style-name="gr2" draw:text-style-name="P2" draw:layer="layout" svg:width="3.061cm" svg:height="1.068cm" svg:x="30.537cm" svg:y="79.719cm" svg:viewBox="0 0 3062 1069" draw:points="232,876 252,834 263,786 263,700 248,627 223,593 192,565 161,550 93,550 64,575 33,603 15,646 0,689 0,777 15,809 37,842 56,862 87,876 139,876 159,860 176,844 192,827 192,748 203,761 217,784 232,811 246,834 263,857 279,878 296,897 327,916 356,930 474,930 509,907 540,878 565,849 587,809 616,772 633,734 643,693 655,650 670,603 687,556 703,506 720,450 720,236 732,175 732,18 720,0 720,193 736,268 751,339 773,425 798,513 839,600 870,689 914,756 959,820 1011,880 1059,926 1092,957 1133,980 1226,980 1249,957 1249,919 1267,880 1282,829 1282,541 1296,506 1319,477 1342,456 1354,439 1391,439 1391,539 1416,579 1439,627 1466,689 1480,750 1491,804 1515,847 1546,880 1577,909 1616,933 1645,951 1715,951 1764,937 1806,914 1831,878 1855,836 1855,789 1870,736 1884,684 1884,636 1868,579 1849,522 1837,486 1816,453 1795,429 1795,405 1795,527 1816,579 1816,643 1841,708 1870,775 1899,832 1919,890 1942,944 1977,992 2004,1026 2041,1051 2077,1069 2139,1069 2161,1049 2180,1026 2209,999 2236,969 2258,935 2279,894 2289,844 2296,791 2296,741 2281,691 2258,632 2219,575 2180,513 2130,461 2077,429 2039,403 2015,377 1977,377 1940,365 1911,365 1886,384 1886,468 1909,486 1934,516 1973,529 2095,529 2149,516 2196,493 2248,463 2308,436 2358,413 2409,391 2529,391 2558,405 2591,441 2612,470 2628,511 2641,548 2641,656 2641,641 2666,620 2688,598 2719,572 2750,541 2781,513 2821,498 2852,470 2889,470 2920,456 2967,456 2984,468 3005,486 3005,550 3019,596 3019,682 3036,720 3052,761 3062,793 3062,818">
          <text:p/>
        </draw:polyline>
        <draw:polyline draw:style-name="gr2" draw:text-style-name="P2" draw:layer="layout" svg:width="0.085cm" svg:height="0.082cm" svg:x="32.478cm" svg:y="79.335cm" svg:viewBox="0 0 86 83" draw:points="86,83 60,56 42,34 19,16 0,0">
          <text:p/>
        </draw:polyline>
        <draw:polyline draw:style-name="gr2" draw:text-style-name="P2" draw:layer="layout" svg:width="0.295cm" svg:height="0.088cm" svg:x="30.521cm" svg:y="79.667cm" svg:viewBox="0 0 296 89" draw:points="212,0 71,51 23,71 0,89 104,89 189,68 296,68">
          <text:p/>
        </draw:polyline>
        <draw:polyline draw:style-name="gr2" draw:text-style-name="P2" draw:layer="layout" svg:width="0.161cm" svg:height="0.448cm" svg:x="35.637cm" svg:y="80.06cm" svg:viewBox="0 0 162 449" draw:points="75,59 75,7 54,0 40,36 40,100 20,143 0,192 0,380 8,410 22,435 44,449 100,449 129,428 162,387">
          <text:p/>
        </draw:polyline>
        <draw:polyline draw:style-name="gr2" draw:text-style-name="P2" draw:layer="layout" svg:width="0.397cm" svg:height="0.545cm" svg:x="35.711cm" svg:y="79.087cm" svg:viewBox="0 0 398 546" draw:points="398,11 311,0 255,32 195,78 144,135 97,195 58,258 35,322 35,446 54,490 85,526 120,546 160,546 201,533 237,512 268,483 297,448 317,403 317,258 290,217 263,180 232,152 195,132 109,132 72,145 48,166 23,198 0,238">
          <text:p/>
        </draw:polyline>
        <draw:polyline draw:style-name="gr2" draw:text-style-name="P2" draw:layer="layout" svg:width="1.067cm" svg:height="0.409cm" svg:x="36.128cm" svg:y="79.994cm" svg:viewBox="0 0 1068 410" draw:points="0,16 63,52 94,68 118,90 143,111 174,138 203,164 232,200 263,231 294,268 319,309 348,343 364,371 379,394 393,410 404,379 404,278 420,234 437,188 457,145 482,107 511,73 542,45 573,23 612,11 653,4 692,0 727,0 758,38 793,83 828,130 868,183 899,228 928,284 959,336 1006,373 1068,401">
          <text:p/>
        </draw:polyline>
        <draw:polyline draw:style-name="gr2" draw:text-style-name="P2" draw:layer="layout" svg:width="0.153cm" svg:height="1.769cm" svg:x="38.826cm" svg:y="78.996cm" svg:viewBox="0 0 154 1770" draw:points="104,43 104,0 88,14 71,39 55,69 32,119 15,189 6,278 0,386 0,626 18,762 34,905 55,1041 77,1173 94,1298 111,1407 123,1510 135,1594 142,1660 146,1710 154,1751 154,1770">
          <text:p/>
        </draw:polyline>
        <draw:polyline draw:style-name="gr2" draw:text-style-name="P2" draw:layer="layout" svg:width="1.059cm" svg:height="0.674cm" svg:x="38.563cm" svg:y="79.424cm" svg:viewBox="0 0 1060 675" draw:points="0,436 0,466 11,473 34,480 115,480 171,466 235,454 312,436 390,420 483,398 578,374 661,350 744,327 826,295 897,267 950,241 992,208 1012,168 1023,98 1008,67 977,43 944,20 899,0 791,0 737,17 690,38 653,72 622,113 605,165 605,282 622,345 648,408 682,466 723,516 775,561 826,599 876,630 934,651 998,666 1060,675">
          <text:p/>
        </draw:polyline>
        <draw:polyline draw:style-name="gr2" draw:text-style-name="P2" draw:layer="layout" svg:width="0.519cm" svg:height="0.602cm" svg:x="39.882cm" svg:y="79.451cm" svg:viewBox="0 0 520 603" draw:points="0,147 17,97 33,83 54,73 79,68 97,68 118,91 143,116 190,150 232,195 266,245 305,300 367,424 398,480 413,524 396,562 375,589 357,603 272,603 242,582 205,553 188,515 188,362 209,302 240,240 274,184 320,134 361,91 415,52 475,21 520,0">
          <text:p/>
        </draw:polyline>
        <draw:polyline draw:style-name="gr2" draw:text-style-name="P2" draw:layer="layout" svg:width="1.124cm" svg:height="0.434cm" svg:x="40.49cm" svg:y="79.567cm" svg:viewBox="0 0 1125 435" draw:points="10,0 0,22 0,41 14,68 35,77 54,95 76,118 107,145 145,179 165,215 190,252 229,291 258,328 285,362 300,389 312,414 322,425 298,435 267,435 242,414 227,389 227,281 244,234 277,186 308,139 337,95 384,59 432,34 477,18 569,18 615,36 662,65 702,102 727,148 741,195 741,291 716,330 687,364 660,389 629,406 517,406 492,385 492,286 515,245 557,205 609,167 660,129 718,98 786,77 848,63 985,63 1012,84 1039,113 1051,145 1051,265 1070,300 1082,337 1101,371 1125,403">
          <text:p/>
        </draw:polyline>
        <draw:polyline draw:style-name="gr2" draw:text-style-name="P2" draw:layer="layout" svg:width="1.085cm" svg:height="0.92cm" svg:x="41.993cm" svg:y="79.174cm" svg:viewBox="0 0 1086 921" draw:points="419,530 401,487 370,453 293,409 240,389 138,389 93,421 58,453 31,496 10,539 0,580 0,657 18,680 39,699 64,709 93,709 116,696 138,678 155,651 171,618 186,587 200,557 200,487 215,501 233,528 262,566 308,609 351,659 403,712 458,768 510,818 574,859 634,889 682,911 733,921 775,921 818,909 845,882 881,846 898,801 898,72 877,31 859,0 849,27 849,124 864,191 864,359 881,446 904,533 929,609 962,675 997,735 1022,780 1053,814 1086,828">
          <text:p/>
        </draw:polyline>
        <draw:polyline draw:style-name="gr2" draw:text-style-name="P2" draw:layer="layout" svg:width="0.535cm" svg:height="0.174cm" svg:x="42.638cm" svg:y="79.391cm" svg:viewBox="0 0 536 175" draw:points="90,175 28,118 0,96 0,50 35,46 84,44 152,38 231,33 392,24 470,15 536,0">
          <text:p/>
        </draw:polyline>
        <draw:polyline draw:style-name="gr2" draw:text-style-name="P2" draw:layer="layout" svg:width="0.079cm" svg:height="0.315cm" svg:x="43.239cm" svg:y="78.474cm" svg:viewBox="0 0 80 316" draw:points="0,180 22,91 22,32 44,15 63,0 80,27 80,316">
          <text:p/>
        </draw:polyline>
        <draw:polyline draw:style-name="gr2" draw:text-style-name="P2" draw:layer="layout" svg:width="0.618cm" svg:height="0.691cm" svg:x="43.392cm" svg:y="79.205cm" svg:viewBox="0 0 619 692" draw:points="0,549 60,572 99,561 138,537 181,504 224,450 261,398 295,341 334,289 365,236 388,180 404,127 419,87 427,50 435,24 435,0 435,148 458,210 483,279 503,348 518,407 540,467 571,526 596,572 619,613 619,685 609,692 510,692">
          <text:p/>
        </draw:polyline>
        <draw:polyline draw:style-name="gr2" draw:text-style-name="P2" draw:layer="layout" svg:width="0.097cm" svg:height="1.028cm" svg:x="44.765cm" svg:y="78.844cm" svg:viewBox="0 0 98 1029" draw:points="0,0 13,25 13,593 27,680 42,755 58,817 73,874 83,924 94,960 98,991 98,1029">
          <text:p/>
        </draw:polyline>
        <draw:polyline draw:style-name="gr2" draw:text-style-name="P2" draw:layer="layout" svg:width="2.27cm" svg:height="0.807cm" svg:x="44.576cm" svg:y="78.86cm" svg:viewBox="0 0 2271 808" draw:points="19,563 0,535 0,500 29,500 69,486 116,486 168,469 228,455 292,438 354,427 410,416 468,402 515,389 554,377 585,357 602,339 602,219 579,179 556,136 544,98 509,36 501,12 490,0 484,16 484,191 499,255 499,717 486,739 472,751 463,735 463,689 482,658 507,628 534,594 565,567 600,547 693,547 716,565 738,592 765,623 794,651 819,683 854,706 879,733 910,751 1042,751 1086,730 1125,703 1156,675 1197,640 1218,603 1243,563 1263,519 1278,477 1278,325 1296,296 1296,281 1296,293 1282,322 1282,357 1259,402 1249,457 1249,507 1268,556 1288,596 1319,632 1342,663 1375,689 1410,703 1542,703 1592,687 1635,663 1669,635 1689,603 1706,570 1714,537 1722,500 1728,466 1728,434 1714,409 1714,395 1728,386 1728,549 1757,594 1788,637 1811,675 1846,715 1896,749 1944,776 1994,796 2048,808 2155,808 2201,792 2232,767 2255,742 2271,710 2271,542 2248,498 2221,452 2180,407 2137,369 2091,334 2037,307 1975,293 1908,279 1861,272 1768,272">
          <text:p/>
        </draw:polyline>
        <draw:polyline draw:style-name="gr2" draw:text-style-name="P2" draw:layer="layout" svg:width="0.085cm" svg:height="0.102cm" svg:x="46.9cm" svg:y="79.16cm" svg:viewBox="0 0 86 103" draw:points="0,0 71,46 86,67 86,103 65,103">
          <text:p/>
        </draw:polyline>
        <draw:polyline draw:style-name="gr2" draw:text-style-name="P2" draw:layer="layout" svg:width="0cm" svg:height="0cm" svg:x="11.545cm" svg:y="84.861cm" svg:viewBox="0 0 0 0" draw:points="0,0">
          <text:p/>
        </draw:polyline>
        <draw:polyline draw:style-name="gr2" draw:text-style-name="P2" draw:layer="layout" svg:width="0cm" svg:height="0cm" svg:x="11.545cm" svg:y="84.861cm" svg:viewBox="0 0 0 0" draw:points="0,0">
          <text:p/>
        </draw:polyline>
        <draw:polyline draw:style-name="gr2" draw:text-style-name="P2" draw:layer="layout" svg:width="0.924cm" svg:height="0.888cm" svg:x="11.492cm" svg:y="84.255cm" svg:viewBox="0 0 925 889" draw:points="526,209 526,181 505,161 505,145 489,129 489,98 468,88 453,79 422,55 404,41 383,23 360,9 334,0 234,0 197,18 162,50 125,84 86,121 57,166 27,221 10,279 0,343 0,468 25,531 63,594 96,655 139,708 183,755 232,796 286,830 340,858 383,878 427,889 522,889 575,875 621,858 668,841 706,817 747,792 790,765 832,734 873,703 898,672 925,637">
          <text:p/>
        </draw:polyline>
        <draw:polyline draw:style-name="gr2" draw:text-style-name="P2" draw:layer="layout" svg:width="0.494cm" svg:height="0.502cm" svg:x="12.809cm" svg:y="84.464cm" svg:viewBox="0 0 495 503" draw:points="105,86 105,75 88,75 88,62 31,62 31,84 16,137 16,173 0,221 0,406 16,444 43,478 76,503 190,503 229,494 284,473 329,444 373,410 416,373 445,333 470,292 495,253 495,118 470,88 445,64 414,43 383,27 354,14 321,5 284,0 163,0 142,25 121,50">
          <text:p/>
        </draw:polyline>
        <draw:polyline draw:style-name="gr2" draw:text-style-name="P2" draw:layer="layout" svg:width="0.55cm" svg:height="1.168cm" svg:x="13.526cm" svg:y="84.048cm" svg:viewBox="0 0 551 1169" draw:points="540,644 551,631 551,614 534,595 515,578 489,564 411,564 364,550 324,541 240,541 192,564 147,595 105,625 70,674 43,732 20,794 0,860 0,984 20,1042 45,1092 78,1126 122,1155 161,1169 254,1169 299,1139 339,1101 376,1053 409,1001 438,939 461,872 473,796 484,719 484,491 469,411 452,338 438,271 419,212 403,152 388,105 378,64 370,32 362,14 353,0 353,202 341,284 341,568 364,669 388,762 415,846 440,919 473,980 509,1030 549,1065">
          <text:p/>
        </draw:polyline>
        <draw:polyline draw:style-name="gr2" draw:text-style-name="P2" draw:layer="layout" svg:width="0.461cm" svg:height="0.831cm" svg:x="14.384cm" svg:y="84.426cm" svg:viewBox="0 0 462 832" draw:points="141,322 147,300 147,286 131,286 154,286 187,270 224,253 263,231 307,206 346,179 387,156 422,134 447,113 462,97 462,63 439,38 402,24 369,13 319,0 269,0 218,20 170,56 123,88 76,143 43,208 14,279 0,363 0,512 29,581 66,653 116,710 172,759 234,794 300,816 369,832 439,832">
          <text:p/>
        </draw:polyline>
        <draw:polyline draw:style-name="gr2" draw:text-style-name="P2" draw:layer="layout" svg:width="3.676cm" svg:height="0.37cm" svg:x="10.954cm" svg:y="86.025cm" svg:viewBox="0 0 3677 371" draw:points="15,325 0,325 7,337 27,337 46,359 71,371 362,371 486,359 635,347 809,347 997,334 1210,320 1441,304 1685,284 1938,266 2184,241 2426,213 2651,177 2868,141 3059,111 3222,80 3358,61 3468,45 3553,25 3610,16 3652,7 3677,0">
          <text:p/>
        </draw:polyline>
        <draw:polyline draw:style-name="gr2" draw:text-style-name="P2" draw:layer="layout" svg:width="0.844cm" svg:height="1.241cm" svg:x="16.754cm" svg:y="84.421cm" svg:viewBox="0 0 845 1242" draw:points="389,0 319,0 273,29 178,102 124,150 83,224 48,311 17,400 0,500 0,707 25,809 69,905 118,985 176,1059 246,1118 317,1164 389,1196 463,1223 537,1242 706,1242 758,1223 805,1201 845,1173">
          <text:p/>
        </draw:polyline>
        <draw:polyline draw:style-name="gr2" draw:text-style-name="P2" draw:layer="layout" svg:width="0.517cm" svg:height="1.068cm" svg:x="17.796cm" svg:y="84.489cm" svg:viewBox="0 0 518 1069" draw:points="121,531 121,390 121,406 136,435 150,476 164,524 164,583 175,653 175,717 193,781 193,1069 175,1055 162,1031 142,998 131,953 131,896 117,837 88,769 65,700 49,614 28,533 9,446 0,359 0,211 24,152 57,97 88,61 125,23 181,0 410,0 518,32">
          <text:p/>
        </draw:polyline>
        <draw:polyline draw:style-name="gr2" draw:text-style-name="P2" draw:layer="layout" svg:width="1.056cm" svg:height="0.452cm" svg:x="18.125cm" svg:y="84.864cm" svg:viewBox="0 0 1057 453" draw:points="204,157 169,177 138,193 105,202 58,213 0,213 12,231 41,248 80,263 138,272 211,281 275,293 524,293 602,277 673,265 731,252 778,231 826,202 842,182 842,129 819,109 788,89 749,68 716,50 685,34 660,18 642,0 571,0 549,25 522,55 522,184 532,234 555,277 578,315 609,353 662,382 718,410 776,430 848,442 919,449 987,453 1057,453">
          <text:p/>
        </draw:polyline>
        <draw:polyline draw:style-name="gr2" draw:text-style-name="P2" draw:layer="layout" svg:width="0.635cm" svg:height="0.543cm" svg:x="19.396cm" svg:y="84.776cm" svg:viewBox="0 0 636 544" draw:points="37,344 19,277 0,244 0,182 10,170 68,170 103,182 155,196 207,211 258,241 318,280 370,318 418,359 457,394 490,437 511,473 519,504 519,544 482,544 463,532 440,506 420,475 405,439 395,391 387,341 387,248 409,202 434,161 469,118 509,75 548,45 594,17 636,0">
          <text:p/>
        </draw:polyline>
        <draw:polyline draw:style-name="gr2" draw:text-style-name="P2" draw:layer="layout" svg:width="3.398cm" svg:height="0.997cm" svg:x="20.254cm" svg:y="84.276cm" svg:viewBox="0 0 3399 998" draw:points="0,500 19,515 31,536 41,550 68,576 83,593 95,617 122,638 140,667 165,695 192,733 215,774 238,819 262,853 285,881 304,908 318,931 318,962 308,973 291,973 277,960 262,940 262,833 273,793 296,753 341,708 378,674 426,643 473,626 579,626 628,653 663,693 688,740 719,786 742,836 759,883 767,926 767,998 752,975 752,815 773,760 787,708 829,643 866,586 891,540 926,506 961,479 1013,463 1067,453 1118,453 1157,467 1205,497 1250,536 1292,576 1331,626 1368,683 1399,740 1432,795 1474,847 1515,890 1575,922 1651,943 1724,956 1884,956 1969,945 2051,926 2126,893 2188,853 2240,815 2283,774 2320,731 2345,690 2345,572 2320,540 2287,522 2235,506 2064,506 2016,524 1969,563 1925,608 1896,653 1880,710 1880,760 1894,808 1915,858 1942,901 1979,929 2025,945 2066,945 2111,933 2155,919 2188,893 2217,858 2240,813 2258,767 2271,720 2275,686 2275,613 2275,629 2287,656 2310,681 2335,710 2359,751 2390,797 2428,843 2473,883 2521,922 2574,953 2628,975 2684,989 2789,989 2835,960 2880,929 2928,890 2961,847 2982,801 2992,747 2998,686 2998,476 2977,400 2963,326 2951,256 2951,183 2942,127 2932,74 2928,31 2920,10 2911,0 2899,0 2899,165 2915,226 2938,290 2963,360 2998,433 3031,508 3066,572 3114,626 3164,677 3215,710 3261,733 3370,733 3399,722 3399,703">
          <text:p/>
        </draw:polyline>
        <draw:polyline draw:style-name="gr2" draw:text-style-name="P2" draw:layer="layout" svg:width="0.943cm" svg:height="0.439cm" svg:x="23.251cm" svg:y="84.434cm" svg:viewBox="0 0 944 440" draw:points="356,440 316,412 269,388 215,360 116,326 72,317 41,296 15,283 0,274 0,255 25,240 70,222 124,203 194,179 277,167 372,151 490,119 595,103 705,76 797,52 876,25 944,0">
          <text:p/>
        </draw:polyline>
        <draw:polyline draw:style-name="gr2" draw:text-style-name="P2" draw:layer="layout" svg:width="0.552cm" svg:height="1.452cm" svg:x="23.915cm" svg:y="83.821cm" svg:viewBox="0 0 553 1453" draw:points="309,289 263,232 158,129 118,91 73,57 47,27 47,0 81,27 118,59 174,107 236,179 290,259 352,343 426,441 488,548 530,652 553,763 553,877 528,977 499,1068 457,1151 383,1221 313,1280 232,1332 162,1378 96,1409 45,1433 0,1453">
          <text:p/>
        </draw:polyline>
        <draw:polyline draw:style-name="gr2" draw:text-style-name="P2" draw:layer="layout" svg:width="0cm" svg:height="0cm" svg:x="33.63cm" svg:y="87.52cm" svg:viewBox="0 0 0 0" draw:points="0,0">
          <text:p/>
        </draw:polyline>
        <draw:polyline draw:style-name="gr2" draw:text-style-name="P2" draw:layer="layout" svg:width="0cm" svg:height="0cm" svg:x="7.664cm" svg:y="91.541cm" svg:viewBox="0 0 0 0" draw:points="0,0">
          <text:p/>
        </draw:polyline>
        <draw:polyline draw:style-name="gr2" draw:text-style-name="P2" draw:layer="layout" svg:width="0cm" svg:height="0cm" svg:x="9.679cm" svg:y="91.966cm" svg:viewBox="0 0 0 0" draw:points="0,0">
          <text:p/>
        </draw:polyline>
        <draw:polyline draw:style-name="gr2" draw:text-style-name="P2" draw:layer="layout" svg:width="0cm" svg:height="0cm" svg:x="11.307cm" svg:y="92.569cm" svg:viewBox="0 0 0 0" draw:points="0,0">
          <text:p/>
        </draw:polyline>
        <draw:polyline draw:style-name="gr2" draw:text-style-name="P2" draw:layer="layout" svg:width="0.105cm" svg:height="0.07cm" svg:x="9.627cm" svg:y="90.56cm" svg:viewBox="0 0 106 71" draw:points="106,71 36,35 0,0">
          <text:p/>
        </draw:polyline>
        <draw:frame draw:style-name="gr4" draw:text-style-name="P4" draw:layer="layout" svg:width="15.691cm" svg:height="0.801cm" svg:x="7.477cm" svg:y="88.572cm">
          <draw:text-box>
            <text:p text:style-name="P3"><text:span text:style-name="T1">b</text:span><text:span text:style-name="T1">o</text:span><text:span text:style-name="T1">o</text:span><text:span text:style-name="T1">l </text:span><text:span text:style-name="T1">p</text:span><text:span text:style-name="T1">r</text:span><text:span text:style-name="T1">o</text:span><text:span text:style-name="T1">b</text:span><text:span text:style-name="T1">a</text:span><text:span text:style-name="T1">b</text:span><text:span text:style-name="T1">l</text:span><text:span text:style-name="T1">y</text:span><text:span text:style-name="T1">P</text:span><text:span text:style-name="T1">r</text:span><text:span text:style-name="T1">i</text:span><text:span text:style-name="T1">m</text:span><text:span text:style-name="T1">e</text:span><text:span text:style-name="T1">F</text:span><text:span text:style-name="T1">e</text:span><text:span text:style-name="T1">r</text:span><text:span text:style-name="T1">m</text:span><text:span text:style-name="T1">a</text:span><text:span text:style-name="T1">t</text:span><text:span text:style-name="T1">(</text:span><text:span text:style-name="T1">i</text:span><text:span text:style-name="T1">n</text:span><text:span text:style-name="T1">t </text:span><text:span text:style-name="T1">n</text:span><text:span text:style-name="T1">, </text:span><text:span text:style-name="T1">i</text:span><text:span text:style-name="T1">n</text:span><text:span text:style-name="T1">t </text:span><text:span text:style-name="T1">i</text:span><text:span text:style-name="T1">t</text:span><text:span text:style-name="T1">e</text:span><text:span text:style-name="T1">r</text:span><text:span text:style-name="T1">=</text:span><text:span text:style-name="T1">5</text:span><text:span text:style-name="T1">) </text:span><text:span text:style-name="T1">{</text:span></text:p>
          </draw:text-box>
        </draw:frame>
        <draw:frame draw:style-name="gr4" draw:text-style-name="P4" draw:layer="layout" svg:width="3.973cm" svg:height="0.801cm" svg:x="7.477cm" svg:y="89.372cm">
          <draw:text-box>
            <text:p text:style-name="P3"><text:span text:style-name="T1"><text:s text:c="2"/></text:span><text:span text:style-name="T1"><text:s text:c="2"/></text:span><text:span text:style-name="T1">i</text:span><text:span text:style-name="T1">f </text:span><text:span text:style-name="T1">(</text:span><text:span text:style-name="T1">n</text:span><text:span text:style-name="T1"> </text:span><text:span text:style-name="T1">&lt;</text:span><text:span text:style-name="T1"> </text:span><text:span text:style-name="T1">4</text:span><text:span text:style-name="T1">)</text:span></text:p>
          </draw:text-box>
        </draw:frame>
        <draw:frame draw:style-name="gr4" draw:text-style-name="P4" draw:layer="layout" svg:width="10.209cm" svg:height="0.801cm" svg:x="7.477cm" svg:y="90.172cm">
          <draw:text-box>
            <text:p text:style-name="P3"><text:span text:style-name="T1"><text:s text:c="2"/></text:span><text:span text:style-name="T1"><text:s text:c="2"/></text:span><text:span text:style-name="T1"><text:s text:c="2"/></text:span><text:span text:style-name="T1"><text:s text:c="2"/></text:span><text:span text:style-name="T1">r</text:span><text:span text:style-name="T1">e</text:span><text:span text:style-name="T1">t</text:span><text:span text:style-name="T1">u</text:span><text:span text:style-name="T1">r</text:span><text:span text:style-name="T1">n</text:span><text:span text:style-name="T1"> </text:span><text:span text:style-name="T1">n</text:span><text:span text:style-name="T1"> </text:span><text:span text:style-name="T1">=</text:span><text:span text:style-name="T1">=</text:span><text:span text:style-name="T1"> </text:span><text:span text:style-name="T1">2</text:span><text:span text:style-name="T1"> </text:span><text:span text:style-name="T1">|</text:span><text:span text:style-name="T1">| </text:span><text:span text:style-name="T1">n</text:span><text:span text:style-name="T1"> </text:span><text:span text:style-name="T1">=</text:span><text:span text:style-name="T1">=</text:span><text:span text:style-name="T1"> </text:span><text:span text:style-name="T1">3</text:span><text:span text:style-name="T1">;</text:span></text:p>
          </draw:text-box>
        </draw:frame>
        <draw:frame draw:style-name="gr4" draw:text-style-name="P4" draw:layer="layout" svg:width="10.658cm" svg:height="0.801cm" svg:x="7.477cm" svg:y="91.772cm">
          <draw:text-box>
            <text:p text:style-name="P3"><text:span text:style-name="T1"><text:s text:c="2"/></text:span><text:span text:style-name="T1"><text:s text:c="2"/></text:span><text:span text:style-name="T1">f</text:span><text:span text:style-name="T1">o</text:span><text:span text:style-name="T1">r </text:span><text:span text:style-name="T1">(</text:span><text:span text:style-name="T1">i</text:span><text:span text:style-name="T1">n</text:span><text:span text:style-name="T1">t </text:span><text:span text:style-name="T1">i </text:span><text:span text:style-name="T1">=</text:span><text:span text:style-name="T1"> </text:span><text:span text:style-name="T1">0</text:span><text:span text:style-name="T1">; </text:span><text:span text:style-name="T1">i </text:span><text:span text:style-name="T1">&lt;</text:span><text:span text:style-name="T1"> </text:span><text:span text:style-name="T1">i</text:span><text:span text:style-name="T1">t</text:span><text:span text:style-name="T1">e</text:span><text:span text:style-name="T1">r</text:span><text:span text:style-name="T1">; </text:span><text:span text:style-name="T1">i</text:span><text:span text:style-name="T1">+</text:span><text:span text:style-name="T1">+</text:span><text:span text:style-name="T1">) </text:span><text:span text:style-name="T1">{</text:span></text:p>
          </draw:text-box>
        </draw:frame>
        <draw:frame draw:style-name="gr4" draw:text-style-name="P4" draw:layer="layout" svg:width="11.343cm" svg:height="0.801cm" svg:x="7.477cm" svg:y="92.572cm">
          <draw:text-box>
            <text:p text:style-name="P3"><text:span text:style-name="T1"><text:s text:c="2"/></text:span><text:span text:style-name="T1"><text:s text:c="2"/></text:span><text:span text:style-name="T1"><text:s text:c="2"/></text:span><text:span text:style-name="T1"><text:s text:c="2"/></text:span><text:span text:style-name="T1">i</text:span><text:span text:style-name="T1">n</text:span><text:span text:style-name="T1">t </text:span><text:span text:style-name="T1">a</text:span><text:span text:style-name="T1"> </text:span><text:span text:style-name="T1">=</text:span><text:span text:style-name="T1"> </text:span><text:span text:style-name="T1">2</text:span><text:span text:style-name="T1"> </text:span><text:span text:style-name="T1">+</text:span><text:span text:style-name="T1"> </text:span><text:span text:style-name="T1">r</text:span><text:span text:style-name="T1">a</text:span><text:span text:style-name="T1">n</text:span><text:span text:style-name="T1">d</text:span><text:span text:style-name="T1">(</text:span><text:span text:style-name="T1">) </text:span><text:span text:style-name="T1">%</text:span><text:span text:style-name="T1"> </text:span><text:span text:style-name="T1">(</text:span><text:span text:style-name="T1">n</text:span><text:span text:style-name="T1"> </text:span><text:span text:style-name="T1">- </text:span><text:span text:style-name="T1">3</text:span><text:span text:style-name="T1">)</text:span><text:span text:style-name="T1">;</text:span></text:p>
          </draw:text-box>
        </draw:frame>
        <draw:frame draw:style-name="gr4" draw:text-style-name="P4" draw:layer="layout" svg:width="11.733cm" svg:height="0.801cm" svg:x="7.477cm" svg:y="93.372cm">
          <draw:text-box>
            <text:p text:style-name="P3"><text:span text:style-name="T1"><text:s text:c="2"/></text:span><text:span text:style-name="T1"><text:s text:c="2"/></text:span><text:span text:style-name="T1"><text:s text:c="2"/></text:span><text:span text:style-name="T1"><text:s text:c="2"/></text:span><text:span text:style-name="T1">i</text:span><text:span text:style-name="T1">f </text:span><text:span text:style-name="T1">(</text:span><text:span text:style-name="T1">b</text:span><text:span text:style-name="T1">i</text:span><text:span text:style-name="T1">n</text:span><text:span text:style-name="T1">p</text:span><text:span text:style-name="T1">o</text:span><text:span text:style-name="T1">w</text:span><text:span text:style-name="T1">e</text:span><text:span text:style-name="T1">r</text:span><text:span text:style-name="T1">(</text:span><text:span text:style-name="T1">a</text:span><text:span text:style-name="T1">, </text:span><text:span text:style-name="T1">n</text:span><text:span text:style-name="T1"> </text:span><text:span text:style-name="T1">- </text:span><text:span text:style-name="T1">1</text:span><text:span text:style-name="T1">, </text:span><text:span text:style-name="T1">n</text:span><text:span text:style-name="T1">) </text:span><text:span text:style-name="T1">!</text:span><text:span text:style-name="T1">=</text:span><text:span text:style-name="T1"> </text:span><text:span text:style-name="T1">1</text:span><text:span text:style-name="T1">)</text:span></text:p>
          </draw:text-box>
        </draw:frame>
        <draw:frame draw:style-name="gr4" draw:text-style-name="P4" draw:layer="layout" svg:width="6.869cm" svg:height="0.801cm" svg:x="7.477cm" svg:y="94.173cm">
          <draw:text-box>
            <text:p text:style-name="P3"><text:span text:style-name="T1"><text:s text:c="2"/></text:span><text:span text:style-name="T1"><text:s text:c="2"/></text:span><text:span text:style-name="T1"><text:s text:c="2"/></text:span><text:span text:style-name="T1"><text:s text:c="2"/></text:span><text:span text:style-name="T1"><text:s text:c="2"/></text:span><text:span text:style-name="T1"><text:s text:c="2"/></text:span><text:span text:style-name="T1">r</text:span><text:span text:style-name="T1">e</text:span><text:span text:style-name="T1">t</text:span><text:span text:style-name="T1">u</text:span><text:span text:style-name="T1">r</text:span><text:span text:style-name="T1">n</text:span><text:span text:style-name="T1"> </text:span><text:span text:style-name="T1">f</text:span><text:span text:style-name="T1">a</text:span><text:span text:style-name="T1">l</text:span><text:span text:style-name="T1">s</text:span><text:span text:style-name="T1">e</text:span><text:span text:style-name="T1">;</text:span></text:p>
          </draw:text-box>
        </draw:frame>
        <draw:frame draw:style-name="gr4" draw:text-style-name="P4" draw:layer="layout" svg:width="1.323cm" svg:height="0.801cm" svg:x="7.477cm" svg:y="94.973cm">
          <draw:text-box>
            <text:p text:style-name="P3"><text:span text:style-name="T1"><text:s text:c="2"/></text:span><text:span text:style-name="T1"><text:s text:c="2"/></text:span><text:span text:style-name="T1">}</text:span></text:p>
          </draw:text-box>
        </draw:frame>
        <draw:frame draw:style-name="gr4" draw:text-style-name="P4" draw:layer="layout" svg:width="4.884cm" svg:height="0.801cm" svg:x="7.477cm" svg:y="95.773cm">
          <draw:text-box>
            <text:p text:style-name="P3"><text:span text:style-name="T1"><text:s text:c="2"/></text:span><text:span text:style-name="T1"><text:s text:c="2"/></text:span><text:span text:style-name="T1">r</text:span><text:span text:style-name="T1">e</text:span><text:span text:style-name="T1">t</text:span><text:span text:style-name="T1">u</text:span><text:span text:style-name="T1">r</text:span><text:span text:style-name="T1">n</text:span><text:span text:style-name="T1"> </text:span><text:span text:style-name="T1">t</text:span><text:span text:style-name="T1">r</text:span><text:span text:style-name="T1">u</text:span><text:span text:style-name="T1">e</text:span><text:span text:style-name="T1">;</text:span></text:p>
          </draw:text-box>
        </draw:frame>
        <draw:polyline draw:style-name="gr2" draw:text-style-name="P2" draw:layer="layout" svg:width="1.622cm" svg:height="4.265cm" svg:x="12.846cm" svg:y="94.205cm" svg:viewBox="0 0 1623 4266" draw:points="0,22 0,34 0,0 0,18 14,34 14,55 25,96 51,129 87,168 122,225 161,284 192,350 225,420 268,493 308,570 335,646 370,725 409,795 446,865 481,939 514,1011 545,1086 570,1156 597,1236 626,1313 663,1472 686,1561 717,1645 740,1734 765,1828 793,1916 818,2005 858,2094 897,2192 940,2282 980,2378 1022,2475 1061,2571 1105,2671 1146,2773 1183,2882 1214,2985 1245,3085 1270,3182 1332,3373 1359,3464 1381,3552 1404,3632 1431,3711 1452,3782 1468,3850 1485,3914 1506,3978 1524,4036 1545,4088 1561,4138 1576,4178 1590,4214 1607,4248 1615,4266 1623,4243">
          <text:p/>
        </draw:polyline>
        <draw:polyline draw:style-name="gr2" draw:text-style-name="P2" draw:layer="layout" svg:width="0.992cm" svg:height="0.781cm" svg:x="12.678cm" svg:y="94.153cm" svg:viewBox="0 0 993 782" draw:points="64,284 64,267 54,252 54,213 37,213 23,229 23,270 0,307 0,705 19,734 29,759 29,775 46,782 83,782 83,705 106,665 106,522 89,472 89,265 104,231 120,186 139,134 162,95 162,72 184,50 199,27 221,0 292,0 292,31 308,55 339,74 366,93 407,129 453,165 503,209 546,248 606,274 662,302 713,336 762,365 803,381 940,381 967,367 993,350">
          <text:p/>
        </draw:polyline>
        <draw:polyline draw:style-name="gr2" draw:text-style-name="P2" draw:layer="layout" svg:width="0.472cm" svg:height="0.622cm" svg:x="14.838cm" svg:y="97.739cm" svg:viewBox="0 0 473 623" draw:points="408,108 385,97 370,79 354,65 354,38 335,27 302,10 288,10 263,0 178,0 147,17 114,31 83,50 56,72 15,113 15,195 60,219 100,237 133,254 172,266 209,282 250,301 339,344 381,375 412,406 434,434 457,468 473,527 473,554 451,580 424,594 393,606 358,613 319,618 279,623 188,623 147,611 110,596 73,582 46,570 19,556 0,539 0,491 23,480">
          <text:p/>
        </draw:polyline>
        <draw:polyline draw:style-name="gr2" draw:text-style-name="P2" draw:layer="layout" svg:width="2.09cm" svg:height="2.047cm" svg:x="15.605cm" svg:y="97.411cm" svg:viewBox="0 0 2091 2048" draw:points="0,621 21,621 39,636 67,636 100,647 237,647 290,631 338,611 377,593 408,571 431,547 446,523 446,500 431,478 408,459 348,431 324,423 295,418 247,418 226,438 202,461 183,488 162,523 138,564 115,604 115,736 146,779 171,816 214,850 272,875 334,900 386,900 454,914 510,929 605,929 654,916 694,900 727,875 770,850 809,809 842,761 886,714 921,661 952,604 983,547 1018,488 1041,431 1057,375 1066,318 1066,214 1051,171 1035,130 1012,100 989,78 966,59 942,50 902,50 890,71 878,100 865,133 851,171 840,216 840,375 855,433 880,488 921,536 981,581 1059,618 1150,647 1252,671 1353,683 1446,690 1539,690 1630,678 1721,659 1799,643 1868,621 1926,590 1977,554 2025,511 2056,466 2078,414 2091,357 2091,234 2070,178 2047,125 2019,78 1994,43 1971,16 1952,0 1938,0 1923,23 1917,66 1917,1164 1903,1314 1876,1454 1845,1583 1814,1700 1783,1802 1752,1887 1715,1951 1675,1998 1630,2030 1599,2048 1531,2048 1491,2025 1450,1996 1411,1955 1376,1905 1357,1850 1334,1788 1322,1721 1314,1650 1314,1574 1349,1493 1390,1414 1436,1340 1481,1266 1531,1195 1584,1129 1642,1066 1704,1014 1760,966 1806,925 1851,893 1892,864 1926,838 1961,816 2000,802 2029,791">
          <text:p/>
        </draw:polyline>
        <draw:polyline draw:style-name="gr2" draw:text-style-name="P2" draw:layer="layout" svg:width="0.943cm" svg:height="0.612cm" svg:x="18.418cm" svg:y="97.772cm" svg:viewBox="0 0 944 613" draw:points="106,328 89,321 89,286 66,279 21,279 0,291 0,419 15,456 15,492 42,526 66,554 95,578 116,592 157,604 207,613 244,613 284,597 312,578 343,554 368,521 399,485 399,444 416,401 416,177 432,177 453,200 453,217 472,243 472,267 492,299 523,333 554,371 577,399 606,428 641,458 682,487 724,504 755,513 786,521 854,521 885,504 905,476 923,444 936,408 944,371 944,284 927,236 901,189 873,148 842,110 811,82 786,60 749,39 709,17 682,0 645,0">
          <text:p/>
        </draw:polyline>
        <draw:polyline draw:style-name="gr2" draw:text-style-name="P2" draw:layer="layout" svg:width="0.724cm" svg:height="0.344cm" svg:x="19.807cm" svg:y="97.792cm" svg:viewBox="0 0 725 345" draw:points="0,0 171,0 192,12 204,23 223,44 223,170 202,210 179,243 154,279 125,303 107,331 84,331 67,345 52,345 44,324 60,288 84,253 109,210 134,172 169,131 208,95 247,60 285,37 311,23 404,23 425,37 442,55 462,79 489,111 516,138 543,172 578,208 601,234 624,260 655,281 725,281">
          <text:p/>
        </draw:polyline>
        <draw:polyline draw:style-name="gr2" draw:text-style-name="P2" draw:layer="layout" svg:width="0.37cm" svg:height="0.213cm" svg:x="20.304cm" svg:y="97.136cm" svg:viewBox="0 0 371 214" draw:points="371,61 317,30 267,11 207,0 99,0 57,18 22,39 0,65 0,128 28,156 68,178 107,199 146,214 251,214 261,194 261,171 244,140 222,108 193,83 167,55 134,39 107,20 82,11 49,11 49,30 74,46">
          <text:p/>
        </draw:polyline>
        <draw:polyline draw:style-name="gr2" draw:text-style-name="P2" draw:layer="layout" svg:width="0.302cm" svg:height="0.781cm" svg:x="21.219cm" svg:y="97.261cm" svg:viewBox="0 0 303 782" draw:points="0,109 57,78 74,59 86,43 96,25 105,9 111,0 111,428 134,502 165,568 189,631 220,678 249,718 280,747 303,769 303,782">
          <text:p/>
        </draw:polyline>
        <draw:polyline draw:style-name="gr2" draw:text-style-name="P2" draw:layer="layout" svg:width="0.227cm" svg:height="0.759cm" svg:x="21.647cm" svg:y="97.399cm" svg:viewBox="0 0 228 760" draw:points="0,427 19,365 29,301 29,78 19,42 19,0 19,23 36,52 61,87 86,138 107,197 129,265 140,338 154,415 177,486 197,558 197,703 214,727 228,749 228,760">
          <text:p/>
        </draw:polyline>
        <draw:polyline draw:style-name="gr2" draw:text-style-name="P2" draw:layer="layout" svg:width="1.096cm" svg:height="0.029cm" svg:x="21.089cm" svg:y="97.632cm" svg:viewBox="0 0 1097 30" draw:points="317,30 256,22 192,13 114,13 83,0 0,0 512,0 594,17 758,17 830,30 1022,30 1059,17 1097,7">
          <text:p/>
        </draw:polyline>
        <draw:polyline draw:style-name="gr2" draw:text-style-name="P2" draw:layer="layout" svg:width="1.402cm" svg:height="0.533cm" svg:x="22.515cm" svg:y="97.525cm" svg:viewBox="0 0 1403 534" draw:points="102,90 87,97 75,104 62,111 44,116 44,129 71,129 97,114 120,102 155,86 178,64 195,45 195,22 174,4 147,0 110,0 75,22 44,45 21,72 0,100 0,231 13,261 33,291 48,320 64,351 87,380 104,401 120,421 137,434 164,444 186,451 203,455 219,455 230,439 242,425 250,403 259,380 267,353 279,323 304,289 329,257 358,241 395,224 554,224 598,245 644,267 685,285 729,305 760,328 787,353 787,382 809,405 809,491 809,430 828,396 853,360 878,325 900,296 931,264 971,238 1002,216 1041,202 1070,195 1095,188 1155,188 1171,207 1186,233 1202,259 1202,289 1219,320 1237,355 1237,412 1256,441 1285,465 1318,491 1363,518 1403,534">
          <text:p/>
        </draw:polyline>
        <draw:polyline draw:style-name="gr2" draw:text-style-name="P2" draw:layer="layout" svg:width="0.542cm" svg:height="1.143cm" svg:x="25.192cm" svg:y="97.093cm" svg:viewBox="0 0 543 1144" draw:points="122,616 138,605 151,594 132,605 132,792 151,842 167,894 194,947 213,992 225,1033 248,1073 267,1102 277,1128 283,1144 269,1135 244,1107 207,1071 176,1030 147,983 116,928 87,866 60,797 35,723 35,379 45,293 60,218 83,150 114,91 147,50 200,15 248,0 294,0 341,13 399,36 455,65 494,106 528,156 543,216 543,272 526,322 496,370 449,413 386,454 322,489 254,515 190,536 130,553 79,571 31,585 0,603 23,609 62,609">
          <text:p/>
        </draw:polyline>
        <draw:polyline draw:style-name="gr2" draw:text-style-name="P2" draw:layer="layout" svg:width="0.482cm" svg:height="0.538cm" svg:x="25.754cm" svg:y="97.475cm" svg:viewBox="0 0 483 539" draw:points="0,196 37,196 50,184 37,184 37,267 19,312 8,360 8,403 31,441 56,480 87,518 124,539 296,539 335,525 370,503 397,473 428,444 449,415 466,384 483,346 483,262 466,221 440,184 409,145 374,109 339,79 296,52 254,29 211,11 170,4 139,0 102,0 79,11 56,26 39,45">
          <text:p/>
        </draw:polyline>
        <draw:polyline draw:style-name="gr2" draw:text-style-name="P2" draw:layer="layout" svg:width="0.792cm" svg:height="0.736cm" svg:x="26.618cm" svg:y="97.234cm" svg:viewBox="0 0 793 737" draw:points="23,437 0,425 0,442 19,478 33,514 50,549 62,585 81,632 104,673 126,701 151,725 242,725 242,689 257,666 257,611 271,578 271,458 285,423 298,394 310,369 325,349 337,337 337,385 356,414 379,451 379,494 391,542 414,585 445,625 480,664 519,694 560,718 604,730 643,737 752,737 778,716 778,692 793,666 793,430 778,369 758,306 737,244 723,182 698,129 666,84 641,50 614,29 596,13 596,0 596,38 627,63 668,88">
          <text:p/>
        </draw:polyline>
        <draw:polyline draw:style-name="gr2" draw:text-style-name="P2" draw:layer="layout" svg:width="0.68cm" svg:height="0.536cm" svg:x="27.639cm" svg:y="97.332cm" svg:viewBox="0 0 681 537" draw:points="0,152 25,159 54,169 71,174 102,193 112,207 172,207 207,222 339,222 389,209 439,197 474,177 505,154 519,126 519,50 494,24 463,0 364,0 339,17 308,36 273,65 242,102 242,227 255,272 271,322 304,367 354,402 403,438 455,469 501,501 544,523 595,537 681,537">
          <text:p/>
        </draw:polyline>
        <draw:polyline draw:style-name="gr2" draw:text-style-name="P2" draw:layer="layout" svg:width="0.67cm" svg:height="0.617cm" svg:x="28.522cm" svg:y="97.289cm" svg:viewBox="0 0 671 618" draw:points="0,369 31,270 48,224 62,188 85,150 105,122 124,102 194,102 248,122 302,152 362,188 403,233 453,290 502,358 531,415 548,472 548,523 529,561 509,591 488,618 353,618 310,598 271,570 246,537 223,497 209,452 209,408 236,363 267,315 302,263 351,210 409,162 480,119 546,74 609,36 671,0">
          <text:p/>
        </draw:polyline>
        <draw:polyline draw:style-name="gr2" draw:text-style-name="P2" draw:layer="layout" svg:width="0.599cm" svg:height="1.495cm" svg:x="29.843cm" svg:y="96.975cm" svg:viewBox="0 0 600 1496" draw:points="547,88 547,27 526,16 526,0 489,0 489,24 472,66 472,177 489,254 501,354 518,461 538,579 551,690 580,802 580,914 600,1023 600,1389 565,1430 534,1460 489,1482 439,1496 308,1496 240,1480 176,1458 114,1434 68,1408 29,1377 0,1337 0,1248">
          <text:p/>
        </draw:polyline>
        <draw:polyline draw:style-name="gr2" draw:text-style-name="P2" draw:layer="layout" svg:width="0.911cm" svg:height="0.168cm" svg:x="29.744cm" svg:y="97.466cm" svg:viewBox="0 0 912 169" draw:points="144,169 82,132 60,117 37,107 20,98 6,89 0,76 26,56 111,56 175,45 252,33 343,20 446,11 554,0 912,0">
          <text:p/>
        </draw:polyline>
        <draw:polyline draw:style-name="gr2" draw:text-style-name="P2" draw:layer="layout" svg:width="1.069cm" svg:height="0.419cm" svg:x="30.591cm" svg:y="97.349cm" svg:viewBox="0 0 1070 420" draw:points="0,62 180,62 234,83 287,105 331,128 378,155 420,180 455,212 482,237 502,267 502,320 482,336 461,349 364,349 341,331 331,315 318,288 318,226 345,190 370,150 403,109 447,76 500,40 562,16 624,0 794,0 835,16 872,40 891,73 891,279 919,304 942,322 960,343 991,365 1014,386 1039,408 1070,420">
          <text:p/>
        </draw:polyline>
        <draw:polyline draw:style-name="gr2" draw:text-style-name="P2" draw:layer="layout" svg:width="0.149cm" svg:height="0.234cm" svg:x="31.881cm" svg:y="97.063cm" svg:viewBox="0 0 150 235" draw:points="92,235 92,123 69,105 48,95 32,91 150,91 150,14 133,0 32,0 20,23 0,48">
          <text:p/>
        </draw:polyline>
        <draw:polyline draw:style-name="gr2" draw:text-style-name="P2" draw:layer="layout" svg:width="0.147cm" svg:height="0.129cm" svg:x="31.844cm" svg:y="97.67cm" svg:viewBox="0 0 148 130" draw:points="148,0 125,21 98,55 79,70 69,85 61,97 47,97 39,115 53,130 75,130 94,120 69,110 16,110 8,99 0,89">
          <text:p/>
        </draw:polyline>
        <draw:frame draw:style-name="gr4" draw:text-style-name="P4" draw:layer="layout" svg:width="0.686cm" svg:height="0.801cm" svg:x="7.477cm" svg:y="96.573cm">
          <draw:text-box>
            <text:p text:style-name="P3"><text:span text:style-name="T1">}</text:span></text:p>
          </draw:text-box>
        </draw:frame>
        <draw:custom-shape draw:style-name="gr5" draw:text-style-name="P5" draw:layer="layout" svg:width="5.1cm" svg:height="1.8cm" svg:x="11.5cm" svg:y="10.8cm">
          <text:p/>
          <draw:enhanced-geometry svg:viewBox="0 0 21600 21600" draw:type="rectangle" draw:enhanced-path="M 0 0 L 21600 0 21600 21600 0 21600 0 0 Z N"/>
        </draw:custom-shape>
        <draw:frame draw:style-name="gr6" draw:text-style-name="P7" draw:layer="layout" svg:width="4cm" svg:height="2.2cm" svg:x="11.6cm" svg:y="11.1cm">
          <draw:text-box>
            <text:p text:style-name="P6"><text:span text:style-name="T2">P</text:span><text:span text:style-name="T2">h</text:span><text:span text:style-name="T2">i(</text:span><text:span text:style-name="T2">m</text:span><text:span text:style-name="T2">)</text:span></text:p>
          </draw:text-box>
        </draw:frame>
      </draw:page>
      <draw:page draw:name="page2" draw:style-name="dp1" draw:master-page-name="master-page3">
        <draw:polygon draw:style-name="gr1" draw:text-style-name="P1" draw:layer="layout" svg:width="99.998cm" svg:height="103.698cm" svg:x="0cm" svg:y="0cm" svg:viewBox="0 0 99999 103699" draw:points="0,0 99999,0 99999,103699 0,103699">
          <text:p/>
        </draw:polygon>
        <draw:polyline draw:style-name="gr2" draw:text-style-name="P2" draw:layer="layout" svg:width="0.089cm" svg:height="1.311cm" svg:x="11.173cm" svg:y="2.043cm" svg:viewBox="0 0 90 1312" draw:points="43,9 57,9 71,0 90,0 4,0 17,29 17,59 27,104 39,164 39,1045 25,1114 12,1176 0,1219 0,1312">
          <text:p/>
        </draw:polyline>
        <draw:polyline draw:style-name="gr2" draw:text-style-name="P2" draw:layer="layout" svg:width="0.8cm" svg:height="1.191cm" svg:x="11.212cm" svg:y="2.038cm" svg:viewBox="0 0 801 1192" draw:points="0,345 0,281 15,245 25,214 42,179 64,143 93,107 133,73 180,45 240,21 310,9 390,0 475,0 557,16 696,79 752,126 785,186 801,252 801,327 743,477 690,550 630,614 559,671 495,714 429,748 372,764 286,764 259,741 246,714 234,686 234,612 246,579 259,555 267,536 281,521 325,521 341,548 350,586 364,627 382,674 396,731 413,788 429,845 452,905 473,965 497,1015 520,1065 545,1108 576,1142 607,1165 636,1182 665,1192 696,1192">
          <text:p/>
        </draw:polyline>
        <draw:polyline draw:style-name="gr2" draw:text-style-name="P2" draw:layer="layout" svg:width="1.751cm" svg:height="0.95cm" svg:x="12.169cm" svg:y="2.286cm" svg:viewBox="0 0 1752 951" draw:points="406,667 406,560 381,539 352,515 325,491 275,441 257,427 232,417 203,412 157,412 129,441 95,482 58,524 27,572 0,624 0,875 25,905 52,932 87,946 137,946 160,934 178,912 197,884 205,858 211,825 219,789 228,751 228,687 244,662 244,617 263,596 263,641 281,674 281,715 304,755 333,796 366,827 397,860 430,887 589,887 614,875 643,853 674,822 705,777 722,727 722,669 736,603 751,541 751,324 730,258 730,89 714,47 714,0 693,14 680,36 680,219 666,289 666,439 685,510 703,577 714,632 730,680 747,722 765,751 765,696 778,662 796,630 823,596 858,560 893,532 943,515 991,501 1087,501 1126,519 1169,551 1202,591 1227,634 1227,734 1202,784 1155,832 1109,872 1056,905 1000,932 939,951 786,951 796,944 817,939 840,934 1256,934 1316,922 1374,903 1432,877 1473,844 1512,803 1533,760 1550,715 1550,582 1531,541 1531,501 1517,462 1517,377 1496,377 1471,410 1455,453 1455,498 1442,553 1442,677 1465,739 1494,791 1527,837 1566,869 1603,898 1643,922 1686,937 1752,937">
          <text:p/>
        </draw:polyline>
        <draw:polyline draw:style-name="gr2" draw:text-style-name="P2" draw:layer="layout" svg:width="0.347cm" svg:height="0.353cm" svg:x="13.633cm" svg:y="2.126cm" svg:viewBox="0 0 348 354" draw:points="348,96 315,46 270,14 168,0 110,0 70,19 39,53 16,96 0,148 0,199 16,247 43,286 77,318 110,340 141,354 187,354 201,327 216,292 216,211 201,168 183,128 164,93 152,64 137,46 117,35 98,35 79,48 66,71 60,100 54,138 39,192">
          <text:p/>
        </draw:polyline>
        <draw:polyline draw:style-name="gr2" draw:text-style-name="P2" draw:layer="layout" svg:width="0.841cm" svg:height="0.486cm" svg:x="13.879cm" svg:y="2.847cm" svg:viewBox="0 0 842 487" draw:points="0,100 16,89 39,77 68,77 82,91 103,107 132,129 157,157 176,186 184,220 196,248 196,330 184,342 163,354 163,321 180,289 207,255 229,220 260,175 291,134 322,96 362,60 407,32 457,12 502,0 587,0 628,12 665,36 690,62 713,103 734,148 752,193 767,239 783,286 783,383 806,423 829,451 829,476 842,487">
          <text:p/>
        </draw:polyline>
        <draw:polyline draw:style-name="gr2" draw:text-style-name="P2" draw:layer="layout" svg:width="0.047cm" svg:height="0.759cm" svg:x="16.041cm" svg:y="2.465cm" svg:viewBox="0 0 48 760" draw:points="48,50 48,2 32,0 32,64 15,94 15,369 0,438 0,733 19,760 40,760">
          <text:p/>
        </draw:polyline>
        <draw:polyline draw:style-name="gr2" draw:text-style-name="P2" draw:layer="layout" svg:width="0.465cm" svg:height="0.4cm" svg:x="16.134cm" svg:y="2.393cm" svg:viewBox="0 0 466 401" draw:points="58,183 41,111 25,83 10,57 10,33 0,14 0,0 39,0 58,11 85,29 124,50 169,76 215,109 256,145 300,188 326,239 364,284 402,317 427,351 447,380 466,401">
          <text:p/>
        </draw:polyline>
        <draw:polyline draw:style-name="gr2" draw:text-style-name="P2" draw:layer="layout" svg:width="1.522cm" svg:height="0.653cm" svg:x="16.398cm" svg:y="2.357cm" svg:viewBox="0 0 1523 654" draw:points="532,33 540,12 507,0 478,17 430,45 372,83 306,129 240,188 176,243 110,297 60,345 23,379 0,405 0,422 17,422 44,402 79,374 129,340 170,302 226,262 271,219 323,179 377,136 430,100 478,74 511,54 608,54 633,81 662,119 674,162 685,215 693,272 693,529 720,567 757,596 796,620 842,634 887,641 937,646 1044,646 1081,623 1120,598 1151,569 1182,538 1204,500 1215,458 1215,245 1196,217 1176,195 1134,195 1114,212 1092,238 1081,274 1071,317 1061,365 1057,417 1057,465 1088,515 1116,558 1153,596 1192,625 1231,644 1275,654 1374,654 1405,639 1424,623 1440,609 1461,589 1484,569 1500,560 1523,547">
          <text:p/>
        </draw:polyline>
        <draw:polyline draw:style-name="gr2" draw:text-style-name="P2" draw:layer="layout" svg:width="0.225cm" svg:height="0.279cm" svg:x="17.74cm" svg:y="1.911cm" svg:viewBox="0 0 226 280" draw:points="101,27 78,11 56,0 35,0 10,22 0,48 0,113 25,156 56,197 85,230 112,262 164,280 189,280 201,271 210,247 218,223 226,197 226,165 206,132 206,103 183,79 183,63 107,63 107,111">
          <text:p/>
        </draw:polyline>
        <draw:polyline draw:style-name="gr2" draw:text-style-name="P2" draw:layer="layout" svg:width="0.095cm" svg:height="0.886cm" svg:x="18.282cm" svg:y="2.081cm" svg:viewBox="0 0 96 887" draw:points="42,144 42,0 42,331 27,401 27,472 17,542 17,603 0,658 0,760 17,803 34,842 48,872 71,887 96,887">
          <text:p/>
        </draw:polyline>
        <draw:polyline draw:style-name="gr2" draw:text-style-name="P2" draw:layer="layout" svg:width="0.085cm" svg:height="0.826cm" svg:x="18.639cm" svg:y="2.243cm" svg:viewBox="0 0 86 827" draw:points="55,268 69,216 69,172 86,93 86,0 86,57 71,100 55,154 39,218 25,288 15,361 0,436 0,727 15,768 29,798 46,815 67,827">
          <text:p/>
        </draw:polyline>
        <draw:polyline draw:style-name="gr2" draw:text-style-name="P2" draw:layer="layout" svg:width="0.315cm" svg:height="0.379cm" svg:x="18.926cm" svg:y="2.593cm" svg:viewBox="0 0 316 380" draw:points="0,195 21,176 36,164 54,164 78,152 123,152 148,138 163,138 185,122 208,109 223,100 223,38 206,24 206,11 183,4 161,0 115,0 82,18 82,45 52,79 29,111 13,150 13,253 29,289 50,317 74,346 109,364 159,364 208,380 316,380">
          <text:p/>
        </draw:polyline>
        <draw:polyline draw:style-name="gr2" draw:text-style-name="P2" draw:layer="layout" svg:width="0.589cm" svg:height="0.666cm" svg:x="19.588cm" svg:y="2.317cm" svg:viewBox="0 0 590 667" draw:points="0,396 50,320 68,293 76,279 85,263 99,253 124,249 150,249 179,263 203,288 239,315 274,346 309,391 336,436 356,484 356,565 342,599 323,629 303,653 278,667 216,667 216,651 193,627 193,488 210,422 239,358 270,295 297,231 332,172 371,120 410,81 460,49 505,27 555,12 590,0">
          <text:p/>
        </draw:polyline>
        <draw:polyline draw:style-name="gr2" draw:text-style-name="P2" draw:layer="layout" svg:width="0.095cm" svg:height="0.179cm" svg:x="20.946cm" svg:y="2.197cm" svg:viewBox="0 0 96 180" draw:points="63,33 79,20 96,20 55,20 55,54 32,78 18,99 0,121 0,180 0,147 18,128 32,108 32,65 44,47 44,10 32,0 5,0">
          <text:p/>
        </draw:polyline>
        <draw:polyline draw:style-name="gr2" draw:text-style-name="P2" draw:layer="layout" svg:width="0.202cm" svg:height="0.229cm" svg:x="20.816cm" svg:y="2.69cm" svg:viewBox="0 0 203 230" draw:points="0,0 0,134 33,167 62,183 87,204 112,215 131,230 203,230 203,218 185,197 164,185 139,178 116,172 94,169 37,169">
          <text:p/>
        </draw:polyline>
        <draw:polyline draw:style-name="gr2" draw:text-style-name="P2" draw:layer="layout" svg:width="5.413cm" svg:height="0.531cm" svg:x="10.861cm" svg:y="3.522cm" svg:viewBox="0 0 5414 532" draw:points="337,400 306,409 277,409 244,425 209,438 176,452 145,459 112,474 54,474 31,487 19,487 6,501 0,519 130,519 221,532 451,532 593,517 763,517 963,503 1178,476 1406,443 1649,404 1906,364 2174,323 2441,288 2709,252 2973,221 3234,193 3490,168 3740,147 3990,125 4222,104 4443,82 4658,66 4848,47 5028,32 5183,14 5313,0 5414,0">
          <text:p/>
        </draw:polyline>
        <draw:polyline draw:style-name="gr2" draw:text-style-name="P2" draw:layer="layout" svg:width="4.25cm" svg:height="0.162cm" svg:x="16.264cm" svg:y="3.574cm" svg:viewBox="0 0 4251 163" draw:points="484,0 405,19 327,41 256,60 186,72 128,92 72,110 12,142 0,151 194,151 327,163 674,163 893,146 1129,137 1393,127 1658,115 1947,103 2226,89 2503,79 2768,70 3033,63 4251,63">
          <text:p/>
        </draw:polyline>
        <draw:polyline draw:style-name="gr2" draw:text-style-name="P2" draw:layer="layout" svg:width="0.417cm" svg:height="0.707cm" svg:x="1.956cm" svg:y="6.514cm" svg:viewBox="0 0 418 708" draw:points="308,89 330,60 330,39 346,21 397,0 418,0 418,46 402,86 371,132 340,184 303,244 266,306 229,374 188,440 153,499 115,549 84,592 58,630 31,665 12,692 0,708">
          <text:p/>
        </draw:polyline>
        <draw:polyline draw:style-name="gr2" draw:text-style-name="P2" draw:layer="layout" svg:width="0.517cm" svg:height="0.297cm" svg:x="1.929cm" svg:y="6.746cm" svg:viewBox="0 0 518 298" draw:points="0,54 0,0 53,0 76,16 107,32 140,52 184,73 225,98 266,121 308,147 339,171 372,197 402,221 429,244 456,260 480,276 499,286 518,298">
          <text:p/>
        </draw:polyline>
        <draw:polyline draw:style-name="gr2" draw:text-style-name="P2" draw:layer="layout" svg:width="0.694cm" svg:height="0.123cm" svg:x="1.991cm" svg:y="6.953cm" svg:viewBox="0 0 695 124" draw:points="85,102 45,114 16,124 0,124 49,111 109,100 171,86 246,68 330,54 411,43 497,31 573,18 637,9 695,0">
          <text:p/>
        </draw:polyline>
        <draw:polyline draw:style-name="gr2" draw:text-style-name="P2" draw:layer="layout" svg:width="1.267cm" svg:height="0.1cm" svg:x="4.428cm" svg:y="6.605cm" svg:viewBox="0 0 1268 101" draw:points="177,101 92,101 69,89 42,89 19,79 0,79 24,72 73,65 121,65 191,58 276,51 379,41 507,32 640,19 772,12 894,7 1016,2 1117,0 1268,0">
          <text:p/>
        </draw:polyline>
        <draw:polyline draw:style-name="gr2" draw:text-style-name="P2" draw:layer="layout" svg:width="0.161cm" svg:height="1.09cm" svg:x="5.238cm" svg:y="6.531cm" svg:viewBox="0 0 162 1091" draw:points="0,38 0,0 0,90 13,210 13,283 31,369 48,460 66,553 85,648 85,884 108,948 128,1002 143,1041 151,1070 162,1091">
          <text:p/>
        </draw:polyline>
        <draw:polyline draw:style-name="gr2" draw:text-style-name="P2" draw:layer="layout" svg:width="2.334cm" svg:height="1.048cm" svg:x="5.852cm" svg:y="6.669cm" svg:viewBox="0 0 2335 1049" draw:points="430,478 422,466 418,456 403,449 389,442 372,437 343,435 265,435 213,451 165,471 124,496 81,530 39,568 12,610 0,656 0,744 21,787 48,823 81,851 124,873 167,885 302,885 337,868 368,846 397,821 413,792 426,766 430,735 430,656 420,644 409,628 397,621 382,621 376,632 376,678 395,701 411,728 430,753 451,773 475,787 620,787 666,768 711,746 752,723 792,694 831,671 862,637 885,601 885,389 874,349 858,313 839,282 829,260 829,246 829,258 845,282 866,316 899,363 936,418 974,480 1005,549 1036,618 1054,692 1067,766 1067,835 1048,892 1029,942 1009,985 990,1018 963,1049 922,1049 947,1037 984,1016 1031,994 1085,956 1160,923 1236,885 1306,842 1364,794 1430,753 1488,714 1538,664 1579,618 1602,568 1625,523 1641,478 1650,428 1650,325 1635,278 1623,230 1608,189 1581,149 1563,105 1548,74 1532,43 1503,22 1480,7 1461,0 1449,0 1445,14 1435,43 1435,149 1449,213 1472,294 1499,380 1511,463 1523,551 1542,639 1561,723 1573,794 1596,860 1616,910 1627,949 1643,982 1662,1008 1672,980 1672,646 1662,575 1662,513 1681,456 1707,413 1740,382 1893,382 1951,399 2003,426 2040,460 2063,501 2063,596 2022,635 1980,678 1927,723 1867,760 1805,789 1695,789 1654,803 1588,803 1573,785 1573,749 1602,721 1623,703 1726,703 1759,718 1800,730 1842,749 1887,768 1935,796 1982,823 2022,842 2063,860 2104,878 2148,899 2189,910 2228,921 2335,921">
          <text:p/>
        </draw:polyline>
        <draw:polyline draw:style-name="gr2" draw:text-style-name="P2" draw:layer="layout" svg:width="0.754cm" svg:height="0.057cm" svg:x="8.922cm" svg:y="7.055cm" svg:viewBox="0 0 755 58" draw:points="264,58 136,58 62,39 31,29 10,21 0,14 16,14 41,0 755,0">
          <text:p/>
        </draw:polyline>
        <draw:polyline draw:style-name="gr2" draw:text-style-name="P2" draw:layer="layout" svg:width="0.645cm" svg:height="0.082cm" svg:x="9.145cm" svg:y="7.3cm" svg:viewBox="0 0 646 83" draw:points="165,5 122,24 80,42 45,56 16,70 0,83 220,83 294,72 367,61 437,51 503,37 553,26 596,17 627,10 646,0">
          <text:p/>
        </draw:polyline>
        <draw:polyline draw:style-name="gr2" draw:text-style-name="P2" draw:layer="layout" svg:width="1.6cm" svg:height="0.848cm" svg:x="11.001cm" svg:y="6.698cm" svg:viewBox="0 0 1601 849" draw:points="469,221 446,202 424,176 401,150 376,123 345,105 169,105 122,133 78,164 43,207 16,255 0,312 0,430 29,486 74,542 130,601 198,649 271,696 349,735 432,763 517,789 595,808 666,817 732,817 787,803 833,785 874,760 909,735 936,699 955,656 965,610 971,567 971,466 951,407 928,348 880,226 858,169 835,112 812,64 796,33 785,14 777,0 777,45 800,85 821,130 843,180 870,236 895,302 916,364 934,433 949,495 957,549 965,596 974,639 978,670 980,687 980,701 980,639 995,606 1018,565 1051,517 1096,466 1144,423 1196,393 1252,366 1307,355 1361,348 1413,362 1452,383 1481,419 1512,462 1539,506 1559,556 1574,603 1574,806 1584,829 1601,849">
          <text:p/>
        </draw:polyline>
        <draw:polyline draw:style-name="gr2" draw:text-style-name="P2" draw:layer="layout" svg:width="0.339cm" svg:height="0.46cm" svg:x="12.768cm" svg:y="6.976cm" svg:viewBox="0 0 340 461" draw:points="143,232 124,214 95,203 77,196 77,182 99,173 248,173 289,159 318,138 340,118 340,70 324,45 291,27 257,13 219,0 143,0 104,15 71,38 42,70 25,105 11,145 0,189 0,235 19,275 48,318 91,359 135,399 188,425 250,444 320,461">
          <text:p/>
        </draw:polyline>
        <draw:polyline draw:style-name="gr2" draw:text-style-name="P2" draw:layer="layout" svg:width="1.861cm" svg:height="0.861cm" svg:x="13.45cm" svg:y="6.637cm" svg:viewBox="0 0 1862 862" draw:points="315,513 300,494 277,475 195,461 106,461 62,477 29,500 13,525 0,559 0,652 21,696 54,735 98,771 145,798 201,821 263,835 331,842 406,842 478,828 549,807 615,781 677,753 731,717 779,683 812,632 841,584 857,537 857,349 836,280 814,211 789,149 762,96 733,52 710,20 694,0 694,63 712,114 733,168 762,239 795,318 826,402 857,484 886,561 911,625 934,683 956,731 971,764 979,798 981,824 967,812 967,800 956,774 956,652 967,604 987,559 1014,516 1051,475 1099,444 1149,425 1204,411 1306,411 1351,432 1390,461 1419,489 1432,527 1432,556 1407,587 1376,618 1335,652 1277,675 1219,696 1159,712 1027,712 996,696 975,675 975,604 987,594 1004,587 1068,587 1113,602 1167,616 1229,639 1304,666 1374,688 1452,712 1527,738 1599,767 1674,790 1740,817 1806,840 1862,862">
          <text:p/>
        </draw:polyline>
        <draw:polyline draw:style-name="gr2" draw:text-style-name="P2" draw:layer="layout" svg:width="0.272cm" svg:height="0.359cm" svg:x="16.291cm" svg:y="6.998cm" svg:viewBox="0 0 273 360" draw:points="72,131 93,72 93,44 78,24 53,10 24,0 0,0 0,99 10,137 39,174 70,220 101,260 138,294 170,317 205,339 242,351 273,360">
          <text:p/>
        </draw:polyline>
        <draw:polyline draw:style-name="gr2" draw:text-style-name="P2" draw:layer="layout" svg:width="0.435cm" svg:height="0.42cm" svg:x="16.135cm" svg:y="6.001cm" svg:viewBox="0 0 436 421" draw:points="436,417 326,205 264,126 212,66 152,20 98,0 54,0 23,20 0,57 0,221 31,276 73,326 120,367 175,400 233,421 274,421 314,400 353,371 388,335 388,264 365,226 343,191 312,167 276,146 237,133 167,133 167,210">
          <text:p/>
        </draw:polyline>
        <draw:polyline draw:style-name="gr2" draw:text-style-name="P2" draw:layer="layout" svg:width="0.018cm" svg:height="1.375cm" svg:x="16.94cm" svg:y="6.539cm" svg:viewBox="0 0 19 1376" draw:points="19,0 19,232 11,318 4,418 0,530 0,1272 11,1331 11,1376">
          <text:p/>
        </draw:polyline>
        <draw:polyline draw:style-name="gr2" draw:text-style-name="P2" draw:layer="layout" svg:width="0.982cm" svg:height="0.198cm" svg:x="16.547cm" svg:y="7.228cm" svg:viewBox="0 0 983 199" draw:points="432,199 271,148 194,129 118,108 52,89 16,63 0,46 29,36 83,27 157,20 252,11 883,11 983,0">
          <text:p/>
        </draw:polyline>
        <draw:polyline draw:style-name="gr2" draw:text-style-name="P2" draw:layer="layout" svg:width="0.855cm" svg:height="0.49cm" svg:x="18.331cm" svg:y="7.086cm" svg:viewBox="0 0 856 491" draw:points="0,63 0,49 10,36 25,29 45,18 123,18 149,34 180,61 209,91 234,125 257,168 278,208 290,254 300,284 300,339 280,358 228,358 207,341 187,327 166,306 166,204 187,163 218,125 257,89 300,56 348,29 387,11 441,0 532,0 581,25 614,56 637,86 660,125 674,163 689,211 697,261 718,311 736,358 757,401 784,436 815,468 856,491">
          <text:p/>
        </draw:polyline>
        <draw:polyline draw:style-name="gr2" draw:text-style-name="P2" draw:layer="layout" svg:width="1.019cm" svg:height="0.607cm" svg:x="20.077cm" svg:y="7.01cm" svg:viewBox="0 0 1020 608" draw:points="68,488 0,488 23,461 52,438 83,416 114,393 141,366 180,297 192,261 192,190 178,154 164,118 147,86 130,59 114,33 95,11 85,0 71,0 62,11 62,104 85,147 110,188 141,233 180,268 230,300 281,329 345,350 604,350 655,331 703,309 740,283 767,257 782,224 782,66 771,43 771,29 786,29 811,45 843,68 876,102 911,140 946,186 975,233 1004,286 1020,336 1020,481 1004,522 981,554 950,577 915,594 880,608 794,608">
          <text:p/>
        </draw:polyline>
        <draw:polyline draw:style-name="gr2" draw:text-style-name="P2" draw:layer="layout" svg:width="0.102cm" svg:height="0.125cm" svg:x="19.955cm" svg:y="6.478cm" svg:viewBox="0 0 103 126" draw:points="103,126 52,69 29,44 13,27 0,13 0,0 21,13">
          <text:p/>
        </draw:polyline>
        <draw:polyline draw:style-name="gr2" draw:text-style-name="P2" draw:layer="layout" svg:width="0.124cm" svg:height="1.418cm" svg:x="21.985cm" svg:y="7.096cm" svg:viewBox="0 0 125 1419" draw:points="40,61 40,41 26,28 10,0 0,18 0,357 15,459 15,808 26,924 38,1034 49,1134 49,1294 71,1355 71,1396 94,1419 125,1419">
          <text:p/>
        </draw:polyline>
        <draw:polyline draw:style-name="gr2" draw:text-style-name="P2" draw:layer="layout" svg:width="2.701cm" svg:height="0.869cm" svg:x="21.973cm" svg:y="6.86cm" svg:viewBox="0 0 2702 870" draw:points="68,589 43,546 27,504 12,461 0,422 0,390 14,357 41,329 76,307 122,293 175,283 297,283 355,304 407,333 446,366 471,402 471,443 450,518 419,553 376,580 330,601 289,617 244,627 175,627 322,627 386,639 521,639 587,625 659,615 721,603 775,589 831,567 880,546 926,511 965,476 1001,433 1026,388 1043,338 1055,283 1055,234 1040,181 1018,136 980,95 938,61 891,33 837,11 779,0 680,0 645,18 622,43 609,74 609,147 645,186 684,218 731,250 783,277 841,295 901,307 1080,307 1131,295 1175,279 1210,264 1237,245 1255,226 1266,207 1266,179 1229,179 1220,190 1216,209 1216,331 1229,368 1243,409 1266,452 1291,490 1322,526 1351,548 1384,567 1425,580 1464,591 1503,591 1541,580 1572,560 1597,532 1628,507 1652,476 1667,438 1677,397 1677,190 1677,218 1698,252 1712,290 1723,336 1731,383 1745,436 1768,490 1783,539 1793,577 1807,610 1824,639 1824,653 1824,555 1838,526 1855,493 1878,464 1900,436 1927,411 1948,390 1975,374 2002,361 2093,361 2124,379 2159,402 2198,431 2229,459 2252,490 2270,514 2291,537 2305,555 2316,575 2345,575 2363,562 2388,546 2409,532 2432,511 2463,483 2485,452 2508,424 2531,400 2545,379 2558,359 2564,338 2566,318 2566,307 2527,307 2514,324 2514,594 2531,646 2547,701 2576,755 2595,798 2611,827 2640,853 2671,870 2702,870">
          <text:p/>
        </draw:polyline>
        <draw:polyline draw:style-name="gr2" draw:text-style-name="P2" draw:layer="layout" svg:width="0.279cm" svg:height="0.22cm" svg:x="23.864cm" svg:y="6.428cm" svg:viewBox="0 0 280 221" draw:points="280,221 153,94 101,56 62,32 35,13 12,0 0,0 17,0">
          <text:p/>
        </draw:polyline>
        <draw:polyline draw:style-name="gr2" draw:text-style-name="P2" draw:layer="layout" svg:width="0.308cm" svg:height="1.217cm" svg:x="24.891cm" svg:y="6.269cm" svg:viewBox="0 0 309 1218" draw:points="85,518 85,492 75,463 38,393 17,348 7,302 0,255 0,164 23,120 48,81 79,43 108,16 142,0 214,0 249,29 285,72 301,124 309,191 309,362 285,463 245,563 208,669 163,771 122,871 87,968 62,1056 44,1144 29,1218">
          <text:p/>
        </draw:polyline>
        <draw:polyline draw:style-name="gr2" draw:text-style-name="P2" draw:layer="layout" svg:width="0.161cm" svg:height="0.27cm" svg:x="25.063cm" svg:y="7.919cm" svg:viewBox="0 0 162 271" draw:points="41,23 41,66 27,89 0,142 0,189 12,221 31,246 50,271 116,271 139,256 162,242 162,64 148,32 128,0">
          <text:p/>
        </draw:polyline>
        <draw:polyline draw:style-name="gr2" draw:text-style-name="P2" draw:layer="layout" svg:width="0.845cm" svg:height="0.626cm" svg:x="2.113cm" svg:y="10.163cm" svg:viewBox="0 0 846 627" draw:points="0,78 0,114 18,123 35,105 35,64 25,50 25,23 25,87 47,109 47,329 33,388 33,436 18,490 18,583 51,627 78,627 111,610 142,590 177,553 211,513 235,467 252,422 275,370 293,322 306,272 318,231 326,195 333,165 345,137 355,119 359,102 366,119 366,203 380,247 395,299 417,349 442,399 473,443 506,484 545,524 583,543 665,543 700,527 731,503 758,467 789,420 812,365 835,315 846,267 846,105 820,78 804,57 781,35 767,14 754,0 731,0">
          <text:p/>
        </draw:polyline>
        <draw:polyline draw:style-name="gr2" draw:text-style-name="P2" draw:layer="layout" svg:width="0.537cm" svg:height="0.448cm" svg:x="3.002cm" svg:y="10.155cm" svg:viewBox="0 0 538 449" draw:points="80,115 101,129 117,129 132,143 146,143 157,158 179,158 196,170 231,170 250,145 262,124 262,36 241,15 221,0 194,0 165,15 134,36 97,65 64,102 26,138 10,186 0,236 0,279 18,322 43,357 93,385 148,409 219,434 293,449 538,449">
          <text:p/>
        </draw:polyline>
        <draw:polyline draw:style-name="gr2" draw:text-style-name="P2" draw:layer="layout" svg:width="0.785cm" svg:height="0.925cm" svg:x="4.519cm" svg:y="9.918cm" svg:viewBox="0 0 786 926" draw:points="0,25 0,0 0,30 39,80 66,123 85,178 109,245 128,318 140,397 153,482 153,709 169,769 180,822 192,860 192,926 180,926 167,912 167,862 178,833 178,755 161,711 161,428 180,389 213,366 254,345 285,330 337,321 386,321 446,335 502,357 550,375 590,391 590,459 562,497 519,532 469,557 417,585 355,609 300,623 264,623 233,611 233,575 215,557 194,534 194,504 213,528 246,545 271,566 302,593 339,618 386,643 434,668 477,695 519,718 556,738 604,753 652,762 702,772 743,779 786,779">
          <text:p/>
        </draw:polyline>
        <draw:polyline draw:style-name="gr2" draw:text-style-name="P2" draw:layer="layout" svg:width="1.659cm" svg:height="0.531cm" svg:x="5.532cm" svg:y="10.248cm" svg:viewBox="0 0 1660 532" draw:points="14,210 14,166 0,139 0,125 14,108 29,90 138,90 223,102 254,118 290,144 315,166 338,199 354,237 354,378 331,403 315,423 262,423 246,403 237,378 229,341 229,298 262,208 292,166 331,125 369,86 402,55 441,29 476,9 509,0 573,0 596,20 619,45 641,77 654,118 666,171 685,221 697,268 716,318 741,366 774,408 805,449 842,480 885,496 980,496 1028,480 1067,458 1104,428 1142,392 1175,348 1197,306 1212,268 1218,239 1226,210 1226,168 1210,149 1191,139 1164,139 1148,158 1135,182 1129,214 1129,301 1142,348 1152,396 1181,439 1212,475 1243,505 1280,532 1427,532 1483,521 1528,501 1570,478 1615,446 1640,408 1654,368 1660,328 1660,289 1640,251 1615,214 1588,178 1551,146 1512,118 1468,93 1419,79 1359,67 1160,67 1133,84 1107,102 1094,116">
          <text:p/>
        </draw:polyline>
        <draw:polyline draw:style-name="gr2" draw:text-style-name="P2" draw:layer="layout" svg:width="0.982cm" svg:height="0.476cm" svg:x="7.384cm" svg:y="10.16cm" svg:viewBox="0 0 983 477" draw:points="68,211 45,211 33,232 22,246 8,268 0,296 0,320 22,341 45,363 68,382 93,396 132,406 223,406 239,391 273,375 299,356 318,339 339,320 339,256 361,241 384,234 384,339 405,373 426,404 463,432 510,459 564,477 771,477 824,454 880,427 920,396 948,363 972,327 983,296 983,234 968,209 942,177 905,148 874,118 843,87 810,58 767,38 721,19 686,8 655,0 634,0">
          <text:p/>
        </draw:polyline>
        <draw:polyline draw:style-name="gr2" draw:text-style-name="P2" draw:layer="layout" svg:width="0.397cm" svg:height="0.634cm" svg:x="9.759cm" svg:y="9.993cm" svg:viewBox="0 0 398 635" draw:points="53,72 29,41 18,32 0,17 0,0 18,22 37,48 51,77 68,112 91,155 111,198 142,246 169,298 188,350 208,396 235,436 268,473 303,501 322,533 337,561 354,580 377,599 389,619 398,635">
          <text:p/>
        </draw:polyline>
        <draw:polyline draw:style-name="gr2" draw:text-style-name="P2" draw:layer="layout" svg:width="0.745cm" svg:height="0.037cm" svg:x="9.816cm" svg:y="10.377cm" svg:viewBox="0 0 746 38" draw:points="85,38 42,38 17,0 0,0 746,0">
          <text:p/>
        </draw:polyline>
        <draw:polyline draw:style-name="gr2" draw:text-style-name="P2" draw:layer="layout" svg:width="0.833cm" svg:height="0.627cm" svg:x="10.552cm" svg:y="10.059cm" svg:viewBox="0 0 834 628" draw:points="114,87 98,61 69,39 23,13 13,0 0,0 0,48 21,89 46,127 69,177 87,230 108,276 122,324 131,369 141,410 141,487 168,487 180,476 195,460 213,437 232,410 257,378 286,344 325,317 372,295 422,278 470,268 600,268 639,290 670,319 689,347 717,381 750,467 768,514 791,560 810,597 834,628">
          <text:p/>
        </draw:polyline>
        <draw:polyline draw:style-name="gr2" draw:text-style-name="P2" draw:layer="layout" svg:width="1.424cm" svg:height="0.748cm" svg:x="11.654cm" svg:y="9.977cm" svg:viewBox="0 0 1425 749" draw:points="590,599 561,556 516,517 414,437 356,403 294,389 128,389 87,403 54,429 27,463 10,499 0,535 0,569 19,615 50,651 85,679 128,701 296,701 347,689 397,667 440,642 481,612 508,579 528,549 543,519 553,494 553,439 553,515 567,544 590,574 613,608 640,642 675,667 714,692 760,710 809,724 863,731 971,731 1022,710 1070,685 1117,651 1152,615 1177,572 1194,529 1194,377 1165,317 1134,258 1107,201 1080,146 1055,95 1028,50 1008,19 993,0 983,14 983,80 1000,129 1022,184 1047,246 1078,315 1117,389 1152,453 1188,517 1227,574 1270,627 1310,670 1353,706 1392,729 1425,749">
          <text:p/>
        </draw:polyline>
        <draw:polyline draw:style-name="gr2" draw:text-style-name="P2" draw:layer="layout" svg:width="0.533cm" svg:height="0.228cm" svg:x="12.698cm" svg:y="10.163cm" svg:viewBox="0 0 534 229" draw:points="406,229 267,164 194,135 130,116 72,102 31,85 0,66 0,37 14,23 93,23 151,9 219,0 534,0">
          <text:p/>
        </draw:polyline>
        <draw:polyline draw:style-name="gr2" draw:text-style-name="P2" draw:layer="layout" svg:width="0.633cm" svg:height="0.479cm" svg:x="14.432cm" svg:y="10.096cm" svg:viewBox="0 0 634 480" draw:points="128,131 112,143 99,154 93,164 139,164 174,152 213,152 254,143 300,131 354,107 397,88 429,72 450,56 468,43 468,11 442,0 259,0 199,13 145,40 93,69 52,100 21,133 0,176 0,262 27,305 68,339 122,375 184,408 259,439 333,458 407,473 485,480 634,480">
          <text:p/>
        </draw:polyline>
        <draw:polyline draw:style-name="gr2" draw:text-style-name="P2" draw:layer="layout" svg:width="0.184cm" svg:height="0.67cm" svg:x="15.412cm" svg:y="10.125cm" svg:viewBox="0 0 185 671" draw:points="173,173 173,54 185,27 185,0 171,0 156,23 142,52 125,95 98,143 67,202 46,269 31,346 12,419 0,483 0,598 21,641 46,671">
          <text:p/>
        </draw:polyline>
        <draw:polyline draw:style-name="gr2" draw:text-style-name="P2" draw:layer="layout" svg:width="0.806cm" svg:height="0.239cm" svg:x="15.201cm" svg:y="10.318cm" svg:viewBox="0 0 807 240" draw:points="166,117 73,61 46,41 17,30 0,11 0,0 68,0 118,20 192,39 277,61 370,96 467,133 561,165 650,196 731,224 807,240">
          <text:p/>
        </draw:polyline>
        <draw:polyline draw:style-name="gr2" draw:text-style-name="P2" draw:layer="layout" svg:width="1.584cm" svg:height="1.338cm" svg:x="16.441cm" svg:y="10.16cm" svg:viewBox="0 0 1585 1339" draw:points="378,190 338,133 305,103 268,72 229,36 192,15 153,0 106,0 77,17 54,40 31,72 15,108 0,143 0,310 31,340 73,376 127,408 185,440 256,465 345,492 438,510 533,529 619,538 779,538 849,515 909,492 954,469 987,435 1012,390 1012,255 996,215 973,178 948,143 919,126 855,126 826,138 801,147 785,165 770,186 762,212 762,229 777,240 801,269 832,292 878,326 934,360 1002,383 1074,401 1145,417 1225,435 1374,435 1436,412 1488,381 1527,353 1558,324 1577,290 1577,153 1566,117 1552,88 1531,55 1515,33 1506,19 1498,31 1490,58 1479,83 1465,126 1459,190 1450,258 1436,340 1426,431 1415,529 1411,631 1411,842 1426,938 1438,1026 1461,1108 1484,1178 1512,1247 1550,1299 1585,1339">
          <text:p/>
        </draw:polyline>
        <draw:polyline draw:style-name="gr2" draw:text-style-name="P2" draw:layer="layout" svg:width="0.453cm" svg:height="0.505cm" svg:x="18.07cm" svg:y="10.098cm" svg:viewBox="0 0 454 506" draw:points="0,360 0,179 17,112 85,22 139,0 190,0 249,17 311,45 369,81 423,124 454,174 454,287 415,339 357,382 291,423 217,453 147,482 89,498 37,506 4,506 27,482">
          <text:p/>
        </draw:polyline>
        <draw:polyline draw:style-name="gr2" draw:text-style-name="P2" draw:layer="layout" svg:width="0.143cm" svg:height="0.709cm" svg:x="18.87cm" svg:y="9.989cm" svg:viewBox="0 0 144 710" draw:points="0,268 8,221 17,124 23,86 27,47 35,18 35,0 23,11 23,441 44,498 58,553 81,598 111,644 127,673 127,691 144,710">
          <text:p/>
        </draw:polyline>
        <draw:polyline draw:style-name="gr2" draw:text-style-name="P2" draw:layer="layout" svg:width="0.709cm" svg:height="0.229cm" svg:x="18.74cm" svg:y="10.348cm" svg:viewBox="0 0 710 230" draw:points="265,230 212,173 175,148 135,132 108,108 77,89 48,78 24,61 8,50 0,38 14,27 40,15 621,15 710,0">
          <text:p/>
        </draw:polyline>
        <draw:polyline draw:style-name="gr2" draw:text-style-name="P2" draw:layer="layout" svg:width="1.079cm" svg:height="0.604cm" svg:x="20.422cm" svg:y="10.032cm" svg:viewBox="0 0 1080 605" draw:points="259,159 186,150 143,131 106,107 71,81 36,59 13,40 0,23 0,9 13,0 89,0 143,14 209,33 273,50 344,75 406,109 461,143 505,181 530,233 544,277 544,318 505,370 453,418 399,463 342,509 288,546 236,572 191,589 160,605 1080,605">
          <text:p/>
        </draw:polyline>
        <draw:polyline draw:style-name="gr2" draw:text-style-name="P2" draw:layer="layout" svg:width="1.383cm" svg:height="0.671cm" svg:x="1.978cm" svg:y="12.906cm" svg:viewBox="0 0 1384 672" draw:points="0,274 0,341 27,358 46,372 67,386 91,396 138,396 161,383 198,365 225,341 241,315 264,286 291,255 291,176 272,162 225,162 200,174 161,196 130,219 101,258 77,303 58,403 58,455 81,503 113,546 152,587 210,619 270,641 330,660 392,672 576,672 634,655 681,637 725,617 764,591 789,560 801,526 801,451 818,405 818,351 834,301 834,260 847,222 857,183 872,157 872,130 872,219 890,265 913,312 940,358 965,401 989,444 1014,496 1051,529 1089,562 1128,583 1258,583 1281,569 1297,553 1314,531 1326,496 1330,458 1330,28 1345,11 1359,0 1384,0">
          <text:p/>
        </draw:polyline>
        <draw:polyline draw:style-name="gr2" draw:text-style-name="P2" draw:layer="layout" svg:width="0.593cm" svg:height="0.463cm" svg:x="3.5cm" svg:y="12.934cm" svg:viewBox="0 0 594 464" draw:points="0,88 14,107 29,117 43,124 204,124 268,112 293,100 316,88 316,36 293,17 262,0 70,0 45,31 29,72 29,152 45,193 70,237 109,289 159,337 208,373 268,401 324,432 383,451 445,464 548,464 594,451">
          <text:p/>
        </draw:polyline>
        <draw:polyline draw:style-name="gr2" draw:text-style-name="P2" draw:layer="layout" svg:width="0.647cm" svg:height="0.55cm" svg:x="4.186cm" svg:y="12.903cm" svg:viewBox="0 0 648 551" draw:points="0,312 0,267 15,224 26,183 42,148 65,119 96,100 123,88 156,81 199,81 278,135 309,178 340,231 340,285 359,338 359,453 346,496 317,526 301,551 261,551 247,539 247,474 261,424 292,367 328,307 373,244 431,176 489,117 543,64 598,26 648,0">
          <text:p/>
        </draw:polyline>
        <draw:polyline draw:style-name="gr2" draw:text-style-name="P2" draw:layer="layout" svg:width="0.676cm" svg:height="1.502cm" svg:x="5.242cm" svg:y="12.779cm" svg:viewBox="0 0 677 1503" draw:points="0,62 17,62 35,48 23,55 11,84 11,177 25,222 50,265 71,298 95,329 126,345 159,365 197,379 236,379 275,359 312,329 356,300 397,259 434,217 463,174 484,134 504,95 514,68 520,43 520,0 520,863 504,1000 482,1131 459,1238 432,1334 401,1402 368,1450 337,1488 306,1503 279,1503 254,1477 221,1441 201,1384 186,1322 186,1048 213,948 250,845 298,743 350,650 405,552 463,470 530,405 607,350 677,309">
          <text:p/>
        </draw:polyline>
        <draw:polyline draw:style-name="gr2" draw:text-style-name="P2" draw:layer="layout" svg:width="0.875cm" svg:height="1.389cm" svg:x="7.586cm" svg:y="12.81cm" svg:viewBox="0 0 876 1390" draw:points="37,203 37,136 17,121 17,110 0,110 0,715 9,837 21,947 29,1047 40,1142 52,1225 62,1292 77,1337 93,1370 108,1390 122,1390 147,1375 147,1111 131,1040 116,954 102,863 102,765 83,658 83,551 66,350 66,260 85,181 122,121 164,71 221,37 286,14 368,0 457,0 554,33 641,81 727,133 797,198 849,271 876,348 876,420 859,487 814,540 758,579 678,608 587,635 263,635 217,627 186,620 186,606 203,590 244,570">
          <text:p/>
        </draw:polyline>
        <draw:polyline draw:style-name="gr2" draw:text-style-name="P2" draw:layer="layout" svg:width="1.217cm" svg:height="0.616cm" svg:x="8.368cm" svg:y="12.856cm" svg:viewBox="0 0 1218 617" draw:points="0,171 14,150 27,121 39,90 62,64 144,35 196,25 250,25 306,41 370,66 430,116 485,173 531,235 564,304 585,378 585,510 554,562 521,596 479,617 397,617 359,601 332,562 332,469 345,410 374,350 417,282 471,218 531,154 595,104 661,59 721,32 778,11 825,0 863,0 889,32 910,71 925,109 933,164 939,211 943,268 951,321 970,364 993,398 1017,431 1055,467 1094,483 1218,483">
          <text:p/>
        </draw:polyline>
        <draw:polyline draw:style-name="gr2" draw:text-style-name="P2" draw:layer="layout" svg:width="0.35cm" svg:height="0.216cm" svg:x="9.192cm" svg:y="12.465cm" svg:viewBox="0 0 351 217" draw:points="351,179 235,52 177,21 125,0 40,0 15,14 0,41 0,109 29,143 63,166 101,189 138,203 173,217 208,217 233,203 249,183 249,102 231,78 204,52 169,28 96,28">
          <text:p/>
        </draw:polyline>
        <draw:polyline draw:style-name="gr2" draw:text-style-name="P2" draw:layer="layout" svg:width="2.017cm" svg:height="0.745cm" svg:x="9.856cm" svg:y="12.647cm" svg:viewBox="0 0 2018 746" draw:points="0,318 25,325 25,339 47,352 47,389 68,421 91,462 107,505 138,555 161,598 171,640 171,726 149,746 101,746 80,728 64,707 64,571 76,507 103,451 147,389 196,341 250,306 312,289 432,289 488,309 535,327 579,366 612,414 647,455 665,498 665,535 680,567 680,631 665,650 626,650 612,628 612,492 634,445 665,398 705,359 750,325 798,299 849,263 897,250 944,227 1027,227 1056,244 1081,270 1099,294 1118,334 1135,373 1151,424 1174,467 1201,503 1239,531 1284,553 1338,578 1456,578 1524,564 1590,548 1648,526 1702,503 1747,469 1785,426 1812,382 1832,341 1840,299 1840,152 1824,113 1803,82 1787,61 1776,37 1764,18 1754,6 1745,0 1731,14 1731,152 1719,200 1719,389 1739,426 1762,467 1789,501 1824,519 1863,542 1909,560 1962,569 2018,569">
          <text:p/>
        </draw:polyline>
        <draw:polyline draw:style-name="gr2" draw:text-style-name="P2" draw:layer="layout" svg:width="0.087cm" svg:height="0.125cm" svg:x="12.088cm" svg:y="12.774cm" svg:viewBox="0 0 88 126" draw:points="82,12 64,5 48,3 31,0 17,0 0,12 0,63 19,85 39,104 54,115 70,126 88,126">
          <text:p/>
        </draw:polyline>
        <draw:polyline draw:style-name="gr2" draw:text-style-name="P2" draw:layer="layout" svg:width="1.196cm" svg:height="0.718cm" svg:x="12.963cm" svg:y="12.613cm" svg:viewBox="0 0 1197 719" draw:points="0,616 0,708 12,719 60,719 95,698 130,668 229,590 277,545 310,490 339,431 361,375 378,321 378,102 361,57 345,30 330,11 316,0 293,11 285,30 285,168 308,214 332,259 368,309 409,347 461,375 836,375 889,357 937,336 974,311 1003,286 1022,254 1022,100 1036,114 1053,150 1073,191 1090,223 1106,264 1123,314 1144,378 1160,438 1175,490 1185,538 1191,578 1197,611 1197,661">
          <text:p/>
        </draw:polyline>
        <draw:polyline draw:style-name="gr2" draw:text-style-name="P2" draw:layer="layout" svg:width="0.108cm" svg:height="0.054cm" svg:x="13.264cm" svg:y="12.113cm" svg:viewBox="0 0 109 55" draw:points="109,55 23,12 0,0 25,0">
          <text:p/>
        </draw:polyline>
        <draw:polyline draw:style-name="gr2" draw:text-style-name="P2" draw:layer="layout" svg:width="0.596cm" svg:height="0.686cm" svg:x="15.418cm" svg:y="12.663cm" svg:viewBox="0 0 597 687" draw:points="197,89 149,89 122,110 87,142 62,187 33,231 15,287 0,348 0,482 17,544 48,591 95,629 153,665 211,687 341,687 411,676 470,648 520,615 553,579 582,526 597,467 597,339 572,272 535,208 489,151 433,96 365,53 296,24 223,7 157,0 99,0 56,17">
          <text:p/>
        </draw:polyline>
        <draw:polyline draw:style-name="gr2" draw:text-style-name="P2" draw:layer="layout" svg:width="0.984cm" svg:height="0.883cm" svg:x="16.202cm" svg:y="12.391cm" svg:viewBox="0 0 985 884" draw:points="447,553 476,532 476,451 408,410 362,395 315,388 216,388 174,402 129,430 94,468 52,503 23,541 0,577 0,661 21,696 50,723 90,741 145,757 205,763 276,763 325,744 371,713 416,680 464,641 503,594 530,546 544,496 544,197 517,145 464,50 441,20 422,0 406,0 385,26 385,97 400,152 416,217 439,300 468,386 501,475 548,556 602,634 668,707 739,773 815,825 896,861 985,884">
          <text:p/>
        </draw:polyline>
        <draw:polyline draw:style-name="gr2" draw:text-style-name="P2" draw:layer="layout" svg:width="0.775cm" svg:height="1.026cm" svg:x="17.281cm" svg:y="12.22cm" svg:viewBox="0 0 776 1027" draw:points="362,1025 420,989 470,948 513,901 550,848 573,746 573,694 550,648 513,604 470,573 410,547 346,536 211,536 148,566 93,597 47,648 16,701 0,758 0,869 33,922 76,965 126,996 185,1010 243,1022 305,1027 362,1027 412,1010 462,975 503,930 540,884 571,830 590,760 604,684 612,600 621,516 621,264 608,195 608,0 608,461 621,552 635,644 652,724 672,801 695,869 720,932 751,982 776,1015">
          <text:p/>
        </draw:polyline>
        <draw:polyline draw:style-name="gr2" draw:text-style-name="P2" draw:layer="layout" svg:width="0.041cm" svg:height="0.05cm" svg:x="18.647cm" svg:y="12.863cm" svg:viewBox="0 0 42 51" draw:points="0,0 0,11 18,35 42,51">
          <text:p/>
        </draw:polyline>
        <draw:polyline draw:style-name="gr2" draw:text-style-name="P2" draw:layer="layout" svg:width="0.084cm" svg:height="0.137cm" svg:x="18.572cm" svg:y="13.294cm" svg:viewBox="0 0 85 138" draw:points="85,0 61,74 47,104 37,120 24,131 14,138 0,138 18,120 45,120 59,108">
          <text:p/>
        </draw:polyline>
        <draw:polyline draw:style-name="gr2" draw:text-style-name="P2" draw:layer="layout" svg:width="0.756cm" svg:height="0.903cm" svg:x="1.768cm" svg:y="15.932cm" svg:viewBox="0 0 757 904" draw:points="0,904 22,872 45,834 70,791 109,737 149,676 193,607 232,533 273,455 315,376 348,300 373,226 373,71 358,14 335,0 265,0 247,14 226,42 215,81 215,126 247,178 286,235 340,298 402,374 478,450 554,519 625,581 681,633 722,683 757,733 757,806 728,832 687,851 639,865 585,872 523,877 410,877 373,851 373,791 397,761">
          <text:p/>
        </draw:polyline>
        <draw:polyline draw:style-name="gr2" draw:text-style-name="P2" draw:layer="layout" svg:width="0.523cm" svg:height="0.583cm" svg:x="2.836cm" svg:y="16.132cm" svg:viewBox="0 0 524 584" draw:points="0,194 21,185 38,176 38,371 61,424 92,477 123,522 169,563 264,584 317,584 369,575 410,554 448,527 483,489 503,435 524,378 524,190 501,131 468,76 429,40 377,14 324,0 208,0 146,19 84,50">
          <text:p/>
        </draw:polyline>
        <draw:polyline draw:style-name="gr2" draw:text-style-name="P2" draw:layer="layout" svg:width="1.183cm" svg:height="0.65cm" svg:x="5.306cm" svg:y="16.644cm" svg:viewBox="0 0 1184 651" draw:points="16,173 0,173 264,173 316,186 369,207 425,243 475,288 524,331 566,371 599,419 626,471 640,512 648,580 634,603 619,615 597,620 582,620 566,596 555,572 541,536 541,431 555,368 580,302 609,245 644,191 688,131 735,78 787,36 841,12 888,0 975,0 1020,19 1053,50 1089,86 1113,136 1134,191 1144,250 1159,314 1159,637 1184,651">
          <text:p/>
        </draw:polyline>
        <draw:polyline draw:style-name="gr2" draw:text-style-name="P2" draw:layer="layout" svg:width="0.61cm" svg:height="0.093cm" svg:x="7.212cm" svg:y="16.963cm" svg:viewBox="0 0 611 94" draw:points="44,94 0,94 0,68 13,68 33,58 73,58 126,41 180,41 234,30 458,30 499,16 543,16 576,0 611,0">
          <text:p/>
        </draw:polyline>
        <draw:polyline draw:style-name="gr2" draw:text-style-name="P2" draw:layer="layout" svg:width="0.027cm" svg:height="0.704cm" svg:x="8.19cm" svg:y="16.669cm" svg:viewBox="0 0 28 705" draw:points="0,13 19,0 0,0 0,63 12,96 12,203 28,273 28,705">
          <text:p/>
        </draw:polyline>
        <draw:polyline draw:style-name="gr2" draw:text-style-name="P2" draw:layer="layout" svg:width="0.616cm" svg:height="0.118cm" svg:x="9.54cm" svg:y="16.917cm" svg:viewBox="0 0 617 119" draw:points="55,119 0,119 24,100 64,86 103,68 161,55 217,34 276,15 345,0 578,0 617,15">
          <text:p/>
        </draw:polyline>
        <draw:polyline draw:style-name="gr2" draw:text-style-name="P2" draw:layer="layout" svg:width="0.502cm" svg:height="0.059cm" svg:x="9.672cm" svg:y="17.23cm" svg:viewBox="0 0 503 60" draw:points="47,44 0,44 0,60 160,60 218,46 284,36 342,21 391,12 472,12 503,0">
          <text:p/>
        </draw:polyline>
        <draw:polyline draw:style-name="gr2" draw:text-style-name="P2" draw:layer="layout" svg:width="0.752cm" svg:height="0.986cm" svg:x="11.671cm" svg:y="16.669cm" svg:viewBox="0 0 753 987" draw:points="117,30 157,16 204,0 339,0 378,13 413,32 442,61 456,98 465,151 465,275 442,348 413,430 347,578 316,647 279,707 248,760 208,805 165,835 126,855 101,869 76,876 55,876 31,862 10,842 0,819 0,619 24,597 47,583 62,566 78,559 93,559 109,578 130,599 157,626 192,657 223,695 264,735 316,778 363,819 409,860 456,890 498,919 541,944 591,962 634,976 674,987 753,987">
          <text:p/>
        </draw:polyline>
        <draw:polyline draw:style-name="gr2" draw:text-style-name="P2" draw:layer="layout" svg:width="0.44cm" svg:height="0.547cm" svg:x="12.252cm" svg:y="16.056cm" svg:viewBox="0 0 441 548" draw:points="283,0 252,0 239,11 225,24 206,24 179,36 152,50 121,57 84,66 62,82 41,96 22,110 8,127 0,141 0,191 24,201 179,201 225,215 276,215 315,227 348,239 381,258 410,277 426,301 441,327 441,451 424,475 404,475 373,498 342,527 302,548 93,548 68,527 51,515 41,496 41,480">
          <text:p/>
        </draw:polyline>
        <draw:polyline draw:style-name="gr2" draw:text-style-name="P2" draw:layer="layout" svg:width="0.079cm" svg:height="0.061cm" svg:x="14.128cm" svg:y="17.178cm" svg:viewBox="0 0 80 62" draw:points="80,9 63,9 47,21 34,21 23,35 11,35 0,50 15,62 53,62 53,0 23,0 9,11 9,30">
          <text:p/>
        </draw:polyline>
        <draw:polyline draw:style-name="gr2" draw:text-style-name="P2" draw:layer="layout" svg:width="1.079cm" svg:height="1.147cm" svg:x="15.416cm" svg:y="16.349cm" svg:viewBox="0 0 1080 1148" draw:points="423,796 423,734 444,712 444,627 419,596 396,562 367,534 322,508 262,480 211,460 172,446 128,446 95,458 66,480 35,508 19,541 8,587 0,634 0,803 17,865 48,925 87,982 135,1032 172,1072 209,1105 249,1130 297,1148 342,1148 373,1137 404,1110 423,1082 450,1053 489,1012 516,958 545,891 565,832 584,767 584,696 607,619 623,458 623,305 609,236 609,0 590,16 576,43 576,71 555,111 543,157 543,601 559,677 578,755 601,830 630,887 661,925 702,953 747,967 793,984 892,984 933,975 985,960 1037,946 1080,919">
          <text:p/>
        </draw:polyline>
        <draw:polyline draw:style-name="gr2" draw:text-style-name="P2" draw:layer="layout" svg:width="0.603cm" svg:height="1.906cm" svg:x="10.96cm" svg:y="16.015cm" svg:viewBox="0 0 604 1907" draw:points="348,29 348,0 325,9 302,9 286,31 242,91 224,134 197,187 161,251 124,335 95,435 70,549 39,671 18,792 0,921 0,1180 26,1301 57,1416 97,1518 148,1609 209,1689 286,1759 360,1816 441,1859 521,1889 604,1907">
          <text:p/>
        </draw:polyline>
        <draw:polyline draw:style-name="gr2" draw:text-style-name="P2" draw:layer="layout" svg:width="0.606cm" svg:height="2.5cm" svg:x="12.712cm" svg:y="15.737cm" svg:viewBox="0 0 607 2501" draw:points="93,35 93,9 106,0 174,0 213,21 290,98 334,162 382,235 427,328 469,437 506,577 543,738 574,908 597,1096 607,1281 607,1474 593,1658 557,1831 500,1981 431,2110 359,2224 271,2317 182,2394 89,2453 0,2501">
          <text:p/>
        </draw:polyline>
        <draw:polyline draw:style-name="gr2" draw:text-style-name="P2" draw:layer="layout" svg:width="1.007cm" svg:height="2.356cm" svg:x="8.194cm" svg:y="15.949cm" svg:viewBox="0 0 1008 2357" draw:points="256,0 256,14 281,33 316,50 414,107 495,157 574,231 669,318 766,418 853,538 923,690 983,850 1008,1029 1008,1207 977,1388 917,1564 824,1739 706,1889 567,2012 421,2130 277,2223 134,2303 0,2357">
          <text:p/>
        </draw:polyline>
        <draw:polyline draw:style-name="gr2" draw:text-style-name="P2" draw:layer="layout" svg:width="1.166cm" svg:height="2.189cm" svg:x="4.424cm" svg:y="16.146cm" svg:viewBox="0 0 1167 2190" draw:points="665,5 620,0 533,0 479,21 378,98 324,155 266,239 204,342 140,463 78,601 33,754 0,915 0,1263 35,1433 107,1590 202,1728 328,1847 471,1951 628,2037 798,2106 978,2156 1167,2190">
          <text:p/>
        </draw:polyline>
        <draw:polyline draw:style-name="gr2" draw:text-style-name="P2" draw:layer="layout" svg:width="0.124cm" svg:height="1.576cm" svg:x="6.689cm" svg:y="18.187cm" svg:viewBox="0 0 125 1577" draw:points="0,91 21,71 31,55 31,0 31,12 15,57 0,93 0,516 11,623 25,741 37,868 46,993 56,1111 76,1224 88,1324 94,1404 100,1472 109,1525 115,1555 125,1577">
          <text:p/>
        </draw:polyline>
        <draw:polyline draw:style-name="gr2" draw:text-style-name="P2" draw:layer="layout" svg:width="0.831cm" svg:height="0.476cm" svg:x="6.375cm" svg:y="18.075cm" svg:viewBox="0 0 832 477" draw:points="329,112 308,128 277,148 246,171 211,196 176,224 145,256 114,292 85,327 66,354 45,379 29,401 19,427 19,458 0,477 14,449 35,427 64,394 99,351 143,306 188,263 229,218 260,185 291,148 312,117 331,90 347,67 366,46 382,26 399,14 415,5 440,0 490,0 513,21 531,53 552,90 579,126 616,162 649,207 687,258 724,317 772,372 832,418">
          <text:p/>
        </draw:polyline>
        <draw:polyline draw:style-name="gr2" draw:text-style-name="P2" draw:layer="layout" svg:width="0.808cm" svg:height="0.546cm" svg:x="5.139cm" svg:y="20.477cm" svg:viewBox="0 0 809 547" draw:points="123,162 103,175 83,186 68,198 68,257 83,272 95,284 112,298 135,305 208,305 224,291 247,282 278,257 301,239 313,219 323,200 338,169 338,110 352,80 352,39 336,14 309,0 170,0 139,19 107,41 76,75 43,110 18,150 0,203 0,341 29,382 74,425 123,467 177,503 222,523 274,537 323,547 445,547 485,533 524,511 571,491 617,477 664,460 708,443 745,419 778,391 809,367">
          <text:p/>
        </draw:polyline>
        <draw:polyline draw:style-name="gr2" draw:text-style-name="P2" draw:layer="layout" svg:width="0.411cm" svg:height="0.563cm" svg:x="6.148cm" svg:y="20.291cm" svg:viewBox="0 0 412 564" draw:points="16,251 0,218 14,230 33,242 80,285 109,326 140,364 171,404 196,435 224,473 247,509 265,544 280,564 292,564 296,544 296,364 309,319 317,269 325,218 325,168 333,129 340,89 344,57 354,29 364,13 379,0 412,0">
          <text:p/>
        </draw:polyline>
        <draw:polyline draw:style-name="gr2" draw:text-style-name="P2" draw:layer="layout" svg:width="0.383cm" svg:height="0.462cm" svg:x="6.811cm" svg:y="20.318cm" svg:viewBox="0 0 384 463" draw:points="151,86 135,100 135,116 155,126 278,126 311,112 330,100 348,84 348,28 330,12 313,0 201,0 165,14 132,38 99,73 64,109 35,150 17,186 4,229 0,270 0,310 19,351 56,379 95,401 147,417 201,439 266,451 328,458 384,463">
          <text:p/>
        </draw:polyline>
        <draw:polyline draw:style-name="gr2" draw:text-style-name="P2" draw:layer="layout" svg:width="1.24cm" svg:height="0.456cm" svg:x="7.46cm" svg:y="20.307cm" svg:viewBox="0 0 1241 457" draw:points="39,134 39,120 19,109 0,99 0,80 31,73 58,73 104,84 141,102 201,118 257,139 302,173 333,213 356,252 374,282 374,347 356,373 356,406 370,384 370,245 389,191 420,147 459,97 505,56 567,23 623,0 793,0 838,18 882,54 917,95 946,145 969,189 989,237 1008,289 1022,337 1037,375 1047,406 1064,430 1082,448 1101,457 1200,457 1241,437">
          <text:p/>
        </draw:polyline>
        <draw:polyline draw:style-name="gr2" draw:text-style-name="P2" draw:layer="layout" svg:width="0.579cm" svg:height="0.581cm" svg:x="19.837cm" svg:y="12.841cm" svg:viewBox="0 0 580 582" draw:points="71,26 71,0 71,110 54,143 54,366 38,405 38,496 15,518 15,541 0,548 0,577 17,582 29,568 40,555 50,546 71,537 102,532 264,532 318,548 371,561 421,568 580,568">
          <text:p/>
        </draw:polyline>
        <draw:polyline draw:style-name="gr2" draw:text-style-name="P2" draw:layer="layout" svg:width="0.73cm" svg:height="0.605cm" svg:x="20.505cm" svg:y="12.87cm" svg:viewBox="0 0 731 606" draw:points="223,298 201,291 97,291 159,291 176,276 188,263 205,263 134,263 108,276 54,276 33,296 13,308 0,324 0,399 23,430 60,460 103,482 157,510 215,535 278,551 344,567 408,580 563,580 601,558 638,539 663,512 685,485 685,287 669,242 642,198 615,158 594,119 576,88 555,59 537,36 524,14 516,0 501,0 501,226 522,274 532,329 549,380 580,422 603,469 629,515 661,551 696,582 731,606">
          <text:p/>
        </draw:polyline>
        <draw:polyline draw:style-name="gr2" draw:text-style-name="P2" draw:layer="layout" svg:width="0.351cm" svg:height="0.128cm" svg:x="21.208cm" svg:y="13.201cm" svg:viewBox="0 0 352 129" draw:points="154,129 90,101 53,91 30,77 10,64 0,44 0,30 32,21 75,21 123,12 282,12 352,0">
          <text:p/>
        </draw:polyline>
        <draw:polyline draw:style-name="gr2" draw:text-style-name="P2" draw:layer="layout" svg:width="0.694cm" svg:height="0.512cm" svg:x="22.374cm" svg:y="13.065cm" svg:viewBox="0 0 695 513" draw:points="0,43 0,30 18,30 37,14 58,5 101,5 128,23 151,48 169,73 222,141 245,171 261,205 272,243 278,278 280,309 280,362 267,380 249,398 238,380 238,314 224,284 224,148 245,116 272,83 298,59 334,33 371,19 408,0 584,0 615,23 637,55 656,95 670,139 677,184 677,492 695,513">
          <text:p/>
        </draw:polyline>
        <draw:polyline draw:style-name="gr2" draw:text-style-name="P2" draw:layer="layout" svg:width="0.748cm" svg:height="0.559cm" svg:x="23.701cm" svg:y="12.979cm" svg:viewBox="0 0 749 560" draw:points="0,473 0,460 78,460 109,444 138,433 157,410 180,385 180,112 157,102 144,98 124,105 124,208 136,237 149,267 161,301 180,335 202,358 233,385 260,399 293,408 331,417 403,417 440,408 469,394 488,373 517,351 533,323 548,290 548,215 564,176 564,134 587,98 587,66 619,43 644,24 679,9 704,0 724,0 724,22 749,45 749,423 733,465 718,499 718,528 702,544 689,560">
          <text:p/>
        </draw:polyline>
        <draw:polyline draw:style-name="gr2" draw:text-style-name="P2" draw:layer="layout" svg:width="0.058cm" svg:height="0.173cm" svg:x="23.881cm" svg:y="12.481cm" svg:viewBox="0 0 59 174" draw:points="59,174 38,123 26,77 26,43 12,25 0,12 0,0 14,0">
          <text:p/>
        </draw:polyline>
        <draw:polyline draw:style-name="gr2" draw:text-style-name="P2" draw:layer="layout" svg:width="0.366cm" svg:height="0.284cm" svg:x="25.036cm" svg:y="13.204cm" svg:viewBox="0 0 367 285" draw:points="300,42 267,26 240,15 209,7 178,0 153,0 126,12 108,33 89,60 70,83 58,105 46,131 31,158 19,188 8,208 0,224 0,251 19,269 54,285 201,285 285,276 312,260 327,240 342,224 359,205 367,178 367,119 348,96 325,71 308,48 289,26 267,15 163,15 132,26 110,42 93,55">
          <text:p/>
        </draw:polyline>
        <draw:polyline draw:style-name="gr2" draw:text-style-name="P2" draw:layer="layout" svg:width="0.564cm" svg:height="0.662cm" svg:x="25.27cm" svg:y="12.91cm" svg:viewBox="0 0 565 663" draw:points="532,455 551,469 565,469 548,448 524,428 493,408 455,383 410,364 363,353 316,346 215,346 163,362 118,378 82,405 33,453 12,474 0,498 0,526 16,560 39,596 62,621 91,644 122,656 159,663 200,663 237,644 277,619 316,585 355,548 384,514 410,478 435,439 453,393 462,353 462,169 449,124 439,83 439,50 427,24 427,0 427,12 412,33 412,85 402,121 402,305 418,358 433,405 449,457 472,507">
          <text:p/>
        </draw:polyline>
        <draw:polyline draw:style-name="gr2" draw:text-style-name="P2" draw:layer="layout" svg:width="0.345cm" svg:height="0.923cm" svg:x="25.964cm" svg:y="12.824cm" svg:viewBox="0 0 346 924" draw:points="216,608 231,588 241,558 249,532 258,500 258,432 243,403 243,374 218,348 187,330 158,317 127,317 103,332 79,351 56,374 33,401 17,432 6,469 0,507 0,576 21,604 48,631 79,649 117,663 193,663 224,652 249,626 295,563 311,530 324,484 332,434 332,327 346,274 346,0 346,224 328,303 317,389 309,477 301,570 301,758 315,847 326,924">
          <text:p/>
        </draw:polyline>
        <draw:polyline draw:style-name="gr2" draw:text-style-name="P2" draw:layer="layout" svg:width="2.605cm" svg:height="0.463cm" svg:x="11.542cm" svg:y="18.085cm" svg:viewBox="0 0 2606 464" draw:points="0,319 0,346 23,367 46,387 75,405 116,426 168,446 219,458 272,464 386,464 446,453 500,432 558,405 609,378 651,350 735,294 775,264 810,232 847,197 880,161 925,131 973,104 1029,83 1091,68 1165,59 1318,59 1389,75 1446,95 1513,118 1562,143 1608,166 1639,190 1674,214 1713,234 1746,248 1794,255 1905,255 1967,239 2038,217 2108,188 2178,157 2257,125 2325,95 2385,68 2449,45 2501,25 2540,11 2571,0 2606,0">
          <text:p/>
        </draw:polyline>
        <draw:polyline draw:style-name="gr2" draw:text-style-name="P2" draw:layer="layout" svg:width="0.641cm" svg:height="1.762cm" svg:x="10.643cm" svg:y="19.075cm" svg:viewBox="0 0 642 1763" draw:points="597,19 597,0 488,0 455,28 412,78 364,141 310,223 250,323 195,441 143,564 89,698 48,836 17,973 0,1105 0,1335 23,1430 56,1510 104,1582 157,1639 219,1687 288,1725 358,1749 428,1763 576,1763 642,1744">
          <text:p/>
        </draw:polyline>
        <draw:polyline draw:style-name="gr2" draw:text-style-name="P2" draw:layer="layout" svg:width="1.582cm" svg:height="1.289cm" svg:x="11.534cm" svg:y="19.098cm" svg:viewBox="0 0 1583 1290" draw:points="369,1101 369,1078 355,1054 355,966 326,937 302,916 279,904 230,890 170,890 139,907 110,933 83,962 54,997 31,1037 13,1083 0,1130 0,1219 13,1249 35,1276 68,1290 110,1290 159,1278 209,1255 263,1219 323,1178 379,1133 425,1078 462,1019 493,964 518,912 535,863 547,827 547,758 520,758 504,773 489,796 477,825 462,861 454,901 448,944 448,1076 468,1110 489,1135 512,1157 541,1173 640,1173 677,1149 719,1121 758,1087 795,1042 828,990 859,931 888,867 911,796 929,727 944,655 952,584 958,513 960,446 960,307 948,282 936,266 913,266 898,284 888,318 876,363 865,418 857,482 849,550 849,705 865,782 888,850 919,914 956,966 998,1009 1045,1037 1097,1057 1204,1057 1258,1042 1314,1016 1368,980 1415,935 1463,878 1504,811 1537,734 1562,650 1583,566 1583,146 1562,91 1545,50 1529,20 1514,0 1475,0 1450,27 1423,70 1399,130 1368,207 1334,298 1306,403 1285,513 1285,811 1306,892 1337,951 1374,1004 1411,1044 1444,1080 1481,1110 1521,1130 1562,1142">
          <text:p/>
        </draw:polyline>
        <draw:polyline draw:style-name="gr2" draw:text-style-name="P2" draw:layer="layout" svg:width="0.145cm" svg:height="1.158cm" svg:x="13.498cm" svg:y="19.851cm" svg:viewBox="0 0 146 1159" draw:points="0,79 12,60 31,29 43,12 43,0 60,0 60,416 52,516 45,609 45,954 58,1020 72,1075 89,1113 103,1144 113,1159 146,1159">
          <text:p/>
        </draw:polyline>
        <draw:polyline draw:style-name="gr2" draw:text-style-name="P2" draw:layer="layout" svg:width="0.386cm" svg:height="0.581cm" svg:x="13.612cm" svg:y="19.801cm" svg:viewBox="0 0 387 582" draw:points="39,582 16,523 0,401 0,280 14,217 37,160 55,117 86,76 118,47 156,22 195,0 238,0 276,15 315,40 348,70 373,108 387,158 387,268 371,323 342,373 300,418 253,459 203,489 156,509 110,527 74,537 24,537 16,518 16,494">
          <text:p/>
        </draw:polyline>
        <draw:polyline draw:style-name="gr2" draw:text-style-name="P2" draw:layer="layout" svg:width="0.459cm" svg:height="0.533cm" svg:x="14.139cm" svg:y="19.685cm" svg:viewBox="0 0 460 534" draw:points="0,240 18,218 31,199 41,163 41,149 41,327 51,373 66,420 76,455 91,491 111,514 136,534 240,534 277,520 317,496 354,467 387,439 416,403 441,364 460,323 460,195 437,154 410,109 379,66 346,40 309,16 275,0 190,0 169,22">
          <text:p/>
        </draw:polyline>
        <draw:polyline draw:style-name="gr2" draw:text-style-name="P2" draw:layer="layout" svg:width="0.643cm" svg:height="0.444cm" svg:x="14.837cm" svg:y="19.563cm" svg:viewBox="0 0 644 445" draw:points="0,209 17,201 31,197 31,336 44,368 58,391 75,413 95,434 120,445 172,445 201,420 232,399 258,379 282,358 305,325 322,297 334,265 342,236 349,216 349,148 349,245 359,284 369,322 382,356 398,386 415,413 433,429 452,445 491,445 514,429 543,408 566,386 588,352 607,318 622,272 636,229 644,189 644,38 630,19 622,10 613,0">
          <text:p/>
        </draw:polyline>
        <draw:polyline draw:style-name="gr2" draw:text-style-name="P2" draw:layer="layout" svg:width="0.294cm" svg:height="0.409cm" svg:x="15.691cm" svg:y="19.498cm" svg:viewBox="0 0 295 410" draw:points="31,168 54,175 132,175 168,161 223,161 252,146 275,127 293,100 293,82 277,55 267,36 244,20 215,0 116,0 85,13 58,41 31,75 15,107 6,148 0,189 0,261 23,301 52,328 81,354 114,376 151,392 199,401 238,410 295,410">
          <text:p/>
        </draw:polyline>
        <draw:polyline draw:style-name="gr2" draw:text-style-name="P2" draw:layer="layout" svg:width="0.755cm" svg:height="0.73cm" svg:x="16.096cm" svg:y="19.314cm" svg:viewBox="0 0 756 731" draw:points="0,448 21,428 44,412 58,398 58,372 167,372 196,385 231,412 266,428 295,446 313,467 326,488 326,519 313,526 303,512 303,467 315,431 336,396 365,357 396,312 429,264 460,217 491,167 516,126 537,98 551,64 559,33 559,0 559,165 578,219 599,283 628,346 654,417 683,478 714,531 739,583 756,633 756,731 646,731 623,721 623,683">
          <text:p/>
        </draw:polyline>
        <draw:polyline draw:style-name="gr2" draw:text-style-name="P2" draw:layer="layout" svg:width="1.432cm" svg:height="1.948cm" svg:x="17.124cm" svg:y="19.161cm" svg:viewBox="0 0 1433 1949" draw:points="0,526 103,473 142,453 179,437 208,423 235,414 264,414 274,430 287,457 297,490 312,526 332,569 355,607 380,628 411,652 444,666 523,666 560,652 597,628 634,600 665,571 692,524 713,471 727,423 727,321 704,274 675,233 642,194 597,173 461,173 425,192 396,219 380,255 380,333 407,369 444,405 496,435 558,466 630,487 900,487 993,466 1080,448 1160,428 1230,394 1288,360 1340,321 1383,283 1408,242 1423,203 1433,155 1433,30 1416,0 1385,0 1371,30 1361,80 1350,157 1340,250 1332,371 1323,519 1315,669 1307,826 1295,987 1278,1157 1255,1320 1233,1470 1208,1601 1179,1710 1146,1801 1115,1872 1080,1920 1044,1949 978,1949 947,1934 925,1899 906,1853 889,1794 877,1722 877,1551 894,1460 914,1367 939,1280 968,1195 1005,1121 1053,1062 1106,1007 1154,959 1199,914 1247,878">
          <text:p/>
        </draw:polyline>
        <draw:polyline draw:style-name="gr2" draw:text-style-name="P2" draw:layer="layout" svg:width="0.804cm" svg:height="0.779cm" svg:x="19.164cm" svg:y="19.53cm" svg:viewBox="0 0 805 780" draw:points="0,118 49,59 74,33 111,18 151,7 188,0 221,0 256,33 281,81 295,147 295,218 281,293 264,380 235,469 213,558 177,627 148,685 128,725 115,755 134,780 231,780 301,762 388,748 487,725 592,701 705,675 805,644">
          <text:p/>
        </draw:polyline>
        <draw:polyline draw:style-name="gr2" draw:text-style-name="P2" draw:layer="layout" svg:width="0.605cm" svg:height="1.635cm" svg:x="19.999cm" svg:y="19.092cm" svg:viewBox="0 0 606 1636" draw:points="8,166 0,66 0,35 27,16 68,4 115,0 171,13 233,52 302,104 379,169 449,247 511,349 559,467 590,606 606,747 606,885 590,1021 544,1154 480,1281 398,1391 305,1489 204,1570 101,1636">
          <text:p/>
        </draw:polyline>
        <draw:polyline draw:style-name="gr2" draw:text-style-name="P2" draw:layer="layout" svg:width="2.658cm" svg:height="0.087cm" svg:x="16.71cm" svg:y="16.882cm" svg:viewBox="0 0 2659 88" draw:points="21,10 8,10 8,24 0,41 0,61 23,88 580,88 751,75 1150,75 1357,61 1576,49 2335,49 2471,24 2572,10 2659,0">
          <text:p/>
        </draw:polyline>
        <draw:polyline draw:style-name="gr2" draw:text-style-name="P2" draw:layer="layout" svg:width="0.68cm" svg:height="0.627cm" svg:x="16.594cm" svg:y="16.574cm" svg:viewBox="0 0 681 628" draw:points="165,33 165,0 216,0 223,42 223,73 206,96 187,121 171,147 148,171 117,199 86,221 62,244 40,244 29,262 0,262 0,280 21,297 54,297 78,316 109,316 146,333 185,344 237,362 289,392 357,435 433,485 518,537 603,585 681,628">
          <text:p/>
        </draw:polyline>
        <draw:polyline draw:style-name="gr2" draw:text-style-name="P2" draw:layer="layout" svg:width="0.492cm" svg:height="1.518cm" svg:x="19.73cm" svg:y="16.224cm" svg:viewBox="0 0 493 1519" draw:points="359,84 342,36 328,15 315,0 272,0 249,29 222,77 187,143 155,227 118,322 85,436 45,565 17,706 0,836 0,965 14,1086 39,1201 85,1302 145,1378 222,1442 303,1487 400,1519 493,1519">
          <text:p/>
        </draw:polyline>
        <draw:polyline draw:style-name="gr2" draw:text-style-name="P2" draw:layer="layout" svg:width="0.756cm" svg:height="0.752cm" svg:x="20.621cm" svg:y="16.413cm" svg:viewBox="0 0 757 753" draw:points="0,11 0,0 27,59 43,97 60,140 80,197 99,256 120,311 134,372 145,424 157,472 161,510 167,544 170,563 175,584 161,584 161,541 175,518 193,483 220,454 253,419 299,386 348,362 402,350 561,350 598,372 617,395 617,465 631,495 646,541 662,591 683,637 683,675 702,705 733,734 757,753">
          <text:p/>
        </draw:polyline>
        <draw:polyline draw:style-name="gr2" draw:text-style-name="P2" draw:layer="layout" svg:width="0.275cm" svg:height="0.438cm" svg:x="21.485cm" svg:y="16.735cm" svg:viewBox="0 0 276 439" draw:points="94,183 79,176 63,165 63,136 77,118 94,109 110,102 131,87 152,73 177,64 191,54 191,32 177,7 152,0 90,0 69,14 55,32 38,52 21,75 0,107 0,179 28,215 28,255 48,294 75,331 102,365 146,396 191,419 239,439 276,439">
          <text:p/>
        </draw:polyline>
        <draw:polyline draw:style-name="gr2" draw:text-style-name="P2" draw:layer="layout" svg:width="0.672cm" svg:height="0.422cm" svg:x="21.929cm" svg:y="16.758cm" svg:viewBox="0 0 673 423" draw:points="0,112 0,50 54,27 81,27 106,41 143,57 174,86 209,112 232,148 257,184 275,220 294,248 306,272 306,303 294,310 273,310 273,220 284,177 306,138 335,105 368,70 387,43 405,24 422,9 434,0 451,0 451,41 467,72 482,100 498,143 519,184 566,279 590,323 615,358 644,394 673,423">
          <text:p/>
        </draw:polyline>
        <draw:polyline draw:style-name="gr2" draw:text-style-name="P2" draw:layer="layout" svg:width="0.845cm" svg:height="0.57cm" svg:x="22.988cm" svg:y="16.717cm" svg:viewBox="0 0 846 571" draw:points="72,137 86,90 95,61 103,27 103,0 72,0 58,15 41,34 31,58 16,90 4,133 0,178 0,285 16,337 39,387 66,437 103,478 142,514 188,540 241,557 298,566 364,571 431,571 505,559 573,540 643,512 706,476 759,430 801,383 830,328 846,278 846,176 823,130 792,92 759,65 722,46 685,36 606,36 569,63 544,94 526,140 526,280 551,323 584,364 635,397 689,430 751,447">
          <text:p/>
        </draw:polyline>
        <draw:polyline draw:style-name="gr2" draw:text-style-name="P2" draw:layer="layout" svg:width="0.724cm" svg:height="0.497cm" svg:x="21.245cm" svg:y="18.071cm" svg:viewBox="0 0 725 498" draw:points="0,112 123,112 171,126 222,155 272,190 315,233 355,278 392,326 415,372 427,410 439,440 439,498 439,392 454,348 472,301 495,251 526,198 574,140 617,90 667,44 725,0">
          <text:p/>
        </draw:polyline>
        <draw:polyline draw:style-name="gr2" draw:text-style-name="P2" draw:layer="layout" svg:width="0.99cm" svg:height="0.456cm" svg:x="22.239cm" svg:y="18.056cm" svg:viewBox="0 0 991 457" draw:points="0,24 0,106 23,115 70,119 127,119 158,104 187,90 216,74 233,59 243,45 243,17 225,6 198,0 134,0 94,17 59,38 33,62 15,95 15,242 41,274 70,297 88,326 111,347 136,360 163,367 189,372 225,372 241,354 258,329 274,302 287,276 301,247 318,215 334,183 353,156 367,140 384,128 450,128 469,140 489,165 510,195 528,226 549,265 572,302 584,340 584,457 584,338 597,304 607,262 626,212 642,167 667,126 698,93 727,62 760,45 793,31 855,31 884,50 907,76 927,109 940,145 950,179 954,212 954,349 967,372 967,388 981,402 991,413">
          <text:p/>
        </draw:polyline>
        <draw:polyline draw:style-name="gr2" draw:text-style-name="P2" draw:layer="layout" svg:width="0.668cm" svg:height="0.495cm" svg:x="23.151cm" svg:y="18.103cm" svg:viewBox="0 0 669 496" draw:points="58,218 45,218 10,186 0,168 0,98 25,75 50,55 87,36 126,20 174,9 223,0 372,0 418,20 455,41 482,68 504,98 519,132 519,413 543,441 571,464 605,483 638,492 669,496">
          <text:p/>
        </draw:polyline>
        <draw:polyline draw:style-name="gr2" draw:text-style-name="P2" draw:layer="layout" svg:width="0.785cm" svg:height="0.386cm" svg:x="23.825cm" svg:y="18.137cm" svg:viewBox="0 0 786 387" draw:points="249,296 249,91 234,57 216,28 191,9 114,9 78,28 45,52 16,84 16,121 0,164 0,269 20,292 43,310 76,324 109,335 141,335 172,315 203,296 239,276 265,253 294,226 315,199 327,168 338,148 338,98 319,98 307,116 307,249 325,269 365,289 394,301 431,313 509,313 526,292 542,269 551,242 559,212 563,179 573,145 588,116 596,88 613,66 613,14 596,5 582,0 582,47 600,75 613,105 635,143 656,181 664,220 673,253 687,287 704,317 714,342 737,365 757,376 786,387">
          <text:p/>
        </draw:polyline>
        <draw:polyline draw:style-name="gr2" draw:text-style-name="P2" draw:layer="layout" svg:width="0.087cm" svg:height="0.199cm" svg:x="24.381cm" svg:y="17.799cm" svg:viewBox="0 0 88 200" draw:points="56,200 16,130 0,101 0,34 16,14 31,0 88,0">
          <text:p/>
        </draw:polyline>
        <draw:polyline draw:style-name="gr2" draw:text-style-name="P2" draw:layer="layout" svg:width="0.684cm" svg:height="0.507cm" svg:x="24.672cm" svg:y="18.08cm" svg:viewBox="0 0 685 508" draw:points="0,43 17,50 35,57 48,62 62,69 79,78 95,91 116,102 151,138 170,152 186,166 197,178 197,205 197,98 197,109 217,121 242,121 275,130 318,141 359,148 392,159 435,164 468,168 508,173 568,173 590,159 613,143 630,125 642,104 646,80 650,55 650,9 638,0 623,0 623,102 636,143 644,195 654,241 667,291 677,332 683,375 685,415 685,476 667,492 638,508 607,508">
          <text:p/>
        </draw:polyline>
        <draw:polyline draw:style-name="gr2" draw:text-style-name="P2" draw:layer="layout" svg:width="0.449cm" svg:height="0.402cm" svg:x="22.272cm" svg:y="19.351cm" svg:viewBox="0 0 450 403" draw:points="288,24 238,24 195,47 120,81 79,108 44,136 17,171 0,201 0,287 21,323 46,359 83,382 122,396 168,403 269,403 317,380 361,353 394,320 425,280 450,241 450,54 427,29 400,13 374,0 253,0 226,17">
          <text:p/>
        </draw:polyline>
        <draw:polyline draw:style-name="gr2" draw:text-style-name="P2" draw:layer="layout" svg:width="0.571cm" svg:height="0.621cm" svg:x="22.913cm" svg:y="19.13cm" svg:viewBox="0 0 572 622" draw:points="315,501 349,480 371,455 371,333 357,316 334,298 309,281 278,273 241,268 200,268 155,298 114,323 75,352 40,391 17,426 0,462 0,544 15,569 40,599 75,622 255,622 295,605 334,582 369,548 394,515 408,485 423,439 427,391 433,348 439,300 439,109 423,81 423,14 408,0 396,0 396,191 408,254 425,321 448,388 470,451 497,503 532,558 572,608">
          <text:p/>
        </draw:polyline>
        <draw:polyline draw:style-name="gr2" draw:text-style-name="P2" draw:layer="layout" svg:width="0.401cm" svg:height="0.814cm" svg:x="23.769cm" svg:y="19.08cm" svg:viewBox="0 0 402 815" draw:points="328,715 381,651 381,524 365,476 350,434 334,392 309,353 268,319 237,296 135,296 100,312 62,341 33,382 14,422 0,467 0,553 25,596 50,641 81,669 125,689 162,708 235,708 272,689 303,665 332,635 348,598 363,551 379,494 390,430 390,112 402,65 402,0 379,9 379,417 390,515 390,815">
          <text:p/>
        </draw:polyline>
        <draw:polyline draw:style-name="gr2" draw:text-style-name="P2" draw:layer="layout" svg:width="1.319cm" svg:height="0.539cm" svg:x="22.506cm" svg:y="20.784cm" svg:viewBox="0 0 1320 540" draw:points="0,203 0,186 19,177 83,177 114,193 147,218 176,241 198,260 221,282 238,307 252,339 260,382 260,540 260,473 275,434 298,384 320,329 339,277 362,229 393,189 424,150 461,120 494,98 525,84 576,84 598,100 615,122 632,148 646,175 662,205 677,239 687,270 704,296 722,310 739,327 758,334 807,334 832,320 861,303 886,284 913,263 942,232 970,200 993,172 1016,146 1016,86 1016,257 1039,298 1059,341 1088,370 1113,396 1140,410 1167,427 1227,427 1252,410 1278,384 1303,357 1320,325 1320,191 1303,150 1281,116 1247,84 1204,60 1163,34 1119,18 1070,0 913,0 865,18 832,34 807,55 787,79">
          <text:p/>
        </draw:polyline>
        <draw:polyline draw:style-name="gr2" draw:text-style-name="P2" draw:layer="layout" svg:width="0.207cm" svg:height="0.852cm" svg:x="24.265cm" svg:y="20.566cm" svg:viewBox="0 0 208 853" draw:points="12,18 12,0 12,32 37,57 54,90 79,128 108,173 137,230 160,288 187,344 208,398 208,512 187,569 156,624 128,672 95,708 70,744 46,782 25,803 12,829 0,853">
          <text:p/>
        </draw:polyline>
        <draw:polyline draw:style-name="gr2" draw:text-style-name="P2" draw:layer="layout" svg:width="0.027cm" svg:height="0.102cm" svg:x="25.036cm" svg:y="21.118cm" svg:viewBox="0 0 28 103" draw:points="28,0 28,43 16,53 0,65 0,103">
          <text:p/>
        </draw:polyline>
        <draw:polyline draw:style-name="gr2" draw:text-style-name="P2" draw:layer="layout" svg:width="0.882cm" svg:height="0.319cm" svg:x="1.985cm" svg:y="23.883cm" svg:viewBox="0 0 883 320" draw:points="244,66 230,52 202,33 171,16 138,0 68,0 109,0 109,125 97,167 97,206 76,243 53,274 53,320 37,320 14,310 0,310 0,263 12,253 22,238 45,224 74,215 99,203 138,190 190,184 253,177 883,177">
          <text:p/>
        </draw:polyline>
        <draw:polyline draw:style-name="gr2" draw:text-style-name="P2" draw:layer="layout" svg:width="1.094cm" svg:height="0.112cm" svg:x="1.784cm" svg:y="24.547cm" svg:viewBox="0 0 1095 113" draw:points="213,2 182,23 155,38 136,51 99,63 60,74 37,85 12,96 0,96 0,113 337,113 426,96 525,82 626,67 726,60 812,49 952,49 1004,29 1084,29 1095,11 1095,0">
          <text:p/>
        </draw:polyline>
        <draw:polyline draw:style-name="gr2" draw:text-style-name="P2" draw:layer="layout" svg:width="0.75cm" svg:height="1.143cm" svg:x="2.588cm" svg:y="23.804cm" svg:viewBox="0 0 751 1144" draw:points="129,107 53,52 21,34 0,21 0,9 27,0 67,0 125,23 208,57 293,95 388,154 479,229 563,307 634,393 696,484 735,564 751,643 751,724 731,796 694,862 642,925 580,978 516,1023 450,1060 388,1094 338,1117 303,1135 278,1144">
          <text:p/>
        </draw:polyline>
        <draw:polyline draw:style-name="gr2" draw:text-style-name="P2" draw:layer="layout" svg:width="0.244cm" svg:height="0.459cm" svg:x="5.335cm" svg:y="24.322cm" svg:viewBox="0 0 245 460" draw:points="62,0 15,0 0,37 0,353 19,387 40,414 58,440 87,453 110,460 175,460 212,437 245,416">
          <text:p/>
        </draw:polyline>
        <draw:polyline draw:style-name="gr2" draw:text-style-name="P2" draw:layer="layout" svg:width="0.253cm" svg:height="0.382cm" svg:x="5.432cm" svg:y="23.733cm" svg:viewBox="0 0 254 383" draw:points="201,229 174,191 147,167 120,153 60,153 36,167 13,181 0,210 0,329 29,353 60,370 120,383 147,363 176,338 207,313 228,272 243,222 254,165 254,26 230,9 213,0 147,0 129,14 108,33">
          <text:p/>
        </draw:polyline>
        <draw:polyline draw:style-name="gr2" draw:text-style-name="P2" draw:layer="layout" svg:width="0.294cm" svg:height="1.487cm" svg:x="5.893cm" svg:y="23.928cm" svg:viewBox="0 0 295 1488" draw:points="285,40 295,26 295,0 285,17 272,53 272,105 264,174 254,260 243,362 239,478 233,611 227,751 223,881 210,1011 200,1122 189,1213 181,1284 171,1347 156,1401 142,1436 127,1461 117,1477 102,1488 75,1488 64,1474 54,1449 40,1420 23,1384 11,1336 0,1279">
          <text:p/>
        </draw:polyline>
        <draw:polyline draw:style-name="gr2" draw:text-style-name="P2" draw:layer="layout" svg:width="0.676cm" svg:height="0.112cm" svg:x="5.846cm" svg:y="24.449cm" svg:viewBox="0 0 677 113" draw:points="0,113 0,37 16,30 339,30 424,12 512,0 677,0">
          <text:p/>
        </draw:polyline>
        <draw:polyline draw:style-name="gr2" draw:text-style-name="P2" draw:layer="layout" svg:width="1.195cm" svg:height="0.64cm" svg:x="7.758cm" svg:y="24.261cm" svg:viewBox="0 0 1196 641" draw:points="0,172 22,161 38,150 61,136 96,120 117,111 135,111 208,127 239,152 282,188 307,236 307,290 325,352 348,408 348,555 336,591 323,610 323,625 301,625 286,594 286,510 301,458 315,396 338,329 369,261 406,191 451,134 495,84 547,47 598,17 650,0 801,0 834,27 869,65 888,109 902,167 910,226 917,286 919,352 919,423 927,485 935,539 954,580 974,601 1001,625 1032,641 1150,641 1196,621">
          <text:p/>
        </draw:polyline>
        <draw:polyline draw:style-name="gr2" draw:text-style-name="P2" draw:layer="layout" svg:width="0.879cm" svg:height="0.692cm" svg:x="10.05cm" svg:y="24.078cm" svg:viewBox="0 0 880 693" draw:points="17,675 17,693 0,693 39,670 76,641 98,599 133,556 169,506 216,383 216,133 200,87 171,50 154,24 140,0 88,0 84,17 84,78 98,126 117,171 146,228 177,283 212,335 255,385 301,426 346,458 386,484 423,501 454,513 505,513 528,491 547,468 557,428 570,387 578,344 588,294 596,250 605,207 613,162 625,126 640,103 656,74 675,57 743,57 768,81 795,117 820,157 840,207 859,257 871,310 880,428 880,538 865,565 844,588 809,588">
          <text:p/>
        </draw:polyline>
        <draw:polyline draw:style-name="gr2" draw:text-style-name="P2" draw:layer="layout" svg:width="0.254cm" svg:height="0.189cm" svg:x="10.143cm" svg:y="23.356cm" svg:viewBox="0 0 255 190" draw:points="255,14 218,0 75,0 35,14 0,32 0,115 52,156 118,190 173,190 187,170 200,151 200,74 179,51 164,34 146,14 114,14 93,34">
          <text:p/>
        </draw:polyline>
        <draw:polyline draw:style-name="gr2" draw:text-style-name="P2" draw:layer="layout" svg:width="0.07cm" svg:height="1.536cm" svg:x="12.08cm" svg:y="24.008cm" svg:viewBox="0 0 71 1537" draw:points="71,91 35,51 19,32 8,14 0,0 0,418 10,541 10,1046 0,1155 0,1537">
          <text:p/>
        </draw:polyline>
        <draw:polyline draw:style-name="gr2" draw:text-style-name="P2" draw:layer="layout" svg:width="0.467cm" svg:height="0.62cm" svg:x="12.08cm" svg:y="23.925cm" svg:viewBox="0 0 468 621" draw:points="0,295 0,97 25,45 56,20 99,0 151,0 209,22 271,58 336,117 390,174 437,245 468,310 468,501 435,552 379,580 313,607 246,621 124,621 70,609 27,584 0,554 0,501">
          <text:p/>
        </draw:polyline>
        <draw:polyline draw:style-name="gr2" draw:text-style-name="P2" draw:layer="layout" svg:width="1.129cm" svg:height="0.584cm" svg:x="12.83cm" svg:y="24.07cm" svg:viewBox="0 0 1130 585" draw:points="0,135 17,122 33,115 50,105 95,91 229,91 274,108 332,133 380,176 425,214 460,266 502,312 502,371 514,428 514,482 487,521 460,546 444,571 421,585 373,585 349,557 334,519 334,473 349,423 367,362 390,303 408,239 439,183 475,130 520,82 566,48 611,15 652,0 696,0 745,13 785,25 834,55 859,93 880,139 911,189 911,244 936,292 936,335 962,383 985,421 1012,451 1043,476 1062,503 1089,521 1107,535 1130,535">
          <text:p/>
        </draw:polyline>
        <draw:polyline draw:style-name="gr2" draw:text-style-name="P2" draw:layer="layout" svg:width="0.332cm" svg:height="0.312cm" svg:x="13.672cm" svg:y="23.34cm" svg:viewBox="0 0 333 313" draw:points="333,242 251,116 205,83 156,64 108,55 64,48 26,48 0,76 0,188 18,220 45,251 76,274 108,299 133,313 185,313 209,286 209,37 197,16 185,0 162,0">
          <text:p/>
        </draw:polyline>
        <draw:polyline draw:style-name="gr2" draw:text-style-name="P2" draw:layer="layout" svg:width="1.412cm" svg:height="0.608cm" svg:x="14.337cm" svg:y="23.775cm" svg:viewBox="0 0 1413 609" draw:points="0,179 17,193 31,206 46,227 62,246 77,264 114,301 132,330 155,364 176,394 188,418 188,502 149,502 132,484 124,457 114,428 114,309 137,261 163,220 199,188 232,165 277,141 318,129 362,129 412,143 457,181 497,231 532,280 568,332 594,391 609,454 617,502 621,546 625,578 625,609 611,609 611,498 636,439 665,373 692,294 735,222 780,156 838,98 907,65 960,31 1008,0 1105,0 1144,13 1177,38 1206,60 1221,93 1237,148 1252,210 1260,275 1274,335 1291,387 1316,430 1316,475 1339,511 1361,539 1382,561 1413,561">
          <text:p/>
        </draw:polyline>
        <draw:polyline draw:style-name="gr2" draw:text-style-name="P2" draw:layer="layout" svg:width="0.688cm" svg:height="0.496cm" svg:x="16.061cm" svg:y="23.749cm" svg:viewBox="0 0 689 497" draw:points="0,219 0,128 15,110 39,98 278,98 315,86 357,73 388,64 408,53 408,41 371,23 326,10 295,0 255,0 208,12 152,23 91,23 52,46 25,82 25,198 56,243 105,294 173,344 257,397 363,430 477,468 582,497 689,497">
          <text:p/>
        </draw:polyline>
        <draw:polyline draw:style-name="gr2" draw:text-style-name="P2" draw:layer="layout" svg:width="0.142cm" svg:height="0.843cm" svg:x="17.746cm" svg:y="23.335cm" svg:viewBox="0 0 143 844" draw:points="0,42 0,0 0,12 16,33 37,62 53,100 70,150 79,210 79,708 100,756 100,794 114,820 125,834 143,844">
          <text:p/>
        </draw:polyline>
        <draw:polyline draw:style-name="gr2" draw:text-style-name="P2" draw:layer="layout" svg:width="0.686cm" svg:height="0.074cm" svg:x="17.659cm" svg:y="23.735cm" svg:viewBox="0 0 687 75" draw:points="62,75 10,75 0,61 16,61 47,47 87,36 130,36 192,21 262,12 327,5 401,0 687,0">
          <text:p/>
        </draw:polyline>
        <draw:polyline draw:style-name="gr2" draw:text-style-name="P2" draw:layer="layout" svg:width="0.69cm" svg:height="0.72cm" svg:x="18.203cm" svg:y="23.427cm" svg:viewBox="0 0 691 721" draw:points="114,113 68,68 57,48 35,32 18,18 10,8 0,0 18,22 35,46 51,82 74,127 98,179 125,234 147,296 166,358 174,415 178,468 178,541 162,568 145,584 120,584 120,548 131,525 147,493 170,461 191,432 220,400 253,375 282,350 313,320 339,293 368,281 484,281 509,298 532,322 556,361 583,408 608,450 623,493 623,586 641,636 664,678 691,721">
          <text:p/>
        </draw:polyline>
        <draw:polyline draw:style-name="gr2" draw:text-style-name="P2" draw:layer="layout" svg:width="1.829cm" svg:height="0.475cm" svg:x="19.23cm" svg:y="23.595cm" svg:viewBox="0 0 1830 476" draw:points="177,240 165,223 165,209 151,195 165,188 165,166 192,150 215,140 246,128 260,113 277,100 277,43 252,32 219,21 175,11 138,4 105,0 76,0 49,21 18,50 18,80 0,118 0,338 20,375 37,410 58,431 76,448 128,448 153,437 177,417 209,386 246,352 285,316 322,275 366,236 407,200 452,168 494,143 537,123 579,109 661,109 698,121 729,140 754,168 785,204 814,243 831,288 853,333 868,375 878,414 878,476 878,431 895,401 915,361 965,275 1011,225 1058,173 1112,136 1166,100 1219,75 1271,54 1321,43 1403,43 1426,64 1445,93 1463,118 1488,138 1511,168 1527,200 1558,245 1591,282 1643,318 1697,345 1761,373 1830,401">
          <text:p/>
        </draw:polyline>
        <draw:polyline draw:style-name="gr2" draw:text-style-name="P2" draw:layer="layout" svg:width="1.174cm" svg:height="0.782cm" svg:x="3.212cm" svg:y="28.723cm" svg:viewBox="0 0 1175 783" draw:points="610,364 610,189 589,167 567,146 544,127 523,107 465,57 434,39 408,27 372,12 346,0 251,0 224,14 186,39 155,60 131,89 102,119 71,150 40,189 21,234 0,284 0,500 21,555 52,606 83,651 118,692 153,723 186,751 226,771 265,783 385,783 430,763 474,740 517,708 563,673 598,635 629,592 652,548 670,503 687,457 697,414 711,375 720,334 720,186 703,175 703,405 724,450 742,489 759,525 788,555 827,578 864,592 895,601 975,601 1008,590 1051,573 1076,553 1091,532 1122,510 1151,489 1163,472 1175,448">
          <text:p/>
        </draw:polyline>
        <draw:polyline draw:style-name="gr2" draw:text-style-name="P2" draw:layer="layout" svg:width="0.599cm" svg:height="0.35cm" svg:x="3.903cm" svg:y="27.823cm" svg:viewBox="0 0 600 351" draw:points="0,190 0,163 107,163 138,183 161,204 188,249 207,275 207,340 207,168 231,125 258,83 275,51 297,27 316,13 343,6 376,0 452,0 483,18 512,40 548,63 576,92 600,115 600,187 585,222 585,351 600,351">
          <text:p/>
        </draw:polyline>
        <draw:polyline draw:style-name="gr2" draw:text-style-name="P2" draw:layer="layout" svg:width="0.511cm" svg:height="0.118cm" svg:x="4.843cm" svg:y="27.837cm" svg:viewBox="0 0 512 119" draw:points="0,119 30,104 72,92 109,85 150,80 200,73 258,60 315,46 380,34 431,27 464,18 495,5 512,0">
          <text:p/>
        </draw:polyline>
        <draw:polyline draw:style-name="gr2" draw:text-style-name="P2" draw:layer="layout" svg:width="0.197cm" svg:height="0.71cm" svg:x="5.579cm" svg:y="27.58cm" svg:viewBox="0 0 198 711" draw:points="0,21 0,5 14,0 28,0 28,17 45,36 67,62 67,143 82,200 100,260 115,322 129,384 138,444 138,501 158,551 171,594 171,692 185,701 198,711">
          <text:p/>
        </draw:polyline>
        <draw:polyline draw:style-name="gr2" draw:text-style-name="P2" draw:layer="layout" svg:width="0.401cm" svg:height="1.264cm" svg:x="7.495cm" svg:y="28.021cm" svg:viewBox="0 0 402 1265" draw:points="394,57 378,41 378,0 361,0 386,21 402,66 402,198 386,245 359,307 323,366 281,442 242,510 205,585 174,651 145,728 120,810 100,882 81,956 66,1022 52,1087 33,1137 21,1182 13,1223 0,1251 0,1265 13,1251 27,1235">
          <text:p/>
        </draw:polyline>
        <draw:polyline draw:style-name="gr2" draw:text-style-name="P2" draw:layer="layout" svg:width="0.286cm" svg:height="0.277cm" svg:x="7.127cm" svg:y="28.287cm" svg:viewBox="0 0 287 278" draw:points="183,42 150,42 133,33 133,21 95,21 85,4 54,4 44,19 25,19 11,44 5,71 0,99 0,169 13,194 36,214 58,237 85,251 112,266 144,278 171,278 206,266 233,244 252,226 266,201 276,171 283,137 287,104 287,76 266,47 252,26 252,8 237,0 181,0">
          <text:p/>
        </draw:polyline>
        <draw:polyline draw:style-name="gr2" draw:text-style-name="P2" draw:layer="layout" svg:width="0.463cm" svg:height="0.357cm" svg:x="8.295cm" svg:y="28.521cm" svg:viewBox="0 0 464 358" draw:points="124,50 42,50 15,66 15,163 33,199 48,239 73,278 112,310 153,335 193,351 238,358 282,358 326,344 371,317 406,301 433,278 452,249 464,230 464,165 442,131 413,109 375,84 334,62 287,41 234,19 184,0 131,0 79,12 0,12">
          <text:p/>
        </draw:polyline>
        <draw:polyline draw:style-name="gr2" draw:text-style-name="P2" draw:layer="layout" svg:width="0.997cm" svg:height="0.472cm" svg:x="9.653cm" svg:y="28.394cm" svg:viewBox="0 0 998 473" draw:points="13,36 13,22 0,11 17,0 42,0 73,22 110,41 186,89 232,106 273,127 319,156 360,185 391,214 418,247 436,276 457,299 472,321 482,337 482,371 457,371 440,357 426,357 403,344 403,185 422,154 443,127 461,103 472,77 488,56 569,56 606,36 641,25 722,25 769,48 807,79 830,113 830,187 845,240 845,351 861,385 886,414 915,430 946,451 969,451 998,473">
          <text:p/>
        </draw:polyline>
        <draw:polyline draw:style-name="gr2" draw:text-style-name="P2" draw:layer="layout" svg:width="0.686cm" svg:height="0.043cm" svg:x="11.867cm" svg:y="28.557cm" svg:viewBox="0 0 687 44" draw:points="66,44 8,44 0,31 0,12 21,7 52,7 93,16 146,27 371,27 431,14 491,0 687,0">
          <text:p/>
        </draw:polyline>
        <draw:polyline draw:style-name="gr2" draw:text-style-name="P2" draw:layer="layout" svg:width="0.715cm" svg:height="0.057cm" svg:x="11.813cm" svg:y="28.802cm" svg:viewBox="0 0 716 58" draw:points="29,29 13,47 0,58 21,58 52,39 93,20 184,20 244,0 716,0">
          <text:p/>
        </draw:polyline>
        <draw:polyline draw:style-name="gr2" draw:text-style-name="P2" draw:layer="layout" svg:width="0.27cm" svg:height="1.284cm" svg:x="13.3cm" svg:y="27.801cm" svg:viewBox="0 0 271 1285" draw:points="57,93 18,61 18,46 0,36 0,0 0,15 18,43 18,141 43,215 57,293 75,384 87,486 110,591 133,699 149,804 158,904 180,997 197,1083 218,1164 249,1230 271,1285">
          <text:p/>
        </draw:polyline>
        <draw:polyline draw:style-name="gr2" draw:text-style-name="P2" draw:layer="layout" svg:width="0.632cm" svg:height="1.619cm" svg:x="15.375cm" svg:y="27.299cm" svg:viewBox="0 0 633 1620" draw:points="224,140 241,124 263,107 282,83 303,62 303,35 321,0 303,0 284,19 261,42 236,88 205,153 162,238 115,345 68,469 35,607 12,753 0,907 0,1054 20,1189 62,1311 131,1413 214,1499 309,1563 408,1601 518,1620 633,1620">
          <text:p/>
        </draw:polyline>
        <draw:polyline draw:style-name="gr2" draw:text-style-name="P2" draw:layer="layout" svg:width="0.093cm" svg:height="0.783cm" svg:x="16.716cm" svg:y="27.787cm" svg:viewBox="0 0 94 784" draw:points="19,16 19,0 0,0 0,394 15,470 15,546 29,616 29,670 48,713 48,777 64,784 80,784 80,773 94,748 94,680">
          <text:p/>
        </draw:polyline>
        <draw:polyline draw:style-name="gr2" draw:text-style-name="P2" draw:layer="layout" svg:width="0.73cm" svg:height="0.522cm" svg:x="16.718cm" svg:y="27.427cm" svg:viewBox="0 0 731 523" draw:points="108,523 91,498 91,475 75,457 58,439 27,407 17,389 13,375 7,360 0,334 0,282 13,250 29,217 54,189 93,153 137,114 186,91 246,64 315,39 385,20 458,0 667,0 731,12">
          <text:p/>
        </draw:polyline>
        <draw:polyline draw:style-name="gr2" draw:text-style-name="P2" draw:layer="layout" svg:width="0.734cm" svg:height="0.453cm" svg:x="16.997cm" svg:y="28.084cm" svg:viewBox="0 0 735 454" draw:points="91,129 73,143 54,158 44,173 44,185 31,197 0,219 0,235 15,247 353,247 417,237 522,237 566,221 601,209 620,192 640,183 640,72 617,53 601,36 566,5 547,0 491,0 464,15 433,34 407,58 369,84 336,115 309,148 287,187 276,223 270,262 270,335 299,369 336,399 371,428 423,444 483,454 603,454 669,440 735,421">
          <text:p/>
        </draw:polyline>
        <draw:polyline draw:style-name="gr2" draw:text-style-name="P2" draw:layer="layout" svg:width="0.599cm" svg:height="0.426cm" svg:x="18.025cm" svg:y="28.049cm" svg:viewBox="0 0 600 427" draw:points="0,133 0,78 14,60 43,46 85,21 138,0 244,0 298,19 352,46 410,78 468,119 517,174 548,232 571,279 588,315 600,354 600,386 584,411 548,427 513,427 478,415 447,401 414,382 387,354 387,210 418,164">
          <text:p/>
        </draw:polyline>
        <draw:polyline draw:style-name="gr2" draw:text-style-name="P2" draw:layer="layout" svg:width="1.752cm" svg:height="0.568cm" svg:x="18.856cm" svg:y="27.902cm" svg:viewBox="0 0 1753 569" draw:points="0,123 10,137 88,137 161,154 208,154 254,180 303,195 347,217 394,238 432,274 456,310 471,344 485,381 485,474 463,498 448,512 448,524 423,531 388,531 374,515 374,391 396,344 423,303 463,260 504,224 541,189 578,166 628,147 760,147 795,166 829,197 868,238 897,283 919,329 936,376 950,426 950,569 950,498 965,453 981,396 1004,333 1023,272 1058,209 1099,152 1143,97 1188,52 1238,18 1293,0 1406,0 1445,11 1479,35 1514,71 1532,111 1557,159 1576,209 1586,262 1594,310 1617,360 1642,401 1671,429 1710,453 1753,469">
          <text:p/>
        </draw:polyline>
        <draw:polyline draw:style-name="gr2" draw:text-style-name="P2" draw:layer="layout" svg:width="1.215cm" svg:height="0.955cm" svg:x="20.679cm" svg:y="27.377cm" svg:viewBox="0 0 1216 956" draw:points="417,773 436,729 436,650 419,579 401,546 362,520 320,498 281,486 192,486 134,507 89,534 49,562 22,589 8,629 0,670 0,698 25,718 56,729 93,741 180,741 227,727 264,696 295,662 320,639 341,610 355,577 366,553 366,505 366,691 386,748 417,806 442,854 490,901 539,933 596,956 761,956 805,935 852,897 883,856 916,801 943,739 966,668 985,598 999,522 1020,448 1020,41 997,17 985,0 968,0 950,12 935,43 935,212 950,293 970,372 1001,457 1038,536 1063,603 1086,655 1113,698 1148,732 1179,753 1216,773">
          <text:p/>
        </draw:polyline>
        <draw:polyline draw:style-name="gr2" draw:text-style-name="P2" draw:layer="layout" svg:width="0.624cm" svg:height="0.215cm" svg:x="21.725cm" svg:y="27.694cm" svg:viewBox="0 0 625 216" draw:points="151,216 62,175 29,156 0,133 0,90 16,74 62,60 122,43 299,43 401,22 511,10 625,0">
          <text:p/>
        </draw:polyline>
        <draw:polyline draw:style-name="gr2" draw:text-style-name="P2" draw:layer="layout" svg:width="0.485cm" svg:height="1.538cm" svg:x="22.618cm" svg:y="27.061cm" svg:viewBox="0 0 486 1539" draw:points="8,141 0,59 0,0 72,0 115,28 165,73 223,130 285,207 347,298 405,393 455,500 486,616 486,878 445,1012 374,1145 277,1281 161,1415 18,1539">
          <text:p/>
        </draw:polyline>
        <draw:polyline draw:style-name="gr2" draw:text-style-name="P2" draw:layer="layout" svg:width="0.85cm" svg:height="0.904cm" svg:x="3.384cm" svg:y="32.877cm" svg:viewBox="0 0 851 905" draw:points="596,139 584,139 584,126 569,126 555,107 543,100 530,83 518,71 503,59 478,43 462,28 441,18 422,7 393,0 298,0 269,16 229,36 194,64 153,100 120,144 89,194 60,248 35,303 14,367 0,439 0,580 14,644 37,708 58,767 76,819 99,862 128,891 153,905 215,905 244,887 283,857 320,814 356,774 387,732 422,689 441,644 458,594 470,541 478,496 489,460 503,419 518,374 518,210 501,191 489,178 481,194 481,319 468,357 426,448 426,589 447,624 489,687 526,701 689,701 727,689 764,671 795,653 820,639 836,622 851,622">
          <text:p/>
        </draw:polyline>
        <draw:polyline draw:style-name="gr2" draw:text-style-name="P2" draw:layer="layout" svg:width="0.488cm" svg:height="0.847cm" svg:x="4.364cm" svg:y="31.798cm" svg:viewBox="0 0 489 848" draw:points="29,79 29,64 51,54 70,40 101,26 140,19 169,7 206,0 246,0 278,14 303,36 331,72 331,311 311,386 278,452 248,522 215,586 175,638 149,683 122,719 91,743 53,743 37,757 16,757 16,745 0,731 0,590 25,590 43,602 64,617 99,636 136,656 167,681 198,707 240,733 278,759 315,783 340,802 369,820 385,832 410,841 441,846 464,848 489,837">
          <text:p/>
        </draw:polyline>
        <draw:polyline draw:style-name="gr2" draw:text-style-name="P2" draw:layer="layout" svg:width="0.38cm" svg:height="0.706cm" svg:x="4.773cm" svg:y="30.864cm" svg:viewBox="0 0 381 707" draw:points="172,0 118,0 95,22 79,43 70,67 48,86 41,100 37,115 37,141 54,165 83,188 122,213 163,238 209,263 242,284 271,313 300,334 322,352 347,372 371,398 381,417 381,530 349,589 318,614 285,637 248,664 211,678 180,694 153,707 33,707 17,689 0,671 0,623">
          <text:p/>
        </draw:polyline>
        <draw:polyline draw:style-name="gr2" draw:text-style-name="P2" draw:layer="layout" svg:width="0.035cm" svg:height="0.088cm" svg:x="5.251cm" svg:y="32.236cm" svg:viewBox="0 0 36 89" draw:points="8,39 0,49 0,78 16,85 36,89 36,0 8,0 8,20">
          <text:p/>
        </draw:polyline>
        <draw:polyline draw:style-name="gr2" draw:text-style-name="P2" draw:layer="layout" svg:width="0.608cm" svg:height="0.867cm" svg:x="5.662cm" svg:y="31.581cm" svg:viewBox="0 0 609 868" draw:points="443,670 443,654 458,635 458,563 441,533 420,504 363,449 325,425 284,406 239,392 154,392 110,404 70,425 39,451 16,487 0,529 0,665 23,713 54,756 91,792 131,822 172,844 216,858 257,868 301,868 334,856 363,840 389,815 412,790 433,754 449,713 462,665 462,487 447,418 433,347 418,277 408,211 396,151 396,101 389,61 389,0 389,12 400,32 410,61 418,97 431,140 441,190 456,244 466,304 480,365 501,425 518,477 536,529 551,574 563,615 578,651 590,679 600,706 602,725 609,740">
          <text:p/>
        </draw:polyline>
        <draw:polyline draw:style-name="gr2" draw:text-style-name="P2" draw:layer="layout" svg:width="0.426cm" svg:height="0.055cm" svg:x="6.757cm" svg:y="32.188cm" svg:viewBox="0 0 427 56" draw:points="25,37 0,56 149,56 201,40 251,30 303,30 351,17 394,7 427,0">
          <text:p/>
        </draw:polyline>
        <draw:polyline draw:style-name="gr2" draw:text-style-name="P2" draw:layer="layout" svg:width="0.131cm" svg:height="0.828cm" svg:x="7.468cm" svg:y="31.722cm" svg:viewBox="0 0 132 829" draw:points="18,48 18,0 0,0 20,16 41,40 55,71 72,107 82,156 97,208 109,272 119,338 125,406 132,474 132,829">
          <text:p/>
        </draw:polyline>
        <draw:polyline draw:style-name="gr2" draw:text-style-name="P2" draw:layer="layout" svg:width="0.211cm" svg:height="1.203cm" svg:x="10.226cm" svg:y="32.357cm" svg:viewBox="0 0 212 1204" draw:points="170,45 197,29 212,13 212,0 212,17 197,45 197,193 170,270 134,360 107,458 78,560 56,660 39,757 25,842 14,923 4,994 0,1054 0,1204 0,1191">
          <text:p/>
        </draw:polyline>
        <draw:polyline draw:style-name="gr2" draw:text-style-name="P2" draw:layer="layout" svg:width="0.271cm" svg:height="0.335cm" svg:x="9.804cm" svg:y="32.52cm" svg:viewBox="0 0 272 336" draw:points="177,96 160,96 140,86 63,86 39,101 17,138 17,160 0,189 0,241 21,267 39,291 67,312 92,329 117,336 156,336 197,317 231,298 255,272 272,244 272,133 255,103 233,76 210,51 193,30 177,18 162,7 154,0 154,14">
          <text:p/>
        </draw:polyline>
        <draw:polyline draw:style-name="gr2" draw:text-style-name="P2" draw:layer="layout" svg:width="0.324cm" svg:height="0.363cm" svg:x="10.929cm" svg:y="32.695cm" svg:viewBox="0 0 325 364" draw:points="177,130 124,130 103,144 86,144 70,164 70,290 88,310 101,337 126,351 148,364 208,364 233,353 259,337 288,310 311,280 325,247 325,135 296,99 263,65 227,36 192,15 155,0 49,0 24,15 8,36 0,57">
          <text:p/>
        </draw:polyline>
        <draw:polyline draw:style-name="gr2" draw:text-style-name="P2" draw:layer="layout" svg:width="0.883cm" svg:height="0.477cm" svg:x="11.865cm" svg:y="32.702cm" svg:viewBox="0 0 884 478" draw:points="0,86 181,86 257,146 292,184 323,218 350,246 371,279 379,311 379,379 365,379 354,356 346,327 346,213 359,168 379,125 408,89 439,56 470,29 505,11 549,0 629,0 671,22 706,43 741,77 766,115 789,158 807,203 822,248 830,293 842,375 851,409 857,442 867,464 884,478">
          <text:p/>
        </draw:polyline>
        <draw:polyline draw:style-name="gr2" draw:text-style-name="P2" draw:layer="layout" svg:width="0.673cm" svg:height="0.038cm" svg:x="13.612cm" svg:y="32.722cm" svg:viewBox="0 0 674 39" draw:points="70,26 39,39 0,39 33,39 60,29 97,29 138,22 199,14 443,14 503,0 674,0">
          <text:p/>
        </draw:polyline>
        <draw:polyline draw:style-name="gr2" draw:text-style-name="P2" draw:layer="layout" svg:width="0.574cm" svg:height="0.129cm" svg:x="13.796cm" svg:y="32.938cm" svg:viewBox="0 0 575 130" draw:points="99,85 70,99 49,115 37,123 22,130 0,130 0,117 22,108 41,97 70,87 103,76 153,71 200,63 250,54 304,44 364,37 418,30 468,16 521,7 575,0">
          <text:p/>
        </draw:polyline>
        <draw:polyline draw:style-name="gr2" draw:text-style-name="P2" draw:layer="layout" svg:width="0.308cm" svg:height="1.272cm" svg:x="15.143cm" svg:y="32.181cm" svg:viewBox="0 0 309 1273" draw:points="0,103 13,60 13,0 27,0 44,19 44,48 62,89 83,141 97,205 115,285 129,370 144,465 160,567 179,675 198,783 216,890 262,1099 285,1190 309,1273">
          <text:p/>
        </draw:polyline>
        <draw:polyline draw:style-name="gr2" draw:text-style-name="P2" draw:layer="layout" svg:width="0.856cm" svg:height="0.926cm" svg:x="3.508cm" svg:y="37.508cm" svg:viewBox="0 0 857 927" draw:points="609,152 569,122 524,88 476,61 431,36 379,14 339,14 302,0 229,0 205,16 178,45 155,81 130,122 101,166 83,226 62,293 39,354 29,417 14,474 0,538 0,661 21,765 66,852 101,888 145,912 196,927 300,927 357,907 410,879 454,840 487,797 518,757 538,715 563,674 588,624 609,574 623,531 640,483 650,438 658,390 658,311 638,279 617,247 600,222 586,207 555,207 540,231 534,267 526,304 518,390 518,483 534,531 555,574 578,609 603,636 631,659 662,681 696,693 733,697 764,697 809,686 857,667">
          <text:p/>
        </draw:polyline>
        <draw:polyline draw:style-name="gr2" draw:text-style-name="P2" draw:layer="layout" svg:width="0.725cm" svg:height="0.745cm" svg:x="4.184cm" svg:y="36.239cm" svg:viewBox="0 0 726 746" draw:points="271,59 271,9 293,0 318,0 343,23 378,55 411,92 451,142 484,202 513,266 513,414 496,485 471,552 444,609 405,656 355,694 302,722 254,738 209,746 163,746 118,729 76,708 41,679 23,649 8,612 0,573 0,543 12,514 27,490 50,473 78,464 97,452 165,452 209,464 240,480 281,502 324,523 358,545 405,573 444,600 471,623 502,649 549,667 573,686 596,706 631,720 726,720">
          <text:p/>
        </draw:polyline>
        <draw:polyline draw:style-name="gr2" draw:text-style-name="P2" draw:layer="layout" svg:width="0.395cm" svg:height="0.493cm" svg:x="4.829cm" svg:y="35.451cm" svg:viewBox="0 0 396 494" draw:points="210,0 106,0 83,14 0,14 0,28 14,43 29,57 51,71 85,71 129,87 168,87 216,107 261,128 301,147 342,166 379,188 396,221 396,365 377,398 346,436 303,465 270,481 222,494 45,494 20,481 8,469 8,455">
          <text:p/>
        </draw:polyline>
        <draw:polyline draw:style-name="gr2" draw:text-style-name="P2" draw:layer="layout" svg:width="0.134cm" svg:height="0.105cm" svg:x="5.166cm" svg:y="36.574cm" svg:viewBox="0 0 135 106" draw:points="89,106 135,106 135,36 118,24 101,15 78,10 56,5 39,0 4,0 0,15 25,27 54,38">
          <text:p/>
        </draw:polyline>
        <draw:polyline draw:style-name="gr2" draw:text-style-name="P2" draw:layer="layout" svg:width="0.476cm" svg:height="1.007cm" svg:x="5.887cm" svg:y="35.812cm" svg:viewBox="0 0 477 1008" draw:points="270,796 270,782 284,767 284,727 299,703 299,643 276,619 255,593 237,564 216,539 187,519 156,503 129,493 107,493 82,505 61,529 39,560 21,605 6,648 0,696 0,791 21,827 37,855 55,884 82,900 113,918 169,918 200,903 229,884 247,857 268,814 276,767 276,646 291,567 291,12 272,0 272,55 286,96 303,150 317,214 334,277 348,350 361,436 371,514 388,591 388,741 408,805 425,870 441,923 458,965 477,1008">
          <text:p/>
        </draw:polyline>
        <draw:polyline draw:style-name="gr2" draw:text-style-name="P2" draw:layer="layout" svg:width="0.228cm" svg:height="0.035cm" svg:x="7.398cm" svg:y="36.346cm" svg:viewBox="0 0 229 36" draw:points="33,36 17,36 17,24 0,24 0,12 35,12 62,0 229,0">
          <text:p/>
        </draw:polyline>
        <draw:polyline draw:style-name="gr2" draw:text-style-name="P2" draw:layer="layout" svg:width="0.192cm" svg:height="0.925cm" svg:x="8.103cm" svg:y="35.801cm" svg:viewBox="0 0 193 926" draw:points="0,161 0,7 10,0 10,43 33,75 52,130 69,204 84,286 96,373 109,473 127,566 148,666 164,760 181,848 193,926">
          <text:p/>
        </draw:polyline>
        <draw:polyline draw:style-name="gr2" draw:text-style-name="P2" draw:layer="layout" svg:width="1.222cm" svg:height="0.162cm" svg:x="9.186cm" svg:y="38.091cm" svg:viewBox="0 0 1223 163" draw:points="23,163 15,151 0,151 12,151 31,136 70,136 122,121 182,105 248,93 325,76 422,64 525,60 639,48 734,34 823,24 903,17 988,12 1071,10 1127,5 1174,3 1202,0 1223,0">
          <text:p/>
        </draw:polyline>
        <draw:polyline draw:style-name="gr2" draw:text-style-name="P2" draw:layer="layout" svg:width="0.207cm" svg:height="0.807cm" svg:x="10.877cm" svg:y="37.53cm" svg:viewBox="0 0 208 808" draw:points="23,114 23,0 0,0 0,80 14,116 14,287 31,357 45,428 66,500 85,566 101,625 114,682 138,735 164,779 187,808 208,808">
          <text:p/>
        </draw:polyline>
        <draw:polyline draw:style-name="gr2" draw:text-style-name="P2" draw:layer="layout" svg:width="0.596cm" svg:height="2.985cm" svg:x="11.48cm" svg:y="36.083cm" svg:viewBox="0 0 597 2986" draw:points="69,82 38,20 38,0 60,0 94,18 132,61 185,115 245,193 301,289 363,411 425,549 485,696 533,861 572,1036 597,1223 597,1616 578,1821 541,2016 485,2209 417,2388 343,2548 256,2693 165,2812 81,2912 0,2986">
          <text:p/>
        </draw:polyline>
        <draw:polyline draw:style-name="gr2" draw:text-style-name="P2" draw:layer="layout" svg:width="1.747cm" svg:height="3.3cm" svg:x="2.642cm" svg:y="36.058cm" svg:viewBox="0 0 1748 3301" draw:points="378,14 370,0 353,23 316,125 291,211 260,331 229,476 184,647 128,847 74,1068 29,1307 0,1561 0,1822 14,2077 62,2320 153,2541 285,2739 446,2913 647,3053 849,3161 1075,3234 1302,3280 1530,3301 1748,3301">
          <text:p/>
        </draw:polyline>
        <draw:polyline draw:style-name="gr2" draw:text-style-name="P2" draw:layer="layout" svg:width="0.191cm" svg:height="1.279cm" svg:x="13.605cm" svg:y="36.503cm" svg:viewBox="0 0 192 1280" draw:points="69,123 69,93 98,41 114,28 122,14 143,5 160,0 175,0 185,14 192,34 192,298 175,381 151,473 122,571 98,669 75,759 52,848 36,931 23,1005 13,1071 0,1131 0,1280">
          <text:p/>
        </draw:polyline>
        <draw:polyline draw:style-name="gr2" draw:text-style-name="P2" draw:layer="layout" svg:width="0.254cm" svg:height="0.279cm" svg:x="13.093cm" svg:y="36.805cm" svg:viewBox="0 0 255 280" draw:points="192,176 178,157 157,146 130,134 107,124 80,119 56,119 16,132 0,148 0,222 18,247 41,268 64,280 184,280 211,263 233,240 247,213 255,185 255,127 240,91 219,64 202,41 188,17 178,0 178,12">
          <text:p/>
        </draw:polyline>
        <draw:polyline draw:style-name="gr2" draw:text-style-name="P2" draw:layer="layout" svg:width="0.339cm" svg:height="0.347cm" svg:x="14.695cm" svg:y="36.922cm" svg:viewBox="0 0 340 348" draw:points="81,151 46,139 15,139 6,155 0,180 0,234 23,266 46,291 75,318 106,337 139,348 216,348 247,332 276,309 298,280 315,244 332,209 340,170 340,96 325,66 303,37 284,15 259,0 166,0 137,24 108,53 90,82">
          <text:p/>
        </draw:polyline>
        <draw:polyline draw:style-name="gr2" draw:text-style-name="P2" draw:layer="layout" svg:width="1.155cm" svg:height="0.548cm" svg:x="15.59cm" svg:y="36.829cm" svg:viewBox="0 0 1156 549" draw:points="0,103 139,103 187,112 234,122 292,143 346,168 402,196 458,230 509,266 549,306 569,348 586,389 586,498 571,509 557,509 542,489 534,466 534,277 549,220 580,166 623,115 675,69 724,36 782,12 842,0 948,0 987,17 1022,45 1051,81 1076,124 1096,173 1111,223 1125,277 1138,332 1138,530 1156,549">
          <text:p/>
        </draw:polyline>
        <draw:polyline draw:style-name="gr2" draw:text-style-name="P2" draw:layer="layout" svg:width="0.672cm" svg:height="0.073cm" svg:x="18.107cm" svg:y="36.844cm" svg:viewBox="0 0 673 74" draw:points="79,50 60,57 29,65 17,69 0,72 21,74 54,74 87,62 145,62 199,47 265,38 347,30 504,16 568,11 630,4 673,0">
          <text:p/>
        </draw:polyline>
        <draw:polyline draw:style-name="gr2" draw:text-style-name="P2" draw:layer="layout" svg:width="0.821cm" svg:height="0.104cm" svg:x="18.283cm" svg:y="37.087cm" svg:viewBox="0 0 822 105" draw:points="139,57 97,66 70,75 25,89 8,96 0,105 359,105 433,87 499,73 569,57 632,39 704,25 768,11 822,0">
          <text:p/>
        </draw:polyline>
        <draw:polyline draw:style-name="gr2" draw:text-style-name="P2" draw:layer="layout" svg:width="0.738cm" svg:height="0.616cm" svg:x="19.866cm" svg:y="36.603cm" svg:viewBox="0 0 739 617" draw:points="19,196 27,177 42,144 42,101 27,113 27,192 13,232 0,274 0,378 17,430 40,480 64,524 102,560 151,589 209,608 275,617 423,617 491,594 560,567 613,535 661,494 706,449 739,403 739,235 721,182 690,130 640,82 582,43 514,12 446,0 375,0 296,14 213,41 129,82">
          <text:p/>
        </draw:polyline>
        <draw:polyline draw:style-name="gr2" draw:text-style-name="P2" draw:layer="layout" svg:width="0.561cm" svg:height="0.912cm" svg:x="3.615cm" svg:y="40.866cm" svg:viewBox="0 0 562 913" draw:points="562,105 562,76 543,60 543,36 516,21 489,14 462,10 436,0 394,0 361,17 326,36 289,67 247,105 200,155 146,217 94,284 55,362 21,441 0,524 0,735 28,792 61,837 109,872 161,899 219,913 355,913">
          <text:p/>
        </draw:polyline>
        <draw:polyline draw:style-name="gr2" draw:text-style-name="P2" draw:layer="layout" svg:width="0.488cm" svg:height="0.498cm" svg:x="4.694cm" svg:y="40.935cm" svg:viewBox="0 0 489 499" draw:points="286,163 271,144 271,132 251,110 236,96 211,71 186,48 166,29 151,15 139,5 116,0 96,0 77,17 62,36 48,59 25,94 11,139 0,185 0,421 34,451 56,471 73,487 96,499 201,499 246,482 286,464 313,446 344,421 362,387 370,351 375,318 375,280 358,246 358,99 344,99 321,121 308,149 294,180 277,213 263,249 251,285 251,323 267,353 288,382 313,399 339,418 373,432 412,444 458,458 489,458">
          <text:p/>
        </draw:polyline>
        <draw:polyline draw:style-name="gr2" draw:text-style-name="P2" draw:layer="layout" svg:width="0.422cm" svg:height="0.46cm" svg:x="5.447cm" svg:y="40.537cm" svg:viewBox="0 0 423 461" draw:points="80,154 80,140 58,128 58,113 37,97 21,84 8,70 0,53 0,25 21,10 39,0 132,0 192,39 213,72 229,113 241,158 241,240 223,283 205,323 182,366 161,394 138,421 124,433 107,447 107,461 236,461 278,449 325,449 371,440 423,440">
          <text:p/>
        </draw:polyline>
        <draw:polyline draw:style-name="gr2" draw:text-style-name="P2" draw:layer="layout" svg:width="0.624cm" svg:height="0.067cm" svg:x="6.427cm" svg:y="40.93cm" svg:viewBox="0 0 625 68" draw:points="37,47 37,58 22,68 0,68 280,68 354,56 431,42 493,35 540,28 588,12 625,0">
          <text:p/>
        </draw:polyline>
        <draw:polyline draw:style-name="gr2" draw:text-style-name="P2" draw:layer="layout" svg:width="0.421cm" svg:height="0.5cm" svg:x="7.231cm" svg:y="40.771cm" svg:viewBox="0 0 422 501" draw:points="70,23 56,14 43,7 25,0 0,14 0,71 16,105 29,148 39,202 51,250 74,293 85,336 97,373 105,406 105,474 91,474 91,437 109,420 136,401 164,379 193,352 230,336 300,336 334,352 371,369 396,393 410,422 422,449 422,489 396,496 365,501 37,501">
          <text:p/>
        </draw:polyline>
        <draw:polyline draw:style-name="gr2" draw:text-style-name="P2" draw:layer="layout" svg:width="0.711cm" svg:height="0.438cm" svg:x="7.626cm" svg:y="40.49cm" svg:viewBox="0 0 712 439" draw:points="0,118 0,37 16,15 91,0 208,0 270,27 328,58 370,91 386,139 386,227 368,275 339,318 301,353 270,377 239,396 239,416 345,416 398,427 461,427 523,439 712,439">
          <text:p/>
        </draw:polyline>
        <draw:polyline draw:style-name="gr2" draw:text-style-name="P2" draw:layer="layout" svg:width="0.494cm" svg:height="1.175cm" svg:x="8.459cm" svg:y="40.237cm" svg:viewBox="0 0 495 1176" draw:points="16,77 0,22 0,10 20,0 45,12 82,39 128,75 187,129 242,203 311,285 369,376 410,471 447,569 474,666 495,761 495,844 474,916 443,976 412,1030 379,1073 348,1097 317,1123 284,1144 265,1164 265,1176">
          <text:p/>
        </draw:polyline>
        <draw:polyline draw:style-name="gr2" draw:text-style-name="P2" draw:layer="layout" svg:width="0.403cm" svg:height="0.026cm" svg:x="9.854cm" svg:y="40.902cm" svg:viewBox="0 0 404 27" draw:points="133,0 71,0 50,13 0,13 0,27 404,27">
          <text:p/>
        </draw:polyline>
        <draw:polyline draw:style-name="gr2" draw:text-style-name="P2" draw:layer="layout" svg:width="0.37cm" svg:height="0.007cm" svg:x="9.943cm" svg:y="41.112cm" svg:viewBox="0 0 371 8" draw:points="136,0 97,8 0,8 371,8">
          <text:p/>
        </draw:polyline>
        <draw:polyline draw:style-name="gr2" draw:text-style-name="P2" draw:layer="layout" svg:width="0.659cm" svg:height="1.043cm" svg:x="11.067cm" svg:y="40.214cm" svg:viewBox="0 0 660 1044" draw:points="660,71 609,30 576,14 545,0 465,0 420,16 372,35 325,71 275,121 232,185 174,264 124,345 74,428 39,514 17,600 0,678 0,750 12,814 50,866 101,912 155,949 211,977 275,999 341,1013 397,1031 459,1044">
          <text:p/>
        </draw:polyline>
        <draw:polyline draw:style-name="gr2" draw:text-style-name="P2" draw:layer="layout" svg:width="0.57cm" svg:height="0.295cm" svg:x="11.952cm" svg:y="40.74cm" svg:viewBox="0 0 571 296" draw:points="293,153 293,59 254,33 240,22 227,7 206,0 105,0 80,19 54,40 27,57 8,81 0,104 0,155 14,180 31,196 51,203 76,213 132,213 153,198 175,182 209,163 231,141 258,120 285,95 307,76 323,57 334,43 348,29 348,54 363,76 379,109 396,141 422,175 447,208 472,237 503,261 534,282 571,296">
          <text:p/>
        </draw:polyline>
        <draw:polyline draw:style-name="gr2" draw:text-style-name="P2" draw:layer="layout" svg:width="0.484cm" svg:height="0.178cm" svg:x="12.818cm" svg:y="40.671cm" svg:viewBox="0 0 485 179" draw:points="0,179 4,163 4,69 29,45 74,31 116,12 308,12 374,0 485,0">
          <text:p/>
        </draw:polyline>
        <draw:polyline draw:style-name="gr2" draw:text-style-name="P2" draw:layer="layout" svg:width="0.112cm" svg:height="0.564cm" svg:x="13.068cm" svg:y="40.405cm" svg:viewBox="0 0 113 565" draw:points="113,71 88,52 58,23 48,9 27,0 0,0 0,35 27,64 48,96 48,354 58,407 58,551 72,565">
          <text:p/>
        </draw:polyline>
        <draw:polyline draw:style-name="gr2" draw:text-style-name="P2" draw:layer="layout" svg:width="0.42cm" svg:height="0.588cm" svg:x="13.657cm" svg:y="40.319cm" svg:viewBox="0 0 421 589" draw:points="279,157 279,86 265,54 248,28 219,9 201,0 192,16 192,364 207,400 217,425 217,459 217,436 246,425 263,418 279,414 333,414 364,425 381,443 396,459 408,475 421,495 421,511 402,530 370,545 325,560 285,567 230,574 163,582 99,589 0,589">
          <text:p/>
        </draw:polyline>
        <draw:polyline draw:style-name="gr2" draw:text-style-name="P2" draw:layer="layout" svg:width="0.471cm" svg:height="0.943cm" svg:x="14.184cm" svg:y="40.199cm" svg:viewBox="0 0 472 944" draw:points="0,148 48,65 68,34 83,13 93,0 139,0 174,20 216,50 262,91 307,143 361,208 404,286 439,367 462,448 472,531 472,613 450,686 425,745 386,796 338,837 291,868 245,896 200,918 164,932 130,944">
          <text:p/>
        </draw:polyline>
        <draw:polyline draw:style-name="gr2" draw:text-style-name="P2" draw:layer="layout" svg:width="0.417cm" svg:height="0.738cm" svg:x="15.255cm" svg:y="40.276cm" svg:viewBox="0 0 418 739" draw:points="418,29 402,9 318,0 234,0 188,23 138,52 93,97 62,150 27,207 10,264 0,333 0,466 16,526 50,579 93,621 138,657 200,696 258,717 318,739 380,739">
          <text:p/>
        </draw:polyline>
        <draw:polyline draw:style-name="gr2" draw:text-style-name="P2" draw:layer="layout" svg:width="0.554cm" svg:height="0.434cm" svg:x="16.092cm" svg:y="40.521cm" svg:viewBox="0 0 555 435" draw:points="427,148 427,107 417,88 396,66 386,48 338,12 293,0 221,0 184,12 147,34 106,62 66,95 39,131 21,166 0,205 0,302 25,331 56,350 85,364 120,371 192,371 221,357 249,336 278,307 301,278 324,252 340,223 348,202 365,181 377,164 377,126 410,126 410,169 435,193 454,223 472,262 487,300 497,341 508,369 526,403 555,435">
          <text:p/>
        </draw:polyline>
        <draw:polyline draw:style-name="gr2" draw:text-style-name="P2" draw:layer="layout" svg:width="0.62cm" svg:height="0.091cm" svg:x="17.165cm" svg:y="40.694cm" svg:viewBox="0 0 621 92" draw:points="0,92 29,78 93,78 130,64 171,51 223,42 271,27 477,27 532,15 582,15 621,0">
          <text:p/>
        </draw:polyline>
        <draw:polyline draw:style-name="gr2" draw:text-style-name="P2" draw:layer="layout" svg:width="0.374cm" svg:height="0.71cm" svg:x="17.744cm" svg:y="40.242cm" svg:viewBox="0 0 375 711" draw:points="207,138 220,81 228,57 234,38 234,9 220,0 195,0 178,20 170,48 156,81 141,117 141,422 125,452 125,477 102,493 102,517 123,524 185,524 207,510 226,498 313,498 342,515 356,529 367,548 375,574 375,616 354,635 323,646 286,659 249,673 203,680 162,689 123,696 87,711 0,711">
          <text:p/>
        </draw:polyline>
        <draw:polyline draw:style-name="gr2" draw:text-style-name="P2" draw:layer="layout" svg:width="0.76cm" svg:height="1.605cm" svg:x="18.11cm" svg:y="39.854cm" svg:viewBox="0 0 761 1606" draw:points="0,150 26,47 51,19 76,0 165,0 217,15 285,50 363,105 438,179 502,272 575,379 637,490 689,610 734,736 761,867 761,993 734,1113 695,1216 639,1309 579,1395 511,1466 431,1525 361,1573 301,1606">
          <text:p/>
        </draw:polyline>
        <draw:polyline draw:style-name="gr2" draw:text-style-name="P2" draw:layer="layout" svg:width="0.833cm" svg:height="0.556cm" svg:x="2.826cm" svg:y="44.866cm" svg:viewBox="0 0 834 557" draw:points="658,234 658,195 644,188 627,181 627,141 606,129 582,115 544,81 524,63 493,43 472,29 456,17 439,8 418,0 336,0 303,20 265,38 218,63 164,88 119,117 83,148 52,186 31,224 16,265 0,306 0,387 16,425 37,464 52,494 76,521 100,542 141,557 247,557 280,544 319,530 350,509 379,485 398,459 418,428 433,394 447,360 458,324 466,291 478,261 478,127 460,120 449,138 449,313 460,356 472,394 487,430 501,459 520,482 540,499 563,507 681,507 714,494 741,480 766,464 790,449 817,435 834,416">
          <text:p/>
        </draw:polyline>
        <draw:polyline draw:style-name="gr2" draw:text-style-name="P2" draw:layer="layout" svg:width="0.343cm" svg:height="0.734cm" svg:x="3.574cm" svg:y="43.904cm" svg:viewBox="0 0 344 735" draw:points="127,41 109,41 109,3 121,0 164,0 187,12 212,30 241,55 266,89 297,171 305,221 305,330 288,377 268,421 249,461 224,499 195,526 162,542 135,551 65,551 47,540 27,523 17,506 8,485 2,470 0,445 0,432 23,412 90,412 111,429 131,454 148,478 158,508 175,538 193,563 206,599 226,633 241,658 257,680 274,694 288,708 303,724 313,735 344,735">
          <text:p/>
        </draw:polyline>
        <draw:polyline draw:style-name="gr2" draw:text-style-name="P2" draw:layer="layout" svg:width="0.441cm" svg:height="0.486cm" svg:x="4.107cm" svg:y="43.502cm" svg:viewBox="0 0 442 487" draw:points="258,59 258,16 241,12 227,9 216,7 198,5 175,0 140,0 125,12 109,21 90,34 74,48 58,89 58,184 187,184 216,196 243,196 278,209 303,209 336,221 373,238 402,257 421,276 433,296 442,316 442,369 402,391 357,410 318,429 283,450 243,464 206,476 185,487 82,487 58,469 38,453 25,441 15,429 0,416">
          <text:p/>
        </draw:polyline>
        <draw:polyline draw:style-name="gr2" draw:text-style-name="P2" draw:layer="layout" svg:width="0.36cm" svg:height="0.09cm" svg:x="4.922cm" svg:y="43.588cm" svg:viewBox="0 0 361 91" draw:points="6,91 18,91 29,84 0,84 138,84 173,75 207,68 244,57 271,50 301,37 332,37 348,10 361,10 348,0 330,19">
          <text:p/>
        </draw:polyline>
        <draw:polyline draw:style-name="gr2" draw:text-style-name="P2" draw:layer="layout" svg:width="0.037cm" svg:height="0.527cm" svg:x="5.476cm" svg:y="43.425cm" svg:viewBox="0 0 38 528" draw:points="0,66 0,11 14,0 38,25 38,528">
          <text:p/>
        </draw:polyline>
        <draw:polyline draw:style-name="gr2" draw:text-style-name="P2" draw:layer="layout" svg:width="0.424cm" svg:height="1.162cm" svg:x="10.536cm" svg:y="37.359cm" svg:viewBox="0 0 425 1163" draw:points="25,65 37,52 37,40 18,31 18,17 0,9 18,0 33,0 16,26 16,285 37,362 56,437 72,516 85,584 95,646 109,713 126,777 145,841 163,894 178,948 196,996 219,1046 261,1082 294,1118 336,1141 379,1141 425,1163">
          <text:p/>
        </draw:polyline>
        <draw:polyline draw:style-name="gr2" draw:text-style-name="P2" draw:layer="layout" svg:width="0.422cm" svg:height="1.043cm" svg:x="11.152cm" svg:y="37.397cm" svg:viewBox="0 0 423 1044" draw:points="13,0 0,0 53,0 81,11 112,31 152,55 191,86 236,134 319,252 356,324 383,400 406,479 423,557 423,778 404,837 383,884 367,923 344,960 319,989 296,1012 272,1032 249,1044">
          <text:p/>
        </draw:polyline>
        <draw:polyline draw:style-name="gr2" draw:text-style-name="P2" draw:layer="layout" svg:width="0.315cm" svg:height="0.391cm" svg:x="11.507cm" svg:y="36.856cm" svg:viewBox="0 0 316 392" draw:points="17,17 17,0 0,0 17,9 31,9 42,19 50,32 71,79 71,229 56,270 40,302 27,336 19,359 19,372 44,384 85,386 133,390 188,392 250,392 316,379">
          <text:p/>
        </draw:polyline>
        <draw:polyline draw:style-name="gr2" draw:text-style-name="P2" draw:layer="layout" svg:width="0.515cm" svg:height="0.625cm" svg:x="11.34cm" svg:y="36.79cm" svg:viewBox="0 0 516 626" draw:points="0,59 0,28 14,14 29,14 47,0 107,0 130,12 140,23 149,32 157,41 169,41 176,50 186,71 194,85 200,98 202,112 207,128 207,371 192,388 192,415 171,433 157,451 157,469 147,487 147,574 130,585 118,592 118,603 105,603 105,626 232,626 272,615 309,615 356,599 412,589 464,581 516,581">
          <text:p/>
        </draw:polyline>
        <draw:polyline draw:style-name="gr2" draw:text-style-name="P2" draw:layer="layout" svg:width="0.771cm" svg:height="0.102cm" svg:x="6.141cm" svg:y="44.666cm" svg:viewBox="0 0 772 103" draw:points="15,103 0,103 60,103 102,92 302,92 377,73 450,57 520,45 578,31 636,22 679,13 712,5 739,0 772,0">
          <text:p/>
        </draw:polyline>
        <draw:polyline draw:style-name="gr2" draw:text-style-name="P2" draw:layer="layout" svg:width="0.275cm" svg:height="0.673cm" svg:x="6.474cm" svg:y="44.281cm" svg:viewBox="0 0 276 674" draw:points="0,100 0,7 15,0 27,0 39,12 52,24 62,44 75,71 85,110 93,153 101,198 114,255 128,312 145,371 164,423 186,469 205,510 215,547 232,579 249,603 262,627 270,644 276,660 276,674">
          <text:p/>
        </draw:polyline>
        <draw:polyline draw:style-name="gr2" draw:text-style-name="P2" draw:layer="layout" svg:width="0.097cm" svg:height="0.888cm" svg:x="7.239cm" svg:y="44.083cm" svg:viewBox="0 0 98 889" draw:points="66,58 52,33 52,0 14,0 0,26 0,108 14,164 14,231 35,312 54,401 54,485 79,567 79,868 98,889">
          <text:p/>
        </draw:polyline>
        <draw:polyline draw:style-name="gr2" draw:text-style-name="P2" draw:layer="layout" svg:width="0.937cm" svg:height="1.993cm" svg:x="7.493cm" svg:y="43.395cm" svg:viewBox="0 0 938 1994" draw:points="15,141 15,96 0,50 0,23 13,0 35,0 83,14 145,53 221,103 314,171 416,260 526,362 634,480 741,614 822,762 890,905 938,1057 938,1341 890,1467 820,1592 735,1701 636,1796 528,1874 424,1937 325,1994">
          <text:p/>
        </draw:polyline>
        <draw:polyline draw:style-name="gr2" draw:text-style-name="P2" draw:layer="layout" svg:width="0.731cm" svg:height="2.593cm" svg:x="2.357cm" svg:y="43.145cm" svg:viewBox="0 0 732 2594" draw:points="668,7 641,0 530,0 503,28 426,121 383,203 329,307 276,448 216,614 161,802 101,1012 58,1238 27,1459 0,1664 0,1852 16,2023 66,2171 142,2303 253,2408 387,2485 548,2549 732,2594">
          <text:p/>
        </draw:polyline>
        <draw:polyline draw:style-name="gr2" draw:text-style-name="P2" draw:layer="layout" svg:width="0.554cm" svg:height="1.841cm" svg:x="10.453cm" svg:y="43.28cm" svg:viewBox="0 0 555 1842" draw:points="547,145 555,125 555,72 532,45 516,22 495,22 448,0 433,22 417,58 388,115 355,186 308,274 254,379 207,511 153,645 99,779 54,913 21,1043 0,1167 0,1401 31,1497 77,1581 130,1656 197,1722 269,1772 357,1814 454,1842">
          <text:p/>
        </draw:polyline>
        <draw:polyline draw:style-name="gr2" draw:text-style-name="P2" draw:layer="layout" svg:width="0.823cm" svg:height="0.795cm" svg:x="11.782cm" svg:y="43.838cm" svg:viewBox="0 0 824 796" draw:points="535,176 535,162 522,150 508,140 491,119 468,93 456,78 442,57 429,40 406,26 377,12 349,0 295,0 225,14 194,35 160,50 130,76 104,105 73,133 50,180 31,226 15,288 0,349 0,613 15,667 35,715 62,753 93,779 128,796 208,796 251,774 291,749 324,724 355,697 377,663 398,624 411,584 425,546 433,508 433,152 398,152 398,253 384,308 371,365 371,496 388,560 402,620 419,674 446,715 477,746 516,760 561,770 607,774 650,774 694,760 735,742 781,715 824,681">
          <text:p/>
        </draw:polyline>
        <draw:polyline draw:style-name="gr2" draw:text-style-name="P2" draw:layer="layout" svg:width="0.529cm" svg:height="0.614cm" svg:x="12.268cm" svg:y="43.002cm" svg:viewBox="0 0 530 615" draw:points="245,119 226,119 214,107 199,98 187,89 187,43 199,39 210,26 230,14 280,14 309,0 342,0 379,17 400,41 400,222 379,279 361,331 332,383 299,435 270,475 241,510 214,544 183,572 153,594 128,608 108,615 62,615 46,603 25,587 12,572 0,551 0,475 15,451 15,429 37,413 54,399 77,392 108,392 122,404 141,417 168,437 193,458 226,477 255,501 288,527 326,553 363,577 400,594 425,608 456,615 530,615">
          <text:p/>
        </draw:polyline>
        <draw:polyline draw:style-name="gr2" draw:text-style-name="P2" draw:layer="layout" svg:width="0.254cm" svg:height="0.386cm" svg:x="12.671cm" svg:y="42.562cm" svg:viewBox="0 0 255 387" draw:points="216,115 216,43 183,31 166,21 145,4 122,0 54,0 44,14 44,73 58,88 75,108 93,121 116,139 145,155 220,196 241,217 255,237 255,307 241,334 231,353 210,365 197,374 189,387 0,387 15,367">
          <text:p/>
        </draw:polyline>
        <draw:polyline draw:style-name="gr2" draw:text-style-name="P2" draw:layer="layout" svg:width="0.283cm" svg:height="0.072cm" svg:x="13.091cm" svg:y="42.633cm" svg:viewBox="0 0 284 73" draw:points="0,73 16,63 39,63 71,56 96,46 121,41 158,37 191,32 214,24 249,17 272,8 284,0">
          <text:p/>
        </draw:polyline>
        <draw:polyline draw:style-name="gr2" draw:text-style-name="P2" draw:layer="layout" svg:width="0.198cm" svg:height="0.609cm" svg:x="13.583cm" svg:y="42.326cm" svg:viewBox="0 0 199 610" draw:points="22,90 22,29 0,11 0,0 27,11 37,38 51,72 68,117 89,169 105,224 128,288 146,354 165,426 199,554 199,610">
          <text:p/>
        </draw:polyline>
        <draw:polyline draw:style-name="gr2" draw:text-style-name="P2" draw:layer="layout" svg:width="0.035cm" svg:height="0.09cm" svg:x="4.434cm" svg:y="44.364cm" svg:viewBox="0 0 36 91" draw:points="36,0 36,63 17,71 17,82 0,91">
          <text:p/>
        </draw:polyline>
        <draw:polyline draw:style-name="gr2" draw:text-style-name="P2" draw:layer="layout" svg:width="0.52cm" svg:height="0.779cm" svg:x="4.943cm" svg:y="43.971cm" svg:viewBox="0 0 521 780" draw:points="299,413 318,413 281,413 281,368 256,351 233,344 210,332 175,320 140,311 109,311 76,327 49,344 37,359 16,375 0,394 0,491 14,511 33,534 59,559 90,582 121,598 152,613 183,620 231,620 246,603 268,585 291,564 310,532 322,501 332,466 347,423 355,382 363,337 363,98 347,66 347,38 332,17 322,0 322,242 334,301 343,368 361,434 374,503 394,568 417,620 440,668 465,709 494,746 521,780">
          <text:p/>
        </draw:polyline>
        <draw:polyline draw:style-name="gr2" draw:text-style-name="P2" draw:layer="layout" svg:width="0.067cm" svg:height="0.043cm" svg:x="13.357cm" svg:y="43.25cm" svg:viewBox="0 0 68 44" draw:points="55,31 68,31 68,44 37,44 37,0 18,0 18,11 0,25 0,42">
          <text:p/>
        </draw:polyline>
        <draw:polyline draw:style-name="gr2" draw:text-style-name="P2" draw:layer="layout" svg:width="0.556cm" svg:height="1.011cm" svg:x="14.174cm" svg:y="42.698cm" svg:viewBox="0 0 557 1012" draw:points="394,662 394,619 381,619 358,596 342,585 319,576 294,567 259,567 226,553 189,546 104,546 71,560 46,576 26,596 11,615 0,635 0,683 15,705 28,724 48,741 71,755 104,769 139,781 181,794 226,794 265,781 305,762 336,737 365,705 387,671 412,626 433,581 445,529 466,476 482,421 499,372 520,315 536,254 544,202 551,152 557,107 557,0 557,130 536,200 522,281 511,365 497,458 497,553 480,648 480,1012">
          <text:p/>
        </draw:polyline>
        <draw:polyline draw:style-name="gr2" draw:text-style-name="P2" draw:layer="layout" svg:width="0.589cm" svg:height="0.098cm" svg:x="15.741cm" svg:y="43.99cm" svg:viewBox="0 0 590 99" draw:points="0,99 301,99 366,81 434,64 493,46 542,28 590,0">
          <text:p/>
        </draw:polyline>
        <draw:polyline draw:style-name="gr2" draw:text-style-name="P2" draw:layer="layout" svg:width="0.215cm" svg:height="0.92cm" svg:x="16.77cm" svg:y="43.584cm" svg:viewBox="0 0 216 921" draw:points="0,87 10,59 17,44 30,34 42,23 42,9 57,0 131,0 154,20 164,50 179,89 193,140 202,192 202,407 187,488 187,898 216,921">
          <text:p/>
        </draw:polyline>
        <draw:polyline draw:style-name="gr2" draw:text-style-name="P2" draw:layer="layout" svg:width="0.8cm" svg:height="1.947cm" svg:x="17.181cm" svg:y="42.812cm" svg:viewBox="0 0 801 1948" draw:points="83,231 17,109 0,61 0,0 29,0 75,13 133,52 209,111 294,195 387,297 478,420 569,556 654,704 718,854 771,1010 801,1155 801,1420 763,1534 709,1639 643,1723 573,1791 497,1843 430,1889 373,1923 331,1948">
          <text:p/>
        </draw:polyline>
        <draw:polyline draw:style-name="gr2" draw:text-style-name="P2" draw:layer="layout" svg:width="0.62cm" svg:height="0.221cm" svg:x="19.395cm" svg:y="43.793cm" svg:viewBox="0 0 621 222" draw:points="70,222 70,210 54,201 39,201 17,189 0,179 12,179 25,165 41,165 56,155 81,144 110,133 144,126 175,117 396,117 437,103 474,88 512,73 539,57 559,43 578,25 592,14 605,0 621,0">
          <text:p/>
        </draw:polyline>
        <draw:polyline draw:style-name="gr2" draw:text-style-name="P2" draw:layer="layout" svg:width="0.637cm" svg:height="0.115cm" svg:x="19.426cm" svg:y="44.125cm" svg:viewBox="0 0 638 116" draw:points="13,70 13,84 0,99 0,116 48,116 79,101 178,101 240,87 304,75 372,66 600,66 623,50 638,41 638,0">
          <text:p/>
        </draw:polyline>
        <draw:polyline draw:style-name="gr2" draw:text-style-name="P2" draw:layer="layout" svg:width="0.727cm" svg:height="0.84cm" svg:x="20.588cm" svg:y="43.612cm" svg:viewBox="0 0 728 841" draw:points="124,145 124,111 74,111 62,131 47,159 37,197 23,242 12,295 6,349 0,411 0,476 16,541 37,605 64,662 101,720 145,760 195,796 255,825 315,841 369,841 425,827 478,805 526,777 571,743 613,703 648,655 679,598 702,536 716,467 728,395 728,254 710,190 681,128 648,83 609,47 559,18 497,0 371,0 301,13 232,40 164,66 107,99 60,140">
          <text:p/>
        </draw:polyline>
        <draw:polyline draw:style-name="gr2" draw:text-style-name="P2" draw:layer="layout" svg:width="1.865cm" svg:height="0.547cm" svg:x="21.954cm" svg:y="43.434cm" svg:viewBox="0 0 1866 548" draw:points="37,181 37,192 17,192 0,179 157,179 192,203 223,231 250,258 279,290 302,328 316,362 333,401 341,438 347,464 347,548 335,548 312,535 304,519 294,501 285,474 279,442 279,333 292,303 304,272 325,245 349,222 380,205 411,190 602,190 637,214 664,233 682,260 699,281 713,315 722,340 734,369 740,395 742,419 748,442 753,460 759,471 775,471 784,460 798,460 815,445 833,428 858,408 881,385 903,358 928,335 949,315 968,290 982,260 996,226 1005,195 1013,176 1027,176 1030,197 1030,240 1046,258 1061,276 1075,292 1092,312 1114,333 1135,351 1162,369 1193,388 1224,405 1259,419 1292,426 1353,426 1382,410 1407,388 1425,365 1444,338 1454,310 1460,285 1465,265 1475,242 1477,231 1477,119 1465,119 1465,242 1477,283 1487,315 1502,338 1522,362 1541,378 1562,408 1591,431 1616,445 1799,445 1818,431 1839,412 1847,390 1855,360 1866,322 1866,238 1849,208 1833,174 1810,133 1785,97 1754,67 1711,34 1671,14 1630,0 1537,0 1491,18 1446,39 1407,69 1382,105 1363,140">
          <text:p/>
        </draw:polyline>
        <draw:polyline draw:style-name="gr2" draw:text-style-name="P2" draw:layer="layout" svg:width="0.503cm" svg:height="0.83cm" svg:x="24.058cm" svg:y="42.945cm" svg:viewBox="0 0 504 831" draw:points="338,706 338,642 299,583 269,560 253,531 238,510 213,491 178,480 153,476 83,476 54,505 31,523 19,555 9,578 5,605 0,636 0,658 15,684 46,711 81,731 116,744 155,756 199,763 271,763 299,749 324,727 347,701 361,674 378,649 378,616 394,589 409,550 425,514 425,281 411,228 400,178 384,130 367,85 347,53 326,31 314,14 314,0 314,62 326,105 345,153 361,200 361,255 386,316 407,383 425,450 438,510 442,569 450,619 460,663 471,699 485,736 491,761 491,820 504,831">
          <text:p/>
        </draw:polyline>
        <draw:polyline draw:style-name="gr2" draw:text-style-name="P2" draw:layer="layout" svg:width="1.176cm" svg:height="0.471cm" svg:x="24.875cm" svg:y="43.207cm" svg:viewBox="0 0 1177 472" draw:points="0,229 16,207 31,186 31,166 72,152 114,141 149,141 186,152 229,168 269,193 304,227 333,261 349,305 364,346 376,380 376,472 349,472 341,453 331,432 324,403 318,363 318,266 335,218 355,168 380,125 412,86 443,48 478,16 503,0 563,0 596,16 617,41 629,71 644,109 656,157 675,205 697,245 718,289 737,324 766,353 797,382 834,401 879,412 1111,412 1177,389">
          <text:p/>
        </draw:polyline>
        <draw:polyline draw:style-name="gr2" draw:text-style-name="P2" draw:layer="layout" svg:width="0.887cm" svg:height="1.252cm" svg:x="12.198cm" svg:y="45.434cm" svg:viewBox="0 0 888 1253" draw:points="821,159 821,109 844,97 859,83 873,74 888,61 873,61 873,18 859,11 859,0 836,0 811,20 780,54 747,100 697,159 643,231 585,314 519,405 452,508 386,610 322,712 260,808 202,894 153,973 109,1046 76,1110 51,1160 31,1201 14,1225 6,1244 0,1253">
          <text:p/>
        </draw:polyline>
        <draw:polyline draw:style-name="gr2" draw:text-style-name="P2" draw:layer="layout" svg:width="0.769cm" svg:height="0.287cm" svg:x="12.431cm" svg:y="45.46cm" svg:viewBox="0 0 770 288" draw:points="363,72 344,72 316,89 276,108 240,120 209,136 166,163 128,186 97,204 62,215 38,225 13,241 0,251 21,251 38,239 58,227 91,211 128,193 174,177 222,161 264,139 307,118 349,96 394,84 485,61 518,46 549,28 586,17 624,7 657,3 679,0 731,0 731,58 741,77 741,136 756,174 756,208 770,236 770,288">
          <text:p/>
        </draw:polyline>
        <draw:polyline draw:style-name="gr2" draw:text-style-name="P2" draw:layer="layout" svg:width="0.678cm" svg:height="0.7cm" svg:x="13.566cm" svg:y="46.106cm" svg:viewBox="0 0 679 701" draw:points="417,16 321,16 310,0 178,0 106,47 68,66 46,75 21,100 0,123 0,150 21,166 44,182 68,197 110,214 161,230 217,241 292,252 363,268 423,287 481,314 539,337 586,371 627,408 663,436 679,469 679,578 658,615 632,640 586,658 547,678 510,701 323,701 279,681 246,665 209,646 178,624 161,603 145,581 128,562">
          <text:p/>
        </draw:polyline>
        <draw:polyline draw:style-name="gr2" draw:text-style-name="P2" draw:layer="layout" svg:width="0.574cm" svg:height="0.529cm" svg:x="14.567cm" svg:y="46.284cm" svg:viewBox="0 0 575 530" draw:points="422,120 404,91 383,64 356,51 321,34 288,17 249,0 141,0 104,25 71,44 41,77 16,103 0,139 0,260 18,296 43,334 73,362 106,391 143,415 183,432 220,432 253,418 290,400 325,375 356,353 379,320 397,282 414,239 431,203 445,173 445,51 462,51 462,187 474,225 484,268 497,318 507,364 519,410 530,448 542,480 559,505 575,530">
          <text:p/>
        </draw:polyline>
        <draw:polyline draw:style-name="gr2" draw:text-style-name="P2" draw:layer="layout" svg:width="1.23cm" svg:height="0.513cm" svg:x="15.302cm" svg:y="46.377cm" svg:viewBox="0 0 1231 514" draw:points="0,201 0,119 38,119 66,107 146,107 194,121 247,148 303,180 396,241 433,280 460,317 460,353 479,389 479,460 458,473 386,473 359,448 328,421 293,389 270,351 270,189 278,148 303,107 351,72 396,40 448,18 487,7 541,0 591,0 644,21 692,45 713,77 713,160 737,201 737,319 723,357 723,439 723,298 754,253 785,203 828,155 870,112 907,67 950,40 983,29 1058,29 1078,55 1107,87 1132,119 1155,165 1176,208 1176,289 1192,332 1192,487 1213,501 1231,514">
          <text:p/>
        </draw:polyline>
        <draw:polyline draw:style-name="gr2" draw:text-style-name="P2" draw:layer="layout" svg:width="0.372cm" svg:height="0.539cm" svg:x="16.933cm" svg:y="46.374cm" svg:viewBox="0 0 373 540" draw:points="168,121 147,112 133,103 116,103 170,103 203,86 339,86 362,74 373,34 356,14 337,0 195,0 155,36 118,67 85,100 52,139 21,178 0,220 0,399 21,442 52,470 95,499 145,522 199,540 255,540">
          <text:p/>
        </draw:polyline>
        <draw:polyline draw:style-name="gr2" draw:text-style-name="P2" draw:layer="layout" svg:width="1.398cm" svg:height="0.555cm" svg:x="18.75cm" svg:y="46.358cm" svg:viewBox="0 0 1399 556" draw:points="0,189 0,95 0,226 15,273 35,319 35,414 60,456 83,486 93,510 121,529 146,544 175,551 208,556 229,556 247,533 260,506 286,479 301,437 309,398 309,298 295,248 295,114 295,125 315,157 315,273 332,319 348,366 363,409 377,448 423,481 464,512 526,538 592,556 704,556 762,546 814,527 855,510 890,483 919,448 936,414 952,371 967,319 979,273 979,168 960,125 944,87 927,52 902,26 863,26 863,69 882,87 904,100 933,109 1020,109 1060,95 1095,80 1122,64 1153,42 1171,14 1190,0 1229,0 1229,250 1252,300 1277,348 1305,395 1330,428 1365,448 1399,460">
          <text:p/>
        </draw:polyline>
        <draw:polyline draw:style-name="gr2" draw:text-style-name="P2" draw:layer="layout" svg:width="0.364cm" svg:height="0.232cm" svg:x="20.001cm" svg:y="45.802cm" svg:viewBox="0 0 365 233" draw:points="365,59 263,0 91,0 53,20 22,55 0,85 0,114 16,140 51,164 91,185 136,212 181,233 317,233 317,183 300,149 276,121 245,97 210,83 179,66 109,66 87,92 68,123">
          <text:p/>
        </draw:polyline>
        <draw:polyline draw:style-name="gr2" draw:text-style-name="P2" draw:layer="layout" svg:width="0.082cm" svg:height="0.691cm" svg:x="20.557cm" svg:y="46.131cm" svg:viewBox="0 0 83 692" draw:points="0,32 0,0 0,17 12,50 29,100 39,148 47,207 64,282 77,348 83,420 83,692">
          <text:p/>
        </draw:polyline>
        <draw:polyline draw:style-name="gr2" draw:text-style-name="P2" draw:layer="layout" svg:width="0.482cm" svg:height="0.117cm" svg:x="20.439cm" svg:y="46.46cm" svg:viewBox="0 0 483 118" draw:points="77,118 26,85 11,78 0,66 0,55 24,33 125,33 183,17 251,0 483,0">
          <text:p/>
        </draw:polyline>
        <draw:polyline draw:style-name="gr2" draw:text-style-name="P2" draw:layer="layout" svg:width="0.734cm" svg:height="0.632cm" svg:x="20.881cm" svg:y="46.256cm" svg:viewBox="0 0 735 633" draw:points="49,44 26,28 14,9 0,0 0,75 24,116 24,166 47,226 61,281 70,331 78,372 78,440 161,440 191,415 222,379 258,351 295,315 342,281 388,251 435,228 481,212 570,212 603,228 632,253 632,496 648,538 675,579 702,608 735,633">
          <text:p/>
        </draw:polyline>
        <draw:polyline draw:style-name="gr2" draw:text-style-name="P2" draw:layer="layout" svg:width="0.155cm" svg:height="0.62cm" svg:x="22.38cm" svg:y="46.163cm" svg:viewBox="0 0 156 621" draw:points="0,148 48,67 61,41 61,0 61,48 75,85 92,131 92,301 108,360 108,417 125,469 142,517 142,594 156,621">
          <text:p/>
        </draw:polyline>
        <draw:polyline draw:style-name="gr2" draw:text-style-name="P2" draw:layer="layout" svg:width="0.471cm" svg:height="0.074cm" svg:x="22.326cm" svg:y="46.429cm" svg:viewBox="0 0 472 75" draw:points="138,75 63,46 31,32 15,22 0,15 404,15 472,0">
          <text:p/>
        </draw:polyline>
        <draw:polyline draw:style-name="gr2" draw:text-style-name="P2" draw:layer="layout" svg:width="1.403cm" svg:height="0.645cm" svg:x="22.831cm" svg:y="46.141cm" svg:viewBox="0 0 1404 646" draw:points="134,133 119,102 103,81 84,62 43,22 20,0 0,0 0,474 14,488 43,488 51,476 66,465 82,443 103,412 128,379 157,347 184,317 210,286 229,262 250,240 266,226 283,226 299,243 308,265 323,288 337,315 352,340 371,369 391,395 414,417 445,431 476,443 509,447 546,449 633,449 679,433 722,417 749,392 780,367 815,338 838,307 856,272 856,106 856,195 871,231 879,269 896,307 912,340 939,374 962,400 989,422 1020,433 1131,433 1166,422 1193,400 1212,367 1235,336 1251,302 1264,269 1280,233 1295,199 1303,169 1311,140 1326,124 1340,109 1352,100 1367,100 1371,126 1381,159 1394,199 1404,247 1404,586 1381,615 1359,632 1342,641 1319,646">
          <text:p/>
        </draw:polyline>
        <draw:polyline draw:style-name="gr2" draw:text-style-name="P2" draw:layer="layout" svg:width="0.169cm" svg:height="0.215cm" svg:x="23.947cm" svg:y="45.35cm" svg:viewBox="0 0 170 216" draw:points="31,120 31,24 10,0 0,17 0,79 14,110 37,142 62,171 89,192 116,209 141,216 170,216 170,168 150,148 118,130 87,113 58,100 33,91 14,91">
          <text:p/>
        </draw:polyline>
        <draw:polyline draw:style-name="gr2" draw:text-style-name="P2" draw:layer="layout" svg:width="0.791cm" svg:height="0.698cm" svg:x="1.183cm" svg:y="50.817cm" svg:viewBox="0 0 792 699" draw:points="716,308 716,291 695,265 695,215 670,181 625,117 594,91 557,63 526,45 486,29 449,17 416,8 383,0 271,0 232,17 193,43 154,74 116,115 83,163 54,215 32,274 15,336 0,403 0,568 21,616 52,654 83,682 116,699 249,699 300,687 344,666 379,642 424,609 453,568 486,525 511,475 530,425 548,372 561,322 571,274 571,152 557,152 557,461 571,511 586,554 608,585 637,609 670,621 707,630 749,630 792,618">
          <text:p/>
        </draw:polyline>
        <draw:polyline draw:style-name="gr2" draw:text-style-name="P2" draw:layer="layout" svg:width="0.359cm" svg:height="0.666cm" svg:x="1.9cm" svg:y="49.637cm" svg:viewBox="0 0 360 667" draw:points="119,23 119,11 148,4 172,0 224,0 249,16 309,66 334,102 348,147 348,197 332,252 309,307 286,359 253,404 222,443 187,475 146,497 115,509 60,509 39,497 29,478 12,459 0,440 0,389 14,364 31,343 43,325 43,314 56,307 125,307 150,328 164,357 172,387 195,421 230,454 255,487 276,523 292,559 307,590 319,611 346,630 346,648 360,667">
          <text:p/>
        </draw:polyline>
        <draw:polyline draw:style-name="gr2" draw:text-style-name="P2" draw:layer="layout" svg:width="0.347cm" svg:height="0.436cm" svg:x="2.363cm" svg:y="49.008cm" svg:viewBox="0 0 348 437" draw:points="249,0 261,0 270,14 190,14 157,2 39,2 54,11 74,11 91,23 107,33 126,40 149,52 176,64 202,90 225,109 253,136 280,166 303,200 323,238 340,273 348,311 348,391 325,408 303,422 278,432 247,437 149,437 122,427 95,427 74,415 56,403 39,394 29,389 14,382 0,372">
          <text:p/>
        </draw:polyline>
        <draw:polyline draw:style-name="gr2" draw:text-style-name="P2" draw:layer="layout" svg:width="0.337cm" svg:height="0.007cm" svg:x="2.882cm" svg:y="49.26cm" svg:viewBox="0 0 338 8" draw:points="0,8 124,8 173,0 338,0">
          <text:p/>
        </draw:polyline>
        <draw:polyline draw:style-name="gr2" draw:text-style-name="P2" draw:layer="layout" svg:width="0.093cm" svg:height="0.578cm" svg:x="3.46cm" svg:y="48.939cm" svg:viewBox="0 0 94 579" draw:points="41,80 41,48 25,35 15,23 0,16 0,0 0,21 13,53 25,98 45,142 53,200 61,264 72,333 78,408 86,474 94,534 94,579">
          <text:p/>
        </draw:polyline>
        <draw:polyline draw:style-name="gr2" draw:text-style-name="P2" draw:layer="layout" svg:width="0.05cm" svg:height="0.043cm" svg:x="3.45cm" svg:y="50.255cm" svg:viewBox="0 0 51 44" draw:points="51,0 18,0 18,44 0,35">
          <text:p/>
        </draw:polyline>
        <draw:polyline draw:style-name="gr2" draw:text-style-name="P2" draw:layer="layout" svg:width="0.523cm" svg:height="0.837cm" svg:x="4.081cm" svg:y="49.78cm" svg:viewBox="0 0 524 838" draw:points="431,655 437,636 416,605 351,531 330,503 293,469 252,436 221,419 181,403 119,403 97,422 60,433 37,458 20,483 0,505 0,605 22,636 60,674 88,696 134,722 173,738 206,738 237,726 277,710 308,681 328,638 358,601 379,555 408,512 433,469 455,424 468,369 468,110 455,67 455,36 439,11 439,0 424,0 424,24 406,58 406,224 422,293 433,367 453,451 476,533 505,615 524,688 524,838">
          <text:p/>
        </draw:polyline>
        <draw:polyline draw:style-name="gr2" draw:text-style-name="P2" draw:layer="layout" svg:width="0.569cm" svg:height="0.124cm" svg:x="5.033cm" svg:y="51.36cm" svg:viewBox="0 0 570 125" draw:points="17,125 0,125 9,114 191,114 253,99 327,80 390,68 454,48 516,27 570,0">
          <text:p/>
        </draw:polyline>
        <draw:polyline draw:style-name="gr2" draw:text-style-name="P2" draw:layer="layout" svg:width="0.279cm" svg:height="0.664cm" svg:x="5.228cm" svg:y="50.989cm" svg:viewBox="0 0 280 665" draw:points="157,43 99,12 76,0 27,0 10,12 0,34 0,57 16,93 31,128 49,173 49,228 78,281 116,343 140,401 169,460 192,524 218,585 249,632 280,665">
          <text:p/>
        </draw:polyline>
        <draw:polyline draw:style-name="gr2" draw:text-style-name="P2" draw:layer="layout" svg:width="0.227cm" svg:height="0.824cm" svg:x="6.092cm" svg:y="50.76cm" svg:viewBox="0 0 228 825" draw:points="2,174 12,81 12,29 0,13 0,0 0,27 10,52 33,95 47,150 66,207 93,284 111,363 128,445 147,527 160,610 174,681 195,742 214,789 228,825">
          <text:p/>
        </draw:polyline>
        <draw:polyline draw:style-name="gr2" draw:text-style-name="P2" draw:layer="layout" svg:width="0.815cm" svg:height="2.793cm" svg:x="6.503cm" svg:y="49.553cm" svg:viewBox="0 0 816 2794" draw:points="56,76 10,12 0,0 33,29 87,79 155,145 232,234 325,350 429,484 537,636 634,814 710,998 780,1193 816,1395 816,1604 797,1814 741,2022 652,2221 543,2392 416,2553 261,2687 108,2794">
          <text:p/>
        </draw:polyline>
        <draw:polyline draw:style-name="gr2" draw:text-style-name="P2" draw:layer="layout" svg:width="0.754cm" svg:height="3.468cm" svg:x="0.881cm" svg:y="48.987cm" svg:viewBox="0 0 755 3469" draw:points="453,42 453,14 437,0 393,9 377,44 352,104 321,192 280,307 246,464 204,652 167,871 124,1114 76,1376 31,1641 0,1903 0,2389 29,2601 68,2789 130,2946 217,3084 315,3203 416,3298 524,3374 635,3427 755,3469">
          <text:p/>
        </draw:polyline>
        <draw:polyline draw:style-name="gr2" draw:text-style-name="P2" draw:layer="layout" svg:width="1.103cm" svg:height="2.838cm" svg:x="8.676cm" svg:y="49.567cm" svg:viewBox="0 0 1104 2839" draw:points="790,0 692,65 630,132 522,221 430,330 332,468 231,625 153,806 78,1009 29,1232 0,1466 0,1696 24,1916 84,2121 175,2309 287,2473 425,2607 580,2704 751,2775 933,2818 1104,2839">
          <text:p/>
        </draw:polyline>
        <draw:polyline draw:style-name="gr2" draw:text-style-name="P2" draw:layer="layout" svg:width="1.098cm" svg:height="0.745cm" svg:x="10.577cm" svg:y="50.696cm" svg:viewBox="0 0 1099 746" draw:points="593,193 593,169 571,145 533,116 494,91 445,59 399,36 347,19 285,0 147,0 85,45 60,88 37,129 19,186 0,248 0,460 15,528 37,589 60,646 91,689 135,722 174,746 329,746 376,725 430,696 480,660 529,615 564,565 585,513 602,456 614,399 622,344 622,214 610,186 610,166 600,155 587,155 569,171 569,462 591,530 618,587 653,635 695,670 746,694 800,708 912,708 979,689 1041,665 1099,644">
          <text:p/>
        </draw:polyline>
        <draw:polyline draw:style-name="gr2" draw:text-style-name="P2" draw:layer="layout" svg:width="0.585cm" svg:height="0.929cm" svg:x="10.922cm" svg:y="49.46cm" svg:viewBox="0 0 586 930" draw:points="255,141 255,57 265,34 282,16 302,0 385,0 434,24 457,66 479,116 493,177 493,310 463,392 428,465 395,530 348,587 296,635 232,678 170,713 108,735 0,735 0,632 23,599 52,567 71,544 93,523 114,508 139,508 162,525 180,551 195,587 215,628 238,678 261,730 296,778 341,818 372,858 408,889 447,913 483,930 586,930">
          <text:p/>
        </draw:polyline>
        <draw:polyline draw:style-name="gr2" draw:text-style-name="P2" draw:layer="layout" svg:width="0.434cm" svg:height="0.597cm" svg:x="11.454cm" svg:y="48.765cm" svg:viewBox="0 0 435 598" draw:points="288,24 273,24 259,11 249,0 209,0 195,18 180,33 158,52 110,52 85,66 65,81 31,81 31,131 43,131 81,172 108,188 133,202 164,216 195,231 232,254 265,281 298,309 327,338 352,372 379,397 398,419 414,450 422,479 433,503 435,525 435,544 420,558 402,580 375,598 191,598 156,587 121,568 89,548 65,532 43,515 22,496 10,476 0,464">
          <text:p/>
        </draw:polyline>
        <draw:polyline draw:style-name="gr2" draw:text-style-name="P2" draw:layer="layout" svg:width="0.325cm" svg:height="0.011cm" svg:x="12.121cm" svg:y="49.085cm" svg:viewBox="0 0 326 12" draw:points="0,12 225,12 258,0 326,0">
          <text:p/>
        </draw:polyline>
        <draw:polyline draw:style-name="gr2" draw:text-style-name="P2" draw:layer="layout" svg:width="0.488cm" svg:height="0.569cm" svg:x="12.793cm" svg:y="48.715cm" svg:viewBox="0 0 489 570" draw:points="25,164 25,150 12,140 0,122 0,36 12,18 25,7 43,0 93,0 129,14 160,36 195,72 218,111 235,159 247,211 247,329 224,386 191,436 152,474 117,508 87,539 70,555 52,570 91,558 129,548 171,539 218,525 262,517 311,510 369,505 489,505">
          <text:p/>
        </draw:polyline>
        <draw:polyline draw:style-name="gr2" draw:text-style-name="P2" draw:layer="layout" svg:width="0.079cm" svg:height="0.052cm" svg:x="12.861cm" svg:y="50.172cm" svg:viewBox="0 0 80 53" draw:points="78,17 61,17 74,17 74,29 63,41 25,41 0,53 23,41 80,41 31,41 17,26 6,12 6,0 19,0">
          <text:p/>
        </draw:polyline>
        <draw:polyline draw:style-name="gr2" draw:text-style-name="P2" draw:layer="layout" svg:width="0.494cm" svg:height="0.969cm" svg:x="13.455cm" svg:y="49.508cm" svg:viewBox="0 0 495 970" draw:points="325,587 325,541 304,534 275,515 228,487 203,467 170,458 139,453 107,451 84,448 62,448 33,475 12,503 0,532 0,584 16,617 31,653 47,680 80,701 111,720 139,734 160,744 213,744 242,717 273,696 304,665 333,627 364,591 381,551 395,508 395,340 379,281 356,222 356,0 356,268 373,354 373,530 389,617 389,696 412,770 433,841 449,891 472,937 495,970">
          <text:p/>
        </draw:polyline>
        <draw:polyline draw:style-name="gr2" draw:text-style-name="P2" draw:layer="layout" svg:width="0.722cm" svg:height="0.088cm" svg:x="14.837cm" svg:y="51.21cm" svg:viewBox="0 0 723 89" draw:points="13,89 0,89 234,89 286,75 329,53 368,31 488,31 534,13 575,0 723,0">
          <text:p/>
        </draw:polyline>
        <draw:polyline draw:style-name="gr2" draw:text-style-name="P2" draw:layer="layout" svg:width="0.121cm" svg:height="0.825cm" svg:x="15.181cm" svg:y="50.882cm" svg:viewBox="0 0 122 826" draw:points="29,12 15,0 0,0 0,59 17,87 32,126 52,180 69,243 89,309 102,378 110,455 122,521 122,826">
          <text:p/>
        </draw:polyline>
        <draw:polyline draw:style-name="gr2" draw:text-style-name="P2" draw:layer="layout" svg:width="0.087cm" svg:height="0.991cm" svg:x="15.966cm" svg:y="50.584cm" svg:viewBox="0 0 88 992" draw:points="0,114 0,0 0,21 10,50 25,85 41,131 54,176 70,235 82,305 88,385 88,992">
          <text:p/>
        </draw:polyline>
        <draw:polyline draw:style-name="gr2" draw:text-style-name="P2" draw:layer="layout" svg:width="0.593cm" svg:height="2.871cm" svg:x="16.216cm" svg:y="49.582cm" svg:viewBox="0 0 594 2872" draw:points="39,176 0,102 0,0 31,14 70,47 123,102 169,180 222,285 293,414 355,562 425,729 487,913 543,1106 578,1306 594,1508 594,1708 563,1901 508,2089 437,2263 363,2420 278,2556 193,2670 115,2758 52,2824 8,2872">
          <text:p/>
        </draw:polyline>
        <draw:polyline draw:style-name="gr2" draw:text-style-name="P2" draw:layer="layout" svg:width="0.798cm" svg:height="2.332cm" svg:x="18.2cm" svg:y="49.548cm" svg:viewBox="0 0 799 2333" draw:points="694,60 659,14 640,0 566,0 517,21 474,71 412,150 341,257 279,376 203,517 133,685 79,863 31,1042 0,1220 0,1547 21,1701 69,1842 124,1956 195,2054 273,2142 358,2208 451,2261 543,2297 628,2321 710,2333 799,2333">
          <text:p/>
        </draw:polyline>
        <draw:polyline draw:style-name="gr2" draw:text-style-name="P2" draw:layer="layout" svg:width="0.938cm" svg:height="0.774cm" svg:x="19.207cm" svg:y="50.56cm" svg:viewBox="0 0 939 775" draw:points="640,344 640,194 617,158 592,120 557,79 526,43 485,20 437,0 330,0 274,12 220,36 168,67 115,115 75,173 38,232 14,299 0,368 0,437 19,503 42,571 73,625 106,671 152,708 193,735 243,749 344,749 394,728 441,696 483,661 522,621 555,573 580,521 600,468 619,414 640,364 656,321 669,285 669,244 650,244 640,268 640,392 665,442 691,494 716,553 749,616 789,668 828,703 871,735 911,753 939,775">
          <text:p/>
        </draw:polyline>
        <draw:polyline draw:style-name="gr2" draw:text-style-name="P2" draw:layer="layout" svg:width="0.531cm" svg:height="0.795cm" svg:x="19.662cm" svg:y="49.544cm" svg:viewBox="0 0 532 796" draw:points="307,97 303,85 301,73 292,64 292,0 323,14 331,38 346,64 356,102 371,148 371,310 354,365 334,417 294,472 259,512 215,544 169,567 128,581 20,581 20,569 0,558 0,467 23,439 47,415 68,396 97,381 151,381 169,403 186,429 209,458 231,489 253,526 280,567 311,610 354,648 387,687 422,724 456,753 495,781 532,796">
          <text:p/>
        </draw:polyline>
        <draw:polyline draw:style-name="gr2" draw:text-style-name="P2" draw:layer="layout" svg:width="0.399cm" svg:height="0.454cm" svg:x="19.854cm" svg:y="48.622cm" svg:viewBox="0 0 400 455" draw:points="184,24 124,24 99,11 70,0 0,0 0,11 12,11 12,29 39,79 66,97 99,117 130,143 159,172 194,201 234,232 278,253 319,270 346,296 363,320 381,341 400,366 400,384 379,401 357,420 328,437 292,448 255,455 132,455 105,439 83,423 56,410 45,398 25,394">
          <text:p/>
        </draw:polyline>
        <draw:polyline draw:style-name="gr2" draw:text-style-name="P2" draw:layer="layout" svg:width="0.277cm" svg:height="0.045cm" svg:x="20.447cm" svg:y="48.865cm" svg:viewBox="0 0 278 46" draw:points="0,46 37,34 58,24 155,24 186,11 216,0 278,0">
          <text:p/>
        </draw:polyline>
        <draw:polyline draw:style-name="gr2" draw:text-style-name="P2" draw:layer="layout" svg:width="0.57cm" svg:height="0.586cm" svg:x="20.865cm" svg:y="48.508cm" svg:viewBox="0 0 571 587" draw:points="0,102 0,73 25,54 62,40 153,14 200,0 300,0 339,16 370,50 386,90 386,197 355,257 318,318 285,374 256,430 219,472 180,505 155,537 132,558 132,572 161,587 341,587 405,578 571,578">
          <text:p/>
        </draw:polyline>
        <draw:polyline draw:style-name="gr2" draw:text-style-name="P2" draw:layer="layout" svg:width="0.128cm" svg:height="0.062cm" svg:x="21.764cm" svg:y="48.805cm" svg:viewBox="0 0 129 63" draw:points="94,29 94,42 77,42 94,58 129,58 129,24 106,12 106,0 0,0 0,63">
          <text:p/>
        </draw:polyline>
        <draw:polyline draw:style-name="gr2" draw:text-style-name="P2" draw:layer="layout" svg:width="0.155cm" svg:height="0.109cm" svg:x="21.212cm" svg:y="49.93cm" svg:viewBox="0 0 156 110" draw:points="19,60 33,60 0,60 15,60 15,74 27,74 27,90 48,101 62,110 91,110 111,101 119,86 119,2 135,0 148,0 156,16 140,18">
          <text:p/>
        </draw:polyline>
        <draw:polyline draw:style-name="gr2" draw:text-style-name="P2" draw:layer="layout" svg:width="0.533cm" svg:height="1.095cm" svg:x="21.849cm" svg:y="49.239cm" svg:viewBox="0 0 534 1096" draw:points="480,742 480,692 462,670 437,624 408,599 375,578 333,564 284,555 204,555 146,569 89,586 49,615 29,642 14,672 8,701 0,729 0,758 31,788 68,813 99,824 136,834 227,834 276,820 313,794 352,760 387,724 424,688 447,642 464,592 478,530 507,402 507,264 522,200 522,0 534,0 534,1096">
          <text:p/>
        </draw:polyline>
        <draw:polyline draw:style-name="gr2" draw:text-style-name="P2" draw:layer="layout" svg:width="0.686cm" svg:height="0.121cm" svg:x="22.558cm" svg:y="50.844cm" svg:viewBox="0 0 687 122" draw:points="87,122 51,110 33,94 12,82 0,82 0,67 14,67 33,55 70,55 124,48 192,39 264,31 337,23 409,16 474,11 551,7 625,4 687,0">
          <text:p/>
        </draw:polyline>
        <draw:polyline draw:style-name="gr2" draw:text-style-name="P2" draw:layer="layout" svg:width="0.106cm" svg:height="0.731cm" svg:x="23.556cm" svg:y="50.272cm" svg:viewBox="0 0 107 732" draw:points="69,224 69,0 69,60 55,102 36,155 20,215 0,279 0,596 30,644 51,684 82,711 107,732">
          <text:p/>
        </draw:polyline>
        <draw:polyline draw:style-name="gr2" draw:text-style-name="P2" draw:layer="layout" svg:width="0.616cm" svg:height="2.859cm" svg:x="23.709cm" svg:y="49.094cm" svg:viewBox="0 0 617 2860" draw:points="147,302 79,150 60,95 43,50 43,16 66,0 91,0 130,18 180,66 244,137 314,241 387,368 453,523 509,702 558,902 600,1117 617,1334 617,1555 594,1774 548,1982 484,2180 416,2355 339,2503 254,2622 176,2719 99,2789 39,2834 0,2860">
          <text:p/>
        </draw:polyline>
        <draw:polyline draw:style-name="gr2" draw:text-style-name="P2" draw:layer="layout" svg:width="0.478cm" svg:height="0.095cm" svg:x="24.79cm" svg:y="50.627cm" svg:viewBox="0 0 479 96" draw:points="116,71 95,71 41,96 0,96 0,78 31,64 68,64 95,50 124,31 168,19 211,19 252,0 348,0 390,19 421,28 448,38 462,48 479,57">
          <text:p/>
        </draw:polyline>
        <draw:polyline draw:style-name="gr2" draw:text-style-name="P2" draw:layer="layout" svg:width="0.413cm" svg:height="0.045cm" svg:x="24.815cm" svg:y="50.853cm" svg:viewBox="0 0 414 46" draw:points="58,42 37,46 0,46 60,46 83,35 120,25 185,25 224,16 268,0 414,0">
          <text:p/>
        </draw:polyline>
        <draw:polyline draw:style-name="gr2" draw:text-style-name="P2" draw:layer="layout" svg:width="0.982cm" svg:height="0.098cm" svg:x="25.985cm" svg:y="50.839cm" svg:viewBox="0 0 983 99" draw:points="44,9 34,19 26,34 13,49 4,65 0,77 0,99 59,99 90,81 121,65 226,65 261,46 296,28 321,14 342,5 458,5 466,23 485,36 505,53 638,53 685,67 954,67 970,51 983,28 983,0">
          <text:p/>
        </draw:polyline>
        <draw:polyline draw:style-name="gr2" draw:text-style-name="P2" draw:layer="layout" svg:width="0.186cm" svg:height="0.026cm" svg:x="2.565cm" svg:y="54.739cm" svg:viewBox="0 0 187 27" draw:points="187,0 116,20 81,27 0,27 0,16">
          <text:p/>
        </draw:polyline>
        <draw:polyline draw:style-name="gr2" draw:text-style-name="P2" draw:layer="layout" svg:width="0.229cm" svg:height="0.128cm" svg:x="3.754cm" svg:y="54.461cm" svg:viewBox="0 0 230 129" draw:points="0,129 84,94 115,75 137,61 160,50 173,30 199,16 230,0">
          <text:p/>
        </draw:polyline>
        <draw:line draw:style-name="gr2" draw:text-style-name="P2" draw:layer="layout" svg:x1="5.007cm" svg:y1="54.454cm" svg:x2="5.1cm" svg:y2="54.454cm">
          <text:p/>
        </draw:line>
        <draw:polyline draw:style-name="gr2" draw:text-style-name="P2" draw:layer="layout" svg:width="0.252cm" svg:height="0.075cm" svg:x="6.197cm" svg:y="54.393cm" svg:viewBox="0 0 253 76" draw:points="0,76 52,64 89,51 116,40 147,40 174,27 197,18 223,9 253,0">
          <text:p/>
        </draw:polyline>
        <draw:polyline draw:style-name="gr2" draw:text-style-name="P2" draw:layer="layout" svg:width="0.126cm" svg:height="0.023cm" svg:x="6.772cm" svg:y="54.356cm" svg:viewBox="0 0 127 24" draw:points="0,0 43,13 70,24 127,24">
          <text:p/>
        </draw:polyline>
        <draw:polyline draw:style-name="gr2" draw:text-style-name="P2" draw:layer="layout" svg:width="0.703cm" svg:height="0.567cm" svg:x="1.344cm" svg:y="56.32cm" svg:viewBox="0 0 704 568" draw:points="534,173 549,173 549,113 532,99 507,79 476,64 447,48 384,20 359,9 330,0 213,0 182,14 140,34 113,52 82,79 54,110 31,146 16,185 8,228 0,275 0,418 20,458 47,496 82,530 120,553 161,568 297,568 341,546 380,521 416,489 445,453 466,416 480,375 489,335 495,294 495,163 484,142 484,113 484,235 497,268 515,301 532,332 551,360 569,382 586,399 604,408 625,413 658,413 685,394 704,373">
          <text:p/>
        </draw:polyline>
        <draw:polyline draw:style-name="gr2" draw:text-style-name="P2" draw:layer="layout" svg:width="0.496cm" svg:height="0.429cm" svg:x="1.976cm" svg:y="55.529cm" svg:viewBox="0 0 497 430" draw:points="46,70 25,82 25,60 48,46 69,34 83,25 106,13 124,5 153,0 184,0 203,13 215,13 238,32 262,55 287,84 301,127 311,168 311,300 284,340 252,376 215,401 176,421 137,430 73,430 48,416 29,397 15,373 6,344 0,313 0,243 15,227 29,218 48,213 102,213 133,225 164,239 203,255 242,277 278,298 309,320 340,340 367,356 396,371 419,380 433,387 456,394 473,399 497,399">
          <text:p/>
        </draw:polyline>
        <draw:polyline draw:style-name="gr2" draw:text-style-name="P2" draw:layer="layout" svg:width="0.387cm" svg:height="0.402cm" svg:x="2.41cm" svg:y="55.034cm" svg:viewBox="0 0 388 403" draw:points="373,41 373,29 355,17 338,17 318,0 52,0 40,13 29,22 21,31 21,63 44,75 62,86 83,95 111,107 144,117 177,129 208,143 239,160 268,179 293,195 318,215 340,236 361,264 371,287 384,311 388,332 388,373 369,385 340,394 307,401 272,403 192,403 148,392 109,375 69,361 40,349 15,339 0,325">
          <text:p/>
        </draw:polyline>
        <draw:polyline draw:style-name="gr2" draw:text-style-name="P2" draw:layer="layout" svg:width="0.498cm" svg:height="0.084cm" svg:x="2.882cm" svg:y="55.025cm" svg:viewBox="0 0 499 85" draw:points="0,85 115,85 163,70 217,58 275,45 328,38 377,31 424,16 468,7 499,0">
          <text:p/>
        </draw:polyline>
        <draw:polyline draw:style-name="gr2" draw:text-style-name="P2" draw:layer="layout" svg:width="0.142cm" svg:height="0.503cm" svg:x="3.504cm" svg:y="54.736cm" svg:viewBox="0 0 143 504" draw:points="18,73 18,0 8,29 0,63 0,136 12,177 31,225 49,271 66,319 89,356 109,397 127,430 139,466 143,504">
          <text:p/>
        </draw:polyline>
        <draw:polyline draw:style-name="gr2" draw:text-style-name="P2" draw:layer="layout" svg:width="0.068cm" svg:height="0.06cm" svg:x="3.791cm" svg:y="55.732cm" svg:viewBox="0 0 69 61" draw:points="25,26 25,61 25,44 48,31 69,31 55,0 0,0">
          <text:p/>
        </draw:polyline>
        <draw:polyline draw:style-name="gr2" draw:text-style-name="P2" draw:layer="layout" svg:width="0.564cm" svg:height="0.802cm" svg:x="4.25cm" svg:y="55.197cm" svg:viewBox="0 0 565 803" draw:points="401,459 370,432 345,411 312,387 271,368 250,350 236,330 196,275 170,275 134,264 83,264 54,280 27,304 10,337 0,373 0,445 15,478 50,511 83,537 124,558 167,574 207,590 283,590 323,576 345,553 370,528 385,497 399,461 407,418 407,0 428,0 438,14 438,242 453,316 453,385 467,464 482,535 500,601 515,662 515,719 540,767 565,803">
          <text:p/>
        </draw:polyline>
        <draw:polyline draw:style-name="gr2" draw:text-style-name="P2" draw:layer="layout" svg:width="0.703cm" svg:height="0.059cm" svg:x="5.614cm" svg:y="56.261cm" svg:viewBox="0 0 704 60" draw:points="69,60 40,47 0,47 371,47 450,36 526,26 595,14 657,7 704,0">
          <text:p/>
        </draw:polyline>
        <draw:polyline draw:style-name="gr2" draw:text-style-name="P2" draw:layer="layout" svg:width="0.403cm" svg:height="0.833cm" svg:x="5.8cm" svg:y="55.794cm" svg:viewBox="0 0 404 834" draw:points="115,96 49,48 23,28 9,12 0,0 23,28 53,64 80,110 109,164 136,226 163,293 194,370 231,449 264,525 293,594 311,661 332,718 355,765 378,804 404,834">
          <text:p/>
        </draw:polyline>
        <draw:polyline draw:style-name="gr2" draw:text-style-name="P2" draw:layer="layout" svg:width="0.318cm" svg:height="0.829cm" svg:x="6.611cm" svg:y="55.822cm" svg:viewBox="0 0 319 830" draw:points="101,137 62,50 41,20 24,0 8,0 0,18 14,50 39,100 64,163 95,235 124,306 155,385 188,469 219,551 242,628 259,692 273,744 288,785 302,816 319,830">
          <text:p/>
        </draw:polyline>
        <draw:polyline draw:style-name="gr2" draw:text-style-name="P2" draw:layer="layout" svg:width="0.734cm" svg:height="2.155cm" svg:x="6.962cm" svg:y="55.015cm" svg:viewBox="0 0 735 2156" draw:points="53,162 15,55 0,21 0,0 30,0 75,41 137,103 208,186 292,296 386,434 476,593 567,762 642,941 702,1122 735,1303 735,1655 681,1810 615,1943 526,2060 431,2156">
          <text:p/>
        </draw:polyline>
        <draw:polyline draw:style-name="gr2" draw:text-style-name="P2" draw:layer="layout" svg:width="0.75cm" svg:height="2.645cm" svg:x="1.065cm" svg:y="54.954cm" svg:viewBox="0 0 751 2646" draw:points="327,2589 327,2619 377,2619 377,2646 274,2646 257,2627 243,2603 224,2582 207,2558 193,2532 176,2503 176,2405 156,2346 137,2280 119,2208 94,2130 71,2041 41,1953 20,1861 0,1773 0,1340 10,1264 20,1197 29,1136 33,1080 37,1025 45,975 53,923 71,861 83,797 88,730 102,661 116,595 141,532 172,473 209,416 247,366 288,323 331,280 377,250 427,216 474,182 505,152 536,128 577,109 608,87 648,71 670,47 695,35 695,21 714,11 737,0 751,14">
          <text:p/>
        </draw:polyline>
        <draw:polyline draw:style-name="gr2" draw:text-style-name="P2" draw:layer="layout" svg:width="0.574cm" svg:height="2.281cm" svg:x="8.829cm" svg:y="54.818cm" svg:viewBox="0 0 575 2282" draw:points="575,150 575,31 556,21 536,9 517,0 464,0 435,23 410,57 379,100 342,159 300,238 257,338 211,459 162,597 110,750 64,914 24,1082 0,1248 0,1710 22,1837 49,1946 92,2037 139,2116 187,2180 249,2227 317,2260 393,2282 534,2282">
          <text:p/>
        </draw:polyline>
        <draw:polyline draw:style-name="gr2" draw:text-style-name="P2" draw:layer="layout" svg:width="0.737cm" svg:height="0.786cm" svg:x="10.125cm" svg:y="55.556cm" svg:viewBox="0 0 738 787" draw:points="588,184 569,200 569,86 549,66 527,55 504,43 475,23 429,9 326,0 190,0 146,26 111,57 84,93 53,136 33,188 12,248 0,314 0,462 22,534 49,600 95,660 136,708 188,746 239,772 289,787 326,787 367,774 417,751 450,720 471,679 496,626 512,569 525,507 545,445 545,319 533,264 533,214 520,176 520,119 502,107 502,166 483,209 483,378 502,438 527,498 567,548 598,588 623,619 660,644 697,656 722,663 738,663">
          <text:p/>
        </draw:polyline>
        <draw:polyline draw:style-name="gr2" draw:text-style-name="P2" draw:layer="layout" svg:width="0.564cm" svg:height="0.817cm" svg:x="10.72cm" svg:y="54.639cm" svg:viewBox="0 0 565 818" draw:points="178,43 192,24 202,10 223,0 264,0 298,19 334,52 365,100 396,158 414,224 427,295 427,440 387,513 334,580 280,639 225,687 173,723 118,748 70,763 0,763 0,644 27,607 58,570 97,539 118,511 118,488 140,476 188,476 202,490 211,513 227,539 258,570 290,607 319,648 350,691 381,730 412,763 449,794 485,818 565,818">
          <text:p/>
        </draw:polyline>
        <draw:polyline draw:style-name="gr2" draw:text-style-name="P2" draw:layer="layout" svg:width="0.48cm" svg:height="0.576cm" svg:x="11.387cm" svg:y="54.363cm" svg:viewBox="0 0 481 577" draw:points="353,12 337,0 205,0 178,12 151,26 100,57 75,76 52,95 29,116 15,141 0,166 0,219 13,243 36,266 67,291 108,309 151,328 201,343 246,355 346,355 388,369 425,380 450,393 465,407 481,419 481,457 469,469 440,484 400,500 355,516 315,528 267,541 230,548 187,556 145,567 116,577 100,577">
          <text:p/>
        </draw:polyline>
        <draw:polyline draw:style-name="gr2" draw:text-style-name="P2" draw:layer="layout" svg:width="0.362cm" svg:height="0.018cm" svg:x="12.111cm" svg:y="54.586cm" svg:viewBox="0 0 363 19" draw:points="14,19 14,5 0,0 363,0">
          <text:p/>
        </draw:polyline>
        <draw:polyline draw:style-name="gr2" draw:text-style-name="P2" draw:layer="layout" svg:width="0.581cm" svg:height="0.53cm" svg:x="12.481cm" svg:y="54.163cm" svg:viewBox="0 0 582 531" draw:points="0,57 0,10 50,0 132,0 180,16 236,45 287,83 324,121 347,172 347,272 327,327 296,374 267,422 234,463 209,494 188,517 169,531 157,531 219,531 265,520 318,510 582,510">
          <text:p/>
        </draw:polyline>
        <draw:polyline draw:style-name="gr2" draw:text-style-name="P2" draw:layer="layout" svg:width="0.058cm" svg:height="0.076cm" svg:x="13.308cm" svg:y="55.299cm" svg:viewBox="0 0 59 77" draw:points="28,0 0,0 0,46 13,65 13,77 59,77 59,17 36,9 11,9 32,9">
          <text:p/>
        </draw:polyline>
        <draw:polyline draw:style-name="gr2" draw:text-style-name="P2" draw:layer="layout" svg:width="0.624cm" svg:height="1.062cm" svg:x="13.68cm" svg:y="54.549cm" svg:viewBox="0 0 625 1063" draw:points="367,588 367,563 353,549 333,531 320,515 279,477 118,477 70,491 41,515 23,531 0,549 0,586 23,610 47,643 78,667 109,684 142,706 192,717 238,727 277,727 308,710 341,677 375,638 402,601 427,556 447,510 447,0 478,0 478,115 491,184 491,265 503,351 513,441 513,538 532,638 549,736 557,822 571,891 584,953 598,1010 625,1063">
          <text:p/>
        </draw:polyline>
        <draw:polyline draw:style-name="gr2" draw:text-style-name="P2" draw:layer="layout" svg:width="0.548cm" svg:height="0.063cm" svg:x="14.794cm" svg:y="55.677cm" svg:viewBox="0 0 549 64" draw:points="85,15 25,15 14,32 0,44 12,64 76,64 116,49 163,32 319,32 371,15 427,15 466,0 549,0">
          <text:p/>
        </draw:polyline>
        <draw:polyline draw:style-name="gr2" draw:text-style-name="P2" draw:layer="layout" svg:width="0.302cm" svg:height="0.934cm" svg:x="14.972cm" svg:y="55.284cm" svg:viewBox="0 0 303 935" draw:points="113,98 56,48 31,15 14,0 0,0 8,38 35,86 51,141 78,202 101,273 118,353 140,437 159,525 171,603 186,682 198,751 198,816 217,868 247,904 272,935 303,935">
          <text:p/>
        </draw:polyline>
        <draw:polyline draw:style-name="gr2" draw:text-style-name="P2" draw:layer="layout" svg:width="0.144cm" svg:height="0.793cm" svg:x="15.898cm" svg:y="55.311cm" svg:viewBox="0 0 145 794" draw:points="0,190 26,102 38,59 38,0 21,0 21,236 32,314 48,390 65,466 77,544 88,610 100,669 114,719 125,762 145,794">
          <text:p/>
        </draw:polyline>
        <draw:polyline draw:style-name="gr2" draw:text-style-name="P2" draw:layer="layout" svg:width="0.86cm" svg:height="2.077cm" svg:x="16.011cm" svg:y="54.584cm" svg:viewBox="0 0 861 2078" draw:points="58,172 0,57 0,0 44,22 102,68 180,136 273,222 381,327 484,456 588,601 685,756 770,918 830,1085 861,1246 861,1551 822,1687 766,1807 699,1909 629,1987 569,2042 528,2078">
          <text:p/>
        </draw:polyline>
        <draw:polyline draw:style-name="gr2" draw:text-style-name="P2" draw:layer="layout" svg:width="0.045cm" svg:height="0.034cm" svg:x="18.581cm" svg:y="54.813cm" svg:viewBox="0 0 46 35" draw:points="28,35 46,35 46,22 30,9 18,0 0,0 14,0 14,27">
          <text:p/>
        </draw:polyline>
        <draw:polyline draw:style-name="gr2" draw:text-style-name="P2" draw:layer="layout" svg:width="0.147cm" svg:height="0.057cm" svg:x="17.768cm" svg:y="55.942cm" svg:viewBox="0 0 148 58" draw:points="148,45 79,58 21,58 0,43 0,0 87,0">
          <text:p/>
        </draw:polyline>
        <draw:polyline draw:style-name="gr2" draw:text-style-name="P2" draw:layer="layout" svg:width="0.2cm" svg:height="0.096cm" svg:x="18.372cm" svg:y="55.89cm" svg:viewBox="0 0 201 97" draw:points="0,97 14,97 35,81 60,62 81,51 114,33 156,14 201,0">
          <text:p/>
        </draw:polyline>
        <draw:polyline draw:style-name="gr2" draw:text-style-name="P2" draw:layer="layout" svg:width="0.248cm" svg:height="0.077cm" svg:x="18.988cm" svg:y="55.879cm" svg:viewBox="0 0 249 78" draw:points="0,78 70,78 78,56 87,40 103,28 136,21 207,21 249,0">
          <text:p/>
        </draw:polyline>
        <draw:polyline draw:style-name="gr2" draw:text-style-name="P2" draw:layer="layout" svg:width="0.442cm" svg:height="2.007cm" svg:x="20.092cm" svg:y="54.758cm" svg:viewBox="0 0 443 2008" draw:points="443,33 427,0 383,0 350,24 319,60 286,110 243,178 203,267 166,376 123,511 79,661 42,820 14,987 0,1156 0,1320 14,1477 40,1618 90,1740 156,1840 236,1915 327,1972 424,2008">
          <text:p/>
        </draw:polyline>
        <draw:polyline draw:style-name="gr2" draw:text-style-name="P2" draw:layer="layout" svg:width="0.533cm" svg:height="0.583cm" svg:x="21.266cm" svg:y="55.489cm" svg:viewBox="0 0 534 584" draw:points="381,220 398,209 412,209 412,58 389,40 375,29 352,15 325,0 204,0 173,15 142,40 103,72 68,110 41,153 16,204 0,256 0,423 25,470 58,513 89,546 132,570 173,584 250,584 281,566 304,537 325,504 344,463 365,418 383,370 404,323 404,280 420,239 435,209 445,183 445,165 445,223 433,259 433,427 460,466 482,498 511,518 534,527">
          <text:p/>
        </draw:polyline>
        <draw:polyline draw:style-name="gr2" draw:text-style-name="P2" draw:layer="layout" svg:width="0.472cm" svg:height="0.782cm" svg:x="21.741cm" svg:y="54.302cm" svg:viewBox="0 0 473 783" draw:points="473,607 448,603 425,598 402,592 369,592 353,578 332,548 322,533 309,514 301,496 284,478 145,478 114,508 77,538 50,571 33,607 13,642 0,678 0,731 19,750 46,767 81,778 157,778 208,764 245,748 274,733 305,712 330,678 355,635 355,596 375,542 375,107 355,64 338,32 338,0 324,0 324,13 307,39 291,78 291,188 274,258 274,555 291,619 309,678 332,733 363,783">
          <text:p/>
        </draw:polyline>
        <draw:polyline draw:style-name="gr2" draw:text-style-name="P2" draw:layer="layout" svg:width="0.463cm" svg:height="0.059cm" svg:x="22.004cm" svg:y="55.504cm" svg:viewBox="0 0 464 60" draw:points="27,0 12,0 0,18 0,30 153,30 184,41 231,41 277,53 316,60 444,60 455,48 464,41">
          <text:p/>
        </draw:polyline>
        <draw:polyline draw:style-name="gr2" draw:text-style-name="P2" draw:layer="layout" svg:width="0.048cm" svg:height="0.457cm" svg:x="22.27cm" svg:y="55.349cm" svg:viewBox="0 0 49 458" draw:points="0,40 0,14 17,0 31,0 49,21 49,360 31,392 31,417 15,436 15,458">
          <text:p/>
        </draw:polyline>
        <draw:polyline draw:style-name="gr2" draw:text-style-name="P2" draw:layer="layout" svg:width="0.181cm" svg:height="0.546cm" svg:x="23.015cm" svg:y="55.351cm" svg:viewBox="0 0 182 547" draw:points="182,24 182,0 139,0 116,21 106,48 94,71 79,110 79,203 59,255 43,307 43,350 31,391 31,428 22,464 14,493 8,513 0,534 0,547">
          <text:p/>
        </draw:polyline>
        <draw:polyline draw:style-name="gr2" draw:text-style-name="P2" draw:layer="layout" svg:width="0.595cm" svg:height="2.153cm" svg:x="23.232cm" svg:y="54.441cm" svg:viewBox="0 0 596 2154" draw:points="173,248 142,145 142,13 167,0 204,0 250,13 300,43 356,93 416,160 480,245 532,350 575,478 596,618 596,939 577,1107 538,1273 478,1435 422,1582 348,1718 275,1837 204,1935 134,2018 70,2080 29,2125 0,2154">
          <text:p/>
        </draw:polyline>
        <draw:polyline draw:style-name="gr2" draw:text-style-name="P2" draw:layer="layout" svg:width="0.271cm" svg:height="1.339cm" svg:x="24.226cm" svg:y="55.015cm" svg:viewBox="0 0 272 1340" draw:points="272,71 272,19 251,10 239,0 239,53 207,103 176,169 140,253 118,350 91,460 68,578 37,697 16,808 6,915 0,1015 0,1106 16,1183 47,1240 72,1283 116,1315 155,1340">
          <text:p/>
        </draw:polyline>
        <draw:polyline draw:style-name="gr2" draw:text-style-name="P2" draw:layer="layout" svg:width="0.317cm" svg:height="0.497cm" svg:x="24.645cm" svg:y="55.647cm" svg:viewBox="0 0 318 498" draw:points="318,204 318,171 301,128 291,104 272,82 252,68 239,59 216,37 200,16 177,0 122,0 100,21 62,47 38,80 19,121 19,168 0,218 0,308 15,351 44,386 62,415 62,431 85,441 116,441 143,424 167,396 167,365 179,333 200,290 200,123 200,429 214,460 233,479 247,498">
          <text:p/>
        </draw:polyline>
        <draw:polyline draw:style-name="gr2" draw:text-style-name="P2" draw:layer="layout" svg:width="0.387cm" svg:height="0.978cm" svg:x="25.077cm" svg:y="54.599cm" svg:viewBox="0 0 388 979" draw:points="355,523 343,523 343,485 330,473 312,464 293,464 272,455 247,448 214,440 153,440 120,462 91,485 60,516 29,557 13,598 0,638 0,727 23,767 23,806 44,836 69,858 91,872 145,872 164,858 191,836 218,808 256,770 278,729 301,681 316,631 330,578 349,519 361,455 374,385 374,185 388,128 388,0 388,162 374,226 353,307 338,398 330,492 330,763 349,849 363,917 380,979">
          <text:p/>
        </draw:polyline>
        <draw:polyline draw:style-name="gr2" draw:text-style-name="P2" draw:layer="layout" svg:width="0.265cm" svg:height="0.05cm" svg:x="25.507cm" svg:y="55.751cm" svg:viewBox="0 0 266 51" draw:points="73,14 56,0 0,0 19,0 46,14 153,14 189,27 224,40 249,51 266,51">
          <text:p/>
        </draw:polyline>
        <draw:polyline draw:style-name="gr2" draw:text-style-name="P2" draw:layer="layout" svg:width="0.053cm" svg:height="0.487cm" svg:x="25.888cm" svg:y="55.597cm" svg:viewBox="0 0 54 488" draw:points="40,73 54,42 54,0 54,66 40,89 30,125 30,205 15,251 15,355 0,403 0,488">
          <text:p/>
        </draw:polyline>
        <draw:polyline draw:style-name="gr2" draw:text-style-name="P2" draw:layer="layout" svg:width="0.279cm" svg:height="1.749cm" svg:x="25.933cm" svg:y="54.791cm" svg:viewBox="0 0 280 1750" draw:points="189,394 189,15 204,0 220,0 233,29 249,77 258,141 266,215 274,307 280,414 280,804 266,939 247,1078 218,1214 187,1342 147,1457 114,1554 73,1635 33,1697 0,1750">
          <text:p/>
        </draw:polyline>
        <draw:polyline draw:style-name="gr2" draw:text-style-name="P2" draw:layer="layout" svg:width="0.585cm" svg:height="0.074cm" svg:x="27.033cm" svg:y="55.634cm" svg:viewBox="0 0 586 75" draw:points="189,0 105,0 89,15 89,61 72,75 0,75 66,75 89,53 122,41 501,41 524,29 586,29 586,15">
          <text:p/>
        </draw:polyline>
        <draw:polyline draw:style-name="gr2" draw:text-style-name="P2" draw:layer="layout" svg:width="0.717cm" svg:height="0.057cm" svg:x="27.031cm" svg:y="56.113cm" svg:viewBox="0 0 718 58" draw:points="43,25 25,44 12,58 0,58 252,58 300,46 347,46 401,35 448,35 496,28 666,28 693,13 718,0">
          <text:p/>
        </draw:polyline>
        <draw:polyline draw:style-name="gr2" draw:text-style-name="P2" draw:layer="layout" svg:width="0.587cm" svg:height="0.578cm" svg:x="28.306cm" svg:y="55.504cm" svg:viewBox="0 0 588 579" draw:points="284,107 293,66 293,28 303,14 303,0 280,0 255,14 231,28 214,50 202,73 191,102 171,132 155,166 155,391 173,426 214,489 231,512 255,537 284,555 317,569 346,579 450,579 485,567 510,553 532,537 551,515 570,489 578,460 588,429 588,291 570,255 555,222 543,194 530,166 516,145 487,128 462,116 433,107 396,100 245,100 191,114 124,125 62,138 0,145">
          <text:p/>
        </draw:polyline>
        <draw:polyline draw:style-name="gr2" draw:text-style-name="P2" draw:layer="layout" svg:width="2.21cm" svg:height="0.631cm" svg:x="29.517cm" svg:y="55.341cm" svg:viewBox="0 0 2211 632" draw:points="0,60 0,38 27,29 42,17 42,0 58,8 69,27 81,38 106,48 137,56 166,72 199,98 232,129 275,160 324,198 369,238 407,272 431,315 448,353 456,381 456,422 417,422 407,410 407,374 423,353 450,329 477,303 504,277 527,251 553,231 589,220 626,206 665,193 696,184 727,179 754,179 781,193 804,210 824,236 847,277 863,324 880,379 894,427 905,470 917,511 928,544 936,566 942,575 959,582 973,582 994,559 1016,523 1037,484 1066,445 1095,401 1122,351 1149,298 1171,245 1188,204 1205,174 1215,143 1225,122 1229,108 1238,120 1242,138 1244,160 1248,193 1256,224 1269,265 1289,313 1314,353 1343,388 1374,424 1411,460 1451,488 1490,518 1531,537 1577,546 1620,552 1655,554 1696,554 1732,535 1763,509 1785,474 1800,441 1812,408 1816,377 1823,341 1823,227 1812,206 1802,195 1792,181 1723,181 1721,198 1719,213 1719,253 1732,279 1746,313 1761,348 1769,388 1781,434 1800,479 1816,525 1833,564 1856,592 1887,614 1924,625 1959,632 2033,632 2069,614 2108,592 2145,573 2168,554 2178,535 2195,509 2211,479 2211,286 2195,251 2164,217 2133,191 2093,163 2056,136 2015,106 1978,86 1938,67 1854,67 1812,81 1775,106 1740,136 1705,177 1678,217">
          <text:p/>
        </draw:polyline>
        <draw:polyline draw:style-name="gr2" draw:text-style-name="P2" draw:layer="layout" svg:width="0.548cm" svg:height="0.828cm" svg:x="32.027cm" svg:y="54.958cm" svg:viewBox="0 0 549 829" draw:points="384,554 362,537 316,518 291,499 264,479 244,458 217,442 200,429 171,422 114,422 97,444 74,468 45,499 23,535 0,577 0,661 12,701 12,740 43,772 85,801 118,820 151,829 233,829 262,813 302,790 322,763 322,732 355,697 391,656 391,442 372,377 353,306 331,234 310,172 310,72 293,35 279,12 279,0 279,120 308,215 331,272 349,332 370,404 378,470 407,535 434,588 455,637 475,677 496,706 524,740 549,756">
          <text:p/>
        </draw:polyline>
        <draw:polyline draw:style-name="gr2" draw:text-style-name="P2" draw:layer="layout" svg:width="1.505cm" svg:height="0.545cm" svg:x="32.963cm" svg:y="55.068cm" svg:viewBox="0 0 1506 546" draw:points="15,186 0,168 0,136 15,129 35,123 62,118 104,114 147,114 188,129 224,147 255,177 298,209 331,247 356,291 356,480 343,510 321,532 308,546 298,525 298,491 314,444 331,387 354,330 376,267 399,207 432,150 467,95 503,47 540,16 579,0 656,0 693,18 730,45 757,90 784,150 811,207 837,272 870,327 909,377 956,417 1006,446 1070,462 1227,462 1312,437 1403,405 1506,362">
          <text:p/>
        </draw:polyline>
        <draw:polyline draw:style-name="gr2" draw:text-style-name="P2" draw:layer="layout" svg:width="0.819cm" svg:height="1.203cm" svg:x="1.962cm" svg:y="59.444cm" svg:viewBox="0 0 820 1204" draw:points="760,202 810,131 791,131 803,111 812,135 820,123 820,137 820,120 803,106 781,93 750,76 712,58 665,38 607,24 549,8 483,0 357,0 303,26 204,93 162,132 127,173 103,213 79,252 64,291 64,325 79,359 103,389 142,418 200,449 262,475 336,509 413,544 495,580 568,616 640,663 702,711 752,763 791,823 820,877 820,980 799,1032 760,1075 704,1116 640,1149 568,1175 487,1191 402,1199 324,1204 247,1204 187,1191 136,1175 94,1147 56,1111 29,1075 15,1037 0,994 0,916 25,882 46,859 77,837">
          <text:p/>
        </draw:polyline>
        <draw:polyline draw:style-name="gr2" draw:text-style-name="P2" draw:layer="layout" svg:width="0.498cm" svg:height="0.481cm" svg:x="2.876cm" svg:y="60.137cm" svg:viewBox="0 0 499 482" draw:points="138,88 124,88 99,76 29,76 14,100 6,131 0,167 0,210 21,256 54,306 89,351 132,391 190,430 246,448 306,468 360,482 470,482 491,456 499,420 499,354 476,313 454,275 425,234 396,188 369,147 339,115 310,86 279,58 244,31 207,12 163,0 99,0 68,15 45,33">
          <text:p/>
        </draw:polyline>
        <draw:polyline draw:style-name="gr2" draw:text-style-name="P2" draw:layer="layout" svg:width="0.967cm" svg:height="0.688cm" svg:x="5.092cm" svg:y="60.089cm" svg:viewBox="0 0 968 689" draw:points="16,178 16,164 0,154 0,137 12,121 12,252 6,294 6,342 29,392 54,444 78,500 122,546 163,582 211,618 263,650 315,673 363,689 431,689 443,671 462,650 474,625 484,596 484,514 470,475 470,444 458,416 443,387 433,366 433,349 449,359 472,385 493,411 518,446 546,489 582,530 627,573 670,609 714,632 757,650 803,657 840,657 875,639 910,618 933,585 956,546 968,502 968,178 950,132 937,91 927,56 914,29 898,13 890,0 906,0">
          <text:p/>
        </draw:polyline>
        <draw:polyline draw:style-name="gr2" draw:text-style-name="P2" draw:layer="layout" svg:width="0.41cm" svg:height="0.51cm" svg:x="6.435cm" svg:y="60.099cm" svg:viewBox="0 0 411 511" draw:points="52,164 73,169 91,174 248,174 281,160 312,150 334,150 359,135 380,121 394,107 394,88 371,62 342,43 296,26 257,12 209,0 95,0 52,17 25,48 0,83 0,229 25,279 62,334 108,377 164,420 234,451 296,472 349,497 411,511">
          <text:p/>
        </draw:polyline>
        <draw:polyline draw:style-name="gr2" draw:text-style-name="P2" draw:layer="layout" svg:width="1.654cm" svg:height="0.675cm" svg:x="8.151cm" svg:y="60.159cm" svg:viewBox="0 0 1655 676" draw:points="0,125 23,104 43,88 68,73 110,54 155,45 223,33 300,21 372,21 525,33 603,54 670,86 727,116 767,159 788,204 788,339 763,376 740,412 709,441 674,455 643,462 597,462 587,446 573,419 564,382 564,339 593,298 624,258 665,214 709,166 754,121 812,78 872,52 932,28 989,9 1053,0 1111,0 1158,21 1212,52 1253,90 1293,131 1324,183 1359,240 1382,303 1400,365 1429,422 1448,474 1475,526 1491,569 1516,608 1539,637 1574,658 1613,669 1655,676">
          <text:p/>
        </draw:polyline>
        <draw:polyline draw:style-name="gr2" draw:text-style-name="P2" draw:layer="layout" svg:width="0.43cm" svg:height="0.515cm" svg:x="10.146cm" svg:y="60.134cm" svg:viewBox="0 0 431 516" draw:points="190,323 190,172 248,172 289,161 320,161 345,146 371,127 393,111 416,91 431,75 431,58 414,36 400,25 379,15 355,11 322,0 190,0 144,20 97,41 62,68 26,100 0,146 0,236 14,285 39,335 84,373 130,409 186,442 252,466 310,487 363,507 424,516">
          <text:p/>
        </draw:polyline>
        <draw:polyline draw:style-name="gr2" draw:text-style-name="P2" draw:layer="layout" svg:width="1.402cm" svg:height="1.076cm" svg:x="10.962cm" svg:y="59.637cm" svg:viewBox="0 0 1403 1077" draw:points="132,811 157,787 176,766 192,737 192,720 232,720 254,709 289,696 333,696 374,680 416,668 449,651 471,637 486,616 486,582 447,561 405,546 354,530 289,520 234,520 178,532 126,548 77,566 31,594 0,630 0,763 19,816 60,868 118,916 194,961 277,1002 366,1032 459,1059 552,1070 637,1077 788,1077 852,1063 912,1041 960,1011 999,980 1030,944 1066,901 1092,861 1109,816 1119,773 1119,732 1078,673 1051,654 1008,637 954,625 833,625 783,641 744,663 713,684 686,713 686,784 703,818 730,848 771,873 806,894 850,911 975,911 1020,887 1061,854 1092,811 1128,759 1152,698 1171,637 1185,563 1194,487 1194,0 1194,38 1181,84 1181,559 1202,651 1223,739 1248,816 1285,889 1328,956 1367,1013 1403,1052">
          <text:p/>
        </draw:polyline>
        <draw:polyline draw:style-name="gr2" draw:text-style-name="P2" draw:layer="layout" svg:width="0.099cm" svg:height="1.04cm" svg:x="13.784cm" svg:y="59.666cm" svg:viewBox="0 0 100 1041" draw:points="100,251 56,160 40,111 22,71 12,31 12,0 12,251 0,337 0,858 12,912 24,960 40,1005 61,1041">
          <text:p/>
        </draw:polyline>
        <draw:polyline draw:style-name="gr2" draw:text-style-name="P2" draw:layer="layout" svg:width="1.422cm" svg:height="0.526cm" svg:x="13.527cm" svg:y="60.023cm" svg:viewBox="0 0 1423 527" draw:points="184,275 131,248 48,205 17,186 0,172 19,150 62,138 122,131 201,129 292,126 397,124 505,111 610,102 701,93 773,81 833,72 879,61 904,45 918,33 918,47 897,66 875,95 850,131 827,169 813,223 804,275 804,327 821,377 850,423 895,462 943,496 1005,518 1061,527 1127,527 1185,512 1247,491 1300,462 1350,427 1383,382 1402,332 1423,284 1423,188 1398,145 1371,104 1336,74 1298,52 1253,33 1199,14 1143,14 1088,0 1030,0">
          <text:p/>
        </draw:polyline>
        <draw:polyline draw:style-name="gr2" draw:text-style-name="P2" draw:layer="layout" svg:width="1.94cm" svg:height="1.019cm" svg:x="16.279cm" svg:y="59.756cm" svg:viewBox="0 0 1941 1020" draw:points="192,474 148,474 115,486 86,507 53,534 0,596 0,676 22,712 53,748 101,781 169,812 242,837 327,856 412,870 509,879 602,890 782,890 858,863 920,837 972,803 1011,755 1030,703 1042,643 1042,510 1026,443 1011,374 999,303 989,243 976,183 964,128 956,83 956,46 945,19 937,0 927,26 927,64 945,119 966,189 980,267 1013,448 1028,536 1036,621 1044,700 1044,892 1044,872 1059,844 1080,807 1104,762 1135,710 1175,660 1222,607 1280,553 1332,505 1396,467 1458,446 1520,431 1629,431 1675,448 1716,474 1755,512 1784,557 1805,603 1815,653 1815,894 1838,929 1852,963 1875,987 1906,1008 1941,1020">
          <text:p/>
        </draw:polyline>
        <draw:polyline draw:style-name="gr2" draw:text-style-name="P2" draw:layer="layout" svg:width="2.974cm" svg:height="1.138cm" svg:x="18.323cm" svg:y="59.532cm" svg:viewBox="0 0 2975 1139" draw:points="219,928 219,703 202,682 202,646 417,646 444,632 461,621 461,551 434,532 397,518 351,506 310,499 239,499 188,521 140,553 93,594 49,642 16,699 0,759 0,871 31,921 64,964 111,999 155,1021 213,1035 333,1035 390,1025 450,1006 519,975 574,935 636,894 692,846 750,801 816,761 876,716 932,675 998,644 1067,623 1129,608 1191,601 1237,592 1322,592 1307,580 1280,571 1049,571 986,596 928,632 876,673 831,716 785,766 758,821 736,878 723,928 723,980 746,1028 773,1071 812,1101 870,1125 942,1139 1202,1139 1293,1116 1384,1087 1470,1059 1551,1025 1625,982 1681,928 1739,864 1778,792 1811,716 1832,628 1840,532 1840,253 1826,177 1826,115 1811,65 1811,0 1811,303 1795,387 1795,651 1780,728 1780,794 1770,844 1770,942 1756,956 1756,853 1772,806 1793,753 1824,699 1857,635 1902,568 1958,503 2022,446 2088,389 2159,339 2235,310 2312,299 2396,299 2469,318 2539,344 2593,382 2624,435 2644,494 2644,537 2616,585 2560,625 2485,656 2399,687 2308,706 2227,718 1960,718 1927,703 1904,689 1886,680 1871,675 1898,671 1940,696 1979,723 2029,751 2088,780 2157,816 2223,851 2295,882 2370,916 2450,939 2535,964 2613,982 2692,1003 2768,1021 2845,1032 2915,1042 2975,1042">
          <text:p/>
        </draw:polyline>
        <draw:polyline draw:style-name="gr2" draw:text-style-name="P2" draw:layer="layout" svg:width="0.393cm" svg:height="0.721cm" svg:x="2.475cm" svg:y="62.735cm" svg:viewBox="0 0 394 722" draw:points="129,55 129,0 112,30 92,64 75,107 58,160 37,221 21,286 6,356 0,424 0,549 14,603 35,647 62,681 98,708 135,722 232,722 286,713 340,690 394,656">
          <text:p/>
        </draw:polyline>
        <draw:polyline draw:style-name="gr2" draw:text-style-name="P2" draw:layer="layout" svg:width="0.457cm" svg:height="0.293cm" svg:x="2.694cm" svg:y="61.985cm" svg:viewBox="0 0 458 294" draw:points="165,147 8,147 0,165 0,184 62,241 105,268 163,281 221,294 344,294 398,277 435,249 458,208 458,134 443,97 410,68 367,38 321,17 280,0 194,0 159,12 132,28 132,97">
          <text:p/>
        </draw:polyline>
        <draw:polyline draw:style-name="gr2" draw:text-style-name="P2" draw:layer="layout" svg:width="0.285cm" svg:height="1.896cm" svg:x="3.734cm" svg:y="62.225cm" svg:viewBox="0 0 286 1897" draw:points="286,67 286,10 267,0 251,0 251,658 267,776 286,901 286,1380 271,1477 251,1566 222,1650 185,1720 162,1775 139,1818 116,1856 103,1880 80,1897 62,1897 45,1875 29,1845 18,1804 8,1754 4,1692 0,1614">
          <text:p/>
        </draw:polyline>
        <draw:polyline draw:style-name="gr2" draw:text-style-name="P2" draw:layer="layout" svg:width="1.141cm" svg:height="0.14cm" svg:x="3.794cm" svg:y="62.811cm" svg:viewBox="0 0 1142 141" draw:points="0,141 109,141 161,132 226,115 302,95 400,84 519,67 650,50 782,38 910,29 1030,9 1142,0">
          <text:p/>
        </draw:polyline>
        <draw:polyline draw:style-name="gr2" draw:text-style-name="P2" draw:layer="layout" svg:width="0.902cm" svg:height="0.645cm" svg:x="6.931cm" svg:y="63.161cm" svg:viewBox="0 0 903 646" draw:points="563,150 573,136 573,122 556,107 538,90 517,65 457,24 424,13 385,0 275,0 224,17 178,43 139,70 91,100 52,148 23,200 0,260 0,324 15,389 38,441 77,496 129,548 176,582 217,603 261,616 333,616 362,605 385,582 416,553 449,530 476,496 511,464 542,421 573,375 608,329 639,286 656,243 656,100 641,93 623,113 594,136 577,170 569,215 569,444 585,496 619,546 656,587 695,620 739,646 903,646">
          <text:p/>
        </draw:polyline>
        <draw:polyline draw:style-name="gr2" draw:text-style-name="P2" draw:layer="layout" svg:width="0.624cm" svg:height="1.002cm" svg:x="7.835cm" svg:y="62.085cm" svg:viewBox="0 0 625 1003" draw:points="477,644 477,579 463,554 440,533 401,521 359,512 314,502 262,496 215,496 161,523 107,561 60,601 14,690 0,742 0,834 25,881 66,922 109,949 153,968 190,977 264,977 308,956 353,925 386,879 417,840 446,790 465,736 479,684 496,627 496,55 479,17 469,0 469,362 486,462 506,561 519,651 539,742 558,827 576,901 596,956 625,1003">
          <text:p/>
        </draw:polyline>
        <draw:polyline draw:style-name="gr2" draw:text-style-name="P2" draw:layer="layout" svg:width="0.446cm" svg:height="1.498cm" svg:x="9.441cm" svg:y="62.726cm" svg:viewBox="0 0 447 1499" draw:points="447,64 447,0 447,111 433,171 433,252 404,342 377,448 342,552 303,661 265,771 226,875 193,981 150,1079 115,1169 78,1246 47,1312 25,1365 14,1412 6,1448 0,1476 0,1499">
          <text:p/>
        </draw:polyline>
        <draw:polyline draw:style-name="gr2" draw:text-style-name="P2" draw:layer="layout" svg:width="0.422cm" svg:height="0.4cm" svg:x="9.265cm" svg:y="63.215cm" svg:viewBox="0 0 423 401" draw:points="241,64 224,42 205,28 85,28 58,51 29,83 12,114 0,147 0,188 21,237 37,276 76,317 116,349 170,373 222,390 278,401 321,401 354,373 379,342 400,305 423,269 423,185 406,138 383,95 365,64 344,42 315,25 280,11 241,0 205,0 178,16">
          <text:p/>
        </draw:polyline>
        <draw:polyline draw:style-name="gr2" draw:text-style-name="P2" draw:layer="layout" svg:width="0.375cm" svg:height="0.455cm" svg:x="10.451cm" svg:y="63.394cm" svg:viewBox="0 0 376 456" draw:points="125,57 139,21 139,5 125,0 94,0 73,25 54,53 34,89 19,127 9,171 0,221 0,267 15,310 40,346 69,377 94,411 118,438 151,456 268,456 303,435 328,404 357,357 376,305 376,157 359,112 328,80 289,55 241,41 195,34 116,34 73,53 34,69">
          <text:p/>
        </draw:polyline>
        <draw:polyline draw:style-name="gr2" draw:text-style-name="P2" draw:layer="layout" svg:width="1.133cm" svg:height="0.563cm" svg:x="11.462cm" svg:y="63.374cm" svg:viewBox="0 0 1134 564" draw:points="0,63 0,50 19,50 48,71 81,84 126,102 178,130 226,161 273,189 314,223 350,259 377,302 391,347 391,445 374,466 358,482 341,495 325,495 312,468 306,443 306,361 329,309 360,252 405,191 462,137 528,91 599,52 677,18 756,0 898,0 960,13 1014,41 1060,75 1093,116 1122,164 1134,220 1134,564">
          <text:p/>
        </draw:polyline>
        <draw:polyline draw:style-name="gr2" draw:text-style-name="P2" draw:layer="layout" svg:width="0.908cm" svg:height="0.08cm" svg:x="14.693cm" svg:y="63.374cm" svg:viewBox="0 0 909 81" draw:points="172,0 72,0 37,11 25,11 8,20 0,33 15,51 39,57 79,64 124,72 186,76 263,78 350,81 909,81">
          <text:p/>
        </draw:polyline>
        <draw:polyline draw:style-name="gr2" draw:text-style-name="P2" draw:layer="layout" svg:width="0.823cm" svg:height="0.123cm" svg:x="14.792cm" svg:y="63.721cm" svg:viewBox="0 0 824 124" draw:points="164,0 120,16 44,63 21,84 9,84 0,101 13,113 40,124 514,124 588,113 655,103 712,88 768,79 824,68">
          <text:p/>
        </draw:polyline>
        <draw:polyline draw:style-name="gr2" draw:text-style-name="P2" draw:layer="layout" svg:width="0.096cm" svg:height="1.105cm" svg:x="16.4cm" svg:y="62.978cm" svg:viewBox="0 0 97 1106" draw:points="0,103 0,0 0,12 17,37 27,74 40,124 40,183 54,257 65,340 73,426 81,518 88,604 97,681 97,1049 81,1081 73,1106">
          <text:p/>
        </draw:polyline>
        <draw:polyline draw:style-name="gr2" draw:text-style-name="P2" draw:layer="layout" svg:width="0.552cm" svg:height="0.683cm" svg:x="1.578cm" svg:y="66.097cm" svg:viewBox="0 0 553 684" draw:points="147,243 116,243 116,200 80,215 51,238 29,272 29,319 12,372 0,419 0,525 20,570 54,616 97,648 138,673 186,684 297,684 352,668 406,646 453,618 489,577 524,532 553,486 553,374 532,310 501,245 464,186 427,136 377,88 330,52 285,22 237,0 111,0 76,24 60,47 39,74 39,105">
          <text:p/>
        </draw:polyline>
        <draw:polyline draw:style-name="gr2" draw:text-style-name="P2" draw:layer="layout" svg:width="1.195cm" svg:height="0.779cm" svg:x="2.365cm" svg:y="65.919cm" svg:viewBox="0 0 1196 780" draw:points="0,328 60,304 124,275 252,225 323,200 403,180 484,171 565,171 655,197 735,243 805,295 865,359 913,433 944,507 960,575 960,698 927,739 888,765 849,780 772,780 739,753 712,712 712,533 748,459 795,378 855,300 919,225 987,159 1051,95 1126,43 1196,0">
          <text:p/>
        </draw:polyline>
        <draw:polyline draw:style-name="gr2" draw:text-style-name="P2" draw:layer="layout" svg:width="1.067cm" svg:height="0.741cm" svg:x="7.291cm" svg:y="67.352cm" svg:viewBox="0 0 1068 742" draw:points="844,167 844,114 822,98 801,78 758,46 723,26 684,10 649,0 341,0 290,21 234,41 182,62 134,93 93,126 62,167 39,212 19,262 0,312 0,429 13,484 31,531 54,577 85,618 120,651 159,682 201,704 240,722 271,734 306,742 391,742 432,725 467,706 504,677 542,640 579,601 606,556 622,513 635,468 645,418 645,241 635,228 618,255 606,283 597,312 597,472 618,494 635,513 660,527 684,540 720,547 754,549 793,549 838,536 878,525 960,525 999,518 1031,506 1053,499 1068,492">
          <text:p/>
        </draw:polyline>
        <draw:polyline draw:style-name="gr2" draw:text-style-name="P2" draw:layer="layout" svg:width="0.678cm" svg:height="0.496cm" svg:x="8.151cm" svg:y="66.48cm" svg:viewBox="0 0 679 497" draw:points="0,115 0,99 12,86 12,0 95,0 132,17 178,32 221,53 263,72 310,89 359,113 404,137 443,163 464,197 464,273 433,311 394,349 346,394 285,433 229,463 176,478 95,478 74,497 56,497 170,497 215,485 265,471 644,471 665,454 679,440">
          <text:p/>
        </draw:polyline>
        <draw:polyline draw:style-name="gr2" draw:text-style-name="P2" draw:layer="layout" svg:width="0.764cm" svg:height="0.65cm" svg:x="8.453cm" svg:y="65.876cm" svg:viewBox="0 0 765 651" draw:points="12,167 0,167 23,148 51,148 85,139 128,139 237,165 300,196 363,232 418,284 466,327 509,380 542,441 563,489 563,580 548,615 526,637 503,651 474,651 447,634 418,615 396,591 381,558 373,517 373,387 402,346 435,303 472,253 511,205 550,165 590,122 639,86 681,57 716,29 743,11 765,0">
          <text:p/>
        </draw:polyline>
        <draw:polyline draw:style-name="gr2" draw:text-style-name="P2" draw:layer="layout" svg:width="0.175cm" svg:height="0.104cm" svg:x="9.559cm" svg:y="66.783cm" svg:viewBox="0 0 176 105" draw:points="176,0 124,0 101,11 84,31 76,41 76,55 119,70 119,84 136,84 115,105 28,105 18,91 8,77 4,62 0,51 14,51">
          <text:p/>
        </draw:polyline>
        <draw:polyline draw:style-name="gr2" draw:text-style-name="P2" draw:layer="layout" svg:width="0.738cm" svg:height="0.998cm" svg:x="9.937cm" svg:y="66.128cm" svg:viewBox="0 0 739 999" draw:points="578,596 646,596 650,580 650,546 633,528 617,503 592,480 530,439 476,428 352,428 284,449 218,478 152,508 94,537 48,563 17,599 0,623 0,649 17,680 48,703 86,732 133,751 191,765 360,765 410,737 454,703 493,660 526,623 555,573 578,525 592,480 609,417 619,360 625,299 633,242 633,0 633,41 648,81 648,192 658,251 679,328 689,408 695,492 697,573 708,649 712,721 718,792 730,860 739,915 739,999">
          <text:p/>
        </draw:polyline>
        <draw:polyline draw:style-name="gr2" draw:text-style-name="P2" draw:layer="layout" svg:width="0.332cm" svg:height="1.189cm" svg:x="12.06cm" svg:y="66.766cm" svg:viewBox="0 0 333 1190" draw:points="271,64 271,0 323,0 333,24 333,196 305,276 269,370 226,468 181,568 141,658 102,751 65,837 29,908 0,970 0,1190 16,1190">
          <text:p/>
        </draw:polyline>
        <draw:polyline draw:style-name="gr2" draw:text-style-name="P2" draw:layer="layout" svg:width="0.322cm" svg:height="0.289cm" svg:x="11.721cm" svg:y="67.032cm" svg:viewBox="0 0 323 290" draw:points="265,113 240,80 207,51 172,23 108,0 75,0 40,13 16,32 0,63 0,157 16,194 40,226 75,256 110,274 150,283 191,290 257,290 284,274 307,242 323,205 323,98 302,63 278,37 249,16 172,16 133,27 106,37 88,51 77,75">
          <text:p/>
        </draw:polyline>
        <draw:polyline draw:style-name="gr2" draw:text-style-name="P2" draw:layer="layout" svg:width="0.265cm" svg:height="0.443cm" svg:x="13.002cm" svg:y="67.219cm" svg:viewBox="0 0 266 444" draw:points="74,61 74,0 54,0 40,14 25,33 9,73 0,126 0,295 21,346 42,389 64,422 100,444 185,444 210,425 235,396 256,362 266,326 266,229 251,181 235,129 210,88 177,61 140,45 105,29 52,29 37,40">
          <text:p/>
        </draw:polyline>
        <draw:polyline draw:style-name="gr2" draw:text-style-name="P2" draw:layer="layout" svg:width="1.04cm" svg:height="0.52cm" svg:x="13.68cm" svg:y="67.187cm" svg:viewBox="0 0 1041 521" draw:points="0,5 56,5 124,42 166,62 213,87 259,119 302,157 343,199 380,249 411,297 435,349 446,390 446,473 380,473 359,457 349,435 349,373 373,330 413,280 460,230 516,180 576,135 644,90 712,47 774,15 832,0 977,0 977,428 998,466 1010,492 1031,512 1041,521">
          <text:p/>
        </draw:polyline>
        <draw:polyline draw:style-name="gr2" draw:text-style-name="P2" draw:layer="layout" svg:width="0.636cm" svg:height="0.022cm" svg:x="15.822cm" svg:y="67.373cm" svg:viewBox="0 0 637 23" draw:points="76,23 16,23 6,11 0,0 637,0 637,13">
          <text:p/>
        </draw:polyline>
        <draw:polyline draw:style-name="gr2" draw:text-style-name="P2" draw:layer="layout" svg:width="0.523cm" svg:height="0.031cm" svg:x="15.871cm" svg:y="67.562cm" svg:viewBox="0 0 524 32" draw:points="70,0 44,19 0,32 485,32 524,19">
          <text:p/>
        </draw:polyline>
        <draw:polyline draw:style-name="gr2" draw:text-style-name="P2" draw:layer="layout" svg:width="0.591cm" svg:height="0.027cm" svg:x="17.771cm" svg:y="67.321cm" svg:viewBox="0 0 592 28" draw:points="62,0 8,0 0,13 35,13 62,28 165,28 196,15 592,15 573,15 573,28">
          <text:p/>
        </draw:polyline>
        <draw:polyline draw:style-name="gr2" draw:text-style-name="P2" draw:layer="layout" svg:width="0.091cm" svg:height="0.937cm" svg:x="18.751cm" svg:y="66.798cm" svg:viewBox="0 0 92 938" draw:points="0,61 0,0 15,0 30,21 40,42 63,85 77,123 92,173 92,612 79,681 65,746 65,796 48,840 48,922 61,938">
          <text:p/>
        </draw:polyline>
        <draw:polyline draw:style-name="gr2" draw:text-style-name="P2" draw:layer="layout" svg:width="0.533cm" svg:height="0.905cm" svg:x="17.465cm" svg:y="68.188cm" svg:viewBox="0 0 534 906" draw:points="491,14 505,14 507,0 534,0 534,57 514,96 491,143 460,195 427,256 386,320 345,393 302,465 252,532 209,599 167,658 128,718 89,761 56,799 33,834 17,868 4,891 0,906">
          <text:p/>
        </draw:polyline>
        <draw:polyline draw:style-name="gr2" draw:text-style-name="P2" draw:layer="layout" svg:width="0.682cm" svg:height="0.337cm" svg:x="17.575cm" svg:y="68.175cm" svg:viewBox="0 0 683 338" draw:points="231,110 130,110 95,127 76,137 33,153 10,160 0,170 0,182 10,191 72,191 117,177 163,153 208,127 258,103 312,77 357,53 392,30 413,16 436,5 450,0 467,0 482,16 499,27 517,46 534,68 548,91 565,120 579,148 596,177 618,211 635,251 650,285 664,314 683,338">
          <text:p/>
        </draw:polyline>
        <draw:polyline draw:style-name="gr2" draw:text-style-name="P2" draw:layer="layout" svg:width="0.149cm" svg:height="0.476cm" svg:x="15.867cm" svg:y="69.788cm" svg:viewBox="0 0 150 477" draw:points="42,26 25,9 8,0 8,16 33,33 49,53 69,80 69,214 51,248 31,286 17,317 0,347 0,417 11,440 25,456 55,463 71,472 96,477 121,477 150,458">
          <text:p/>
        </draw:polyline>
        <draw:polyline draw:style-name="gr2" draw:text-style-name="P2" draw:layer="layout" svg:width="0.215cm" svg:height="0.029cm" svg:x="16.016cm" svg:y="69.359cm" svg:viewBox="0 0 216 30" draw:points="216,30 150,0 0,0 12,0">
          <text:p/>
        </draw:polyline>
        <draw:polyline draw:style-name="gr2" draw:text-style-name="P2" draw:layer="layout" svg:width="0.084cm" svg:height="0.086cm" svg:x="16.341cm" svg:y="69.823cm" svg:viewBox="0 0 85 87" draw:points="85,0 85,27 68,38 45,50 31,62 20,66 8,73 0,82 14,87">
          <text:p/>
        </draw:polyline>
        <draw:polyline draw:style-name="gr2" draw:text-style-name="P2" draw:layer="layout" svg:width="0.409cm" svg:height="0.486cm" svg:x="16.688cm" svg:y="69.861cm" svg:viewBox="0 0 410 487" draw:points="190,32 176,32 176,55 184,66 194,77 211,84 233,91 260,96 342,96 371,77 394,62 410,50 410,10 385,0 126,0 85,23 47,46 21,75 0,110 0,247 21,287 52,328 91,369 138,404 190,435 240,461 303,476 369,487">
          <text:p/>
        </draw:polyline>
        <draw:polyline draw:style-name="gr2" draw:text-style-name="P2" draw:layer="layout" svg:width="0.525cm" svg:height="1.079cm" svg:x="17.845cm" svg:y="69.671cm" svg:viewBox="0 0 526 1080" draw:points="526,86 526,40 512,24 497,13 468,0 396,0 353,19 303,52 247,97 192,160 139,229 95,308 54,388 19,474 0,563 0,720 15,790 48,858 91,915 153,972 226,1020 305,1054 380,1080 468,1080">
          <text:p/>
        </draw:polyline>
        <draw:polyline draw:style-name="gr2" draw:text-style-name="P2" draw:layer="layout" svg:width="0.85cm" svg:height="0.428cm" svg:x="18.705cm" svg:y="70.138cm" svg:viewBox="0 0 851 429" draw:points="0,117 15,96 15,83 35,66 79,46 128,46 159,66 201,89 248,110 292,129 323,158 354,192 368,224 368,313 347,337 329,358 310,372 298,384 263,384 263,317 275,292 292,258 316,224 339,192 370,156 410,120 448,89 489,62 534,35 580,16 619,7 665,0 774,0 801,19 824,43 836,69 851,96 851,277 840,315 832,347 832,429">
          <text:p/>
        </draw:polyline>
        <draw:polyline draw:style-name="gr2" draw:text-style-name="P2" draw:layer="layout" svg:width="0.6cm" svg:height="0.042cm" svg:x="19.821cm" svg:y="70.224cm" svg:viewBox="0 0 601 43" draw:points="0,7 21,0 124,0 172,12 228,23 285,36 351,43 574,43 601,28">
          <text:p/>
        </draw:polyline>
        <draw:polyline draw:style-name="gr2" draw:text-style-name="P2" draw:layer="layout" svg:width="0.128cm" svg:height="0.741cm" svg:x="19.933cm" svg:y="69.881cm" svg:viewBox="0 0 129 742" draw:points="35,19 21,7 6,0 0,16 0,124 14,172 25,220 35,270 43,322 48,381 56,434 66,484 70,529 74,577 76,620 79,656 83,684 85,701 87,720 93,731 102,738 115,742 129,742">
          <text:p/>
        </draw:polyline>
        <draw:polyline draw:style-name="gr2" draw:text-style-name="P2" draw:layer="layout" svg:width="0.084cm" svg:height="0.772cm" svg:x="20.696cm" svg:y="69.807cm" svg:viewBox="0 0 85 773" draw:points="11,114 11,52 34,31 46,14 59,0 73,29 85,64 85,377 65,436 50,490 40,543 40,588 23,633 11,672 0,707 0,773">
          <text:p/>
        </draw:polyline>
        <draw:polyline draw:style-name="gr2" draw:text-style-name="P2" draw:layer="layout" svg:width="0.475cm" svg:height="1.466cm" svg:x="20.861cm" svg:y="69.545cm" svg:viewBox="0 0 476 1467" draw:points="77,89 77,0 137,0 174,14 190,43 227,80 278,135 330,189 375,256 410,333 439,422 454,510 476,608 476,701 458,792 445,877 425,960 396,1039 357,1110 317,1180 269,1235 223,1287 176,1330 130,1370 97,1403 62,1435 29,1456 0,1467">
          <text:p/>
        </draw:polyline>
        <draw:polyline draw:style-name="gr2" draw:text-style-name="P2" draw:layer="layout" svg:width="0.629cm" svg:height="0.845cm" svg:x="1.559cm" svg:y="74.701cm" svg:viewBox="0 0 630 846" draw:points="619,92 623,78 630,64 630,0 588,0 588,14 568,43 537,89 497,146 456,212 404,283 350,362 291,446 226,529 164,608 119,676 78,737 43,784 20,822 0,846 20,831">
          <text:p/>
        </draw:polyline>
        <draw:polyline draw:style-name="gr2" draw:text-style-name="P2" draw:layer="layout" svg:width="0.508cm" svg:height="0.62cm" svg:x="1.694cm" svg:y="74.769cm" svg:viewBox="0 0 509 621" draw:points="0,205 0,122 14,93 31,70 43,23 43,7 59,0 76,20 102,46 129,79 156,120 195,170 232,220 269,277 306,334 333,389 362,442 402,490 430,530 455,563 480,594 509,621">
          <text:p/>
        </draw:polyline>
        <draw:polyline draw:style-name="gr2" draw:text-style-name="P2" draw:layer="layout" svg:width="1.31cm" svg:height="0.062cm" svg:x="1.417cm" svg:y="75.112cm" svg:viewBox="0 0 1311 63" draw:points="169,63 20,63 0,51 215,51 328,63 997,63 1111,51 1197,40 1264,18 1311,0">
          <text:p/>
        </draw:polyline>
        <draw:polyline draw:style-name="gr2" draw:text-style-name="P2" draw:layer="layout" svg:width="0.721cm" svg:height="1.019cm" svg:x="3.544cm" svg:y="74.615cm" svg:viewBox="0 0 722 1020" draw:points="722,412 705,419 417,419 357,408 289,387 229,365 177,339 132,315 86,289 51,261 24,236 8,209 0,183 0,159 12,136 43,114 82,95 134,79 190,61 243,45 303,34 359,26 417,18 453,11 480,7 505,2 519,0 528,9 528,88 538,136 555,198 569,268 588,348 600,430 621,512 637,596 652,682 666,755 666,927 652,965 623,996 588,1020 468,1020 419,1005 372,989 326,973 281,951 241,927 202,905 167,889 140,880 119,873 119,848 142,844">
          <text:p/>
        </draw:polyline>
        <draw:polyline draw:style-name="gr2" draw:text-style-name="P2" draw:layer="layout" svg:width="0.211cm" svg:height="0.831cm" svg:x="4.906cm" svg:y="74.686cm" svg:viewBox="0 0 212 832" draw:points="38,136 38,60 20,36 8,19 0,10 14,0 30,22 40,56 40,100 52,156 65,217 65,700 83,741 96,773 114,796 139,816 170,832 212,832">
          <text:p/>
        </draw:polyline>
        <draw:polyline draw:style-name="gr2" draw:text-style-name="P2" draw:layer="layout" svg:width="0.815cm" svg:height="0.125cm" svg:x="4.525cm" svg:y="75.137cm" svg:viewBox="0 0 816 126" draw:points="271,126 217,117 98,76 50,65 17,53 0,46 0,28 25,18 77,11 333,11 437,0 816,0">
          <text:p/>
        </draw:polyline>
        <draw:polyline draw:style-name="gr2" draw:text-style-name="P2" draw:layer="layout" svg:width="0.885cm" svg:height="0.536cm" svg:x="6.33cm" svg:y="74.972cm" svg:viewBox="0 0 886 537" draw:points="0,482 0,518 14,525 29,530 45,534 62,537 91,537 122,510 169,487 223,464 271,430 309,391 387,309 410,265 423,219 423,131 402,100 375,70 346,43 321,22 293,9 250,9 250,159 277,204 313,250 354,293 394,329 439,358 493,382 540,398 669,398 702,382 735,358 766,324 784,288 801,245 801,157 815,117 815,0 815,22 828,52 846,95 863,143 877,195 886,250 886,430 863,455 842,480 826,496 795,496 776,510">
          <text:p/>
        </draw:polyline>
        <draw:polyline draw:style-name="gr2" draw:text-style-name="P2" draw:layer="layout" svg:width="0.417cm" svg:height="0.3cm" svg:x="6.165cm" svg:y="74.224cm" svg:viewBox="0 0 418 301" draw:points="161,49 53,49 22,73 0,92 0,118 14,151 37,185 76,219 126,249 186,275 250,292 311,301 393,280 418,256 418,106 393,71 366,44 333,16 309,0 264,0">
          <text:p/>
        </draw:polyline>
        <draw:polyline draw:style-name="gr2" draw:text-style-name="P2" draw:layer="layout" svg:width="0.779cm" svg:height="0.484cm" svg:x="8.854cm" svg:y="75.062cm" svg:viewBox="0 0 780 485" draw:points="39,215 23,235 10,256 0,278 0,294 292,294 358,272 424,242 478,211 509,180 532,144 532,58 513,30 482,10 441,0 342,0 292,14 243,43 189,68 147,104 106,144 68,183 45,228 45,368 68,406 95,430 145,454 201,470 385,470 455,485 701,485 737,463 780,440">
          <text:p/>
        </draw:polyline>
        <draw:polyline draw:style-name="gr2" draw:text-style-name="P2" draw:layer="layout" svg:width="0.434cm" svg:height="0.729cm" svg:x="9.902cm" svg:y="75.017cm" svg:viewBox="0 0 435 730" draw:points="229,152 252,124 313,77 336,57 369,36 391,16 404,7 420,0 435,0 435,55 412,100 373,152 325,220 275,295 225,375 173,453 128,518 80,578 43,628 18,673 18,708 0,730">
          <text:p/>
        </draw:polyline>
        <draw:polyline draw:style-name="gr2" draw:text-style-name="P2" draw:layer="layout" svg:width="0.86cm" svg:height="0.245cm" svg:x="9.771cm" svg:y="75.258cm" svg:viewBox="0 0 861 246" draw:points="100,117 87,89 42,38 25,23 11,7 0,0 40,16 85,31 144,45 214,66 289,87 367,105 456,134 543,162 636,191 721,215 793,232 861,246">
          <text:p/>
        </draw:polyline>
        <draw:polyline draw:style-name="gr2" draw:text-style-name="P2" draw:layer="layout" svg:width="0.163cm" svg:height="1.393cm" svg:x="11.018cm" svg:y="75.065cm" svg:viewBox="0 0 164 1394" draw:points="105,209 122,184 152,124 152,64 164,38 164,0 164,138 145,200 130,279 114,374 97,481 78,590 66,700 52,815 39,930 35,1032 23,1125 14,1208 14,1394 0,1394">
          <text:p/>
        </draw:polyline>
        <draw:polyline draw:style-name="gr2" draw:text-style-name="P2" draw:layer="layout" svg:width="0.949cm" svg:height="0.695cm" svg:x="10.962cm" svg:y="74.965cm" svg:viewBox="0 0 950 696" draw:points="0,696 0,575 17,512 41,448 87,314 124,254 172,200 223,140 287,90 362,47 440,16 531,0 779,0 852,29 909,72 950,122 950,224 915,281 864,345 794,404 705,448 610,473 513,491 418,512 333,532 258,544 203,544 161,525 134,510 149,498">
          <text:p/>
        </draw:polyline>
        <draw:polyline draw:style-name="gr2" draw:text-style-name="P2" draw:layer="layout" svg:width="0.529cm" svg:height="0.636cm" svg:x="11.965cm" svg:y="74.858cm" svg:viewBox="0 0 530 637" draw:points="0,188 0,202 12,218 26,231 95,231 134,243 179,254 283,254 337,264 442,264 482,252 507,231 530,202 530,97 507,61 482,33 442,11 405,0 318,0 264,14 212,40 165,73 115,121 78,166 43,216 18,266 18,381 39,435 70,491 111,532 155,569 204,601 256,619 301,630 349,637 472,637">
          <text:p/>
        </draw:polyline>
        <draw:polyline draw:style-name="gr2" draw:text-style-name="P2" draw:layer="layout" svg:width="0.569cm" svg:height="0.469cm" svg:x="12.725cm" svg:y="75.01cm" svg:viewBox="0 0 570 470" draw:points="0,135 0,110 15,57 29,38 40,21 61,21 100,38 142,62 191,91 247,132 301,178 346,230 388,283 419,324 419,430 386,451 351,470 278,470 249,439 249,208 278,153 315,106 369,64 417,38 458,12 512,0 570,0">
          <text:p/>
        </draw:polyline>
        <draw:polyline draw:style-name="gr2" draw:text-style-name="P2" draw:layer="layout" svg:width="0.233cm" svg:height="0.586cm" svg:x="13.635cm" svg:y="75.015cm" svg:viewBox="0 0 234 587" draw:points="0,18 25,18 58,7 72,0 87,0 99,11 107,24 116,50 116,339 99,401 99,489 111,525 134,553 165,575 200,587 234,587">
          <text:p/>
        </draw:polyline>
        <draw:polyline draw:style-name="gr2" draw:text-style-name="P2" draw:layer="layout" svg:width="0.445cm" svg:height="0.336cm" svg:x="13.653cm" svg:y="74.408cm" svg:viewBox="0 0 446 337" draw:points="446,51 340,14 213,14 145,31 91,53 50,79 29,112 29,199 62,244 106,285 155,312 209,337 313,337 349,322 371,296 384,255 384,215 363,176 334,129 294,91 246,53 199,22 145,0 44,0 0,14">
          <text:p/>
        </draw:polyline>
        <draw:polyline draw:style-name="gr2" draw:text-style-name="P2" draw:layer="layout" svg:width="1.341cm" svg:height="0.6cm" svg:x="14.154cm" svg:y="75.001cm" svg:viewBox="0 0 1342 601" draw:points="0,168 31,168 47,181 256,181 295,201 332,219 357,241 376,262 376,292 357,308 341,315 322,317 279,317 272,305 272,265 295,237 324,205 355,176 392,145 440,123 492,107 539,97 587,97 626,111 663,136 700,168 727,212 742,260 748,315 750,365 750,462 727,498 704,522 680,541 657,551 638,551 616,537 601,515 601,398 624,346 659,283 709,222 771,159 835,104 901,59 967,18 1029,0 1188,0 1215,30 1215,68 1230,114 1230,310 1207,365 1207,489 1225,526 1250,555 1278,579 1307,592 1342,601">
          <text:p/>
        </draw:polyline>
        <draw:polyline draw:style-name="gr2" draw:text-style-name="P2" draw:layer="layout" svg:width="2.375cm" svg:height="0.945cm" svg:x="15.547cm" svg:y="74.749cm" svg:viewBox="0 0 2376 946" draw:points="144,539 144,505 130,485 130,457 204,457 221,439 246,426 260,417 266,400 246,385 231,373 184,373 147,385 116,403 89,426 51,453 29,485 10,533 0,581 0,633 18,681 18,726 37,767 76,803 116,836 161,857 297,857 345,836 390,812 428,781 461,739 502,696 543,655 568,619 591,585 616,560 645,539 678,524 748,524 777,539 816,562 849,600 885,643 901,689 901,939 891,912 891,789 911,736 940,687 980,628 1023,578 1073,544 1130,510 1186,489 1236,476 1327,476 1362,510 1393,541 1418,571 1441,614 1463,657 1486,700 1513,739 1544,776 1579,810 1625,841 1676,864 1734,883 1790,893 1922,893 1990,871 2052,841 2106,805 2147,760 2189,703 2222,643 2242,583 2242,154 2228,99 2213,52 2205,18 2193,0 2178,0 2178,93 2160,149 2160,467 2170,550 2183,633 2205,710 2242,771 2275,828 2299,883 2330,919 2355,946 2376,946">
          <text:p/>
        </draw:polyline>
        <draw:polyline draw:style-name="gr2" draw:text-style-name="P2" draw:layer="layout" svg:width="4.692cm" svg:height="2.404cm" svg:x="17.622cm" svg:y="74.065cm" svg:viewBox="0 0 4693 2405" draw:points="279,1474 207,1354 157,1295 116,1236 77,1186 41,1138 15,1090 0,1057 0,1024 25,1011 68,1004 124,1000 192,997 463,997 562,1007 670,1018 759,1029 1220,1029 1257,995 1267,981 1267,947 1244,924 1224,904 1205,895 1044,895 1005,916 963,952 918,988 868,1029 833,1074 812,1122 812,1166 827,1207 843,1243 864,1268 891,1286 998,1286 1058,1266 1110,1240 1160,1209 1207,1174 1259,1129 1298,1086 1321,1045 1321,968 1306,943 1306,924 1275,914 1257,914 1230,940 1211,981 1191,1027 1176,1074 1168,1126 1168,1181 1184,1238 1211,1295 1257,1343 1308,1383 1375,1416 1443,1438 1505,1454 1631,1454 1697,1440 1753,1419 1802,1386 1848,1345 1891,1297 1927,1238 1964,1166 1988,1083 2015,988 2030,893 2040,788 2053,679 2053,390 2032,318 2009,264 1988,223 1964,207 1939,207 1918,227 1895,264 1879,318 1862,386 1854,466 1846,554 1840,650 1840,852 1869,950 1900,1038 1939,1122 1986,1190 2046,1247 2110,1288 2177,1316 2319,1316 2390,1302 2460,1277 2532,1240 2596,1188 2652,1118 2702,1043 2741,959 2776,871 2811,779 2836,677 2848,571 2848,279 2834,198 2811,129 2782,68 2753,25 2722,0 2698,0 2675,16 2656,57 2629,109 2607,183 2594,273 2582,377 2576,490 2576,724 2604,836 2642,943 2679,1038 2720,1116 2774,1184 2836,1229 2900,1259 2968,1277 3030,1277 3099,1264 3173,1240 3251,1204 3307,1157 3369,1109 3423,1045 3471,981 3515,918 3540,852 3540,671 3487,671 3487,774 3460,821 3446,864 3446,977 3466,1027 3487,1076 3525,1118 3573,1154 3631,1181 3689,1204 3802,1204 3848,1190 3889,1164 3920,1126 3947,1083 3974,1033 3995,979 4019,927 4036,881 4057,841 4071,804 4085,786 4094,774 4094,821 4073,871 4044,938 4017,1018 3988,1116 3951,1229 3912,1364 3871,1502 3831,1645 3786,1784 3761,1920 3730,2041 3703,2148 3689,2239 3680,2305 3676,2355 3666,2387 3666,2405 3641,2394 3610,2366 3585,2325 3550,2277 3523,2223 3507,2155 3507,2003 3532,1915 3571,1830 3622,1748 3697,1665 3782,1586 3877,1514 3974,1450 4081,1395 4195,1357 4305,1333 4406,1314 4497,1297 4577,1288 4693,1288">
          <text:p/>
        </draw:polyline>
        <draw:polyline draw:style-name="gr2" draw:text-style-name="P2" draw:layer="layout" svg:width="0.767cm" svg:height="1.6cm" svg:x="0.695cm" svg:y="76.798cm" svg:viewBox="0 0 768 1601" draw:points="768,124 768,50 751,12 751,0 733,0 733,46 712,91 696,150 675,227 656,319 638,425 617,539 590,662 563,790 532,915 497,1037 466,1149 432,1251 393,1340 362,1415 325,1478 287,1528 256,1563 230,1587 203,1601 161,1601 134,1590 114,1569 91,1535 68,1494 46,1447 31,1397 17,1342 6,1283 0,1221 0,1078">
          <text:p/>
        </draw:polyline>
        <draw:polyline draw:style-name="gr2" draw:text-style-name="P2" draw:layer="layout" svg:width="2.324cm" svg:height="0.643cm" svg:x="0.695cm" svg:y="77.105cm" svg:viewBox="0 0 2325 644" draw:points="0,599 0,542 17,516 17,478 39,451 77,440 116,426 170,406 248,387 345,365 463,342 576,315 696,292 811,273 927,253 1026,236 1101,222 1167,207 1198,193 1223,186 1223,170 1204,164 1152,164 1121,177 1088,196 1053,227 1016,265 997,311 981,361 969,416 969,521 1004,569 1043,601 1090,628 1144,644 1320,644 1370,623 1413,594 1448,556 1477,511 1477,371 1463,323 1440,278 1407,236 1378,205 1341,182 1314,160 1279,146 1200,146 1181,168 1155,182 1142,193 1130,210 1130,222 1190,222 1229,205 1277,191 1330,179 1460,146 1533,136 1615,136 1700,129 1781,129 1861,143 1938,160 2004,189 2064,225 2110,265 2141,306 2157,349 2157,428 2143,456 2120,478 2031,478 2002,458 1979,433 1969,397 1969,351 1981,301 2004,248 2031,193 2066,146 2112,103 2157,68 2203,41 2248,18 2287,0 2325,0">
          <text:p/>
        </draw:polyline>
        <draw:polyline draw:style-name="gr2" draw:text-style-name="P2" draw:layer="layout" svg:width="2.555cm" svg:height="0.859cm" svg:x="2.845cm" svg:y="77.001cm" svg:viewBox="0 0 2556 860" draw:points="31,197 21,218 8,243 0,266 0,395 14,450 35,504 52,559 83,611 124,659 167,702 207,731 252,753 298,767 391,767 436,751 475,726 506,693 541,659 583,624 616,586 639,543 657,502 672,454 686,409 701,372 711,331 711,164 711,250 734,290 761,336 787,388 835,493 862,545 889,593 916,638 938,674 957,697 971,709 982,726 997,726 1005,716 1005,636 1024,595 1036,552 1055,504 1072,468 1088,436 1111,414 1140,397 1218,397 1245,411 1282,436 1318,461 1349,490 1373,522 1396,552 1421,590 1444,629 1468,659 1485,674 1506,683 1607,683 1650,657 1698,631 1743,600 1797,579 1855,557 1907,543 1948,526 1991,516 2025,504 2049,490 2068,479 2068,436 2047,414 2025,390 1998,366 1967,347 1936,331 1903,322 1828,322 1783,336 1739,359 1700,386 1663,424 1632,472 1611,522 1611,619 1632,659 1675,697 1723,731 1789,758 1861,775 2002,775 2072,762 2132,748 2186,729 2229,695 2256,654 2273,604 2291,554 2302,500 2302,368 2287,295 2287,229 2277,172 2268,122 2256,74 2248,40 2239,14 2239,0 2225,0 2215,14 2202,38 2188,71 2188,547 2211,611 2237,669 2262,724 2291,773 2333,812 2376,839 2428,851 2490,860 2556,860">
          <text:p/>
        </draw:polyline>
        <draw:polyline draw:style-name="gr2" draw:text-style-name="P2" draw:layer="layout" svg:width="0.053cm" svg:height="0.641cm" svg:x="6.504cm" svg:y="77.21cm" svg:viewBox="0 0 54 642" draw:points="10,67 39,27 46,13 46,0 46,67 31,98 18,148 8,207 0,265 0,445 16,502 31,556 31,623 54,642">
          <text:p/>
        </draw:polyline>
        <draw:polyline draw:style-name="gr2" draw:text-style-name="P2" draw:layer="layout" svg:width="0.99cm" svg:height="0.172cm" svg:x="6.243cm" svg:y="77.469cm" svg:viewBox="0 0 991 173" draw:points="210,173 163,159 93,119 0,119 0,105 33,105 85,116 214,116 303,105 510,105 603,90 698,69 778,42 865,42 933,23 991,0">
          <text:p/>
        </draw:polyline>
        <draw:polyline draw:style-name="gr2" draw:text-style-name="P2" draw:layer="layout" svg:width="0.744cm" svg:height="0.667cm" svg:x="7.188cm" svg:y="77.117cm" svg:viewBox="0 0 745 668" draw:points="122,200 107,170 80,136 20,65 0,36 0,0 0,156 22,215 43,274 43,388 58,438 72,488 91,527 105,563 105,596 105,495 122,450 144,410 173,365 204,324 250,298 291,279 343,267 430,267 471,288 506,320 548,356 579,393 607,436 625,484 646,529 660,574 685,611 710,644 745,668">
          <text:p/>
        </draw:polyline>
        <draw:polyline draw:style-name="gr2" draw:text-style-name="P2" draw:layer="layout" svg:width="1.05cm" svg:height="0.895cm" svg:x="8.238cm" svg:y="76.96cm" svg:viewBox="0 0 1051 896" draw:points="467,711 483,671 483,585 446,506 407,475 370,445 322,422 169,422 120,443 76,471 45,501 23,542 8,582 0,628 0,664 18,694 45,711 76,730 178,730 217,703 258,671 291,644 316,628 337,606 355,587 370,575 370,587 382,611 393,639 393,678 405,708 417,749 436,787 448,825 461,856 479,882 502,896 564,896 595,882 626,871 667,853 710,825 743,782 780,739 809,687 828,628 846,566 856,492 865,405 871,322 871,172 856,109 856,0 836,0 823,15 823,227 809,298 809,377 823,460 823,539 846,611 869,671 896,721 935,768 980,811 1018,846 1051,871">
          <text:p/>
        </draw:polyline>
        <draw:polyline draw:style-name="gr2" draw:text-style-name="P2" draw:layer="layout" svg:width="0.867cm" svg:height="0.221cm" svg:x="9.062cm" svg:y="77.446cm" svg:viewBox="0 0 868 222" draw:points="212,222 140,146 101,117 70,84 41,55 17,36 0,19 0,7 23,0 868,0">
          <text:p/>
        </draw:polyline>
        <draw:polyline draw:style-name="gr2" draw:text-style-name="P2" draw:layer="layout" svg:width="0.085cm" svg:height="0.495cm" svg:x="11.088cm" svg:y="77.56cm" svg:viewBox="0 0 86 496" draw:points="82,45 86,13 86,0 47,0 29,20 21,50 15,84 8,127 4,167 0,222 0,370 15,411 27,444 37,475 53,496 71,496">
          <text:p/>
        </draw:polyline>
        <draw:polyline draw:style-name="gr2" draw:text-style-name="P2" draw:layer="layout" svg:width="0.25cm" svg:height="0.328cm" svg:x="11.07cm" svg:y="77.032cm" svg:viewBox="0 0 251 329" draw:points="224,329 187,195 162,148 133,109 102,83 73,66 16,66 0,78 0,126 24,150 53,171 87,183 193,183 220,169 240,148 251,123 251,76 234,52 209,21 180,0 47,0">
          <text:p/>
        </draw:polyline>
        <draw:polyline draw:style-name="gr2" draw:text-style-name="P2" draw:layer="layout" svg:width="0.186cm" svg:height="1.145cm" svg:x="11.805cm" svg:y="77.258cm" svg:viewBox="0 0 187 1146" draw:points="109,9 165,0 179,0 187,17 169,51 148,94 125,146 103,210 84,289 63,387 45,487 26,587 16,691 8,794 0,889 0,1146">
          <text:p/>
        </draw:polyline>
        <draw:polyline draw:style-name="gr2" draw:text-style-name="P2" draw:layer="layout" svg:width="0.765cm" svg:height="0.093cm" svg:x="11.692cm" svg:y="77.787cm" svg:viewBox="0 0 766 94" draw:points="126,94 74,37 43,24 18,12 0,12 472,12 617,0 766,0">
          <text:p/>
        </draw:polyline>
        <draw:polyline draw:style-name="gr2" draw:text-style-name="P2" draw:layer="layout" svg:width="1.182cm" svg:height="0.495cm" svg:x="13.474cm" svg:y="77.725cm" svg:viewBox="0 0 1183 496" draw:points="0,33 0,21 14,12 28,0 28,123 10,173 10,363 37,417 68,465 103,494 249,494 300,470 350,436 395,401 441,358 478,315 503,265 526,214 526,92 505,114 505,308 519,358 548,403 598,438 656,472 714,496 844,496 914,479 984,453 1051,420 1098,381 1131,338 1160,288 1175,240 1183,195 1183,152 1166,114 1144,85 1123,57 1098,33 1051,33 1036,16 1020,16">
          <text:p/>
        </draw:polyline>
        <draw:polyline draw:style-name="gr2" draw:text-style-name="P2" draw:layer="layout" svg:width="0.517cm" svg:height="0.821cm" svg:x="15.404cm" svg:y="77.532cm" svg:viewBox="0 0 518 822" draw:points="192,105 180,93 118,93 135,93 135,250 163,250 197,266 327,266 350,257 379,233 398,207 417,176 429,143 441,109 441,73 419,41 398,14 365,0 285,0 240,16 188,45 141,91 99,152 56,221 27,295 0,376 0,614 27,676 68,730 122,773 180,806 242,822 518,822">
          <text:p/>
        </draw:polyline>
        <draw:polyline draw:style-name="gr2" draw:text-style-name="P2" draw:layer="layout" svg:width="1.329cm" svg:height="0.938cm" svg:x="16.837cm" svg:y="77.56cm" svg:viewBox="0 0 1330 939" draw:points="475,257 428,257 401,243 322,231 275,231 223,243 175,263 124,291 76,329 31,374 0,420 0,527 12,581 41,627 82,663 144,693 213,715 293,736 593,736 649,717 694,686 733,650 754,608 764,563 764,255 742,200 742,148 729,100 721,65 711,36 711,0 711,134 723,200 723,638 711,686 711,743 725,727 742,700 769,663 800,610 839,550 880,488 930,427 979,370 1027,329 1085,298 1127,281 1164,281 1197,298 1228,324 1255,363 1268,410 1282,467 1290,527 1303,588 1311,650 1311,921 1330,939">
          <text:p/>
        </draw:polyline>
        <draw:polyline draw:style-name="gr2" draw:text-style-name="P2" draw:layer="layout" svg:width="2.15cm" svg:height="1.043cm" svg:x="18.201cm" svg:y="77.61cm" svg:viewBox="0 0 2151 1044" draw:points="238,464 238,435 212,406 212,380 189,366 189,380 210,403 220,423 241,439 263,451 286,451 286,416 265,387 247,371 232,355 212,344 193,335 174,328 148,328 123,351 104,382 73,411 49,444 33,487 18,539 8,594 0,646 14,692 31,730 62,764 96,789 238,789 294,773 342,746 398,711 559,582 611,544 658,511 704,478 745,449 780,430 815,416 844,416 712,416 668,435 629,456 582,480 544,511 503,549 466,596 435,651 416,707 416,828 447,887 480,944 540,992 604,1025 681,1044 945,1044 1030,1023 1107,989 1171,946 1233,899 1284,842 1324,775 1355,694 1377,609 1390,523 1398,437 1402,351 1402,0 1390,13 1390,135 1375,203 1375,866 1375,842 1379,809 1379,766 1390,716 1400,659 1421,599 1439,537 1470,478 1514,421 1557,380 1609,344 1665,321 1834,321 1878,346 1905,385 1919,425 1919,471 1902,518 1869,564 1820,607 1758,639 1692,661 1508,661 1456,651 1425,639 1425,611 1439,599 1452,592 1555,592 1586,603 1625,621 1663,639 1710,666 1756,689 1799,709 1842,732 1900,764 1948,785 1993,799 2047,807 2093,811 2151,821">
          <text:p/>
        </draw:polyline>
        <draw:polyline draw:style-name="gr2" draw:text-style-name="P2" draw:layer="layout" svg:width="0.422cm" svg:height="1.469cm" svg:x="21.262cm" svg:y="77.444cm" svg:viewBox="0 0 423 1470" draw:points="403,240 403,71 423,52 423,0 423,23 403,59 393,109 393,166 378,240 368,331 362,433 362,1434 339,1453 325,1470 256,1470 221,1457 184,1444 141,1432 108,1417 70,1401 39,1377 21,1355 0,1330">
          <text:p/>
        </draw:polyline>
        <draw:polyline draw:style-name="gr2" draw:text-style-name="P2" draw:layer="layout" svg:width="1.747cm" svg:height="0.5cm" svg:x="21.243cm" svg:y="77.882cm" svg:viewBox="0 0 1748 501" draw:points="50,413 50,327 25,308 13,287 0,270 0,242 19,231 401,231 521,220 646,209 770,202 884,195 979,186 1062,176 1130,166 1180,155 1223,143 1260,125 1285,105 1304,82 1326,66 1345,52 1355,36 1372,21 1372,7 1355,0 1339,0 1316,12 1293,26 1273,48 1250,78 1231,114 1215,159 1215,308 1229,360 1250,408 1281,446 1322,477 1370,501 1539,501 1589,487 1634,460 1674,426 1709,387 1732,342 1748,299 1748,205 1734,155 1711,114 1680,80 1643,55 1597,32 1548,23 1500,19 1411,19 1380,36 1353,52">
          <text:p/>
        </draw:polyline>
        <draw:polyline draw:style-name="gr2" draw:text-style-name="P2" draw:layer="layout" svg:width="1.003cm" svg:height="0.748cm" svg:x="22.969cm" svg:y="77.582cm" svg:viewBox="0 0 1004 749" draw:points="0,276 54,250 106,226 151,212 244,205 346,205 395,230 447,271 494,321 538,376 571,436 605,499 628,560 644,615 644,703 624,731 603,749 546,749 515,729 492,706 476,667 476,560 503,503 534,438 571,369 626,300 682,230 741,176 804,126 863,82 928,35 1004,0">
          <text:p/>
        </draw:polyline>
        <draw:polyline draw:style-name="gr2" draw:text-style-name="P2" draw:layer="layout" svg:width="0.506cm" svg:height="1.261cm" svg:x="1.386cm" svg:y="79.741cm" svg:viewBox="0 0 507 1262" draw:points="484,52 499,41 499,0 507,18 507,36 490,62 490,387 470,487 470,592 455,694 439,794 428,889 414,975 393,1046 378,1111 370,1159 353,1192 336,1221 312,1239 289,1253 272,1262 246,1262 227,1246 204,1230 177,1209 150,1182 119,1159 82,1130 49,1101 26,1071 0,1042">
          <text:p/>
        </draw:polyline>
        <draw:polyline draw:style-name="gr2" draw:text-style-name="P2" draw:layer="layout" svg:width="1.236cm" svg:height="0.484cm" svg:x="1.342cm" svg:y="80.191cm" svg:viewBox="0 0 1237 485" draw:points="0,285 0,198 19,181 54,165 87,150 325,150 422,138 828,138 898,125 946,100 979,86 1008,86 1008,36 993,15 993,0 1006,0 1006,93 987,141 987,294 1008,349 1031,399 1059,442 1084,466 1115,485 1206,485 1237,473">
          <text:p/>
        </draw:polyline>
        <draw:polyline draw:style-name="gr2" draw:text-style-name="P2" draw:layer="layout" svg:width="0.221cm" svg:height="0.288cm" svg:x="2.535cm" svg:y="79.732cm" svg:viewBox="0 0 222 289" draw:points="156,289 139,208 125,138 106,84 92,36 69,14 44,0 26,0 13,16 0,47 0,77 17,150 46,179 77,203 108,219 139,230 210,230 222,215 222,157 195,136 168,114 139,95 108,84 77,74 52,66 24,66 6,79 6,95">
          <text:p/>
        </draw:polyline>
        <draw:polyline draw:style-name="gr2" draw:text-style-name="P2" draw:layer="layout" svg:width="0.529cm" svg:height="0.532cm" svg:x="2.841cm" svg:y="80.154cm" svg:viewBox="0 0 530 533" draw:points="0,0 10,11 20,23 41,32 66,32 106,52 205,118 259,171 315,230 373,292 429,352 474,414 507,467 530,508 530,533 507,524 480,503 449,479 420,445 396,394 383,342 383,183 406,137 431,92 460,52 497,37 530,37">
          <text:p/>
        </draw:polyline>
        <draw:polyline draw:style-name="gr2" draw:text-style-name="P2" draw:layer="layout" svg:width="0.24cm" svg:height="0.639cm" svg:x="3.692cm" svg:y="80.134cm" svg:viewBox="0 0 241 640" draw:points="241,82 241,16 220,0 92,0 63,14 49,34 49,120 70,155 86,198 113,248 142,300 177,350 202,398 225,438 225,545 212,572 198,594 167,610 134,623 101,630 65,635 39,640 0,640 0,616 20,606">
          <text:p/>
        </draw:polyline>
        <draw:polyline draw:style-name="gr2" draw:text-style-name="P2" draw:layer="layout" svg:width="0.12cm" svg:height="0.809cm" svg:x="4.583cm" svg:y="79.85cm" svg:viewBox="0 0 121 810" draw:points="31,241 31,254 19,254 19,265 0,265 0,254 19,241 29,222 29,148 50,127 50,30 62,11 83,0 83,136 91,187 91,246 106,315 106,776 121,810">
          <text:p/>
        </draw:polyline>
        <draw:polyline draw:style-name="gr2" draw:text-style-name="P2" draw:layer="layout" svg:width="0.982cm" svg:height="0.136cm" svg:x="4.472cm" svg:y="80.284cm" svg:viewBox="0 0 983 137" draw:points="107,137 80,108 58,80 22,56 8,56 0,33 0,20 223,20 328,0 983,0">
          <text:p/>
        </draw:polyline>
        <draw:polyline draw:style-name="gr2" draw:text-style-name="P2" draw:layer="layout" svg:width="0.144cm" svg:height="0.814cm" svg:x="7.002cm" svg:y="80.229cm" svg:viewBox="0 0 145 815" draw:points="145,100 103,53 82,39 62,30 49,14 49,0 49,467 27,541 0,610 0,815">
          <text:p/>
        </draw:polyline>
        <draw:polyline draw:style-name="gr2" draw:text-style-name="P2" draw:layer="layout" svg:width="0.93cm" svg:height="0.643cm" svg:x="7.314cm" svg:y="80.409cm" svg:viewBox="0 0 931 644" draw:points="8,154 0,100 0,57 33,37 85,18 151,9 231,0 320,0 405,13 490,37 572,77 621,125 646,187 646,254 621,328 566,396 502,464 434,519 349,560 275,596 209,619 157,633 128,644 149,633 196,621 252,605 324,583 397,564 481,551 572,538 850,538 931,551">
          <text:p/>
        </draw:polyline>
        <draw:polyline draw:style-name="gr2" draw:text-style-name="P2" draw:layer="layout" svg:width="0.428cm" svg:height="0.546cm" svg:x="8.659cm" svg:y="80.543cm" svg:viewBox="0 0 429 547" draw:points="38,196 19,177 0,156 0,139 19,139 46,161 71,193 103,225 142,265 181,308 220,353 258,401 289,444 311,490 336,516 353,535 353,547 353,407 373,358 394,303 407,243 419,182 429,129 429,0">
          <text:p/>
        </draw:polyline>
        <draw:polyline draw:style-name="gr2" draw:text-style-name="P2" draw:layer="layout" svg:width="0.097cm" svg:height="1.259cm" svg:x="8.709cm" svg:y="80.473cm" svg:viewBox="0 0 98 1260" draw:points="92,120 60,88 44,66 29,38 15,16 6,0 0,36 15,75 27,125 35,183 45,252 52,333 58,428 62,531 66,635 66,1207 82,1232 90,1250 98,1260">
          <text:p/>
        </draw:polyline>
        <draw:polyline draw:style-name="gr2" draw:text-style-name="P2" draw:layer="layout" svg:width="0.778cm" svg:height="0.802cm" svg:x="8.816cm" svg:y="80.466cm" svg:viewBox="0 0 779 803" draw:points="15,803 15,726 0,641 0,553 15,371 38,287 62,203 100,123 148,70 210,27 287,0 462,0 547,13 628,45 696,95 748,148 779,219 779,362 733,426 677,481 615,526 543,567 471,591 185,591 175,582 187,569">
          <text:p/>
        </draw:polyline>
        <draw:polyline draw:style-name="gr2" draw:text-style-name="P2" draw:layer="layout" svg:width="1.154cm" svg:height="0.548cm" svg:x="9.517cm" svg:y="80.665cm" svg:viewBox="0 0 1155 549" draw:points="0,125 23,109 56,94 149,70 410,70 489,94 551,125 613,165 665,208 710,254 737,301 758,356 758,406 731,449 704,477 665,501 619,518 537,518 499,497 475,470 458,429 458,327 491,270 532,211 576,161 625,111 681,68 743,38 799,14 853,0 944,0 975,22 1000,47 1020,77 1037,113 1051,156 1062,206 1070,254 1070,447 1091,483 1107,513 1117,538 1136,549 1155,549">
          <text:p/>
        </draw:polyline>
        <draw:polyline draw:style-name="gr2" draw:text-style-name="P2" draw:layer="layout" svg:width="0.3cm" svg:height="0.279cm" svg:x="10.538cm" svg:y="80.148cm" svg:viewBox="0 0 301 280" draw:points="276,244 249,166 187,50 150,17 103,0 40,0 23,29 9,76 0,119 0,169 23,207 54,232 88,262 129,280 165,280 204,264 241,251 270,228 289,194 301,169 301,101 278,78 247,66 212,48 119,48 71,69">
          <text:p/>
        </draw:polyline>
        <draw:polyline draw:style-name="gr2" draw:text-style-name="P2" draw:layer="layout" svg:width="1.356cm" svg:height="0.541cm" svg:x="11.012cm" svg:y="80.702cm" svg:viewBox="0 0 1357 542" draw:points="0,164 45,183 80,183 97,170 122,159 188,159 219,170 239,190 260,217 277,245 291,267 304,281 304,298 268,298 254,278 235,264 219,245 204,224 196,200 196,154 221,134 254,109 293,82 339,56 386,41 557,41 602,54 641,82 677,116 703,159 722,208 722,351 710,383 710,405 695,405 687,392 701,362 718,326 741,283 770,240 801,192 838,141 881,97 931,52 970,20 1009,0 1088,0 1119,11 1148,34 1166,66 1187,104 1204,147 1218,195 1224,240 1235,290 1249,335 1264,376 1282,412 1297,453 1311,488 1328,517 1357,542">
          <text:p/>
        </draw:polyline>
        <draw:polyline draw:style-name="gr2" draw:text-style-name="P2" draw:layer="layout" svg:width="1.152cm" svg:height="0.643cm" svg:x="12.632cm" svg:y="80.529cm" svg:viewBox="0 0 1153 644" draw:points="122,294 99,213 99,187 85,167 68,155 87,141 102,141 133,125 149,112 192,112 207,91 184,91 153,110 133,110 108,127 79,153 52,185 21,213 0,249 0,311 15,344 40,371 77,397 124,415 190,431 246,442 370,442 432,431 488,411 542,378 587,347 621,304 650,254 671,199 681,141 690,89 696,50 698,22 706,0 758,0 801,17 851,55 903,103 960,150 1018,211 1068,268 1113,330 1138,392 1153,454 1153,504 1138,547 1105,583 1060,606 1010,623 950,635 890,644 747,644">
          <text:p/>
        </draw:polyline>
        <draw:polyline draw:style-name="gr2" draw:text-style-name="P2" draw:layer="layout" svg:width="1.462cm" svg:height="0.613cm" svg:x="14.819cm" svg:y="80.691cm" svg:viewBox="0 0 1463 614" draw:points="424,409 465,381 502,356 524,327 524,175 507,131 478,86 438,52 395,22 354,0 252,0 192,31 132,75 85,127 48,181 17,241 0,305 0,363 15,414 52,459 89,494 139,525 195,546 257,559 376,559 422,532 457,501 492,468 509,426 509,379 524,332 524,288 534,250 534,175 534,234 549,261 566,291 592,317 623,341 650,365 687,381 733,391 787,398 840,403 886,403 927,391 973,372 1014,345 1051,324 1076,293 1095,261 1107,220 1122,179 1134,143 1134,67 1173,67 1198,79 1227,98 1260,127 1303,165 1353,215 1396,268 1436,320 1463,370 1463,507 1423,544 1368,568 1308,587 1244,599 1184,609 1122,614 1043,614">
          <text:p/>
        </draw:polyline>
        <draw:polyline draw:style-name="gr2" draw:text-style-name="P2" draw:layer="layout" svg:width="0.787cm" svg:height="0.559cm" svg:x="16.866cm" svg:y="80.761cm" svg:viewBox="0 0 788 560" draw:points="0,129 102,76 147,60 216,60 255,72 296,94 340,124 389,172 443,224 493,281 542,339 590,394 627,444 656,487 679,522 695,546 710,560 710,283 720,236 736,186 755,144 772,106 772,17 788,0">
          <text:p/>
        </draw:polyline>
        <draw:polyline draw:style-name="gr2" draw:text-style-name="P2" draw:layer="layout" svg:width="3.626cm" svg:height="1.295cm" svg:x="17.998cm" svg:y="80.127cm" svg:viewBox="0 0 3627 1296" draw:points="376,917 422,917 436,906 449,889 459,860 420,813 389,791 358,772 321,757 190,757 155,777 118,798 87,828 58,865 27,908 0,951 0,1071 21,1101 50,1121 128,1121 180,1108 228,1089 267,1063 310,1032 341,996 364,965 387,937 405,908 405,858 405,956 418,994 418,1035 430,1076 459,1113 488,1144 515,1171 550,1187 587,1196 668,1196 722,1185 765,1163 800,1135 839,1096 870,1053 897,1001 912,942 922,876 922,0 922,343 937,439 951,538 961,636 982,729 1005,815 1032,894 1054,960 1083,1021 1116,1065 1152,1101 1185,1126 1226,1139 1302,1139 1346,1128 1387,1106 1426,1073 1464,1030 1501,980 1530,923 1561,860 1581,798 1594,734 1604,674 1612,625 1612,534 1612,842 1631,910 1648,975 1666,1030 1693,1085 1718,1132 1749,1173 1782,1208 1825,1232 1871,1251 1912,1263 1998,1263 2045,1246 2077,1223 2114,1192 2136,1158 2159,1115 2188,1067 2207,1017 2223,963 2238,908 2254,860 2267,823 2267,752 2267,1006 2285,1058 2304,1101 2323,1146 2343,1185 2368,1213 2411,1235 2459,1251 2600,1251 2655,1240 2713,1217 2761,1189 2792,1160 2823,1117 2854,1071 2895,1010 2922,949 2932,892 2932,700 2901,674 2837,674 2814,689 2814,745 2794,788 2779,837 2779,985 2800,1032 2814,1083 2829,1130 2872,1165 2924,1194 2969,1217 3017,1237 3127,1237 3197,1228 3265,1206 3313,1180 3362,1149 3402,1113 3428,1067 3449,1017 3449,842 3435,807 3435,788 3455,788 3486,807 3511,830 3540,863 3571,910 3594,960 3612,1010 3627,1060 3627,1149 3604,1187 3575,1215 3536,1235 3495,1251 3449,1260 3402,1269 3265,1269 3265,1285 3286,1285 3308,1296">
          <text:p/>
        </draw:polyline>
        <draw:polyline draw:style-name="gr2" draw:text-style-name="P2" draw:layer="layout" svg:width="1.945cm" svg:height="1.92cm" svg:x="22.498cm" svg:y="80.259cm" svg:viewBox="0 0 1946 1921" draw:points="77,737 209,623 244,573 263,537 263,507 246,484 182,484 139,499 97,525 62,563 35,611 15,663 0,716 0,818 25,859 62,897 106,930 155,952 217,963 360,963 418,952 476,930 527,897 581,852 622,804 643,749 643,499 616,443 577,393 533,342 488,302 445,270 399,252 362,239 329,232 298,232 277,254 277,361 308,406 347,459 393,511 449,559 507,599 569,637 639,670 715,690 949,690 1003,677 1050,659 1094,630 1129,595 1152,554 1166,504 1166,316 1183,247 1195,182 1195,123 1209,73 1222,28 1222,0 1222,1764 1183,1841 1156,1891 1121,1921 972,1921 903,1893 839,1848 790,1789 746,1724 703,1660 672,1593 655,1521 655,1448 678,1371 717,1297 771,1223 848,1149 947,1077 1048,1011 1164,950 1288,890 1406,838 1513,795 1615,766 1708,740 1784,723 1859,711 1911,706 1946,706">
          <text:p/>
        </draw:polyline>
        <draw:polyline draw:style-name="gr2" draw:text-style-name="P2" draw:layer="layout" svg:width="0.694cm" svg:height="0.607cm" svg:x="2.072cm" svg:y="82.611cm" svg:viewBox="0 0 695 608" draw:points="640,187 656,187 644,208 644,73 627,47 617,26 588,11 551,0 427,0 379,14 318,31 256,54 204,79 151,112 101,151 62,196 31,239 0,284 0,525 12,555 35,584 66,608 192,608 235,584 268,553 300,515 333,469 365,425 402,377 427,330 447,284 472,246 497,215 509,187 520,167 530,155 534,167 534,298 546,332 557,362 571,396 592,430 613,458 633,475 658,489 695,501">
          <text:p/>
        </draw:polyline>
        <draw:polyline draw:style-name="gr2" draw:text-style-name="P2" draw:layer="layout" svg:width="0.436cm" svg:height="0.411cm" svg:x="3.155cm" svg:y="82.972cm" svg:viewBox="0 0 437 412" draw:points="0,54 91,13 137,0 346,0 385,29 414,58 429,90 437,121 437,161 416,201 385,242 352,283 307,319 261,354 224,385 191,412">
          <text:p/>
        </draw:polyline>
        <draw:polyline draw:style-name="gr2" draw:text-style-name="P2" draw:layer="layout" svg:width="0.128cm" svg:height="0.729cm" svg:x="4.383cm" svg:y="82.706cm" svg:viewBox="0 0 129 730" draw:points="0,162 50,107 67,76 81,52 98,26 98,0 98,21 73,62 46,112 46,514 67,573 81,623 98,670 112,703 129,730">
          <text:p/>
        </draw:polyline>
        <draw:polyline draw:style-name="gr2" draw:text-style-name="P2" draw:layer="layout" svg:width="1.596cm" svg:height="0.624cm" svg:x="4.507cm" svg:y="82.644cm" svg:viewBox="0 0 1597 625" draw:points="27,405 27,357 0,350 254,350 368,333 483,319 607,303 732,285 837,269 924,248 992,235 1040,217 1062,200 1062,188 1042,164 1015,155 977,143 938,121 876,90 856,71 839,50 827,35 818,14 818,0 864,0 878,17 893,40 909,71 930,117 955,171 971,235 980,296 986,353 994,407 1000,455 1000,524 1000,498 1015,467 1040,428 1073,391 1103,348 1148,310 1196,278 1241,253 1280,235 1359,235 1402,250 1444,276 1473,310 1497,348 1522,393 1545,443 1559,496 1580,547 1580,586 1597,625">
          <text:p/>
        </draw:polyline>
        <draw:polyline draw:style-name="gr2" draw:text-style-name="P2" draw:layer="layout" svg:width="1.654cm" svg:height="0.56cm" svg:x="6.22cm" svg:y="82.882cm" svg:viewBox="0 0 1655 561" draw:points="168,240 168,176 186,158 213,136 230,117 246,93 263,67 271,38 271,26 257,12 240,0 147,0 114,17 79,38 44,60 21,90 0,126 0,215 15,262 25,309 54,346 93,377 131,404 172,420 209,434 257,434 275,423 298,411 310,394 323,368 331,341 346,311 364,276 395,243 430,217 457,195 492,176 542,165 602,160 654,160 695,174 738,200 782,229 827,262 864,304 887,346 887,387 906,425 920,459 920,516 920,427 937,384 951,339 966,289 990,243 1026,197 1059,158 1098,129 1146,108 1275,108 1308,129 1339,162 1362,200 1384,240 1407,284 1436,332 1452,380 1481,425 1514,466 1552,502 1599,534 1655,561">
          <text:p/>
        </draw:polyline>
        <draw:polyline draw:style-name="gr2" draw:text-style-name="P2" draw:layer="layout" svg:width="2.749cm" svg:height="0.831cm" svg:x="8.56cm" svg:y="82.832cm" svg:viewBox="0 0 2750 832" draw:points="180,331 201,279 201,253 217,236 232,236 232,300 248,347 248,593 234,655 221,709 203,754 186,789 172,816 155,832 116,832 102,816 83,789 56,752 31,702 15,643 0,574 0,417 21,336 54,258 102,190 157,131 221,79 292,40 370,15 519,15 581,45 641,83 695,129 732,183 748,243 748,308 719,369 682,424 633,465 577,493 519,515 463,526 412,533 370,533 341,515 323,486 310,458 310,397 331,369 364,345 407,331 451,322 556,322 616,347 678,379 736,417 781,455 829,495 881,540 941,583 990,624 1038,658 1090,687 1153,709 1227,723 1291,730 1448,730 1506,716 1547,699 1587,676 1603,658 1603,629 1644,551 1644,297 1618,276 1587,262 1514,262 1463,288 1417,324 1374,365 1345,415 1322,467 1322,569 1332,617 1363,655 1392,681 1423,696 1489,696 1525,681 1562,660 1593,629 1618,590 1636,555 1655,519 1671,488 1680,462 1680,417 1680,472 1706,503 1746,538 1777,581 1816,619 1872,653 1930,681 1988,702 2043,713 2095,720 2147,720 2196,699 2236,674 2265,636 2294,590 2312,538 2329,476 2337,412 2337,269 2316,197 2298,140 2298,90 2285,47 2273,19 2263,0 2263,19 2275,55 2289,100 2289,160 2310,226 2327,297 2337,374 2349,443 2364,503 2364,588 2380,615 2380,631 2380,603 2403,579 2418,553 2434,526 2463,497 2502,476 2550,460 2659,460 2692,479 2728,503 2750,531 2750,597 2730,629 2703,660 2659,691 2612,716 2548,732 2475,744 2403,752 2289,752 2242,737 2205,723 2172,711 2172,691 2186,683 2213,676 2248,674">
          <text:p/>
        </draw:polyline>
        <draw:polyline draw:style-name="gr2" draw:text-style-name="P2" draw:layer="layout" svg:width="0.334cm" svg:height="0.422cm" svg:x="11.378cm" svg:y="83.225cm" svg:viewBox="0 0 335 423" draw:points="0,151 57,93 84,69 109,47 128,29 147,15 147,0 166,0 180,22 180,86 189,127 197,175 211,223 220,273 232,320 242,363 259,398 284,423 335,423">
          <text:p/>
        </draw:polyline>
        <draw:polyline draw:style-name="gr2" draw:text-style-name="P2" draw:layer="layout" svg:width="0.298cm" svg:height="0.21cm" svg:x="11.528cm" svg:y="82.627cm" svg:viewBox="0 0 299 211" draw:points="299,128 216,30 170,0 52,0 17,14 0,44 0,116 15,153 38,175 60,196 89,211 155,211 178,196 197,180 197,135 178,114 160,94 131,94 102,80 21,80">
          <text:p/>
        </draw:polyline>
        <draw:polyline draw:style-name="gr2" draw:text-style-name="P2" draw:layer="layout" svg:width="0.796cm" svg:height="0.402cm" svg:x="11.865cm" svg:y="83.204cm" svg:viewBox="0 0 797 403" draw:points="0,36 85,59 118,75 149,97 180,111 211,133 234,154 255,186 271,219 294,251 317,274 333,296 341,315 341,330 341,315 321,296 304,272 294,239 279,202 279,125 304,90 333,57 366,29 401,11 441,0 518,0 553,18 582,50 622,88 646,131 667,175 698,226 727,280 746,327 766,367 797,403">
          <text:p/>
        </draw:polyline>
        <draw:polyline draw:style-name="gr2" draw:text-style-name="P2" draw:layer="layout" svg:width="1.755cm" svg:height="0.897cm" svg:x="13.502cm" svg:y="82.89cm" svg:viewBox="0 0 1756 898" draw:points="0,533 34,503 58,496 81,496 102,508 116,524 124,551 139,586 151,631 151,826 164,860 174,883 174,898 174,886 149,865 124,833 102,791 81,738 63,676 42,608 32,536 32,251 44,198 65,160 93,133 120,119 149,119 180,133 211,165 249,208 288,258 321,312 358,374 397,433 437,494 482,544 536,588 590,622 635,646 761,646 798,629 827,601 850,560 869,512 889,458 904,396 912,326 916,260 916,0 916,198 929,274 929,355 947,436 970,517 993,594 1032,655 1077,705 1125,748 1177,776 1228,796 1321,796 1363,774 1394,741 1424,705 1448,662 1469,612 1488,558 1508,503 1519,451 1539,408 1558,376 1558,329 1558,390 1544,440 1544,610 1566,667 1585,719 1616,762 1659,794 1703,815 1756,826">
          <text:p/>
        </draw:polyline>
        <draw:polyline draw:style-name="gr2" draw:text-style-name="P2" draw:layer="layout" svg:width="0.279cm" svg:height="0.28cm" svg:x="15.22cm" svg:y="82.699cm" svg:viewBox="0 0 280 281" draw:points="280,127 203,35 168,16 124,16 75,35 37,53 15,84 0,117 0,199 17,239 17,265 46,281 101,281 122,263 122,74 99,49 68,21 31,0 6,0">
          <text:p/>
        </draw:polyline>
        <draw:polyline draw:style-name="gr2" draw:text-style-name="P2" draw:layer="layout" svg:width="0.149cm" svg:height="0.943cm" svg:x="15.712cm" svg:y="82.875cm" svg:viewBox="0 0 150 944" draw:points="0,67 19,38 41,24 41,4 65,0 94,22 109,57 119,102 129,165 140,238 150,322 150,511 133,605 121,694 111,773 98,837 98,944">
          <text:p/>
        </draw:polyline>
        <draw:polyline draw:style-name="gr2" draw:text-style-name="P2" draw:layer="layout" svg:width="0.033cm" svg:height="0.943cm" svg:x="16.107cm" svg:y="82.849cm" svg:viewBox="0 0 34 944" draw:points="26,321 26,0 26,476 0,574 0,860 10,908 34,944">
          <text:p/>
        </draw:polyline>
        <draw:polyline draw:style-name="gr2" draw:text-style-name="P2" draw:layer="layout" svg:width="0.285cm" svg:height="0.455cm" svg:x="16.539cm" svg:y="83.275cm" svg:viewBox="0 0 286 456" draw:points="19,327 50,273 50,244 66,237 79,237 116,223 139,208 173,193 206,179 237,162 259,140 274,117 286,90 286,67 268,43 243,24 214,8 179,0 89,0 54,29 25,60 10,102 0,150 0,200 14,248 31,298 70,346 116,389 164,427 210,456">
          <text:p/>
        </draw:polyline>
        <draw:polyline draw:style-name="gr2" draw:text-style-name="P2" draw:layer="layout" svg:width="0.477cm" svg:height="0.428cm" svg:x="17.081cm" svg:y="83.394cm" svg:viewBox="0 0 478 429" draw:points="0,108 16,71 31,39 45,12 68,0 140,0 186,26 237,60 289,101 344,154 393,208 433,261 464,313 464,356 478,394 478,418 437,429 350,429 310,408 272,382 246,351 223,313 223,272 237,229 270,190 312,147 366,104 435,64">
          <text:p/>
        </draw:polyline>
        <draw:polyline draw:style-name="gr2" draw:text-style-name="P2" draw:layer="layout" svg:width="1.557cm" svg:height="0.607cm" svg:x="18.312cm" svg:y="83.456cm" svg:viewBox="0 0 1558 608" draw:points="0,364 0,472 23,482 236,482 306,464 383,450 468,431 544,407 616,379 678,345 732,302 776,257 794,207 794,112 765,74 747,43 747,14 730,0 709,0 709,23 726,55 753,93 769,141 792,195 819,250 856,305 893,357 924,402 964,436 1001,455 1038,464 1071,464 1104,452 1142,431 1167,400 1194,364 1206,324 1217,281 1229,241 1244,202 1252,169 1258,138 1279,116 1299,105 1374,105 1407,131 1436,162 1467,205 1504,250 1523,302 1543,357 1558,412 1558,503 1535,542 1506,567 1475,587 1442,601 1403,608 1312,608">
          <text:p/>
        </draw:polyline>
        <draw:polyline draw:style-name="gr2" draw:text-style-name="P2" draw:layer="layout" svg:width="0.159cm" svg:height="0.16cm" svg:x="19.265cm" svg:y="82.877cm" svg:viewBox="0 0 160 161" draw:points="160,161 160,48 138,15 125,0 74,0 57,17 40,31 25,48 25,121 55,121 72,111 72,34 48,13 0,13">
          <text:p/>
        </draw:polyline>
        <draw:polyline draw:style-name="gr2" draw:text-style-name="P2" draw:layer="layout" svg:width="1.612cm" svg:height="1.05cm" svg:x="20.795cm" svg:y="83.135cm" svg:viewBox="0 0 1613 1051" draw:points="420,794 442,779 453,767 461,753 473,724 473,636 453,613 420,591 389,572 349,558 306,549 258,549 205,563 163,586 120,617 81,656 41,699 12,749 0,806 0,910 27,951 66,988 116,1017 167,1038 225,1051 271,1051 318,1038 358,1020 391,994 422,956 444,910 465,856 465,794 479,729 492,656 510,579 510,496 529,410 552,329 577,252 608,183 628,123 639,69 639,0 618,14 606,40 591,83 583,137 575,205 566,281 566,460 589,553 612,641 637,724 661,801 690,863 721,913 750,951 785,979 823,994 897,994 924,974 947,946 961,908 979,863 993,813 1001,760 1001,549 1016,513 1016,470 1016,496 995,529 968,572 953,622 936,677 924,734 924,794 951,846 970,896 1010,941 1059,974 1109,1006 1169,1020 1280,1020 1334,1006 1388,977 1433,944 1471,901 1502,846 1524,784 1541,720 1541,306 1520,226 1504,159 1504,21 1489,55 1479,100 1479,157 1458,226 1442,308 1431,393 1423,472 1423,631 1442,706 1471,779 1502,836 1541,884 1578,924 1613,956">
          <text:p/>
        </draw:polyline>
        <draw:polyline draw:style-name="gr2" draw:text-style-name="P2" draw:layer="layout" svg:width="0.585cm" svg:height="0.681cm" svg:x="22.337cm" svg:y="83.427cm" svg:viewBox="0 0 586 682" draw:points="68,317 43,313 0,313 334,313 394,300 447,286 501,272 543,258 571,241 586,217 586,158 565,124 532,95 491,65 445,38 398,15 354,0 276,0 237,20 208,43 187,74 170,110 156,158 138,213 138,329 168,388 199,445 230,501 268,551 321,595 383,631 439,656 495,672 549,682">
          <text:p/>
        </draw:polyline>
        <draw:polyline draw:style-name="gr2" draw:text-style-name="P2" draw:layer="layout" svg:width="0.3cm" svg:height="0.512cm" svg:x="23.145cm" svg:y="83.599cm" svg:viewBox="0 0 301 513" draw:points="17,123 34,78 34,52 78,52 96,64 125,88 154,121 171,166 193,219 212,271 224,326 229,379 229,429 212,465 189,496 173,513 119,513 86,496 57,470 43,434 25,391 11,341 0,288 0,231 15,173 34,121 65,78 94,43 136,16 173,0 272,0 301,21">
          <text:p/>
        </draw:polyline>
        <draw:polyline draw:style-name="gr2" draw:text-style-name="P2" draw:layer="layout" svg:width="0.765cm" svg:height="0.499cm" svg:x="23.6cm" svg:y="83.768cm" svg:viewBox="0 0 766 500" draw:points="0,0 116,0 140,22 165,45 180,76 196,112 219,157 242,210 256,265 256,434 233,453 202,463 174,463 147,450 120,432 107,403 95,368 87,327 87,281 112,238 132,193 159,154 202,124 231,102 262,90 327,90 349,112 380,140 405,169 420,204 440,240 465,272 491,297 505,323 536,323 542,304 557,276 569,245 580,207 592,169 613,136 623,109 636,88 658,74 658,375 689,416 714,453 729,484 745,500 766,500">
          <text:p/>
        </draw:polyline>
        <draw:polyline draw:style-name="gr2" draw:text-style-name="P2" draw:layer="layout" svg:width="0.773cm" svg:height="0.7cm" svg:x="24.677cm" svg:y="82.87cm" svg:viewBox="0 0 774 701" draw:points="0,307 74,174 99,117 116,77 116,0 116,152 130,217 140,284 140,570 159,570 182,552 202,531 235,500 262,467 279,431 293,395 316,357 337,324 355,298 355,279 370,270 382,270 401,288 417,313 434,350 449,393 466,436 480,484 495,522 511,555 528,581 549,602 582,602 600,591 619,565 640,541 666,513 689,474 702,438 712,405 718,367 724,338 728,324 735,359 735,513 751,574 751,636 774,701">
          <text:p/>
        </draw:polyline>
        <draw:polyline draw:style-name="gr2" draw:text-style-name="P2" draw:layer="layout" svg:width="0.12cm" svg:height="0.038cm" svg:x="25.404cm" svg:y="84.14cm" svg:viewBox="0 0 121 39" draw:points="121,2 78,31 51,35 30,39 16,39 16,12 0,0">
          <text:p/>
        </draw:polyline>
        <draw:polyline draw:style-name="gr2" draw:text-style-name="P2" draw:layer="layout" svg:width="0cm" svg:height="0cm" svg:x="43.988cm" svg:y="10.053cm" svg:viewBox="0 0 0 0" draw:points="0,0">
          <text:p/>
        </draw:polyline>
        <draw:frame draw:style-name="gr7" draw:text-style-name="P8" draw:layer="layout" svg:width="15.936cm" svg:height="0.857cm" svg:x="37.312cm" svg:y="8.711cm">
          <draw:text-box>
            <text:p text:style-name="P3"><text:span text:style-name="T3">u</text:span><text:span text:style-name="T3">6</text:span><text:span text:style-name="T3">4</text:span><text:span text:style-name="T3"> </text:span><text:span text:style-name="T3">b</text:span><text:span text:style-name="T3">i</text:span><text:span text:style-name="T3">n</text:span><text:span text:style-name="T3">p</text:span><text:span text:style-name="T3">o</text:span><text:span text:style-name="T3">w</text:span><text:span text:style-name="T3">e</text:span><text:span text:style-name="T3">r</text:span><text:span text:style-name="T3">(</text:span><text:span text:style-name="T3">u</text:span><text:span text:style-name="T3">6</text:span><text:span text:style-name="T3">4</text:span><text:span text:style-name="T3"> </text:span><text:span text:style-name="T3">b</text:span><text:span text:style-name="T3">a</text:span><text:span text:style-name="T3">s</text:span><text:span text:style-name="T3">e</text:span><text:span text:style-name="T3">, </text:span><text:span text:style-name="T3">u</text:span><text:span text:style-name="T3">6</text:span><text:span text:style-name="T3">4</text:span><text:span text:style-name="T3"> </text:span><text:span text:style-name="T3">e</text:span><text:span text:style-name="T3">, </text:span><text:span text:style-name="T3">u</text:span><text:span text:style-name="T3">6</text:span><text:span text:style-name="T3">4</text:span><text:span text:style-name="T3"> </text:span><text:span text:style-name="T3">m</text:span><text:span text:style-name="T3">o</text:span><text:span text:style-name="T3">d</text:span><text:span text:style-name="T3">) </text:span><text:span text:style-name="T3">{</text:span></text:p>
          </draw:text-box>
        </draw:frame>
        <draw:frame draw:style-name="gr7" draw:text-style-name="P8" draw:layer="layout" svg:width="6.441cm" svg:height="0.857cm" svg:x="37.312cm" svg:y="9.563cm">
          <draw:text-box>
            <text:p text:style-name="P3"><text:span text:style-name="T3"><text:s text:c="2"/></text:span><text:span text:style-name="T3"><text:s text:c="2"/></text:span><text:span text:style-name="T3">u</text:span><text:span text:style-name="T3">6</text:span><text:span text:style-name="T3">4</text:span><text:span text:style-name="T3"> </text:span><text:span text:style-name="T3">r</text:span><text:span text:style-name="T3">e</text:span><text:span text:style-name="T3">s</text:span><text:span text:style-name="T3">u</text:span><text:span text:style-name="T3">l</text:span><text:span text:style-name="T3">t </text:span><text:span text:style-name="T3">=</text:span><text:span text:style-name="T3"> </text:span><text:span text:style-name="T3">1</text:span><text:span text:style-name="T3">;</text:span></text:p>
          </draw:text-box>
        </draw:frame>
        <draw:frame draw:style-name="gr7" draw:text-style-name="P8" draw:layer="layout" svg:width="6.326cm" svg:height="0.857cm" svg:x="37.312cm" svg:y="10.415cm">
          <draw:text-box>
            <text:p text:style-name="P3"><text:span text:style-name="T3"><text:s text:c="2"/></text:span><text:span text:style-name="T3"><text:s text:c="2"/></text:span><text:span text:style-name="T3">b</text:span><text:span text:style-name="T3">a</text:span><text:span text:style-name="T3">s</text:span><text:span text:style-name="T3">e</text:span><text:span text:style-name="T3"> </text:span><text:span text:style-name="T3">%</text:span><text:span text:style-name="T3">=</text:span><text:span text:style-name="T3"> </text:span><text:span text:style-name="T3">m</text:span><text:span text:style-name="T3">o</text:span><text:span text:style-name="T3">d</text:span><text:span text:style-name="T3">;</text:span></text:p>
          </draw:text-box>
        </draw:frame>
        <draw:frame draw:style-name="gr7" draw:text-style-name="P8" draw:layer="layout" svg:width="4.798cm" svg:height="0.857cm" svg:x="37.312cm" svg:y="11.266cm">
          <draw:text-box>
            <text:p text:style-name="P3"><text:span text:style-name="T3"><text:s text:c="2"/></text:span><text:span text:style-name="T3"><text:s text:c="2"/></text:span><text:span text:style-name="T3">w</text:span><text:span text:style-name="T3">h</text:span><text:span text:style-name="T3">i</text:span><text:span text:style-name="T3">l</text:span><text:span text:style-name="T3">e</text:span><text:span text:style-name="T3"> </text:span><text:span text:style-name="T3">(</text:span><text:span text:style-name="T3">e</text:span><text:span text:style-name="T3">) </text:span><text:span text:style-name="T3">{</text:span></text:p>
          </draw:text-box>
        </draw:frame>
        <draw:frame draw:style-name="gr7" draw:text-style-name="P8" draw:layer="layout" svg:width="5.078cm" svg:height="0.857cm" svg:x="37.312cm" svg:y="12.118cm">
          <draw:text-box>
            <text:p text:style-name="P3"><text:span text:style-name="T3"><text:s text:c="2"/></text:span><text:span text:style-name="T3"><text:s text:c="2"/></text:span><text:span text:style-name="T3"><text:s text:c="2"/></text:span><text:span text:style-name="T3"><text:s text:c="2"/></text:span><text:span text:style-name="T3">i</text:span><text:span text:style-name="T3">f </text:span><text:span text:style-name="T3">(</text:span><text:span text:style-name="T3">e</text:span><text:span text:style-name="T3"> </text:span><text:span text:style-name="T3">&amp;</text:span><text:span text:style-name="T3"> </text:span><text:span text:style-name="T3">1</text:span><text:span text:style-name="T3">)</text:span></text:p>
          </draw:text-box>
        </draw:frame>
        <draw:frame draw:style-name="gr7" draw:text-style-name="P8" draw:layer="layout" svg:width="16.093cm" svg:height="0.857cm" svg:x="37.312cm" svg:y="12.969cm">
          <draw:text-box>
            <text:p text:style-name="P3"><text:span text:style-name="T3"><text:s text:c="2"/></text:span><text:span text:style-name="T3"><text:s text:c="2"/></text:span><text:span text:style-name="T3"><text:s text:c="2"/></text:span><text:span text:style-name="T3"><text:s text:c="2"/></text:span><text:span text:style-name="T3"><text:s text:c="2"/></text:span><text:span text:style-name="T3"><text:s text:c="2"/></text:span><text:span text:style-name="T3">r</text:span><text:span text:style-name="T3">e</text:span><text:span text:style-name="T3">s</text:span><text:span text:style-name="T3">u</text:span><text:span text:style-name="T3">l</text:span><text:span text:style-name="T3">t </text:span><text:span text:style-name="T3">=</text:span><text:span text:style-name="T3"> </text:span><text:span text:style-name="T3">(</text:span><text:span text:style-name="T3">u</text:span><text:span text:style-name="T3">1</text:span><text:span text:style-name="T3">2</text:span><text:span text:style-name="T3">8</text:span><text:span text:style-name="T3">)</text:span><text:span text:style-name="T3">r</text:span><text:span text:style-name="T3">e</text:span><text:span text:style-name="T3">s</text:span><text:span text:style-name="T3">u</text:span><text:span text:style-name="T3">l</text:span><text:span text:style-name="T3">t </text:span><text:span text:style-name="T3">* </text:span><text:span text:style-name="T3">b</text:span><text:span text:style-name="T3">a</text:span><text:span text:style-name="T3">s</text:span><text:span text:style-name="T3">e</text:span><text:span text:style-name="T3"> </text:span><text:span text:style-name="T3">%</text:span><text:span text:style-name="T3"> </text:span><text:span text:style-name="T3">m</text:span><text:span text:style-name="T3">o</text:span><text:span text:style-name="T3">d</text:span><text:span text:style-name="T3">;</text:span></text:p>
          </draw:text-box>
        </draw:frame>
        <draw:frame draw:style-name="gr7" draw:text-style-name="P8" draw:layer="layout" svg:width="14.476cm" svg:height="0.857cm" svg:x="37.312cm" svg:y="13.821cm">
          <draw:text-box>
            <text:p text:style-name="P3"><text:span text:style-name="T3"><text:s text:c="2"/></text:span><text:span text:style-name="T3"><text:s text:c="2"/></text:span><text:span text:style-name="T3"><text:s text:c="2"/></text:span><text:span text:style-name="T3"><text:s text:c="2"/></text:span><text:span text:style-name="T3">b</text:span><text:span text:style-name="T3">a</text:span><text:span text:style-name="T3">s</text:span><text:span text:style-name="T3">e</text:span><text:span text:style-name="T3"> </text:span><text:span text:style-name="T3">=</text:span><text:span text:style-name="T3"> </text:span><text:span text:style-name="T3">(</text:span><text:span text:style-name="T3">u</text:span><text:span text:style-name="T3">1</text:span><text:span text:style-name="T3">2</text:span><text:span text:style-name="T3">8</text:span><text:span text:style-name="T3">)</text:span><text:span text:style-name="T3">b</text:span><text:span text:style-name="T3">a</text:span><text:span text:style-name="T3">s</text:span><text:span text:style-name="T3">e</text:span><text:span text:style-name="T3"> </text:span><text:span text:style-name="T3">* </text:span><text:span text:style-name="T3">b</text:span><text:span text:style-name="T3">a</text:span><text:span text:style-name="T3">s</text:span><text:span text:style-name="T3">e</text:span><text:span text:style-name="T3"> </text:span><text:span text:style-name="T3">%</text:span><text:span text:style-name="T3"> </text:span><text:span text:style-name="T3">m</text:span><text:span text:style-name="T3">o</text:span><text:span text:style-name="T3">d</text:span><text:span text:style-name="T3">;</text:span></text:p>
          </draw:text-box>
        </draw:frame>
        <draw:frame draw:style-name="gr7" draw:text-style-name="P8" draw:layer="layout" svg:width="5.332cm" svg:height="0.857cm" svg:x="37.312cm" svg:y="14.672cm">
          <draw:text-box>
            <text:p text:style-name="P3"><text:span text:style-name="T3"><text:s text:c="2"/></text:span><text:span text:style-name="T3"><text:s text:c="2"/></text:span><text:span text:style-name="T3"><text:s text:c="2"/></text:span><text:span text:style-name="T3"><text:s text:c="2"/></text:span><text:span text:style-name="T3">e</text:span><text:span text:style-name="T3"> </text:span><text:span text:style-name="T3">&gt;</text:span><text:span text:style-name="T3">&gt;</text:span><text:span text:style-name="T3">=</text:span><text:span text:style-name="T3"> </text:span><text:span text:style-name="T3">1</text:span><text:span text:style-name="T3">;</text:span></text:p>
          </draw:text-box>
        </draw:frame>
        <draw:frame draw:style-name="gr7" draw:text-style-name="P8" draw:layer="layout" svg:width="1.399cm" svg:height="0.857cm" svg:x="37.312cm" svg:y="15.524cm">
          <draw:text-box>
            <text:p text:style-name="P3"><text:span text:style-name="T3"><text:s text:c="2"/></text:span><text:span text:style-name="T3"><text:s text:c="2"/></text:span><text:span text:style-name="T3">}</text:span></text:p>
          </draw:text-box>
        </draw:frame>
        <draw:frame draw:style-name="gr7" draw:text-style-name="P8" draw:layer="layout" svg:width="5.767cm" svg:height="0.857cm" svg:x="37.312cm" svg:y="16.375cm">
          <draw:text-box>
            <text:p text:style-name="P3"><text:span text:style-name="T3"><text:s text:c="2"/></text:span><text:span text:style-name="T3"><text:s text:c="2"/></text:span><text:span text:style-name="T3">r</text:span><text:span text:style-name="T3">e</text:span><text:span text:style-name="T3">t</text:span><text:span text:style-name="T3">u</text:span><text:span text:style-name="T3">r</text:span><text:span text:style-name="T3">n</text:span><text:span text:style-name="T3"> </text:span><text:span text:style-name="T3">r</text:span><text:span text:style-name="T3">e</text:span><text:span text:style-name="T3">s</text:span><text:span text:style-name="T3">u</text:span><text:span text:style-name="T3">l</text:span><text:span text:style-name="T3">t</text:span><text:span text:style-name="T3">;</text:span></text:p>
          </draw:text-box>
        </draw:frame>
        <draw:polyline draw:style-name="gr2" draw:text-style-name="P2" draw:layer="layout" svg:width="0cm" svg:height="0cm" svg:x="31.761cm" svg:y="14.57cm" svg:viewBox="0 0 0 0" draw:points="0,0">
          <text:p/>
        </draw:polyline>
        <draw:polyline draw:style-name="gr2" draw:text-style-name="P2" draw:layer="layout" svg:width="0.74cm" svg:height="1.308cm" svg:x="36.354cm" svg:y="5.193cm" svg:viewBox="0 0 741 1309" draw:points="247,475 261,475 243,475 228,463 209,463 203,475 186,495 172,529 157,570 145,624 126,688 114,757 99,835 87,914 76,989 68,1061 60,1125 56,1178 56,1309 45,1296 33,1280 23,1255 14,1225 6,1192 0,1149 0,880 14,803 31,718 47,629 64,543 81,472 103,398 130,334 157,268 188,211 223,163 261,122 305,86 354,50 404,22 456,0 656,0 691,25 720,52 741,91 741,188 722,241 700,296 669,355 629,411 586,465 534,513 480,548 427,575 371,598 313,615 263,627 78,627 64,618 81,608 101,608">
          <text:p/>
        </draw:polyline>
        <draw:polyline draw:style-name="gr2" draw:text-style-name="P2" draw:layer="layout" svg:width="0.473cm" svg:height="0.72cm" svg:x="37.204cm" svg:y="5.831cm" svg:viewBox="0 0 474 721" draw:points="248,218 227,196 208,177 192,168 175,153 152,141 126,134 107,134 90,148 76,168 61,193 39,218 22,255 8,301 0,358 0,408 14,523 37,580 68,630 103,667 148,690 200,708 245,721 287,721 326,704 363,678 396,654 428,628 447,590 455,547 464,497 468,449 474,401 474,347 451,294 426,239 392,189 355,141 316,103 268,68 223,41 188,23 152,7 121,0 103,0 103,43">
          <text:p/>
        </draw:polyline>
        <draw:polyline draw:style-name="gr2" draw:text-style-name="P2" draw:layer="layout" svg:width="0.811cm" svg:height="0.727cm" svg:x="38.125cm" svg:y="5.881cm" svg:viewBox="0 0 812 728" draw:points="15,260 15,227 0,203 13,203 13,585 31,640 44,680 62,708 62,728 124,728 145,713 160,687 176,656 207,621 246,583 269,544 279,497 300,449 315,406 323,363 329,328 329,257 346,257 365,270 365,284 378,311 378,378 396,411 423,447 442,483 471,513 504,542 539,561 566,576 593,585 619,592 677,592 696,578 719,556 741,533 770,504 783,473 797,437 797,356 812,313 812,230 795,186 783,143 764,105 743,70 721,41 704,18 694,0 677,0 710,0 733,23 752,46">
          <text:p/>
        </draw:polyline>
        <draw:polyline draw:style-name="gr2" draw:text-style-name="P2" draw:layer="layout" svg:width="0.397cm" svg:height="0.566cm" svg:x="39.343cm" svg:y="5.813cm" svg:viewBox="0 0 398 567" draw:points="63,315 63,296 88,287 152,287 187,267 220,249 249,224 290,206 321,181 348,156 365,137 381,116 398,102 398,64 379,45 356,28 321,11 282,0 193,0 144,18 96,45 56,80 23,123 0,172 0,389 23,435 47,472 79,505 108,529 139,549 170,560 206,567 336,567">
          <text:p/>
        </draw:polyline>
        <draw:polyline draw:style-name="gr2" draw:text-style-name="P2" draw:layer="layout" svg:width="0.439cm" svg:height="0.582cm" svg:x="40.064cm" svg:y="5.824cm" svg:viewBox="0 0 440 583" draw:points="0,264 18,243 28,225 36,200 49,200 90,184 169,184 202,214 233,253 262,294 285,344 285,485 268,526 237,551 202,570 169,583 113,583 90,561 90,358 115,304 146,250 179,200 210,150 253,110 299,77 340,41 388,14 440,0">
          <text:p/>
        </draw:polyline>
        <draw:polyline draw:style-name="gr2" draw:text-style-name="P2" draw:layer="layout" svg:width="0.691cm" svg:height="1.486cm" svg:x="41.544cm" svg:y="5.334cm" svg:viewBox="0 0 692 1487" draw:points="692,174 673,138 655,102 636,70 615,24 611,9 599,0 584,14 582,45 580,93 570,157 559,238 545,338 535,447 512,567 491,693 458,822 429,943 390,1054 349,1157 313,1245 272,1322 229,1384 193,1432 159,1466 128,1487 54,1487 40,1461 33,1425 13,1380 4,1329 0,1276 0,1219 13,1159">
          <text:p/>
        </draw:polyline>
        <draw:polyline draw:style-name="gr2" draw:text-style-name="P2" draw:layer="layout" svg:width="2.016cm" svg:height="0.489cm" svg:x="41.393cm" svg:y="5.595cm" svg:viewBox="0 0 2017 490" draw:points="69,430 44,430 29,417 0,405 0,380 13,366 36,351 71,331 116,312 178,287 255,264 346,242 437,221 534,207 623,190 716,180 796,174 1071,174 1082,162 1090,151 1090,128 1108,128 1141,117 1183,117 1206,107 1282,107 1307,119 1330,140 1356,171 1373,204 1383,240 1389,278 1389,369 1369,394 1348,407 1327,407 1327,376 1350,344 1381,312 1418,271 1474,212 1536,157 1606,107 1666,69 1728,37 1778,13 1832,0 1908,0 1946,26 1969,54 1992,90 2006,135 2017,180 2017,490">
          <text:p/>
        </draw:polyline>
        <draw:polyline draw:style-name="gr2" draw:text-style-name="P2" draw:layer="layout" svg:width="3.522cm" svg:height="0.15cm" svg:x="36.257cm" svg:y="6.903cm" svg:viewBox="0 0 3523 151" draw:points="130,75 99,92 66,108 6,108 0,99 0,82 142,82 215,101 312,115 432,127 574,136 739,145 919,151 1588,151 1828,140 2070,129 2310,122 2533,115 2746,115 2926,108 3079,104 3211,94 3320,82 3407,70 3469,61 3500,51 3523,34 3523,0">
          <text:p/>
        </draw:polyline>
        <draw:polyline draw:style-name="gr2" draw:text-style-name="P2" draw:layer="layout" svg:width="3.792cm" svg:height="0.309cm" svg:x="40.78cm" svg:y="6.672cm" svg:viewBox="0 0 3793 310" draw:points="47,310 10,310 0,299 18,282 64,269 274,269 409,252 566,238 746,227 952,216 1190,198 1453,181 1717,164 1978,150 2228,138 2480,125 2713,114 2938,100 3132,91 3299,84 3442,77 3556,59 3651,48 3713,32 3764,22 3793,12 3793,0">
          <text:p/>
        </draw:polyline>
        <draw:polyline draw:style-name="gr2" draw:text-style-name="P2" draw:layer="layout" svg:width="0.699cm" svg:height="1.021cm" svg:x="35.884cm" svg:y="20.759cm" svg:viewBox="0 0 700 1022" draw:points="640,348 661,344 696,344 696,317 679,301 661,294 640,284 617,276 595,267 570,255 530,246 485,231 440,217 332,189 284,174 237,158 194,145 175,136 154,128 225,128 262,116 307,104 361,90 417,78 473,66 526,57 570,50 611,45 648,43 673,36 700,30 700,0 700,219 683,294 669,374 650,458 650,696 623,760 609,812 592,860 570,896 539,932 504,962 471,989 429,1001 384,1010 336,1022 231,1022 189,1003 144,982 101,953 67,932 42,915 21,896 0,876 0,862 19,846 46,839">
          <text:p/>
        </draw:polyline>
        <draw:polyline draw:style-name="gr2" draw:text-style-name="P2" draw:layer="layout" svg:width="0.378cm" svg:height="0.414cm" svg:x="37.048cm" svg:y="21.22cm" svg:viewBox="0 0 379 415" draw:points="79,218 95,206 108,190 108,149 91,130 77,115 64,104 54,97 37,97 29,115 29,197 52,228 72,263 101,299 132,333 163,358 199,383 233,404 264,415 324,415 346,397 363,371 373,347 379,313 379,208 359,176 340,147 324,115 303,87 274,63 247,39 216,17 180,0 25,0 0,20">
          <text:p/>
        </draw:polyline>
        <draw:polyline draw:style-name="gr2" draw:text-style-name="P2" draw:layer="layout" svg:width="1.337cm" svg:height="0.69cm" svg:x="38.152cm" svg:y="20.942cm" svg:viewBox="0 0 1338 691" draw:points="331,395 304,386 285,372 262,361 236,354 202,341 101,341 68,358 39,382 16,411 0,434 0,511 16,549 45,575 85,601 138,622 196,634 271,643 490,643 556,634 610,618 663,599 699,575 736,551 771,520 771,401 792,358 792,263 736,175 713,132 690,98 665,64 641,33 641,0 668,21 668,45 686,82 707,134 719,201 730,268 750,329 765,391 773,454 789,515 810,570 810,663 796,663 787,651 779,625 779,496 802,451 827,393 860,341 897,293 938,254 982,215 1023,193 1176,193 1205,215 1224,241 1244,282 1255,320 1261,363 1269,413 1269,611 1284,636 1299,661 1313,675 1338,691">
          <text:p/>
        </draw:polyline>
        <draw:polyline draw:style-name="gr2" draw:text-style-name="P2" draw:layer="layout" svg:width="1.081cm" svg:height="0.465cm" svg:x="39.684cm" svg:y="21.137cm" svg:viewBox="0 0 1082 466" draw:points="84,173 84,187 99,196 115,206 208,206 237,189 262,175 283,159 297,134 305,116 310,96 310,46 293,25 270,10 243,0 184,0 117,27 90,59 60,91 37,132 20,170 8,213 0,259 0,332 22,368 55,404 99,430 146,452 200,466 407,466 479,452 554,434 626,416 696,391 768,366 839,344 898,323 947,296 989,270 1022,241 1049,216 1067,189 1082,166 1082,51 1071,44 1059,34 1013,34 1003,46 1003,106 987,116 966,116">
          <text:p/>
        </draw:polyline>
        <draw:polyline draw:style-name="gr2" draw:text-style-name="P2" draw:layer="layout" svg:width="1.596cm" svg:height="1.109cm" svg:x="40.647cm" svg:y="20.547cm" svg:viewBox="0 0 1597 1110" draw:points="575,673 575,662 557,648 398,648 296,676 249,705 210,735 164,769 121,805 79,835 42,866 23,900 8,928 0,957 0,991 16,1026 46,1055 86,1081 135,1096 203,1110 344,1110 420,1094 491,1064 557,1030 629,998 697,959 737,914 780,866 819,814 850,764 873,712 904,662 904,385 885,285 863,230 863,135 846,94 823,64 813,40 813,0 813,157 830,230 838,314 854,405 863,498 869,587 869,898 854,883 854,793 867,748 890,693 917,637 952,583 993,528 1043,480 1094,435 1148,405 1200,383 1330,383 1353,398 1353,455 1332,490 1299,528 1245,566 1194,605 1138,645 1078,671 1016,690 966,702 923,712 863,712 838,695 823,683 813,673 813,662 968,662 1007,680 1038,698 1076,714 1115,730 1154,750 1202,776 1245,802 1287,833 1332,857 1377,876 1429,898 1481,912 1541,923 1597,923">
          <text:p/>
        </draw:polyline>
        <draw:polyline draw:style-name="gr2" draw:text-style-name="P2" draw:layer="layout" svg:width="0.133cm" svg:height="0.334cm" svg:x="43.253cm" svg:y="21.077cm" svg:viewBox="0 0 134 335" draw:points="0,114 0,0 0,20 15,43 29,71 37,97 46,133 46,211 66,247 83,278 93,299 106,319 134,335">
          <text:p/>
        </draw:polyline>
        <draw:polyline draw:style-name="gr2" draw:text-style-name="P2" draw:layer="layout" svg:width="0.537cm" svg:height="0.355cm" svg:x="43.262cm" svg:y="20.177cm" svg:viewBox="0 0 538 356" draw:points="538,187 454,155 363,134 268,117 113,117 57,136 20,162 0,194 0,230 22,261 59,297 105,323 159,342 214,356 320,356 361,342 384,326 405,299 405,244 386,204 359,157 324,117 283,79 245,50 198,29 155,10 115,0 82,0 53,29 39,64">
          <text:p/>
        </draw:polyline>
        <draw:polyline draw:style-name="gr2" draw:text-style-name="P2" draw:layer="layout" svg:width="0.225cm" svg:height="1.088cm" svg:x="43.855cm" svg:y="20.673cm" svg:viewBox="0 0 226 1089" draw:points="201,47 210,33 216,22 226,0 201,16 201,52 181,93 181,143 148,211 115,295 91,386 68,481 43,575 20,660 8,748 0,827 0,1005 22,1051 43,1089">
          <text:p/>
        </draw:polyline>
        <draw:polyline draw:style-name="gr2" draw:text-style-name="P2" draw:layer="layout" svg:width="0.595cm" svg:height="0.134cm" svg:x="43.764cm" svg:y="21.175cm" svg:viewBox="0 0 596 135" draw:points="291,135 238,108 175,82 91,46 51,27 20,9 0,9 523,9 596,0">
          <text:p/>
        </draw:polyline>
        <draw:polyline draw:style-name="gr2" draw:text-style-name="P2" draw:layer="layout" svg:width="0.893cm" svg:height="0.364cm" svg:x="45.717cm" svg:y="20.852cm" svg:viewBox="0 0 894 365" draw:points="0,26 15,14 37,0 128,0 163,11 207,33 247,62 286,98 319,136 355,169 386,203 404,236 404,322 392,339 371,351 342,360 309,365 249,365 224,348 203,329 190,308 190,229 217,198 249,167 288,131 330,101 369,79 404,65 450,51 495,44 570,44 605,58 636,76 667,91 696,105 712,129 733,153 751,176 772,201 783,224 791,246 797,269 809,298 822,317 842,333 871,348 894,362">
          <text:p/>
        </draw:polyline>
        <draw:polyline draw:style-name="gr2" draw:text-style-name="P2" draw:layer="layout" svg:width="0.899cm" svg:height="0.631cm" svg:x="47.658cm" svg:y="20.661cm" svg:viewBox="0 0 900 632" draw:points="66,632 0,632 0,620 15,603 15,587 44,567 68,551 97,527 126,496 159,462 188,423 201,388 215,355 223,314 236,273 236,200 221,166 201,119 184,95 184,78 170,69 170,123 188,159 209,198 230,241 250,286 275,328 308,369 343,402 389,434 430,452 477,464 572,464 611,452 648,434 683,405 708,369 731,328 749,286 762,241 770,198 776,150 780,107 787,71 793,48 795,21 797,0 828,0 842,26 857,59 871,100 886,150 900,207 900,489 880,515 863,542 847,563 826,577 807,585 789,592 772,592">
          <text:p/>
        </draw:polyline>
        <draw:polyline draw:style-name="gr2" draw:text-style-name="P2" draw:layer="layout" svg:width="0.298cm" svg:height="0.184cm" svg:x="47.726cm" svg:y="19.918cm" svg:viewBox="0 0 299 185" draw:points="299,91 254,73 199,62 48,62 21,86 0,109 0,151 27,167 62,180 108,185 174,185 201,165 217,139 217,66 193,48 170,32 153,14 137,0 100,0">
          <text:p/>
        </draw:polyline>
        <draw:polyline draw:style-name="gr2" draw:text-style-name="P2" draw:layer="layout" svg:width="1.454cm" svg:height="0.722cm" svg:x="49.948cm" svg:y="20.591cm" svg:viewBox="0 0 1455 723" draw:points="278,93 260,77 233,61 214,48 194,36 164,29 135,25 110,25 79,36 23,89 0,125 0,348 19,413 46,477 77,534 120,584 180,627 243,665 314,696 390,714 460,723 605,723 659,701 704,672 750,632 781,584 801,532 801,479 820,422 820,193 820,368 832,420 859,472 890,518 923,558 963,591 1014,618 1064,632 1180,632 1229,613 1279,586 1326,558 1368,525 1401,482 1430,429 1442,377 1455,322 1455,211 1424,156 1388,108 1353,65 1308,36 1256,13 1202,0 1105,0 1068,13 1033,32 1006,61">
          <text:p/>
        </draw:polyline>
        <draw:polyline draw:style-name="gr2" draw:text-style-name="P2" draw:layer="layout" svg:width="1.94cm" svg:height="1.498cm" svg:x="51.772cm" svg:y="20.504cm" svg:viewBox="0 0 1941 1499" draw:points="10,257 0,243 0,219 18,205 47,205 88,223 132,243 173,264 227,293 274,333 326,373 372,416 403,459 419,498 436,533 436,602 417,612 382,612 374,595 363,571 363,373 378,345 390,321 405,302 421,288 442,278 467,273 527,273 566,288 603,309 644,335 690,366 735,402 775,441 806,478 835,512 835,541 859,564 859,580 874,562 874,535 888,505 888,466 911,416 930,369 930,219 946,176 969,143 981,119 1054,119 1068,143 1085,176 1111,209 1134,248 1153,285 1182,328 1207,373 1240,414 1293,452 1351,483 1405,507 1469,523 1544,535 1664,535 1726,519 1786,493 1834,462 1873,426 1902,380 1919,330 1933,276 1941,221 1941,123 1927,83 1927,0 1927,62 1910,114 1896,176 1879,250 1869,328 1855,419 1838,514 1809,612 1788,705 1780,793 1764,883 1764,1306 1784,1356 1809,1394 1828,1429 1846,1460 1863,1485 1886,1499 1931,1499">
          <text:p/>
        </draw:polyline>
        <draw:polyline draw:style-name="gr2" draw:text-style-name="P2" draw:layer="layout" svg:width="0.691cm" svg:height="0.604cm" svg:x="53.611cm" svg:y="20.323cm" svg:viewBox="0 0 692 605" draw:points="62,457 62,357 79,268 103,190 134,124 180,64 238,21 302,0 447,0 513,21 582,54 638,97 692,218 692,283 667,343 621,407 557,469 471,520 389,560 300,589 211,605 0,605 0,594">
          <text:p/>
        </draw:polyline>
        <draw:polyline draw:style-name="gr2" draw:text-style-name="P2" draw:layer="layout" svg:width="1.604cm" svg:height="0.646cm" svg:x="54.33cm" svg:y="20.313cm" svg:viewBox="0 0 1605 647" draw:points="153,404 153,358 137,340 122,315 96,292 79,292 60,306 42,327 29,356 21,390 11,433 0,472 0,561 17,594 46,625 87,647 271,647 327,633 389,613 443,585 482,549 525,513 567,475 585,427 585,270 548,220 513,172 466,122 408,77 356,44 294,18 234,0 139,0 87,18 48,47 23,82 7,122 7,218 31,263 65,306 124,342 186,368 248,390 308,401 424,401 482,379 532,351 563,320 587,292 621,258 660,225 703,192 734,163 765,144 805,133 898,133 943,151 982,179 1012,213 1039,261 1062,311 1076,361 1083,404 1066,449 1031,492 995,525 958,556 912,575 867,590 819,599 759,599 759,570 782,556 819,540 873,513 922,490 980,465 1035,435 1093,408 1151,375 1213,344 1252,311 1283,283 1312,256 1343,229 1374,211 1391,194 1407,194 1413,211 1413,235 1395,263 1382,294 1382,422 1405,468 1424,508 1440,544 1475,572 1515,601 1560,615 1585,625 1605,625">
          <text:p/>
        </draw:polyline>
        <draw:polyline draw:style-name="gr2" draw:text-style-name="P2" draw:layer="layout" svg:width="0.428cm" svg:height="0.269cm" svg:x="55.556cm" svg:y="19.73cm" svg:viewBox="0 0 429 270" draw:points="429,115 365,75 295,51 175,51 118,65 62,89 21,117 0,151 0,244 19,258 48,270 181,270 222,255 260,234 276,203 276,134 253,98 235,73 200,44 173,19 141,0 87,0 87,48">
          <text:p/>
        </draw:polyline>
        <draw:polyline draw:style-name="gr2" draw:text-style-name="P2" draw:layer="layout" svg:width="0.126cm" svg:height="0.828cm" svg:x="56.307cm" svg:y="20.059cm" svg:viewBox="0 0 127 829" draw:points="108,50 118,43 127,25 127,0 104,35 104,78 87,125 87,178 64,251 45,331 45,410 26,487 26,558 14,617 0,674 0,829">
          <text:p/>
        </draw:polyline>
        <draw:polyline draw:style-name="gr2" draw:text-style-name="P2" draw:layer="layout" svg:width="0.676cm" svg:height="0.736cm" svg:x="56.195cm" svg:y="20.291cm" svg:viewBox="0 0 677 737" draw:points="126,318 99,284 72,256 50,232 12,208 0,208 27,208 64,220 120,234 189,246 259,256 338,268 423,277 567,277 623,263 656,239 677,215 677,154 660,120 638,93 609,68 571,36 532,13 491,0 441,0 398,18 348,43 305,82 263,134 224,198 193,268 175,332 175,465 189,522 216,575 255,622 313,656 377,690 452,716 532,730 625,737">
          <text:p/>
        </draw:polyline>
        <draw:polyline draw:style-name="gr2" draw:text-style-name="P2" draw:layer="layout" svg:width="0.287cm" svg:height="0.285cm" svg:x="57.768cm" svg:y="20.102cm" svg:viewBox="0 0 288 286" draw:points="288,87 204,23 150,0 52,0 25,14 8,45 0,80 0,121 25,166 60,212 96,246 139,272 173,286 204,286 220,269 220,161 201,130 179,95 148,64 111,39 48,39">
          <text:p/>
        </draw:polyline>
        <draw:polyline draw:style-name="gr2" draw:text-style-name="P2" draw:layer="layout" svg:width="0.24cm" svg:height="0.295cm" svg:x="57.739cm" svg:y="20.575cm" svg:viewBox="0 0 241 296" draw:points="176,0 176,14 136,45 114,59 77,84 46,109 17,138 17,164 0,198 0,260 17,285 52,296 143,296 182,285 215,260 241,230 241,127 213,95 182,72 62,72">
          <text:p/>
        </draw:polyline>
        <draw:polyline draw:style-name="gr2" draw:text-style-name="P2" draw:layer="layout" svg:width="0cm" svg:height="0cm" svg:x="38.197cm" svg:y="28.823cm" svg:viewBox="0 0 0 0" draw:points="0,0">
          <text:p/>
        </draw:polyline>
        <draw:frame draw:style-name="gr7" draw:text-style-name="P8" draw:layer="layout" svg:width="0.731cm" svg:height="0.857cm" svg:x="37.312cm" svg:y="17.227cm">
          <draw:text-box>
            <text:p text:style-name="P3"><text:span text:style-name="T3">}</text:span></text:p>
          </draw:text-box>
        </draw:frame>
        <draw:frame draw:style-name="gr8" draw:text-style-name="P9" draw:layer="layout" svg:width="17.409cm" svg:height="0.797cm" svg:x="35.623cm" svg:y="25.187cm">
          <draw:text-box>
            <text:p text:style-name="P3"><text:span text:style-name="T4">b</text:span><text:span text:style-name="T4">o</text:span><text:span text:style-name="T4">o</text:span><text:span text:style-name="T4">l </text:span><text:span text:style-name="T4">c</text:span><text:span text:style-name="T4">h</text:span><text:span text:style-name="T4">e</text:span><text:span text:style-name="T4">c</text:span><text:span text:style-name="T4">k</text:span><text:span text:style-name="T4">_</text:span><text:span text:style-name="T4">c</text:span><text:span text:style-name="T4">o</text:span><text:span text:style-name="T4">m</text:span><text:span text:style-name="T4">p</text:span><text:span text:style-name="T4">o</text:span><text:span text:style-name="T4">s</text:span><text:span text:style-name="T4">i</text:span><text:span text:style-name="T4">t</text:span><text:span text:style-name="T4">e</text:span><text:span text:style-name="T4">(</text:span><text:span text:style-name="T4">u</text:span><text:span text:style-name="T4">6</text:span><text:span text:style-name="T4">4</text:span><text:span text:style-name="T4"> </text:span><text:span text:style-name="T4">n</text:span><text:span text:style-name="T4">, </text:span><text:span text:style-name="T4">u</text:span><text:span text:style-name="T4">6</text:span><text:span text:style-name="T4">4</text:span><text:span text:style-name="T4"> </text:span><text:span text:style-name="T4">a</text:span><text:span text:style-name="T4">, </text:span><text:span text:style-name="T4">u</text:span><text:span text:style-name="T4">6</text:span><text:span text:style-name="T4">4</text:span><text:span text:style-name="T4"> </text:span><text:span text:style-name="T4">d</text:span><text:span text:style-name="T4">, </text:span><text:span text:style-name="T4">i</text:span><text:span text:style-name="T4">n</text:span><text:span text:style-name="T4">t </text:span><text:span text:style-name="T4">s</text:span><text:span text:style-name="T4">) </text:span><text:span text:style-name="T4">{</text:span></text:p>
          </draw:text-box>
        </draw:frame>
        <draw:frame draw:style-name="gr8" draw:text-style-name="P9" draw:layer="layout" svg:width="9.908cm" svg:height="0.797cm" svg:x="35.623cm" svg:y="25.983cm">
          <draw:text-box>
            <text:p text:style-name="P3"><text:span text:style-name="T4"><text:s text:c="2"/></text:span><text:span text:style-name="T4"><text:s text:c="2"/></text:span><text:span text:style-name="T4">u</text:span><text:span text:style-name="T4">6</text:span><text:span text:style-name="T4">4</text:span><text:span text:style-name="T4"> </text:span><text:span text:style-name="T4">x </text:span><text:span text:style-name="T4">=</text:span><text:span text:style-name="T4"> </text:span><text:span text:style-name="T4">b</text:span><text:span text:style-name="T4">i</text:span><text:span text:style-name="T4">n</text:span><text:span text:style-name="T4">p</text:span><text:span text:style-name="T4">o</text:span><text:span text:style-name="T4">w</text:span><text:span text:style-name="T4">e</text:span><text:span text:style-name="T4">r</text:span><text:span text:style-name="T4">(</text:span><text:span text:style-name="T4">a</text:span><text:span text:style-name="T4">, </text:span><text:span text:style-name="T4">d</text:span><text:span text:style-name="T4">, </text:span><text:span text:style-name="T4">n</text:span><text:span text:style-name="T4">)</text:span><text:span text:style-name="T4">;</text:span></text:p>
          </draw:text-box>
        </draw:frame>
        <draw:frame draw:style-name="gr8" draw:text-style-name="P9" draw:layer="layout" svg:width="8.909cm" svg:height="0.797cm" svg:x="35.623cm" svg:y="26.779cm">
          <draw:text-box>
            <text:p text:style-name="P3"><text:span text:style-name="T4"><text:s text:c="2"/></text:span><text:span text:style-name="T4"><text:s text:c="2"/></text:span><text:span text:style-name="T4">i</text:span><text:span text:style-name="T4">f </text:span><text:span text:style-name="T4">(</text:span><text:span text:style-name="T4">x </text:span><text:span text:style-name="T4">=</text:span><text:span text:style-name="T4">=</text:span><text:span text:style-name="T4"> </text:span><text:span text:style-name="T4">1</text:span><text:span text:style-name="T4"> </text:span><text:span text:style-name="T4">|</text:span><text:span text:style-name="T4">| </text:span><text:span text:style-name="T4">x </text:span><text:span text:style-name="T4">=</text:span><text:span text:style-name="T4">=</text:span><text:span text:style-name="T4"> </text:span><text:span text:style-name="T4">n</text:span><text:span text:style-name="T4"> </text:span><text:span text:style-name="T4">- </text:span><text:span text:style-name="T4">1</text:span><text:span text:style-name="T4">)</text:span></text:p>
          </draw:text-box>
        </draw:frame>
        <draw:frame draw:style-name="gr8" draw:text-style-name="P9" draw:layer="layout" svg:width="5.941cm" svg:height="0.797cm" svg:x="35.623cm" svg:y="27.575cm">
          <draw:text-box>
            <text:p text:style-name="P3"><text:span text:style-name="T4"><text:s text:c="2"/></text:span><text:span text:style-name="T4"><text:s text:c="2"/></text:span><text:span text:style-name="T4"><text:s text:c="2"/></text:span><text:span text:style-name="T4"><text:s text:c="2"/></text:span><text:span text:style-name="T4">r</text:span><text:span text:style-name="T4">e</text:span><text:span text:style-name="T4">t</text:span><text:span text:style-name="T4">u</text:span><text:span text:style-name="T4">r</text:span><text:span text:style-name="T4">n</text:span><text:span text:style-name="T4"> </text:span><text:span text:style-name="T4">f</text:span><text:span text:style-name="T4">a</text:span><text:span text:style-name="T4">l</text:span><text:span text:style-name="T4">s</text:span><text:span text:style-name="T4">e</text:span><text:span text:style-name="T4">;</text:span></text:p>
          </draw:text-box>
        </draw:frame>
        <draw:frame draw:style-name="gr8" draw:text-style-name="P9" draw:layer="layout" svg:width="10.031cm" svg:height="0.797cm" svg:x="35.623cm" svg:y="28.37cm">
          <draw:text-box>
            <text:p text:style-name="P3"><text:span text:style-name="T4"><text:s text:c="2"/></text:span><text:span text:style-name="T4"><text:s text:c="2"/></text:span><text:span text:style-name="T4">f</text:span><text:span text:style-name="T4">o</text:span><text:span text:style-name="T4">r </text:span><text:span text:style-name="T4">(</text:span><text:span text:style-name="T4">i</text:span><text:span text:style-name="T4">n</text:span><text:span text:style-name="T4">t </text:span><text:span text:style-name="T4">r </text:span><text:span text:style-name="T4">=</text:span><text:span text:style-name="T4"> </text:span><text:span text:style-name="T4">1</text:span><text:span text:style-name="T4">; </text:span><text:span text:style-name="T4">r </text:span><text:span text:style-name="T4">&lt;</text:span><text:span text:style-name="T4"> </text:span><text:span text:style-name="T4">s</text:span><text:span text:style-name="T4">; </text:span><text:span text:style-name="T4">r</text:span><text:span text:style-name="T4">+</text:span><text:span text:style-name="T4">+</text:span><text:span text:style-name="T4">) </text:span><text:span text:style-name="T4">{</text:span></text:p>
          </draw:text-box>
        </draw:frame>
        <draw:frame draw:style-name="gr8" draw:text-style-name="P9" draw:layer="layout" svg:width="8.761cm" svg:height="0.797cm" svg:x="35.623cm" svg:y="29.166cm">
          <draw:text-box>
            <text:p text:style-name="P3"><text:span text:style-name="T4"><text:s text:c="2"/></text:span><text:span text:style-name="T4"><text:s text:c="2"/></text:span><text:span text:style-name="T4"><text:s text:c="2"/></text:span><text:span text:style-name="T4"><text:s text:c="2"/></text:span><text:span text:style-name="T4">x </text:span><text:span text:style-name="T4">=</text:span><text:span text:style-name="T4"> </text:span><text:span text:style-name="T4">(</text:span><text:span text:style-name="T4">u</text:span><text:span text:style-name="T4">1</text:span><text:span text:style-name="T4">2</text:span><text:span text:style-name="T4">8</text:span><text:span text:style-name="T4">)</text:span><text:span text:style-name="T4">x </text:span><text:span text:style-name="T4">* </text:span><text:span text:style-name="T4">x </text:span><text:span text:style-name="T4">%</text:span><text:span text:style-name="T4"> </text:span><text:span text:style-name="T4">n</text:span><text:span text:style-name="T4">;</text:span></text:p>
          </draw:text-box>
        </draw:frame>
        <draw:frame draw:style-name="gr8" draw:text-style-name="P9" draw:layer="layout" svg:width="6.449cm" svg:height="0.797cm" svg:x="35.623cm" svg:y="29.962cm">
          <draw:text-box>
            <text:p text:style-name="P3"><text:span text:style-name="T4"><text:s text:c="2"/></text:span><text:span text:style-name="T4"><text:s text:c="2"/></text:span><text:span text:style-name="T4"><text:s text:c="2"/></text:span><text:span text:style-name="T4"><text:s text:c="2"/></text:span><text:span text:style-name="T4">i</text:span><text:span text:style-name="T4">f </text:span><text:span text:style-name="T4">(</text:span><text:span text:style-name="T4">x </text:span><text:span text:style-name="T4">=</text:span><text:span text:style-name="T4">=</text:span><text:span text:style-name="T4"> </text:span><text:span text:style-name="T4">n</text:span><text:span text:style-name="T4"> </text:span><text:span text:style-name="T4">- </text:span><text:span text:style-name="T4">1</text:span><text:span text:style-name="T4">)</text:span></text:p>
          </draw:text-box>
        </draw:frame>
        <draw:frame draw:style-name="gr8" draw:text-style-name="P9" draw:layer="layout" svg:width="6.805cm" svg:height="0.797cm" svg:x="35.623cm" svg:y="30.758cm">
          <draw:text-box>
            <text:p text:style-name="P3"><text:span text:style-name="T4"><text:s text:c="2"/></text:span><text:span text:style-name="T4"><text:s text:c="2"/></text:span><text:span text:style-name="T4"><text:s text:c="2"/></text:span><text:span text:style-name="T4"><text:s text:c="2"/></text:span><text:span text:style-name="T4"><text:s text:c="2"/></text:span><text:span text:style-name="T4"><text:s text:c="2"/></text:span><text:span text:style-name="T4">r</text:span><text:span text:style-name="T4">e</text:span><text:span text:style-name="T4">t</text:span><text:span text:style-name="T4">u</text:span><text:span text:style-name="T4">r</text:span><text:span text:style-name="T4">n</text:span><text:span text:style-name="T4"> </text:span><text:span text:style-name="T4">f</text:span><text:span text:style-name="T4">a</text:span><text:span text:style-name="T4">l</text:span><text:span text:style-name="T4">s</text:span><text:span text:style-name="T4">e</text:span><text:span text:style-name="T4">;</text:span></text:p>
          </draw:text-box>
        </draw:frame>
        <draw:frame draw:style-name="gr8" draw:text-style-name="P9" draw:layer="layout" svg:width="1.302cm" svg:height="0.797cm" svg:x="35.623cm" svg:y="31.554cm">
          <draw:text-box>
            <text:p text:style-name="P3"><text:span text:style-name="T4"><text:s text:c="2"/></text:span><text:span text:style-name="T4"><text:s text:c="2"/></text:span><text:span text:style-name="T4">}</text:span></text:p>
          </draw:text-box>
        </draw:frame>
        <draw:frame draw:style-name="gr8" draw:text-style-name="P9" draw:layer="layout" svg:width="4.862cm" svg:height="0.797cm" svg:x="35.623cm" svg:y="32.35cm">
          <draw:text-box>
            <text:p text:style-name="P3"><text:span text:style-name="T4"><text:s text:c="2"/></text:span><text:span text:style-name="T4"><text:s text:c="2"/></text:span><text:span text:style-name="T4">r</text:span><text:span text:style-name="T4">e</text:span><text:span text:style-name="T4">t</text:span><text:span text:style-name="T4">u</text:span><text:span text:style-name="T4">r</text:span><text:span text:style-name="T4">n</text:span><text:span text:style-name="T4"> </text:span><text:span text:style-name="T4">t</text:span><text:span text:style-name="T4">r</text:span><text:span text:style-name="T4">u</text:span><text:span text:style-name="T4">e</text:span><text:span text:style-name="T4">;</text:span></text:p>
          </draw:text-box>
        </draw:frame>
        <draw:polyline draw:style-name="gr2" draw:text-style-name="P2" draw:layer="layout" svg:width="0cm" svg:height="0cm" svg:x="32.568cm" svg:y="30.665cm" svg:viewBox="0 0 0 0" draw:points="0,0">
          <text:p/>
        </draw:polyline>
        <draw:polyline draw:style-name="gr2" draw:text-style-name="P2" draw:layer="layout" svg:width="0cm" svg:height="0cm" svg:x="36.601cm" svg:y="41.17cm" svg:viewBox="0 0 0 0" draw:points="0,0">
          <text:p/>
        </draw:polyline>
        <draw:polyline draw:style-name="gr2" draw:text-style-name="P2" draw:layer="layout" svg:width="0.523cm" svg:height="0.672cm" svg:x="32.596cm" svg:y="38.258cm" svg:viewBox="0 0 524 673" draw:points="20,93 0,70 0,46 16,34 16,0 44,0 71,13 110,29 143,57 179,91 212,132 276,225 294,277 311,329 319,385 336,428 350,466 356,497 365,530 383,562 412,587 431,607 458,617 472,637 491,651 507,664 524,673">
          <text:p/>
        </draw:polyline>
        <draw:polyline draw:style-name="gr2" draw:text-style-name="P2" draw:layer="layout" svg:width="0.43cm" svg:height="0.845cm" svg:x="33.079cm" svg:y="38.063cm" svg:viewBox="0 0 431 846" draw:points="19,152 19,45 0,27 0,0 0,36 31,68 67,102 104,152 124,211 160,274 194,338 233,407 268,469 295,532 324,596 349,651 380,702 400,742 411,780 423,812 429,835 431,846">
          <text:p/>
        </draw:polyline>
        <draw:polyline draw:style-name="gr2" draw:text-style-name="P2" draw:layer="layout" svg:width="1.166cm" svg:height="0.308cm" svg:x="32.598cm" svg:y="38.263cm" svg:viewBox="0 0 1167 309" draw:points="70,282 49,292 29,292 10,299 0,305 25,309 56,309 101,296 155,285 227,269 304,251 384,230 469,207 558,180 652,155 745,128 834,96 912,72 991,50 1061,31 1121,15 1167,0">
          <text:p/>
        </draw:polyline>
        <draw:polyline draw:style-name="gr2" draw:text-style-name="P2" draw:layer="layout" svg:width="0.781cm" svg:height="0.188cm" svg:x="32.544cm" svg:y="38.697cm" svg:viewBox="0 0 782 189" draw:points="145,141 110,155 77,175 60,175 31,189 0,189 21,189 54,175 23,144 95,175 149,175 217,153 279,137 349,111 424,93 496,74 562,59 624,40 683,24 733,11 782,0">
          <text:p/>
        </draw:polyline>
        <draw:polyline draw:style-name="gr2" draw:text-style-name="P2" draw:layer="layout" svg:width="0.756cm" svg:height="0.035cm" svg:x="35.223cm" svg:y="38.176cm" svg:viewBox="0 0 757 36" draw:points="18,36 0,36 16,36 39,23 70,23 109,14 211,14 273,0 757,0">
          <text:p/>
        </draw:polyline>
        <draw:polyline draw:style-name="gr2" draw:text-style-name="P2" draw:layer="layout" svg:width="0.126cm" svg:height="0.827cm" svg:x="35.655cm" svg:y="38.174cm" svg:viewBox="0 0 127 828" draw:points="127,0 52,0 33,18 10,41 0,84 0,526 12,591 12,828 35,828">
          <text:p/>
        </draw:polyline>
        <draw:polyline draw:style-name="gr2" draw:text-style-name="P2" draw:layer="layout" svg:width="0.358cm" svg:height="0.291cm" svg:x="36.134cm" svg:y="38.487cm" svg:viewBox="0 0 359 292" draw:points="64,103 64,84 33,84 23,100 23,157 36,174 81,233 107,254 140,268 165,280 227,292 254,292 289,280 320,270 338,261 351,242 359,198 359,155 330,132 303,105 268,76 241,57 206,39 181,21 148,7 111,0 0,0">
          <text:p/>
        </draw:polyline>
        <draw:polyline draw:style-name="gr2" draw:text-style-name="P2" draw:layer="layout" svg:width="1.451cm" svg:height="0.706cm" svg:x="37.807cm" svg:y="38.161cm" svg:viewBox="0 0 1452 707" draw:points="337,231 306,229 275,222 140,222 101,236 70,250 43,263 16,282 6,303 0,330 0,387 20,423 35,466 66,516 107,551 159,591 217,625 287,654 363,668 434,687 578,687 646,673 695,646 743,625 772,596 803,563 834,523 850,487 850,256 825,210 801,163 759,86 747,54 728,29 718,15 701,0 701,36 724,70 743,115 759,163 772,210 782,263 782,318 796,368 811,420 823,461 836,491 844,516 844,534 859,548 873,548 873,482 890,448 910,416 929,389 952,356 970,316 991,282 1018,256 1045,233 1088,222 1222,222 1280,252 1330,291 1373,330 1406,368 1423,409 1435,448 1446,496 1446,598 1435,630 1435,684 1452,707">
          <text:p/>
        </draw:polyline>
        <draw:polyline draw:style-name="gr2" draw:text-style-name="P2" draw:layer="layout" svg:width="0.271cm" svg:height="0.416cm" svg:x="39.681cm" svg:y="38.388cm" svg:viewBox="0 0 272 417" draw:points="110,146 79,134 56,119 38,105 0,105 120,105 154,119 241,119 258,105 272,88 272,35 250,6 227,0 171,0 139,16 110,33 77,63 46,98 23,139 9,184 0,226 0,319 23,364 56,394 100,417">
          <text:p/>
        </draw:polyline>
        <draw:polyline draw:style-name="gr2" draw:text-style-name="P2" draw:layer="layout" svg:width="1.408cm" svg:height="0.746cm" svg:x="40.407cm" svg:y="38.158cm" svg:viewBox="0 0 1409 747" draw:points="335,471 335,454 312,444 285,435 263,421 227,414 192,410 155,410 77,437 45,462 17,492 0,521 0,612 27,644 64,680 112,704 163,726 217,747 370,747 428,737 488,712 535,687 587,659 626,630 666,604 703,576 730,542 757,506 773,469 773,317 746,266 726,219 703,170 684,129 664,91 664,0 645,23 645,271 666,330 684,399 711,456 726,501 736,542 757,578 757,637 742,637 742,651 742,583 769,551 769,506 788,449 814,397 843,344 883,299 936,269 990,240 1038,219 1085,203 1167,203 1194,216 1225,235 1247,254 1262,276 1262,292 1245,312 1223,328 1202,347 1171,362 1132,378 1083,390 1036,397 1005,404 984,412 969,417 922,417 897,404 897,392 876,392 876,378 858,364 889,364 912,387 938,406 974,440 1015,469 1052,494 1085,521 1121,542 1163,562 1206,580 1254,607 1287,628 1324,644 1365,662 1409,678">
          <text:p/>
        </draw:polyline>
        <draw:polyline draw:style-name="gr2" draw:text-style-name="P2" draw:layer="layout" svg:width="0.358cm" svg:height="1.429cm" svg:x="43.383cm" svg:y="37.842cm" svg:viewBox="0 0 359 1430" draw:points="248,110 234,89 222,73 211,57 201,43 180,9 172,0 145,0 133,21 124,52 118,93 118,152 137,221 147,300 162,391 191,491 222,596 248,702 284,805 310,900 327,991 348,1072 359,1145 359,1314 333,1352 310,1384 288,1405 257,1420 218,1430 149,1430 116,1414 83,1400 46,1381 17,1357 0,1329 0,1245">
          <text:p/>
        </draw:polyline>
        <draw:polyline draw:style-name="gr2" draw:text-style-name="P2" draw:layer="layout" svg:width="1.029cm" svg:height="0.064cm" svg:x="43.167cm" svg:y="38.319cm" svg:viewBox="0 0 1030 65" draw:points="210,65 165,65 115,45 76,31 16,19 0,19 214,19 299,29 400,45 500,58 811,58 864,45 904,31 931,14 953,0 1030,0">
          <text:p/>
        </draw:polyline>
        <draw:polyline draw:style-name="gr2" draw:text-style-name="P2" draw:layer="layout" svg:width="0.516cm" svg:height="0.422cm" svg:x="44.188cm" svg:y="38.263cm" svg:viewBox="0 0 517 423" draw:points="109,48 109,0 130,0 84,0 62,15 39,36 20,65 0,95 0,181 20,231 47,279 76,320 107,351 150,380 198,407 243,423 363,423 403,405 440,380 470,351 493,317 509,281 517,245 517,168 493,131 464,95 438,70 401,41 363,24 324,13 293,6 260,0 229,0 192,13">
          <text:p/>
        </draw:polyline>
        <draw:polyline draw:style-name="gr2" draw:text-style-name="P2" draw:layer="layout" svg:width="0.601cm" svg:height="0.47cm" svg:x="44.845cm" svg:y="38.147cm" svg:viewBox="0 0 602 471" draw:points="0,165 161,165 207,184 248,205 298,230 331,255 355,287 384,330 405,362 417,394 417,471 391,471 364,458 339,444 316,430 298,403 279,375 267,344 260,308 260,273 279,237 308,199 341,162 384,128 436,89 492,52 549,22 602,0">
          <text:p/>
        </draw:polyline>
        <draw:polyline draw:style-name="gr2" draw:text-style-name="P2" draw:layer="layout" svg:width="0.099cm" svg:height="0.764cm" svg:x="46.782cm" svg:y="37.909cm" svg:viewBox="0 0 100 765" draw:points="0,38 0,24 18,15 41,6 62,2 86,0 100,0 100,765">
          <text:p/>
        </draw:polyline>
        <draw:polyline draw:style-name="gr2" draw:text-style-name="P2" draw:layer="layout" svg:width="0.502cm" svg:height="0.579cm" svg:x="47.1cm" svg:y="37.968cm" svg:viewBox="0 0 503 580" draw:points="0,190 0,0 186,0 254,22 329,51 400,88 454,129 472,167 489,217 489,269 462,317 419,367 371,415 322,458 277,493 240,524 201,546 170,564 170,580 279,580 337,566 392,544 448,519 503,495">
          <text:p/>
        </draw:polyline>
        <draw:polyline draw:style-name="gr2" draw:text-style-name="P2" draw:layer="layout" svg:width="0.147cm" svg:height="0.428cm" svg:x="47.964cm" svg:y="37.526cm" svg:viewBox="0 0 148 429" draw:points="0,71 0,39 37,7 48,0 62,0 77,12 91,37 108,80 126,128 148,178 148,306 132,374 122,429">
          <text:p/>
        </draw:polyline>
        <draw:polyline draw:style-name="gr2" draw:text-style-name="P2" draw:layer="layout" svg:width="0.184cm" svg:height="0.36cm" svg:x="46.42cm" svg:y="37.468cm" svg:viewBox="0 0 185 361" draw:points="185,2 153,0 128,0 101,22 68,52 39,83 21,120 0,164 0,270 14,318 43,361">
          <text:p/>
        </draw:polyline>
        <draw:polyline draw:style-name="gr2" draw:text-style-name="P2" draw:layer="layout" svg:width="1.385cm" svg:height="0.979cm" svg:x="49.51cm" svg:y="37.654cm" svg:viewBox="0 0 1386 980" draw:points="538,638 538,588 523,565 509,540 509,517 492,490 465,472 432,445 401,429 362,417 323,409 285,409 246,422 199,438 147,457 106,488 70,529 39,570 25,622 13,674 0,731 0,793 15,845 39,886 64,920 91,954 124,980 201,980 244,965 285,950 325,924 362,886 401,833 432,781 461,729 484,665 500,593 519,450 519,0 519,38 505,81 505,136 484,202 484,447 494,533 525,615 569,688 612,752 666,807 720,852 779,888 839,907 893,920 982,920 1026,890 1060,857 1084,817 1103,767 1115,715 1134,652 1150,588 1150,343 1150,457 1167,504 1188,552 1213,604 1244,652 1270,695 1306,724 1347,745 1386,757">
          <text:p/>
        </draw:polyline>
        <draw:polyline draw:style-name="gr2" draw:text-style-name="P2" draw:layer="layout" svg:width="0.306cm" svg:height="0.241cm" svg:x="50.633cm" svg:y="37.433cm" svg:viewBox="0 0 307 242" draw:points="307,78 273,37 230,14 191,0 115,0 84,16 64,41 64,144 74,179 84,208 136,242 191,242 191,102 160,75 128,50 95,30 22,30 0,55 0,80">
          <text:p/>
        </draw:polyline>
        <draw:polyline draw:style-name="gr2" draw:text-style-name="P2" draw:layer="layout" svg:width="0.116cm" svg:height="1.195cm" svg:x="51.325cm" svg:y="37.597cm" svg:viewBox="0 0 117 1196" draw:points="109,232 117,199 117,53 100,23 86,7 78,0 69,14 63,43 55,91 49,151 42,222 38,308 30,401 24,510 15,617 6,725 0,821 0,1077 17,1137 34,1170 61,1196">
          <text:p/>
        </draw:polyline>
        <draw:polyline draw:style-name="gr2" draw:text-style-name="P2" draw:layer="layout" svg:width="0.072cm" svg:height="1.079cm" svg:x="51.714cm" svg:y="37.59cm" svg:viewBox="0 0 73 1080" draw:points="67,314 73,245 73,91 61,28 61,0 61,168 46,243 36,328 21,429 21,531 8,634 0,730 0,953 23,998 38,1037 50,1060 61,1080 73,1080">
          <text:p/>
        </draw:polyline>
        <draw:polyline draw:style-name="gr2" draw:text-style-name="P2" draw:layer="layout" svg:width="0.928cm" svg:height="0.092cm" svg:x="51.3cm" svg:y="38.071cm" svg:viewBox="0 0 929 93" draw:points="81,7 11,7 0,18 17,34 89,61 141,70 198,79 264,86 340,93 568,93 638,79 704,79 766,61 820,49 861,31 894,18 915,9 929,0">
          <text:p/>
        </draw:polyline>
        <draw:polyline draw:style-name="gr2" draw:text-style-name="P2" draw:layer="layout" svg:width="0.399cm" svg:height="0.48cm" svg:x="52.307cm" svg:y="37.874cm" svg:viewBox="0 0 400 481" draw:points="137,78 114,89 94,89 75,100 377,100 391,87 400,70 381,59 332,32 301,16 265,7 232,0 145,0 110,18 86,39 61,68 40,104 20,147 0,197 0,288 23,326 46,364 75,398 102,431 133,457 179,472 218,481">
          <text:p/>
        </draw:polyline>
        <draw:polyline draw:style-name="gr2" draw:text-style-name="P2" draw:layer="layout" svg:width="0.476cm" svg:height="0.459cm" svg:x="52.972cm" svg:y="37.84cm" svg:viewBox="0 0 477 460" draw:points="0,163 0,146 23,153 50,172 83,198 122,224 162,258 199,296 232,332 261,362 284,394 300,417 300,460 259,460 240,441 217,415 199,385 186,344 186,187 205,151 232,117 269,87 306,55 348,29 385,11 430,0 477,0">
          <text:p/>
        </draw:polyline>
        <draw:polyline draw:style-name="gr2" draw:text-style-name="P2" draw:layer="layout" svg:width="1.786cm" svg:height="1.007cm" svg:x="53.719cm" svg:y="37.404cm" svg:viewBox="0 0 1787 1008" draw:points="68,632 68,644 86,644 109,630 138,612 163,599 188,582 215,568 235,555 250,537 250,508 225,498 169,498 138,510 107,534 78,560 49,589 26,623 10,666 0,710 0,841 14,875 31,903 53,934 72,955 99,975 231,975 250,953 277,934 297,903 324,880 349,846 380,810 417,780 458,758 504,741 543,723 587,710 632,703 711,703 743,723 774,746 796,771 813,798 821,832 827,860 834,898 834,1008 834,987 846,955 860,916 877,868 898,823 920,773 947,732 974,689 999,644 1032,612 1067,591 1090,575 1113,565 1129,565 1148,578 1158,599 1166,627 1171,658 1177,692 1177,794 1199,823 1222,851 1247,873 1264,887 1290,894 1330,894 1371,880 1414,860 1448,841 1479,808 1499,768 1538,723 1584,671 1607,621 1638,562 1662,496 1679,423 1702,355 1718,291 1727,231 1727,72 1700,38 1700,16 1685,0 1660,0 1646,27 1632,52 1632,157 1609,214 1609,553 1638,616 1660,666 1691,710 1716,746 1749,773 1787,773">
          <text:p/>
        </draw:polyline>
        <draw:polyline draw:style-name="gr2" draw:text-style-name="P2" draw:layer="layout" svg:width="1.057cm" svg:height="0.153cm" svg:x="55.436cm" svg:y="37.678cm" svg:viewBox="0 0 1058 154" draw:points="103,154 49,115 32,97 16,97 0,83 489,83 613,64 741,50 863,35 967,19 1058,0">
          <text:p/>
        </draw:polyline>
        <draw:polyline draw:style-name="gr2" draw:text-style-name="P2" draw:layer="layout" svg:width="0.581cm" svg:height="0.939cm" svg:x="36.215cm" svg:y="40.516cm" svg:viewBox="0 0 582 940" draw:points="23,28 23,0 23,17 38,36 38,107 53,155 61,205 75,260 84,315 92,372 92,647 61,647 61,622 71,604 86,572 102,547 123,527 156,501 193,477 237,458 280,442 324,442 369,454 416,479 466,508 510,544 541,587 569,632 582,682 582,813 557,856 530,892 487,915 445,940 257,940 208,915 154,883 111,851 67,811 38,768 17,722 0,679 0,608 17,585">
          <text:p/>
        </draw:polyline>
        <draw:polyline draw:style-name="gr2" draw:text-style-name="P2" draw:layer="layout" svg:width="1.041cm" svg:height="0.571cm" svg:x="36.97cm" svg:y="40.807cm" svg:viewBox="0 0 1042 572" draw:points="394,240 394,185 372,164 349,145 328,128 312,114 287,105 204,105 171,114 132,130 99,155 64,185 35,223 14,262 0,302 0,393 24,443 47,487 78,522 111,549 146,563 181,572 250,572 276,549 303,514 324,480 341,443 359,366 359,200 332,200 332,295 355,321 378,355 405,385 432,416 458,443 580,443 628,426 673,400 706,373 737,343 764,305 787,271 806,230 822,193 822,19 799,9 787,0 806,0 837,21 874,55 911,87 952,133 983,183 1014,237 1042,295 1042,476 1012,498 988,516 826,516 799,500 783,483 773,466">
          <text:p/>
        </draw:polyline>
        <draw:polyline draw:style-name="gr2" draw:text-style-name="P2" draw:layer="layout" svg:width="0.93cm" svg:height="0.562cm" svg:x="38.313cm" svg:y="40.74cm" svg:viewBox="0 0 931 563" draw:points="139,205 147,194 172,184 188,175 201,163 201,103 182,94 182,82 155,82 120,96 95,120 70,141 54,170 10,244 0,282 0,308 12,337 25,355 50,375 89,387 299,387 357,373 414,353 466,332 503,305 539,275 570,239 601,201 621,168 632,137 632,77 646,55 646,4 663,0 677,0 677,27 694,53 712,82 737,120 766,166 793,213 830,266 863,305 892,344 917,380 931,420 931,482 913,505 886,525 859,546 828,563 712,563">
          <text:p/>
        </draw:polyline>
        <draw:polyline draw:style-name="gr2" draw:text-style-name="P2" draw:layer="layout" svg:width="0.029cm" svg:height="0.128cm" svg:x="39.638cm" svg:y="40.95cm" svg:viewBox="0 0 30 129" draw:points="0,129 30,106 30,31 17,22 6,15 6,0">
          <text:p/>
        </draw:polyline>
        <draw:polyline draw:style-name="gr2" draw:text-style-name="P2" draw:layer="layout" svg:width="1.856cm" svg:height="2.527cm" svg:x="39.529cm" svg:y="40.199cm" svg:viewBox="0 0 1857 2528" draw:points="519,638 497,615 470,588 433,565 389,550 345,538 291,531 200,531 159,560 86,622 55,656 31,703 20,748 8,801 0,848 0,886 14,922 47,951 86,972 138,984 192,991 322,991 399,974 478,956 548,931 608,898 664,863 714,822 763,781 796,729 813,672 813,558 798,506 778,453 745,413 710,374 670,345 627,324 588,310 515,310 484,329 455,345 426,370 410,398 410,481 424,517 457,560 503,588 567,617 641,638 724,650 813,658 906,658 1018,645 1111,620 1195,588 1270,556 1350,515 1414,472 1470,422 1524,372 1561,317 1594,267 1623,220 1623,15 1609,15 1590,0 1576,0 1576,320 1590,441 1590,1336 1578,1542 1561,1737 1543,1918 1522,2080 1505,2221 1485,2335 1466,2425 1439,2482 1400,2514 1369,2528 1336,2528 1299,2511 1259,2480 1220,2425 1181,2361 1150,2284 1129,2197 1113,2107 1113,1911 1137,1802 1173,1704 1208,1611 1251,1530 1313,1449 1375,1365 1445,1288 1516,1217 1584,1160 1656,1103 1731,1058 1799,1013 1857,979">
          <text:p/>
        </draw:polyline>
        <draw:polyline draw:style-name="gr2" draw:text-style-name="P2" draw:layer="layout" svg:width="1.104cm" svg:height="0.706cm" svg:x="42.898cm" svg:y="40.544cm" svg:viewBox="0 0 1105 707" draw:points="724,282 739,272 739,143 712,120 689,86 669,58 587,13 539,0 409,0 341,18 270,41 204,75 146,115 93,165 47,220 21,275 0,341 0,472 29,534 58,593 97,636 145,677 190,707 347,707 390,696 430,670 471,632 500,584 531,534 560,479 581,415 599,353 612,291 630,229 638,184 649,148 649,93 649,350 663,403 685,439 712,470 749,491 796,511 887,543 941,553 1105,553">
          <text:p/>
        </draw:polyline>
        <draw:polyline draw:style-name="gr2" draw:text-style-name="P2" draw:layer="layout" svg:width="0.018cm" svg:height="0.02cm" svg:x="44.316cm" svg:y="40.93cm" svg:viewBox="0 0 19 21" draw:points="19,0 19,21 0,21 0,0">
          <text:p/>
        </draw:polyline>
        <draw:polyline draw:style-name="gr2" draw:text-style-name="P2" draw:layer="layout" svg:width="0cm" svg:height="0cm" svg:x="41.064cm" svg:y="53.468cm" svg:viewBox="0 0 0 0" draw:points="0,0">
          <text:p/>
        </draw:polyline>
        <draw:frame draw:style-name="gr8" draw:text-style-name="P9" draw:layer="layout" svg:width="0.683cm" svg:height="0.797cm" svg:x="35.623cm" svg:y="33.146cm">
          <draw:text-box>
            <text:p text:style-name="P3"><text:span text:style-name="T4">}</text:span><text:span text:style-name="T4">;</text:span></text:p>
          </draw:text-box>
        </draw:frame>
        <draw:frame draw:style-name="gr9" draw:text-style-name="P10" draw:layer="layout" svg:width="20.597cm" svg:height="0.67cm" svg:x="36.504cm" svg:y="44.676cm">
          <draw:text-box>
            <text:p text:style-name="P3"><text:span text:style-name="T5">b</text:span><text:span text:style-name="T5">o</text:span><text:span text:style-name="T5">o</text:span><text:span text:style-name="T5">l </text:span><text:span text:style-name="T5">M</text:span><text:span text:style-name="T5">il</text:span><text:span text:style-name="T5">l</text:span><text:span text:style-name="T5">e</text:span><text:span text:style-name="T5">r</text:span><text:span text:style-name="T5">R</text:span><text:span text:style-name="T5">a</text:span><text:span text:style-name="T5">b</text:span><text:span text:style-name="T5">i</text:span><text:span text:style-name="T5">n</text:span><text:span text:style-name="T5">(</text:span><text:span text:style-name="T5">u</text:span><text:span text:style-name="T5">6</text:span><text:span text:style-name="T5">4 </text:span><text:span text:style-name="T5">n</text:span><text:span text:style-name="T5">) </text:span><text:span text:style-name="T5">{ </text:span><text:span text:style-name="T5">// </text:span><text:span text:style-name="T5">r</text:span><text:span text:style-name="T5">e</text:span><text:span text:style-name="T5">t</text:span><text:span text:style-name="T5">u</text:span><text:span text:style-name="T5">r</text:span><text:span text:style-name="T5">n</text:span><text:span text:style-name="T5">s </text:span><text:span text:style-name="T5">t</text:span><text:span text:style-name="T5">r</text:span><text:span text:style-name="T5">u</text:span><text:span text:style-name="T5">e </text:span><text:span text:style-name="T5">if </text:span><text:span text:style-name="T5">n </text:span><text:span text:style-name="T5">i</text:span><text:span text:style-name="T5">s </text:span><text:span text:style-name="T5">p</text:span><text:span text:style-name="T5">ri</text:span><text:span text:style-name="T5">m</text:span><text:span text:style-name="T5">e</text:span><text:span text:style-name="T5">, </text:span><text:span text:style-name="T5">e</text:span><text:span text:style-name="T5">l</text:span><text:span text:style-name="T5">s</text:span><text:span text:style-name="T5">e </text:span><text:span text:style-name="T5">r</text:span><text:span text:style-name="T5">e</text:span><text:span text:style-name="T5">t</text:span><text:span text:style-name="T5">u</text:span><text:span text:style-name="T5">r</text:span><text:span text:style-name="T5">n</text:span><text:span text:style-name="T5">s </text:span><text:span text:style-name="T5">f</text:span><text:span text:style-name="T5">a</text:span><text:span text:style-name="T5">l</text:span><text:span text:style-name="T5">s</text:span><text:span text:style-name="T5">e</text:span><text:span text:style-name="T5">.</text:span></text:p>
          </draw:text-box>
        </draw:frame>
        <draw:frame draw:style-name="gr9" draw:text-style-name="P10" draw:layer="layout" svg:width="3.304cm" svg:height="0.67cm" svg:x="36.504cm" svg:y="45.345cm">
          <draw:text-box>
            <text:p text:style-name="P3"><text:span text:style-name="T5"><text:s text:c="3"/></text:span><text:span text:style-name="T5"><text:s/></text:span><text:span text:style-name="T5">if </text:span><text:span text:style-name="T5">(</text:span><text:span text:style-name="T5">n </text:span><text:span text:style-name="T5">&lt;</text:span><text:span text:style-name="T5"> </text:span><text:span text:style-name="T5">2</text:span><text:span text:style-name="T5">)</text:span></text:p>
          </draw:text-box>
        </draw:frame>
        <draw:frame draw:style-name="gr9" draw:text-style-name="P10" draw:layer="layout" svg:width="4.989cm" svg:height="0.67cm" svg:x="36.504cm" svg:y="46.014cm">
          <draw:text-box>
            <text:p text:style-name="P3"><text:span text:style-name="T5"><text:s text:c="3"/></text:span><text:span text:style-name="T5"><text:s text:c="3"/></text:span><text:span text:style-name="T5"><text:s text:c="2"/></text:span><text:span text:style-name="T5">r</text:span><text:span text:style-name="T5">e</text:span><text:span text:style-name="T5">t</text:span><text:span text:style-name="T5">u</text:span><text:span text:style-name="T5">r</text:span><text:span text:style-name="T5">n </text:span><text:span text:style-name="T5">f</text:span><text:span text:style-name="T5">a</text:span><text:span text:style-name="T5">l</text:span><text:span text:style-name="T5">s</text:span><text:span text:style-name="T5">e</text:span><text:span text:style-name="T5">;</text:span></text:p>
          </draw:text-box>
        </draw:frame>
        <draw:frame draw:style-name="gr9" draw:text-style-name="P10" draw:layer="layout" svg:width="3.308cm" svg:height="0.67cm" svg:x="36.504cm" svg:y="47.352cm">
          <draw:text-box>
            <text:p text:style-name="P3"><text:span text:style-name="T5"><text:s text:c="3"/></text:span><text:span text:style-name="T5"><text:s/></text:span><text:span text:style-name="T5">i</text:span><text:span text:style-name="T5">n</text:span><text:span text:style-name="T5">t </text:span><text:span text:style-name="T5">r </text:span><text:span text:style-name="T5">=</text:span><text:span text:style-name="T5"> </text:span><text:span text:style-name="T5">0</text:span><text:span text:style-name="T5">;</text:span></text:p>
          </draw:text-box>
        </draw:frame>
        <draw:frame draw:style-name="gr9" draw:text-style-name="P10" draw:layer="layout" svg:width="4.722cm" svg:height="0.67cm" svg:x="36.504cm" svg:y="48.022cm">
          <draw:text-box>
            <text:p text:style-name="P3"><text:span text:style-name="T5"><text:s text:c="3"/></text:span><text:span text:style-name="T5"><text:s/></text:span><text:span text:style-name="T5">u</text:span><text:span text:style-name="T5">6</text:span><text:span text:style-name="T5">4 </text:span><text:span text:style-name="T5">d </text:span><text:span text:style-name="T5">=</text:span><text:span text:style-name="T5"> </text:span><text:span text:style-name="T5">n </text:span><text:span text:style-name="T5">- </text:span><text:span text:style-name="T5">1</text:span><text:span text:style-name="T5">;</text:span></text:p>
          </draw:text-box>
        </draw:frame>
        <draw:frame draw:style-name="gr9" draw:text-style-name="P10" draw:layer="layout" svg:width="7.114cm" svg:height="0.67cm" svg:x="36.504cm" svg:y="48.691cm">
          <draw:text-box>
            <text:p text:style-name="P3"><text:span text:style-name="T5"><text:s text:c="3"/></text:span><text:span text:style-name="T5"><text:s/></text:span><text:span text:style-name="T5">w</text:span><text:span text:style-name="T5">h</text:span><text:span text:style-name="T5">il</text:span><text:span text:style-name="T5">e </text:span><text:span text:style-name="T5">(</text:span><text:span text:style-name="T5">(</text:span><text:span text:style-name="T5">d </text:span><text:span text:style-name="T5">&amp;</text:span><text:span text:style-name="T5"> </text:span><text:span text:style-name="T5">1</text:span><text:span text:style-name="T5">) </text:span><text:span text:style-name="T5">=</text:span><text:span text:style-name="T5">=</text:span><text:span text:style-name="T5"> </text:span><text:span text:style-name="T5">0</text:span><text:span text:style-name="T5">) </text:span><text:span text:style-name="T5">{</text:span></text:p>
          </draw:text-box>
        </draw:frame>
        <draw:frame draw:style-name="gr9" draw:text-style-name="P10" draw:layer="layout" svg:width="4.197cm" svg:height="0.67cm" svg:x="36.504cm" svg:y="49.36cm">
          <draw:text-box>
            <text:p text:style-name="P3"><text:span text:style-name="T5"><text:s text:c="3"/></text:span><text:span text:style-name="T5"><text:s text:c="3"/></text:span><text:span text:style-name="T5"><text:s text:c="2"/></text:span><text:span text:style-name="T5">d </text:span><text:span text:style-name="T5">&gt;</text:span><text:span text:style-name="T5">&gt;</text:span><text:span text:style-name="T5">=</text:span><text:span text:style-name="T5"> </text:span><text:span text:style-name="T5">1</text:span><text:span text:style-name="T5">;</text:span></text:p>
          </draw:text-box>
        </draw:frame>
        <draw:frame draw:style-name="gr9" draw:text-style-name="P10" draw:layer="layout" svg:width="2.855cm" svg:height="0.67cm" svg:x="36.504cm" svg:y="50.029cm">
          <draw:text-box>
            <text:p text:style-name="P3"><text:span text:style-name="T5"><text:s text:c="3"/></text:span><text:span text:style-name="T5"><text:s text:c="3"/></text:span><text:span text:style-name="T5"><text:s text:c="2"/></text:span><text:span text:style-name="T5">r</text:span><text:span text:style-name="T5">+</text:span><text:span text:style-name="T5">+</text:span><text:span text:style-name="T5">;</text:span></text:p>
          </draw:text-box>
        </draw:frame>
        <draw:frame draw:style-name="gr9" draw:text-style-name="P10" draw:layer="layout" svg:width="1.098cm" svg:height="0.67cm" svg:x="36.504cm" svg:y="50.698cm">
          <draw:text-box>
            <text:p text:style-name="P3"><text:span text:style-name="T5"><text:s text:c="3"/></text:span><text:span text:style-name="T5"><text:s/></text:span><text:span text:style-name="T5">}</text:span></text:p>
          </draw:text-box>
        </draw:frame>
        <draw:frame draw:style-name="gr9" draw:text-style-name="P10" draw:layer="layout" svg:width="16.652cm" svg:height="0.67cm" svg:x="36.504cm" svg:y="52.037cm">
          <draw:text-box>
            <text:p text:style-name="P3"><text:span text:style-name="T5"><text:s text:c="3"/></text:span><text:span text:style-name="T5"><text:s/></text:span><text:span text:style-name="T5">f</text:span><text:span text:style-name="T5">o</text:span><text:span text:style-name="T5">r </text:span><text:span text:style-name="T5">(i</text:span><text:span text:style-name="T5">n</text:span><text:span text:style-name="T5">t </text:span><text:span text:style-name="T5">a </text:span><text:span text:style-name="T5">: </text:span><text:span text:style-name="T5">{</text:span><text:span text:style-name="T5">2</text:span><text:span text:style-name="T5">, </text:span><text:span text:style-name="T5">3</text:span><text:span text:style-name="T5">, </text:span><text:span text:style-name="T5">5</text:span><text:span text:style-name="T5">, </text:span><text:span text:style-name="T5">7</text:span><text:span text:style-name="T5">, </text:span><text:span text:style-name="T5">1</text:span><text:span text:style-name="T5">1</text:span><text:span text:style-name="T5">, </text:span><text:span text:style-name="T5">1</text:span><text:span text:style-name="T5">3</text:span><text:span text:style-name="T5">, </text:span><text:span text:style-name="T5">1</text:span><text:span text:style-name="T5">7</text:span><text:span text:style-name="T5">, </text:span><text:span text:style-name="T5">1</text:span><text:span text:style-name="T5">9</text:span><text:span text:style-name="T5">, </text:span><text:span text:style-name="T5">2</text:span><text:span text:style-name="T5">3</text:span><text:span text:style-name="T5">, </text:span><text:span text:style-name="T5">2</text:span><text:span text:style-name="T5">9</text:span><text:span text:style-name="T5">, </text:span><text:span text:style-name="T5">3</text:span><text:span text:style-name="T5">1</text:span><text:span text:style-name="T5">, </text:span><text:span text:style-name="T5">3</text:span><text:span text:style-name="T5">7</text:span><text:span text:style-name="T5">}</text:span><text:span text:style-name="T5">) </text:span><text:span text:style-name="T5">{</text:span></text:p>
          </draw:text-box>
        </draw:frame>
        <draw:frame draw:style-name="gr9" draw:text-style-name="P10" draw:layer="layout" svg:width="4.498cm" svg:height="0.67cm" svg:x="36.504cm" svg:y="52.706cm">
          <draw:text-box>
            <text:p text:style-name="P3"><text:span text:style-name="T5"><text:s text:c="3"/></text:span><text:span text:style-name="T5"><text:s text:c="3"/></text:span><text:span text:style-name="T5"><text:s text:c="2"/></text:span><text:span text:style-name="T5">if </text:span><text:span text:style-name="T5">(</text:span><text:span text:style-name="T5">n </text:span><text:span text:style-name="T5">=</text:span><text:span text:style-name="T5">=</text:span><text:span text:style-name="T5"> </text:span><text:span text:style-name="T5">a</text:span><text:span text:style-name="T5">)</text:span></text:p>
          </draw:text-box>
        </draw:frame>
        <draw:frame draw:style-name="gr9" draw:text-style-name="P10" draw:layer="layout" svg:width="5.526cm" svg:height="0.67cm" svg:x="36.504cm" svg:y="53.375cm">
          <draw:text-box>
            <text:p text:style-name="P3"><text:span text:style-name="T5"><text:s text:c="3"/></text:span><text:span text:style-name="T5"><text:s text:c="3"/></text:span><text:span text:style-name="T5"><text:s text:c="3"/></text:span><text:span text:style-name="T5"><text:s text:c="3"/></text:span><text:span text:style-name="T5">r</text:span><text:span text:style-name="T5">e</text:span><text:span text:style-name="T5">t</text:span><text:span text:style-name="T5">u</text:span><text:span text:style-name="T5">r</text:span><text:span text:style-name="T5">n </text:span><text:span text:style-name="T5">t</text:span><text:span text:style-name="T5">r</text:span><text:span text:style-name="T5">u</text:span><text:span text:style-name="T5">e</text:span><text:span text:style-name="T5">;</text:span></text:p>
          </draw:text-box>
        </draw:frame>
        <draw:frame draw:style-name="gr9" draw:text-style-name="P10" draw:layer="layout" svg:width="10.272cm" svg:height="0.67cm" svg:x="36.504cm" svg:y="54.044cm">
          <draw:text-box>
            <text:p text:style-name="P3"><text:span text:style-name="T5"><text:s text:c="3"/></text:span><text:span text:style-name="T5"><text:s text:c="3"/></text:span><text:span text:style-name="T5"><text:s text:c="2"/></text:span><text:span text:style-name="T5">if </text:span><text:span text:style-name="T5">(</text:span><text:span text:style-name="T5">c</text:span><text:span text:style-name="T5">h</text:span><text:span text:style-name="T5">e</text:span><text:span text:style-name="T5">c</text:span><text:span text:style-name="T5">k</text:span><text:span text:style-name="T5">_</text:span><text:span text:style-name="T5">c</text:span><text:span text:style-name="T5">o</text:span><text:span text:style-name="T5">m</text:span><text:span text:style-name="T5">p</text:span><text:span text:style-name="T5">o</text:span><text:span text:style-name="T5">s</text:span><text:span text:style-name="T5">it</text:span><text:span text:style-name="T5">e</text:span><text:span text:style-name="T5">(</text:span><text:span text:style-name="T5">n</text:span><text:span text:style-name="T5">, </text:span><text:span text:style-name="T5">a</text:span><text:span text:style-name="T5">, </text:span><text:span text:style-name="T5">d</text:span><text:span text:style-name="T5">, </text:span><text:span text:style-name="T5">r</text:span><text:span text:style-name="T5">)</text:span><text:span text:style-name="T5">)</text:span></text:p>
          </draw:text-box>
        </draw:frame>
        <draw:frame draw:style-name="gr9" draw:text-style-name="P10" draw:layer="layout" svg:width="5.717cm" svg:height="0.67cm" svg:x="36.504cm" svg:y="54.713cm">
          <draw:text-box>
            <text:p text:style-name="P3"><text:span text:style-name="T5"><text:s text:c="3"/></text:span><text:span text:style-name="T5"><text:s text:c="3"/></text:span><text:span text:style-name="T5"><text:s text:c="3"/></text:span><text:span text:style-name="T5"><text:s text:c="3"/></text:span><text:span text:style-name="T5">r</text:span><text:span text:style-name="T5">e</text:span><text:span text:style-name="T5">t</text:span><text:span text:style-name="T5">u</text:span><text:span text:style-name="T5">r</text:span><text:span text:style-name="T5">n </text:span><text:span text:style-name="T5">f</text:span><text:span text:style-name="T5">a</text:span><text:span text:style-name="T5">l</text:span><text:span text:style-name="T5">s</text:span><text:span text:style-name="T5">e</text:span><text:span text:style-name="T5">;</text:span></text:p>
          </draw:text-box>
        </draw:frame>
        <draw:frame draw:style-name="gr9" draw:text-style-name="P10" draw:layer="layout" svg:width="1.098cm" svg:height="0.67cm" svg:x="36.504cm" svg:y="55.382cm">
          <draw:text-box>
            <text:p text:style-name="P3"><text:span text:style-name="T5"><text:s text:c="3"/></text:span><text:span text:style-name="T5"><text:s/></text:span><text:span text:style-name="T5">}</text:span></text:p>
          </draw:text-box>
        </draw:frame>
        <draw:frame draw:style-name="gr9" draw:text-style-name="P10" draw:layer="layout" svg:width="4.07cm" svg:height="0.67cm" svg:x="36.504cm" svg:y="56.052cm">
          <draw:text-box>
            <text:p text:style-name="P3"><text:span text:style-name="T5"><text:s text:c="3"/></text:span><text:span text:style-name="T5"><text:s/></text:span><text:span text:style-name="T5">r</text:span><text:span text:style-name="T5">e</text:span><text:span text:style-name="T5">t</text:span><text:span text:style-name="T5">u</text:span><text:span text:style-name="T5">r</text:span><text:span text:style-name="T5">n </text:span><text:span text:style-name="T5">t</text:span><text:span text:style-name="T5">r</text:span><text:span text:style-name="T5">u</text:span><text:span text:style-name="T5">e</text:span><text:span text:style-name="T5">;</text:span></text:p>
          </draw:text-box>
        </draw:frame>
        <draw:polyline draw:style-name="gr2" draw:text-style-name="P2" draw:layer="layout" svg:width="0.096cm" svg:height="0.035cm" svg:x="49.153cm" svg:y="64.559cm" svg:viewBox="0 0 97 36" draw:points="0,1 34,36 63,36 97,0">
          <text:p/>
        </draw:polyline>
        <draw:frame draw:style-name="gr9" draw:text-style-name="P10" draw:layer="layout" svg:width="0.574cm" svg:height="0.67cm" svg:x="36.504cm" svg:y="56.721cm">
          <draw:text-box>
            <text:p text:style-name="P3"><text:span text:style-name="T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99.998cm" fo:page-height="103.69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02-21T19:06:05.459095817</dc:date>
    <meta:editing-duration>PT5M48S</meta:editing-duration>
    <meta:editing-cycles>1</meta:editing-cycles>
    <meta:document-statistic meta:object-count="1115"/>
    <meta:generator>LibreOffice/6.0.7.3$Linux_X86_64 LibreOffice_project/00m0$Build-3</meta:generator>
  </office:meta>
</office:document-meta>
</file>